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356cm"/>
    </style:style>
    <style:style style:name="co4" style:family="table-column">
      <style:table-column-properties fo:break-before="auto" style:column-width="7.932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5.228cm"/>
    </style:style>
    <style:style style:name="co10" style:family="table-column">
      <style:table-column-properties fo:break-before="auto" style:column-width="6.68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12.527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11.628cm"/>
    </style:style>
    <style:style style:name="co15" style:family="table-column">
      <style:table-column-properties fo:break-before="auto" style:column-width="5.69cm"/>
    </style:style>
    <style:style style:name="co16" style:family="table-column">
      <style:table-column-properties fo:break-before="auto" style:column-width="7.38cm"/>
    </style:style>
    <style:style style:name="co17" style:family="table-column">
      <style:table-column-properties fo:break-before="auto" style:column-width="6.807cm"/>
    </style:style>
    <style:style style:name="co18" style:family="table-column">
      <style:table-column-properties fo:break-before="auto" style:column-width="3.838cm"/>
    </style:style>
    <style:style style:name="co19" style:family="table-column">
      <style:table-column-properties fo:break-before="auto" style:column-width="6.78cm"/>
    </style:style>
    <style:style style:name="co20" style:family="table-column">
      <style:table-column-properties fo:break-before="auto" style:column-width="3.54cm"/>
    </style:style>
    <style:style style:name="co21" style:family="table-column">
      <style:table-column-properties fo:break-before="auto" style:column-width="6.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 style:data-style-name="N0">
      <style:table-cell-properties fo:background-color="#ffcc99"/>
    </style:style>
    <style:style style:name="ce7" style:family="table-cell" style:parent-style-name="Default" style:data-style-name="N100">
      <style:table-cell-properties fo:background-color="#83caff"/>
    </style:style>
    <style:style style:name="ce8" style:family="table-cell" style:parent-style-name="Default" style:data-style-name="N100">
      <style:table-cell-properties fo:background-color="#ffff99"/>
    </style:style>
    <style:style style:name="ce9" style:family="table-cell" style:parent-style-name="Default" style:data-style-name="N100">
      <style:table-cell-properties fo:background-color="#cfe7f5"/>
    </style:style>
    <style:style style:name="ce10" style:family="table-cell" style:parent-style-name="Default" style:data-style-name="N100">
      <style:table-cell-properties fo:background-color="#ffcc99"/>
    </style:style>
    <style:style style:name="ce11" style:family="table-cell" style:parent-style-name="Default" style:data-style-name="N100">
      <style:table-cell-properties fo:background-color="#33cc66"/>
    </style:style>
    <style:style style:name="ce12" style:family="table-cell" style:parent-style-name="Default" style:data-style-name="N100"/>
    <style:style style:name="ce13" style:family="table-cell" style:parent-style-name="Default" style:data-style-name="N128"/>
    <style:style style:name="ce14" style:family="table-cell" style:parent-style-name="Default" style:data-style-name="N5000"/>
    <style:style style:name="ce15" style:family="table-cell" style:parent-style-name="Default">
      <style:text-properties style:font-name="Arial" style:font-name-asian="WenQuanYi Micro Hei" style:font-name-complex="Lohit Hindi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99"/>
      <style:text-properties fo:color="#ff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uni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1">
            <text:p>1241</text:p>
          </table:table-cell>
          <table:table-cell office:value-type="string">
            <text:p>, 69, "</text:p>
          </table:table-cell>
          <table:table-cell office:value-type="string">
            <text:p>U.K / Autralia / Ireland</text:p>
          </table:table-cell>
          <table:table-cell office:value-type="string">
            <text:p>");</text:p>
          </table:table-cell>
          <table:table-cell table:formula="of:=1229-1215" office:value-type="float" office:value="14">
            <text:p>14</text:p>
          </table:table-cell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2">
            <text:p>1242</text:p>
          </table:table-cell>
          <table:table-cell office:value-type="string">
            <text:p>, 69, "</text:p>
          </table:table-cell>
          <table:table-cell office:value-type="string">
            <text:p>U.S / Canada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3">
            <text:p>1243</text:p>
          </table:table-cell>
          <table:table-cell office:value-type="string">
            <text:p>, 69, "</text:p>
          </table:table-cell>
          <table:table-cell office:value-type="string">
            <text:p>South America / China / Japan / India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4">
            <text:p>1244</text:p>
          </table:table-cell>
          <table:table-cell office:value-type="string">
            <text:p>, 69, "</text:p>
          </table:table-cell>
          <table:table-cell office:value-type="string">
            <text:p>Italy / Nertherlands / Spain / Switzerland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5">
            <text:p>1245</text:p>
          </table:table-cell>
          <table:table-cell office:value-type="string">
            <text:p>, 69, "</text:p>
          </table:table-cell>
          <table:table-cell office:value-type="string">
            <text:p>in (Circumference)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6">
            <text:p>1246</text:p>
          </table:table-cell>
          <table:table-cell office:value-type="string">
            <text:p>, 69, "</text:p>
          </table:table-cell>
          <table:table-cell office:value-type="string">
            <text:p>in (Diameter)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7">
            <text:p>1247</text:p>
          </table:table-cell>
          <table:table-cell office:value-type="string">
            <text:p>, 69, "</text:p>
          </table:table-cell>
          <table:table-cell office:value-type="string">
            <text:p>mm (Circumference)</text:p>
          </table:table-cell>
          <table:table-cell office:value-type="string">
            <text:p>");</text:p>
          </table:table-cell>
          <table:table-cell/>
        </table:table-row>
        <table:table-row table:style-name="ro1">
          <table:table-cell office:value-type="string">
            <text:p>insert into unit(id, categoryId, name) values (</text:p>
          </table:table-cell>
          <table:table-cell office:value-type="float" office:value="1248">
            <text:p>1248</text:p>
          </table:table-cell>
          <table:table-cell office:value-type="string">
            <text:p>, 69, "</text:p>
          </table:table-cell>
          <table:table-cell office:value-type="string">
            <text:p>mm (Diameter)</text:p>
          </table:table-cell>
          <table:table-cell office:value-type="string">
            <text:p>");</text:p>
          </table:table-cell>
          <table:table-cell/>
        </table:table-row>
      </table:table>
      <table:table table:name="enumval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2" table:default-cell-style-name="Default"/>
        <table:table-column table:style-name="co10" table:default-cell-style-name="Default"/>
        <table:table-column table:style-name="co11" table:default-cell-style-name="ce13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2">
            <text:p>51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1.63">
            <text:p>11.63</text:p>
          </table:table-cell>
          <table:table-cell table:style-name="ce1" office:value-type="string">
            <text:p>");</text:p>
          </table:table-cell>
          <table:table-cell office:value-type="string">
            <text:p>mm (Diameter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3">
            <text:p>51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1.84">
            <text:p>11.8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4">
            <text:p>51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2.04">
            <text:p>12.0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5">
            <text:p>51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float" office:value="12.24">
            <text:p>12.2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6">
            <text:p>51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2.4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7">
            <text:p>51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2.6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8">
            <text:p>51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2.8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19">
            <text:p>51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0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0">
            <text:p>52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2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1">
            <text:p>52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4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2">
            <text:p>52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6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3">
            <text:p>52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3.8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4">
            <text:p>52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0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5">
            <text:p>52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2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6">
            <text:p>52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4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7">
            <text:p>52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6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8">
            <text:p>52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4.8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29">
            <text:p>52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0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0">
            <text:p>53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2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1">
            <text:p>53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4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2">
            <text:p>53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70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3">
            <text:p>53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5.90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4">
            <text:p>53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10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5">
            <text:p>53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3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6">
            <text:p>53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51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7">
            <text:p>53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7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8">
            <text:p>53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6.9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39">
            <text:p>53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1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0">
            <text:p>54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3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1">
            <text:p>54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5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2">
            <text:p>54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73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3">
            <text:p>54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7.93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4">
            <text:p>54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1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5">
            <text:p>54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3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6">
            <text:p>54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5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7">
            <text:p>54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7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8">
            <text:p>54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8.9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49">
            <text:p>54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1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0">
            <text:p>55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3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1">
            <text:p>55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5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2">
            <text:p>55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7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3">
            <text:p>55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19.96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4">
            <text:p>55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1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5">
            <text:p>55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3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6">
            <text:p>55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5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7">
            <text:p>55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7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8">
            <text:p>55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0.9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59">
            <text:p>55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1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0">
            <text:p>56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3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1">
            <text:p>56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5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2">
            <text:p>56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1.79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3">
            <text:p>56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4">
            <text:p>56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20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5">
            <text:p>56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40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6">
            <text:p>56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6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7">
            <text:p>567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2.8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8">
            <text:p>568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01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69">
            <text:p>569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2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0">
            <text:p>570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4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1">
            <text:p>571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62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2">
            <text:p>572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3.8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3">
            <text:p>573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0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4">
            <text:p>574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2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5">
            <text:p>575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43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576">
            <text:p>576</text:p>
          </table:table-cell>
          <table:table-cell table:style-name="ce1" office:value-type="string">
            <text:p>, </text:p>
          </table:table-cell>
          <table:table-cell table:style-name="ce1" office:value-type="float" office:value="1248">
            <text:p>1248</text:p>
          </table:table-cell>
          <table:table-cell table:style-name="ce1" office:value-type="string">
            <text:p>, "</text:p>
          </table:table-cell>
          <table:table-cell table:style-name="ce6" office:value-type="string">
            <text:p>24.64</text:p>
          </table:table-cell>
          <table:table-cell table:style-name="ce1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77">
            <text:p>57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A</text:p>
          </table:table-cell>
          <table:table-cell table:style-name="ce2" office:value-type="string">
            <text:p>");</text:p>
          </table:table-cell>
          <table:table-cell office:value-type="string">
            <text:p>U.K / Autralia / Ireland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78">
            <text:p>57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A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79">
            <text:p>57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B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0">
            <text:p>58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B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1">
            <text:p>58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C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2">
            <text:p>58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C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3">
            <text:p>58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D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4">
            <text:p>58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D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5">
            <text:p>58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E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6">
            <text:p>58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E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7">
            <text:p>58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F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8">
            <text:p>58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F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89">
            <text:p>58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G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0">
            <text:p>59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G ½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1">
            <text:p>59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H</text:p>
          </table:table-cell>
          <table:table-cell table:style-name="ce2" office:value-type="string">
            <text:p>");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2">
            <text:p>59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H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3">
            <text:p>59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I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4">
            <text:p>59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J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5">
            <text:p>59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J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6">
            <text:p>59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K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7">
            <text:p>59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K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8">
            <text:p>59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L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599">
            <text:p>59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L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0">
            <text:p>60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M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1">
            <text:p>60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M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2">
            <text:p>60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N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3">
            <text:p>60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N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4">
            <text:p>60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O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5">
            <text:p>60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O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6">
            <text:p>60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P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7">
            <text:p>60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P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8">
            <text:p>60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Q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09">
            <text:p>60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Q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0">
            <text:p>61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R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1">
            <text:p>61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R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2">
            <text:p>61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S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3">
            <text:p>61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S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4">
            <text:p>61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T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5">
            <text:p>61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T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6">
            <text:p>61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U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7">
            <text:p>61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U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8">
            <text:p>61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2" office:value-type="string">
            <text:p>V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19">
            <text:p>61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V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0">
            <text:p>62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W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1">
            <text:p>621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W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2">
            <text:p>622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X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3">
            <text:p>623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X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4">
            <text:p>624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Y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5">
            <text:p>625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6">
            <text:p>626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 ½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7">
            <text:p>627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1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8">
            <text:p>628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2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29">
            <text:p>629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3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2" office:value-type="string">
            <text:p>insert into enumvalue(id, unitid, "value") values (</text:p>
          </table:table-cell>
          <table:table-cell table:style-name="ce2" office:value-type="float" office:value="630">
            <text:p>630</text:p>
          </table:table-cell>
          <table:table-cell table:style-name="ce2" office:value-type="string">
            <text:p>, </text:p>
          </table:table-cell>
          <table:table-cell table:style-name="ce2" office:value-type="float" office:value="1241">
            <text:p>1241</text:p>
          </table:table-cell>
          <table:table-cell table:style-name="ce2" office:value-type="string">
            <text:p>, "</text:p>
          </table:table-cell>
          <table:table-cell table:style-name="ce7" office:value-type="string">
            <text:p>Z4</text:p>
          </table:table-cell>
          <table:table-cell table:style-name="ce2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1">
            <text:p>63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0</text:p>
          </table:table-cell>
          <table:table-cell table:style-name="ce3" office:value-type="string">
            <text:p>");</text:p>
          </table:table-cell>
          <table:table-cell office:value-type="string">
            <text:p>U.S / Canad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2">
            <text:p>63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3">
            <text:p>63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4">
            <text:p>63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5">
            <text:p>63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6">
            <text:p>63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 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7">
            <text:p>63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 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8">
            <text:p>63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 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39">
            <text:p>63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0">
            <text:p>64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2 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1">
            <text:p>64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2 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2">
            <text:p>64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2 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3">
            <text:p>64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4">
            <text:p>64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3 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5">
            <text:p>64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 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6">
            <text:p>64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 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7">
            <text:p>64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8">
            <text:p>64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string">
            <text:p>4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49">
            <text:p>64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0">
            <text:p>65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1">
            <text:p>65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5">
            <text:p>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2">
            <text:p>65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3">
            <text:p>65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4">
            <text:p>65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5">
            <text:p>65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6">
            <text:p>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6">
            <text:p>65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7">
            <text:p>65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8">
            <text:p>65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59">
            <text:p>65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7">
            <text:p>7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0">
            <text:p>66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1">
            <text:p>66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2">
            <text:p>66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3">
            <text:p>66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8">
            <text:p>8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4">
            <text:p>66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5">
            <text:p>66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6">
            <text:p>66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7">
            <text:p>66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9">
            <text:p>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8">
            <text:p>66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69">
            <text:p>66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0">
            <text:p>67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1">
            <text:p>67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0">
            <text:p>10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2">
            <text:p>67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3">
            <text:p>67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4">
            <text:p>67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5">
            <text:p>67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1">
            <text:p>11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6">
            <text:p>67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7">
            <text:p>67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79">
            <text:p>67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2">
            <text:p>12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0">
            <text:p>68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1">
            <text:p>68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2">
            <text:p>68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3">
            <text:p>68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4">
            <text:p>68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5">
            <text:p>68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6">
            <text:p>686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7">
            <text:p>687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4">
            <text:p>14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8">
            <text:p>688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89">
            <text:p>689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0">
            <text:p>690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1">
            <text:p>691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5">
            <text:p>1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2">
            <text:p>692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¼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3">
            <text:p>693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½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4">
            <text:p>694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¾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695">
            <text:p>695</text:p>
          </table:table-cell>
          <table:table-cell table:style-name="ce3" office:value-type="string">
            <text:p>, </text:p>
          </table:table-cell>
          <table:table-cell table:style-name="ce3" office:value-type="float" office:value="1242">
            <text:p>1242</text:p>
          </table:table-cell>
          <table:table-cell table:style-name="ce3" office:value-type="string">
            <text:p>, "</text:p>
          </table:table-cell>
          <table:table-cell table:style-name="ce8" office:value-type="float" office:value="16">
            <text:p>1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6">
            <text:p>696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</text:p>
          </table:table-cell>
          <table:table-cell table:style-name="ce4" office:value-type="string">
            <text:p>");</text:p>
          </table:table-cell>
          <table:table-cell office:value-type="string">
            <text:p>South America / China / Japan / India</text:p>
          </table:table-cell>
          <table:table-cell table:number-columns-repeated="4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7">
            <text:p>697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8">
            <text:p>698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3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699">
            <text:p>699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4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0">
            <text:p>700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5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1">
            <text:p>701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6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2">
            <text:p>702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7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3">
            <text:p>703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8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4">
            <text:p>704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9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5">
            <text:p>705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0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6">
            <text:p>706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1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7">
            <text:p>707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2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8">
            <text:p>708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3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09">
            <text:p>709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4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0">
            <text:p>710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5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1">
            <text:p>711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6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2">
            <text:p>712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7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3">
            <text:p>713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8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4">
            <text:p>714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19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5">
            <text:p>715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0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6">
            <text:p>716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1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7">
            <text:p>717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2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8">
            <text:p>718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3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19">
            <text:p>719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4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20">
            <text:p>720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5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21">
            <text:p>721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6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sert into enumvalue(id, unitid, "value") values (</text:p>
          </table:table-cell>
          <table:table-cell table:style-name="ce4" office:value-type="float" office:value="722">
            <text:p>722</text:p>
          </table:table-cell>
          <table:table-cell table:style-name="ce4" office:value-type="string">
            <text:p>, </text:p>
          </table:table-cell>
          <table:table-cell table:style-name="ce4" office:value-type="float" office:value="1243">
            <text:p>1243</text:p>
          </table:table-cell>
          <table:table-cell table:style-name="ce4" office:value-type="string">
            <text:p>, "</text:p>
          </table:table-cell>
          <table:table-cell table:style-name="ce9" office:value-type="string">
            <text:p>27</text:p>
          </table:table-cell>
          <table:table-cell table:style-name="ce4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3">
            <text:p>72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0.5</text:p>
          </table:table-cell>
          <table:table-cell table:style-name="ce3" office:value-type="string">
            <text:p>");</text:p>
          </table:table-cell>
          <table:table-cell office:value-type="string">
            <text:p>Italy / Nertherlands / Spain / Switzerland</text:p>
          </table:table-cell>
          <table:table-cell table:number-columns-repeated="4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4">
            <text:p>72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5">
            <text:p>72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6">
            <text:p>72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7">
            <text:p>72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8">
            <text:p>72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29">
            <text:p>72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0">
            <text:p>73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4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1">
            <text:p>73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5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2">
            <text:p>73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3">
            <text:p>73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6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4">
            <text:p>73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7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5">
            <text:p>73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6">
            <text:p>73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8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7">
            <text:p>73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9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8">
            <text:p>73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39">
            <text:p>73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0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0">
            <text:p>74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1">
            <text:p>74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1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2">
            <text:p>74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2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3">
            <text:p>74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4">
            <text:p>74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3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5">
            <text:p>74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4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6">
            <text:p>74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7">
            <text:p>74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5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8">
            <text:p>74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6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49">
            <text:p>74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7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0">
            <text:p>75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7.53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1">
            <text:p>75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8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2">
            <text:p>75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3">
            <text:p>75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19.5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4">
            <text:p>75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0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5">
            <text:p>75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0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6">
            <text:p>75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1.5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7">
            <text:p>75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2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8">
            <text:p>75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2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59">
            <text:p>75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3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0">
            <text:p>76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4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1">
            <text:p>76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4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2">
            <text:p>76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5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3">
            <text:p>76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6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4">
            <text:p>76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6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7.2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6">
            <text:p>76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7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7">
            <text:p>76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8.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8">
            <text:p>76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9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69">
            <text:p>76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29.75</text:p>
          </table:table-cell>
          <table:table-cell table:style-name="ce3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0">
            <text:p>77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0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1">
            <text:p>77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1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2">
            <text:p>772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1.7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3">
            <text:p>773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2.2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4">
            <text:p>774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3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5">
            <text:p>775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3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6">
            <text:p>776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4.2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7">
            <text:p>777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4.7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8">
            <text:p>778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5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79">
            <text:p>779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6.2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80">
            <text:p>780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6.7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3" office:value-type="string">
            <text:p>insert into enumvalue(id, unitid, "value") values (</text:p>
          </table:table-cell>
          <table:table-cell table:style-name="ce3" office:value-type="float" office:value="781">
            <text:p>781</text:p>
          </table:table-cell>
          <table:table-cell table:style-name="ce3" office:value-type="string">
            <text:p>, </text:p>
          </table:table-cell>
          <table:table-cell table:style-name="ce3" office:value-type="float" office:value="1244">
            <text:p>1244</text:p>
          </table:table-cell>
          <table:table-cell table:style-name="ce3" office:value-type="string">
            <text:p>, "</text:p>
          </table:table-cell>
          <table:table-cell table:style-name="ce8" office:value-type="string">
            <text:p>37.5</text:p>
          </table:table-cell>
          <table:table-cell table:style-name="ce3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2">
            <text:p>78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44</text:p>
          </table:table-cell>
          <table:table-cell table:style-name="ce1" office:value-type="string">
            <text:p>");</text:p>
          </table:table-cell>
          <table:table-cell office:value-type="string">
            <text:p>in (Circumference)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3">
            <text:p>78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46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4">
            <text:p>78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4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5">
            <text:p>78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1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6">
            <text:p>78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7">
            <text:p>78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6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8">
            <text:p>78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5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89">
            <text:p>78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1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0">
            <text:p>79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1">
            <text:p>79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7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2">
            <text:p>79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6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3">
            <text:p>79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2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4">
            <text:p>79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5">
            <text:p>79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7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6">
            <text:p>79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7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7">
            <text:p>79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2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8">
            <text:p>79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4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799">
            <text:p>79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7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0">
            <text:p>80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89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1">
            <text:p>80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2</text:p>
          </table:table-cell>
          <table:table-cell table:style-name="ce1" office:value-type="string">
            <text:p>");</text:p>
          </table:table-cell>
          <table:table-cell table:number-columns-repeated="2"/>
          <table:table-cell table:style-name="ce12"/>
          <table:table-cell table:style-name="ce14"/>
          <table:table-cell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2">
            <text:p>80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3">
            <text:p>80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4">
            <text:p>80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1.9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5">
            <text:p>80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6">
            <text:p>80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7">
            <text:p>80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8">
            <text:p>80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0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09">
            <text:p>80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0">
            <text:p>81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1">
            <text:p>81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2">
            <text:p>81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1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3">
            <text:p>81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4">
            <text:p>81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5">
            <text:p>81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6">
            <text:p>81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2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7">
            <text:p>81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8">
            <text:p>81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0">
            <text:p>82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3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1">
            <text:p>82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2">
            <text:p>82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3">
            <text:p>82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4">
            <text:p>82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4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5">
            <text:p>82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6">
            <text:p>82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7">
            <text:p>82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8">
            <text:p>82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5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29">
            <text:p>82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0">
            <text:p>83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1">
            <text:p>83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2">
            <text:p>83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6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3">
            <text:p>83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7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4">
            <text:p>83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74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5">
            <text:p>83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7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6">
            <text:p>83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7">
            <text:p>837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8">
            <text:p>838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39">
            <text:p>839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8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0">
            <text:p>840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1">
            <text:p>841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2">
            <text:p>842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3">
            <text:p>843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2.97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4">
            <text:p>844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3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5">
            <text:p>845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3.02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nsert into enumvalue(id, unitid, "value") values (</text:p>
          </table:table-cell>
          <table:table-cell table:style-name="ce1" office:value-type="float" office:value="846">
            <text:p>846</text:p>
          </table:table-cell>
          <table:table-cell table:style-name="ce1" office:value-type="string">
            <text:p>, </text:p>
          </table:table-cell>
          <table:table-cell table:style-name="ce1" office:value-type="float" office:value="1245">
            <text:p>1245</text:p>
          </table:table-cell>
          <table:table-cell table:style-name="ce1" office:value-type="string">
            <text:p>, "</text:p>
          </table:table-cell>
          <table:table-cell table:style-name="ce10" office:value-type="string">
            <text:p>3.05</text:p>
          </table:table-cell>
          <table:table-cell table:style-name="ce1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47">
            <text:p>84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58">
            <text:p>0.458</text:p>
          </table:table-cell>
          <table:table-cell table:style-name="ce5" office:value-type="string">
            <text:p>");</text:p>
          </table:table-cell>
          <table:table-cell office:value-type="string">
            <text:p>in (Diameter)</text:p>
          </table:table-cell>
          <table:table-cell table:number-columns-repeated="4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48">
            <text:p>84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66">
            <text:p>0.46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49">
            <text:p>84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74">
            <text:p>0.47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0">
            <text:p>85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82">
            <text:p>0.48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1">
            <text:p>85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9">
            <text:p>0.49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2">
            <text:p>85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498">
            <text:p>0.49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3">
            <text:p>85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06">
            <text:p>0.50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4">
            <text:p>85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14">
            <text:p>0.51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5">
            <text:p>85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22">
            <text:p>0.52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6">
            <text:p>85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3">
            <text:p>0.53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7">
            <text:p>85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38">
            <text:p>0.53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8">
            <text:p>85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46">
            <text:p>0.54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59">
            <text:p>85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54">
            <text:p>0.55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0">
            <text:p>86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62">
            <text:p>0.56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1">
            <text:p>86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7">
            <text:p>0.57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2">
            <text:p>86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78">
            <text:p>0.57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3">
            <text:p>86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86">
            <text:p>0.58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4">
            <text:p>86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594">
            <text:p>0.59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5">
            <text:p>86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02">
            <text:p>0.60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6">
            <text:p>86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1">
            <text:p>0.61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7">
            <text:p>86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18">
            <text:p>0.61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8">
            <text:p>86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26">
            <text:p>0.62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69">
            <text:p>86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34">
            <text:p>0.63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0">
            <text:p>87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42">
            <text:p>0.64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1">
            <text:p>87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5">
            <text:p>0.65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2">
            <text:p>87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58">
            <text:p>0.65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3">
            <text:p>87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66">
            <text:p>0.66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4">
            <text:p>87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74">
            <text:p>0.67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5">
            <text:p>87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82">
            <text:p>0.68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6">
            <text:p>87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9">
            <text:p>0.69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7">
            <text:p>87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698">
            <text:p>0.69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8">
            <text:p>87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06">
            <text:p>0.70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79">
            <text:p>87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14">
            <text:p>0.71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0">
            <text:p>88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22">
            <text:p>0.72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1">
            <text:p>88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3">
            <text:p>0.73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2">
            <text:p>88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38">
            <text:p>0.73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3">
            <text:p>88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46">
            <text:p>0.74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4">
            <text:p>88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54">
            <text:p>0.75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5">
            <text:p>88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62">
            <text:p>0.76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6">
            <text:p>88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7">
            <text:p>0.77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7">
            <text:p>88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78">
            <text:p>0.77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8">
            <text:p>88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86">
            <text:p>0.78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89">
            <text:p>88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794">
            <text:p>0.79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0">
            <text:p>89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02">
            <text:p>0.80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1">
            <text:p>89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1">
            <text:p>0.81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2">
            <text:p>89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18">
            <text:p>0.81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3">
            <text:p>89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26">
            <text:p>0.82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4">
            <text:p>89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34">
            <text:p>0.83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5">
            <text:p>89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42">
            <text:p>0.84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6">
            <text:p>89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5">
            <text:p>0.85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7">
            <text:p>89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58">
            <text:p>0.85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8">
            <text:p>89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66">
            <text:p>0.86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899">
            <text:p>89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74">
            <text:p>0.87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0">
            <text:p>90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82">
            <text:p>0.88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1">
            <text:p>90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9">
            <text:p>0.89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2">
            <text:p>902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898">
            <text:p>0.89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3">
            <text:p>903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06">
            <text:p>0.90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4">
            <text:p>904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14">
            <text:p>0.91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5">
            <text:p>905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22">
            <text:p>0.92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6">
            <text:p>906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3">
            <text:p>0.93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7">
            <text:p>907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38">
            <text:p>0.938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8">
            <text:p>908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46">
            <text:p>0.946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09">
            <text:p>909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54">
            <text:p>0.954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10">
            <text:p>910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62">
            <text:p>0.962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nsert into enumvalue(id, unitid, "value") values (</text:p>
          </table:table-cell>
          <table:table-cell table:style-name="ce5" office:value-type="float" office:value="911">
            <text:p>911</text:p>
          </table:table-cell>
          <table:table-cell table:style-name="ce5" office:value-type="string">
            <text:p>, </text:p>
          </table:table-cell>
          <table:table-cell table:style-name="ce5" office:value-type="float" office:value="1246">
            <text:p>1246</text:p>
          </table:table-cell>
          <table:table-cell table:style-name="ce5" office:value-type="string">
            <text:p>, "</text:p>
          </table:table-cell>
          <table:table-cell table:style-name="ce11" office:value-type="float" office:value="0.97">
            <text:p>0.97</text:p>
          </table:table-cell>
          <table:table-cell table:style-name="ce5"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2">
            <text:p>91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6.5</text:p>
          </table:table-cell>
          <table:table-cell office:value-type="string">
            <text:p>");</text:p>
          </table:table-cell>
          <table:table-cell office:value-type="string">
            <text:p>mm (Circumference)</text:p>
          </table:table-cell>
          <table:table-cell table:number-columns-repeated="4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3">
            <text:p>91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7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4">
            <text:p>91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7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5">
            <text:p>91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8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6">
            <text:p>91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9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7">
            <text:p>91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39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8">
            <text:p>91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0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19">
            <text:p>91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0">
            <text:p>92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1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1">
            <text:p>92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2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2">
            <text:p>92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2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3">
            <text:p>92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3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4">
            <text:p>92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4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5">
            <text:p>92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4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6">
            <text:p>92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5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7">
            <text:p>92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6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8">
            <text:p>92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6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29">
            <text:p>92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7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0">
            <text:p>93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1">
            <text:p>93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8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2">
            <text:p>93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49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3">
            <text:p>93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0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4">
            <text:p>93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0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5">
            <text:p>93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1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6">
            <text:p>93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1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7">
            <text:p>93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2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8">
            <text:p>93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3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39">
            <text:p>93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3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0">
            <text:p>94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4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1">
            <text:p>94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5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2">
            <text:p>94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5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3">
            <text:p>94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6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4">
            <text:p>94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5">
            <text:p>94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7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6">
            <text:p>94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8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7">
            <text:p>94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8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8">
            <text:p>94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59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49">
            <text:p>94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0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0">
            <text:p>95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0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1">
            <text:p>95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1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2">
            <text:p>95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2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3">
            <text:p>95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2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4">
            <text:p>95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3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5">
            <text:p>95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6">
            <text:p>95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4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7">
            <text:p>95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5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8">
            <text:p>95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5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59">
            <text:p>95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6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0">
            <text:p>96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7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1">
            <text:p>96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7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2">
            <text:p>96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8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3">
            <text:p>96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9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4">
            <text:p>96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69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5">
            <text:p>96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0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6">
            <text:p>96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7">
            <text:p>967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1.7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8">
            <text:p>968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2.3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69">
            <text:p>969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2.9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0">
            <text:p>970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3.6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1">
            <text:p>971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4.2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2">
            <text:p>972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4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3">
            <text:p>973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5.5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4">
            <text:p>974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6.1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5">
            <text:p>975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6.8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>
          <table:table-cell office:value-type="string">
            <text:p>insert into enumvalue(id, unitid, "value") values (</text:p>
          </table:table-cell>
          <table:table-cell office:value-type="float" office:value="976">
            <text:p>976</text:p>
          </table:table-cell>
          <table:table-cell office:value-type="string">
            <text:p>, </text:p>
          </table:table-cell>
          <table:table-cell office:value-type="float" office:value="1247">
            <text:p>1247</text:p>
          </table:table-cell>
          <table:table-cell office:value-type="string">
            <text:p>, "</text:p>
          </table:table-cell>
          <table:table-cell office:value-type="string">
            <text:p>77.4</text:p>
          </table:table-cell>
          <table:table-cell office:value-type="string">
            <text:p>");</text:p>
          </table:table-cell>
          <table:table-cell table:number-columns-repeated="5"/>
        </table:table-row>
        <table:table-row table:style-name="ro1" table:number-rows-repeated="10481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rresponding" table:style-name="ta1">
        <table:table-column table:style-name="co12" table:default-cell-style-name="ce16"/>
        <table:table-column table:style-name="co2" table:default-cell-style-name="Default"/>
        <table:table-column table:style-name="co8" table:default-cell-style-name="ce16"/>
        <table:table-column table:style-name="co13" table:default-cell-style-name="ce1"/>
        <table:table-column table:style-name="co2" table:default-cell-style-name="ce16"/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77">
            <text:p>577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78">
            <text:p>578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79">
            <text:p>579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0">
            <text:p>580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1">
            <text:p>581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2">
            <text:p>582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3">
            <text:p>583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4">
            <text:p>584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5">
            <text:p>585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6">
            <text:p>586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7">
            <text:p>587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8">
            <text:p>588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89">
            <text:p>589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0">
            <text:p>590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1">
            <text:p>591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2">
            <text:p>592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3">
            <text:p>593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4">
            <text:p>594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5">
            <text:p>595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6">
            <text:p>596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7">
            <text:p>597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8">
            <text:p>598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599">
            <text:p>599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0">
            <text:p>600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1">
            <text:p>601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2">
            <text:p>602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3">
            <text:p>603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4">
            <text:p>604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5">
            <text:p>605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6">
            <text:p>606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7">
            <text:p>607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8">
            <text:p>608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09">
            <text:p>609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0">
            <text:p>610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1">
            <text:p>611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2">
            <text:p>612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3">
            <text:p>613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4">
            <text:p>614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5">
            <text:p>615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6">
            <text:p>616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7">
            <text:p>617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8">
            <text:p>618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19">
            <text:p>619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0">
            <text:p>620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1">
            <text:p>621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2">
            <text:p>622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3">
            <text:p>623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4">
            <text:p>624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5">
            <text:p>625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6">
            <text:p>626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7">
            <text:p>627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8">
            <text:p>628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29">
            <text:p>629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2" office:value-type="float" office:value="630">
            <text:p>630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table:style-name="ce3" office:value-type="float" office:value="631">
            <text:p>631</text:p>
          </table:table-cell>
          <table:table-cell table:style-name="ce17"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2">
            <text:p>632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3">
            <text:p>633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4">
            <text:p>634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5">
            <text:p>635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6">
            <text:p>636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7">
            <text:p>637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8">
            <text:p>638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39">
            <text:p>639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0">
            <text:p>640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1">
            <text:p>641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2">
            <text:p>642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3">
            <text:p>643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4">
            <text:p>644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5">
            <text:p>645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6">
            <text:p>646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7">
            <text:p>647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8">
            <text:p>648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49">
            <text:p>649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0">
            <text:p>650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1">
            <text:p>651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2">
            <text:p>652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3">
            <text:p>653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4">
            <text:p>654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5">
            <text:p>655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6">
            <text:p>656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7">
            <text:p>657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8">
            <text:p>658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59">
            <text:p>659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0">
            <text:p>660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1">
            <text:p>661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2">
            <text:p>662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3">
            <text:p>663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4">
            <text:p>664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5">
            <text:p>665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6">
            <text:p>666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7">
            <text:p>667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8">
            <text:p>668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69">
            <text:p>669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0">
            <text:p>670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1">
            <text:p>671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2">
            <text:p>672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3">
            <text:p>673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4">
            <text:p>674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5">
            <text:p>675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6">
            <text:p>676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7">
            <text:p>677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8">
            <text:p>678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79">
            <text:p>679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0">
            <text:p>680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1">
            <text:p>681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2">
            <text:p>682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3">
            <text:p>683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4">
            <text:p>684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5">
            <text:p>685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6">
            <text:p>686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7">
            <text:p>687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8">
            <text:p>688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89">
            <text:p>689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0">
            <text:p>690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1">
            <text:p>691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2">
            <text:p>692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3">
            <text:p>693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4">
            <text:p>694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695">
            <text:p>695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6">
            <text:p>696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7">
            <text:p>697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8">
            <text:p>698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699">
            <text:p>699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0">
            <text:p>700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1">
            <text:p>701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2">
            <text:p>702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3">
            <text:p>703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4">
            <text:p>704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5">
            <text:p>705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6">
            <text:p>706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7">
            <text:p>707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8">
            <text:p>708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09">
            <text:p>709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0">
            <text:p>710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1">
            <text:p>711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2">
            <text:p>712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3">
            <text:p>713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4">
            <text:p>714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5">
            <text:p>715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6">
            <text:p>716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7">
            <text:p>717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8">
            <text:p>718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19">
            <text:p>719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20">
            <text:p>720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21">
            <text:p>721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4" office:value-type="float" office:value="722">
            <text:p>722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3">
            <text:p>723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4">
            <text:p>724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5">
            <text:p>725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6">
            <text:p>726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7">
            <text:p>727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8">
            <text:p>728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29">
            <text:p>729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0">
            <text:p>730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1">
            <text:p>731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2">
            <text:p>732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3">
            <text:p>733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4">
            <text:p>734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5">
            <text:p>735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6">
            <text:p>736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7">
            <text:p>737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8">
            <text:p>738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39">
            <text:p>739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0">
            <text:p>740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1">
            <text:p>741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2">
            <text:p>742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3">
            <text:p>743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4">
            <text:p>744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5">
            <text:p>745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6">
            <text:p>746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7">
            <text:p>747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8">
            <text:p>748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49">
            <text:p>749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0">
            <text:p>750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1">
            <text:p>751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2">
            <text:p>752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3">
            <text:p>753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4">
            <text:p>754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5">
            <text:p>755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6">
            <text:p>756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7">
            <text:p>757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8">
            <text:p>758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59">
            <text:p>759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0">
            <text:p>760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1">
            <text:p>761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2">
            <text:p>762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3">
            <text:p>763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4">
            <text:p>764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5">
            <text:p>765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6">
            <text:p>766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7">
            <text:p>767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8">
            <text:p>768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69">
            <text:p>769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0">
            <text:p>770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1">
            <text:p>771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2">
            <text:p>772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3">
            <text:p>773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4">
            <text:p>774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5">
            <text:p>775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6">
            <text:p>776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7">
            <text:p>777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8">
            <text:p>778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79">
            <text:p>779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80">
            <text:p>780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3" office:value-type="float" office:value="781">
            <text:p>781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table:style-name="ce1" office:value-type="float" office:value="782">
            <text:p>782</text:p>
          </table:table-cell>
          <table:table-cell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3">
            <text:p>783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4">
            <text:p>784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5">
            <text:p>785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6">
            <text:p>786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7">
            <text:p>787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8">
            <text:p>788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89">
            <text:p>789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0">
            <text:p>790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1">
            <text:p>791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2">
            <text:p>792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3">
            <text:p>793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4">
            <text:p>794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5">
            <text:p>795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6">
            <text:p>796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7">
            <text:p>797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8">
            <text:p>798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799">
            <text:p>799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0">
            <text:p>800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1">
            <text:p>801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2">
            <text:p>802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3">
            <text:p>803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4">
            <text:p>804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5">
            <text:p>805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6">
            <text:p>806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7">
            <text:p>807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8">
            <text:p>808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09">
            <text:p>809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0">
            <text:p>810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1">
            <text:p>811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2">
            <text:p>812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3">
            <text:p>813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4">
            <text:p>814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5">
            <text:p>815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6">
            <text:p>816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7">
            <text:p>817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8">
            <text:p>818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19">
            <text:p>819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0">
            <text:p>820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1">
            <text:p>821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2">
            <text:p>822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3">
            <text:p>823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4">
            <text:p>824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5">
            <text:p>825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6">
            <text:p>826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7">
            <text:p>827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8">
            <text:p>828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29">
            <text:p>829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0">
            <text:p>830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1">
            <text:p>831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2">
            <text:p>832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3">
            <text:p>833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4">
            <text:p>834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5">
            <text:p>835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6">
            <text:p>836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7">
            <text:p>837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8">
            <text:p>838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39">
            <text:p>839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0">
            <text:p>840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1">
            <text:p>841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2">
            <text:p>842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3">
            <text:p>843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4">
            <text:p>844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5">
            <text:p>845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1" office:value-type="float" office:value="846">
            <text:p>846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table:style-name="ce5" office:value-type="float" office:value="847">
            <text:p>847</text:p>
          </table:table-cell>
          <table:table-cell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48">
            <text:p>848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49">
            <text:p>849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0">
            <text:p>850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1">
            <text:p>851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2">
            <text:p>852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3">
            <text:p>853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4">
            <text:p>854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5">
            <text:p>855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6">
            <text:p>856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7">
            <text:p>857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8">
            <text:p>858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59">
            <text:p>859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0">
            <text:p>860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1">
            <text:p>861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2">
            <text:p>862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3">
            <text:p>863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4">
            <text:p>864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5">
            <text:p>865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6">
            <text:p>866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7">
            <text:p>867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8">
            <text:p>868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69">
            <text:p>869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0">
            <text:p>870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1">
            <text:p>871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2">
            <text:p>872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3">
            <text:p>873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4">
            <text:p>874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5">
            <text:p>875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6">
            <text:p>876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7">
            <text:p>877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8">
            <text:p>878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79">
            <text:p>879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0">
            <text:p>880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1">
            <text:p>881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2">
            <text:p>882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3">
            <text:p>883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4">
            <text:p>884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5">
            <text:p>885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6">
            <text:p>886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7">
            <text:p>887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8">
            <text:p>888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89">
            <text:p>889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0">
            <text:p>890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1">
            <text:p>891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2">
            <text:p>892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3">
            <text:p>893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4">
            <text:p>894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5">
            <text:p>895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6">
            <text:p>896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7">
            <text:p>897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8">
            <text:p>898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899">
            <text:p>899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0">
            <text:p>900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1">
            <text:p>901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2">
            <text:p>902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3">
            <text:p>903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4">
            <text:p>904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5">
            <text:p>905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6">
            <text:p>906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7">
            <text:p>907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8">
            <text:p>908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09">
            <text:p>909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10">
            <text:p>910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table:style-name="ce5" office:value-type="float" office:value="911">
            <text:p>911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>
          <table:table-cell table:style-name="ce17" office:value-type="string">
            <text:p>insert into corresponding(enumId1, enumId2) values (</text:p>
          </table:table-cell>
          <table:table-cell office:value-type="float" office:value="912">
            <text:p>912</text:p>
          </table:table-cell>
          <table:table-cell office:value-type="string">
            <text:p>, </text:p>
          </table:table-cell>
          <table:table-cell table:style-name="ce18" office:value-type="float" office:value="512">
            <text:p>51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3">
            <text:p>913</text:p>
          </table:table-cell>
          <table:table-cell office:value-type="string">
            <text:p>, </text:p>
          </table:table-cell>
          <table:table-cell office:value-type="float" office:value="513">
            <text:p>51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4">
            <text:p>914</text:p>
          </table:table-cell>
          <table:table-cell office:value-type="string">
            <text:p>, </text:p>
          </table:table-cell>
          <table:table-cell office:value-type="float" office:value="514">
            <text:p>51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5">
            <text:p>915</text:p>
          </table:table-cell>
          <table:table-cell office:value-type="string">
            <text:p>, </text:p>
          </table:table-cell>
          <table:table-cell office:value-type="float" office:value="515">
            <text:p>51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6">
            <text:p>916</text:p>
          </table:table-cell>
          <table:table-cell office:value-type="string">
            <text:p>, </text:p>
          </table:table-cell>
          <table:table-cell office:value-type="float" office:value="516">
            <text:p>51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7">
            <text:p>917</text:p>
          </table:table-cell>
          <table:table-cell office:value-type="string">
            <text:p>, </text:p>
          </table:table-cell>
          <table:table-cell office:value-type="float" office:value="517">
            <text:p>51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8">
            <text:p>918</text:p>
          </table:table-cell>
          <table:table-cell office:value-type="string">
            <text:p>, </text:p>
          </table:table-cell>
          <table:table-cell office:value-type="float" office:value="518">
            <text:p>51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19">
            <text:p>919</text:p>
          </table:table-cell>
          <table:table-cell office:value-type="string">
            <text:p>, </text:p>
          </table:table-cell>
          <table:table-cell office:value-type="float" office:value="519">
            <text:p>51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0">
            <text:p>920</text:p>
          </table:table-cell>
          <table:table-cell office:value-type="string">
            <text:p>, </text:p>
          </table:table-cell>
          <table:table-cell office:value-type="float" office:value="520">
            <text:p>52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1">
            <text:p>921</text:p>
          </table:table-cell>
          <table:table-cell office:value-type="string">
            <text:p>, </text:p>
          </table:table-cell>
          <table:table-cell office:value-type="float" office:value="521">
            <text:p>52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2">
            <text:p>922</text:p>
          </table:table-cell>
          <table:table-cell office:value-type="string">
            <text:p>, </text:p>
          </table:table-cell>
          <table:table-cell office:value-type="float" office:value="522">
            <text:p>52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3">
            <text:p>923</text:p>
          </table:table-cell>
          <table:table-cell office:value-type="string">
            <text:p>, </text:p>
          </table:table-cell>
          <table:table-cell office:value-type="float" office:value="523">
            <text:p>52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4">
            <text:p>924</text:p>
          </table:table-cell>
          <table:table-cell office:value-type="string">
            <text:p>, </text:p>
          </table:table-cell>
          <table:table-cell office:value-type="float" office:value="524">
            <text:p>52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5">
            <text:p>925</text:p>
          </table:table-cell>
          <table:table-cell office:value-type="string">
            <text:p>, </text:p>
          </table:table-cell>
          <table:table-cell office:value-type="float" office:value="525">
            <text:p>52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6">
            <text:p>926</text:p>
          </table:table-cell>
          <table:table-cell office:value-type="string">
            <text:p>, </text:p>
          </table:table-cell>
          <table:table-cell office:value-type="float" office:value="526">
            <text:p>52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7">
            <text:p>927</text:p>
          </table:table-cell>
          <table:table-cell office:value-type="string">
            <text:p>, </text:p>
          </table:table-cell>
          <table:table-cell office:value-type="float" office:value="527">
            <text:p>52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8">
            <text:p>928</text:p>
          </table:table-cell>
          <table:table-cell office:value-type="string">
            <text:p>, </text:p>
          </table:table-cell>
          <table:table-cell office:value-type="float" office:value="528">
            <text:p>52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29">
            <text:p>929</text:p>
          </table:table-cell>
          <table:table-cell office:value-type="string">
            <text:p>, </text:p>
          </table:table-cell>
          <table:table-cell office:value-type="float" office:value="529">
            <text:p>52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0">
            <text:p>930</text:p>
          </table:table-cell>
          <table:table-cell office:value-type="string">
            <text:p>, </text:p>
          </table:table-cell>
          <table:table-cell office:value-type="float" office:value="530">
            <text:p>53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1">
            <text:p>931</text:p>
          </table:table-cell>
          <table:table-cell office:value-type="string">
            <text:p>, </text:p>
          </table:table-cell>
          <table:table-cell office:value-type="float" office:value="531">
            <text:p>53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2">
            <text:p>932</text:p>
          </table:table-cell>
          <table:table-cell office:value-type="string">
            <text:p>, </text:p>
          </table:table-cell>
          <table:table-cell office:value-type="float" office:value="532">
            <text:p>53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3">
            <text:p>933</text:p>
          </table:table-cell>
          <table:table-cell office:value-type="string">
            <text:p>, </text:p>
          </table:table-cell>
          <table:table-cell office:value-type="float" office:value="533">
            <text:p>53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4">
            <text:p>934</text:p>
          </table:table-cell>
          <table:table-cell office:value-type="string">
            <text:p>, </text:p>
          </table:table-cell>
          <table:table-cell office:value-type="float" office:value="534">
            <text:p>53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5">
            <text:p>935</text:p>
          </table:table-cell>
          <table:table-cell office:value-type="string">
            <text:p>, </text:p>
          </table:table-cell>
          <table:table-cell office:value-type="float" office:value="535">
            <text:p>53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6">
            <text:p>936</text:p>
          </table:table-cell>
          <table:table-cell office:value-type="string">
            <text:p>, </text:p>
          </table:table-cell>
          <table:table-cell office:value-type="float" office:value="536">
            <text:p>53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7">
            <text:p>937</text:p>
          </table:table-cell>
          <table:table-cell office:value-type="string">
            <text:p>, </text:p>
          </table:table-cell>
          <table:table-cell office:value-type="float" office:value="537">
            <text:p>53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8">
            <text:p>938</text:p>
          </table:table-cell>
          <table:table-cell office:value-type="string">
            <text:p>, </text:p>
          </table:table-cell>
          <table:table-cell office:value-type="float" office:value="538">
            <text:p>53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39">
            <text:p>939</text:p>
          </table:table-cell>
          <table:table-cell office:value-type="string">
            <text:p>, </text:p>
          </table:table-cell>
          <table:table-cell office:value-type="float" office:value="539">
            <text:p>53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0">
            <text:p>940</text:p>
          </table:table-cell>
          <table:table-cell office:value-type="string">
            <text:p>, </text:p>
          </table:table-cell>
          <table:table-cell office:value-type="float" office:value="540">
            <text:p>54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1">
            <text:p>941</text:p>
          </table:table-cell>
          <table:table-cell office:value-type="string">
            <text:p>, </text:p>
          </table:table-cell>
          <table:table-cell office:value-type="float" office:value="541">
            <text:p>54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2">
            <text:p>942</text:p>
          </table:table-cell>
          <table:table-cell office:value-type="string">
            <text:p>, </text:p>
          </table:table-cell>
          <table:table-cell office:value-type="float" office:value="542">
            <text:p>54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3">
            <text:p>943</text:p>
          </table:table-cell>
          <table:table-cell office:value-type="string">
            <text:p>, </text:p>
          </table:table-cell>
          <table:table-cell office:value-type="float" office:value="543">
            <text:p>54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4">
            <text:p>944</text:p>
          </table:table-cell>
          <table:table-cell office:value-type="string">
            <text:p>, </text:p>
          </table:table-cell>
          <table:table-cell office:value-type="float" office:value="544">
            <text:p>54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5">
            <text:p>945</text:p>
          </table:table-cell>
          <table:table-cell office:value-type="string">
            <text:p>, </text:p>
          </table:table-cell>
          <table:table-cell office:value-type="float" office:value="545">
            <text:p>54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6">
            <text:p>946</text:p>
          </table:table-cell>
          <table:table-cell office:value-type="string">
            <text:p>, </text:p>
          </table:table-cell>
          <table:table-cell office:value-type="float" office:value="546">
            <text:p>54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7">
            <text:p>947</text:p>
          </table:table-cell>
          <table:table-cell office:value-type="string">
            <text:p>, </text:p>
          </table:table-cell>
          <table:table-cell office:value-type="float" office:value="547">
            <text:p>54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8">
            <text:p>948</text:p>
          </table:table-cell>
          <table:table-cell office:value-type="string">
            <text:p>, </text:p>
          </table:table-cell>
          <table:table-cell office:value-type="float" office:value="548">
            <text:p>54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49">
            <text:p>949</text:p>
          </table:table-cell>
          <table:table-cell office:value-type="string">
            <text:p>, </text:p>
          </table:table-cell>
          <table:table-cell office:value-type="float" office:value="549">
            <text:p>54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0">
            <text:p>950</text:p>
          </table:table-cell>
          <table:table-cell office:value-type="string">
            <text:p>, </text:p>
          </table:table-cell>
          <table:table-cell office:value-type="float" office:value="550">
            <text:p>55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1">
            <text:p>951</text:p>
          </table:table-cell>
          <table:table-cell office:value-type="string">
            <text:p>, </text:p>
          </table:table-cell>
          <table:table-cell office:value-type="float" office:value="551">
            <text:p>55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2">
            <text:p>952</text:p>
          </table:table-cell>
          <table:table-cell office:value-type="string">
            <text:p>, </text:p>
          </table:table-cell>
          <table:table-cell office:value-type="float" office:value="552">
            <text:p>55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3">
            <text:p>953</text:p>
          </table:table-cell>
          <table:table-cell office:value-type="string">
            <text:p>, </text:p>
          </table:table-cell>
          <table:table-cell office:value-type="float" office:value="553">
            <text:p>55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4">
            <text:p>954</text:p>
          </table:table-cell>
          <table:table-cell office:value-type="string">
            <text:p>, </text:p>
          </table:table-cell>
          <table:table-cell office:value-type="float" office:value="554">
            <text:p>55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5">
            <text:p>955</text:p>
          </table:table-cell>
          <table:table-cell office:value-type="string">
            <text:p>, </text:p>
          </table:table-cell>
          <table:table-cell office:value-type="float" office:value="555">
            <text:p>55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6">
            <text:p>956</text:p>
          </table:table-cell>
          <table:table-cell office:value-type="string">
            <text:p>, </text:p>
          </table:table-cell>
          <table:table-cell office:value-type="float" office:value="556">
            <text:p>55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7">
            <text:p>957</text:p>
          </table:table-cell>
          <table:table-cell office:value-type="string">
            <text:p>, </text:p>
          </table:table-cell>
          <table:table-cell office:value-type="float" office:value="557">
            <text:p>55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8">
            <text:p>958</text:p>
          </table:table-cell>
          <table:table-cell office:value-type="string">
            <text:p>, </text:p>
          </table:table-cell>
          <table:table-cell office:value-type="float" office:value="558">
            <text:p>55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59">
            <text:p>959</text:p>
          </table:table-cell>
          <table:table-cell office:value-type="string">
            <text:p>, </text:p>
          </table:table-cell>
          <table:table-cell office:value-type="float" office:value="559">
            <text:p>55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0">
            <text:p>960</text:p>
          </table:table-cell>
          <table:table-cell office:value-type="string">
            <text:p>, </text:p>
          </table:table-cell>
          <table:table-cell office:value-type="float" office:value="560">
            <text:p>56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1">
            <text:p>961</text:p>
          </table:table-cell>
          <table:table-cell office:value-type="string">
            <text:p>, </text:p>
          </table:table-cell>
          <table:table-cell office:value-type="float" office:value="561">
            <text:p>56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2">
            <text:p>962</text:p>
          </table:table-cell>
          <table:table-cell office:value-type="string">
            <text:p>, </text:p>
          </table:table-cell>
          <table:table-cell office:value-type="float" office:value="562">
            <text:p>56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3">
            <text:p>963</text:p>
          </table:table-cell>
          <table:table-cell office:value-type="string">
            <text:p>, </text:p>
          </table:table-cell>
          <table:table-cell office:value-type="float" office:value="563">
            <text:p>56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4">
            <text:p>964</text:p>
          </table:table-cell>
          <table:table-cell office:value-type="string">
            <text:p>, </text:p>
          </table:table-cell>
          <table:table-cell office:value-type="float" office:value="564">
            <text:p>56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5">
            <text:p>965</text:p>
          </table:table-cell>
          <table:table-cell office:value-type="string">
            <text:p>, </text:p>
          </table:table-cell>
          <table:table-cell office:value-type="float" office:value="565">
            <text:p>56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6">
            <text:p>966</text:p>
          </table:table-cell>
          <table:table-cell office:value-type="string">
            <text:p>, </text:p>
          </table:table-cell>
          <table:table-cell office:value-type="float" office:value="566">
            <text:p>566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7">
            <text:p>967</text:p>
          </table:table-cell>
          <table:table-cell office:value-type="string">
            <text:p>, </text:p>
          </table:table-cell>
          <table:table-cell office:value-type="float" office:value="567">
            <text:p>567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8">
            <text:p>968</text:p>
          </table:table-cell>
          <table:table-cell office:value-type="string">
            <text:p>, </text:p>
          </table:table-cell>
          <table:table-cell office:value-type="float" office:value="568">
            <text:p>568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69">
            <text:p>969</text:p>
          </table:table-cell>
          <table:table-cell office:value-type="string">
            <text:p>, </text:p>
          </table:table-cell>
          <table:table-cell office:value-type="float" office:value="569">
            <text:p>569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0">
            <text:p>970</text:p>
          </table:table-cell>
          <table:table-cell office:value-type="string">
            <text:p>, </text:p>
          </table:table-cell>
          <table:table-cell office:value-type="float" office:value="570">
            <text:p>570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1">
            <text:p>971</text:p>
          </table:table-cell>
          <table:table-cell office:value-type="string">
            <text:p>, </text:p>
          </table:table-cell>
          <table:table-cell office:value-type="float" office:value="571">
            <text:p>571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2">
            <text:p>972</text:p>
          </table:table-cell>
          <table:table-cell office:value-type="string">
            <text:p>, </text:p>
          </table:table-cell>
          <table:table-cell office:value-type="float" office:value="572">
            <text:p>572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3">
            <text:p>973</text:p>
          </table:table-cell>
          <table:table-cell office:value-type="string">
            <text:p>, </text:p>
          </table:table-cell>
          <table:table-cell office:value-type="float" office:value="573">
            <text:p>573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4">
            <text:p>974</text:p>
          </table:table-cell>
          <table:table-cell office:value-type="string">
            <text:p>, </text:p>
          </table:table-cell>
          <table:table-cell office:value-type="float" office:value="574">
            <text:p>574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5">
            <text:p>975</text:p>
          </table:table-cell>
          <table:table-cell office:value-type="string">
            <text:p>, </text:p>
          </table:table-cell>
          <table:table-cell office:value-type="float" office:value="575">
            <text:p>575</text:p>
          </table:table-cell>
          <table:table-cell office:value-type="string">
            <text:p>);</text:p>
          </table:table-cell>
        </table:table-row>
        <table:table-row table:style-name="ro1">
          <table:table-cell office:value-type="string">
            <text:p>insert into corresponding(enumId1, enumId2) values (</text:p>
          </table:table-cell>
          <table:table-cell office:value-type="float" office:value="976">
            <text:p>976</text:p>
          </table:table-cell>
          <table:table-cell office:value-type="string">
            <text:p>, </text:p>
          </table:table-cell>
          <table:table-cell office:value-type="float" office:value="576">
            <text:p>576</text:p>
          </table:table-cell>
          <table:table-cell office:value-type="string">
            <text:p>);</text:p>
          </table:table-cell>
        </table:table-row>
        <table:table-row table:style-name="ro1" table:number-rows-repeated="6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</table:table>
      <table:table table:name="Sheet4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ED</text:p>
          </table:table-cell>
          <table:table-cell office:value-type="string">
            <text:p>", "</text:p>
          </table:table-cell>
          <table:table-cell office:value-type="string">
            <text:p>United Arab Emirates dirham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United Arab Emirates dirham</text:p>
          </table:table-cell>
          <table:table-cell office:value-type="string">
            <text:p>AE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FN</text:p>
          </table:table-cell>
          <table:table-cell office:value-type="string">
            <text:p>", "</text:p>
          </table:table-cell>
          <table:table-cell office:value-type="string">
            <text:p>Afghan afghan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fghan afghani</text:p>
          </table:table-cell>
          <table:table-cell office:value-type="string">
            <text:p>AF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LL</text:p>
          </table:table-cell>
          <table:table-cell office:value-type="string">
            <text:p>", "</text:p>
          </table:table-cell>
          <table:table-cell office:value-type="string">
            <text:p>Albanian lek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lbanian lek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MD</text:p>
          </table:table-cell>
          <table:table-cell office:value-type="string">
            <text:p>", "</text:p>
          </table:table-cell>
          <table:table-cell office:value-type="string">
            <text:p>Armenian dram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rmenian dram</text:p>
          </table:table-cell>
          <table:table-cell office:value-type="string">
            <text:p>AM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NG</text:p>
          </table:table-cell>
          <table:table-cell office:value-type="string">
            <text:p>", "</text:p>
          </table:table-cell>
          <table:table-cell office:value-type="string">
            <text:p>Netherlands Antillean guilde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etherlands Antillean guilder</text:p>
          </table:table-cell>
          <table:table-cell office:value-type="string">
            <text:p>ANG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OA</text:p>
          </table:table-cell>
          <table:table-cell office:value-type="string">
            <text:p>", "</text:p>
          </table:table-cell>
          <table:table-cell office:value-type="string">
            <text:p>Angolan kwanz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ngolan kwanza</text:p>
          </table:table-cell>
          <table:table-cell office:value-type="string">
            <text:p>AOA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RS</text:p>
          </table:table-cell>
          <table:table-cell office:value-type="string">
            <text:p>", "</text:p>
          </table:table-cell>
          <table:table-cell office:value-type="string">
            <text:p>Argentine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rgentine peso</text:p>
          </table:table-cell>
          <table:table-cell office:value-type="string">
            <text:p>AR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UD</text:p>
          </table:table-cell>
          <table:table-cell office:value-type="string">
            <text:p>", "</text:p>
          </table:table-cell>
          <table:table-cell office:value-type="string">
            <text:p>Austral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ustralian dollar</text:p>
          </table:table-cell>
          <table:table-cell office:value-type="string">
            <text:p>AU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WG</text:p>
          </table:table-cell>
          <table:table-cell office:value-type="string">
            <text:p>", "</text:p>
          </table:table-cell>
          <table:table-cell office:value-type="string">
            <text:p>Aruban flori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ruban florin</text:p>
          </table:table-cell>
          <table:table-cell office:value-type="string">
            <text:p>AWG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AZN</text:p>
          </table:table-cell>
          <table:table-cell office:value-type="string">
            <text:p>", "</text:p>
          </table:table-cell>
          <table:table-cell office:value-type="string">
            <text:p>Azerbaijani manat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zerbaijani manat</text:p>
          </table:table-cell>
          <table:table-cell office:value-type="string">
            <text:p>AZ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AM</text:p>
          </table:table-cell>
          <table:table-cell office:value-type="string">
            <text:p>", "</text:p>
          </table:table-cell>
          <table:table-cell office:value-type="string">
            <text:p>Bosnia and Herzegovina convertible mark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osnia and Herzegovina convertible mark</text:p>
          </table:table-cell>
          <table:table-cell office:value-type="string">
            <text:p>BAM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BD</text:p>
          </table:table-cell>
          <table:table-cell office:value-type="string">
            <text:p>", "</text:p>
          </table:table-cell>
          <table:table-cell office:value-type="string">
            <text:p>Barbad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arbadian dollar</text:p>
          </table:table-cell>
          <table:table-cell office:value-type="string">
            <text:p>BB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DT</text:p>
          </table:table-cell>
          <table:table-cell office:value-type="string">
            <text:p>", "</text:p>
          </table:table-cell>
          <table:table-cell office:value-type="string">
            <text:p>Bangladeshi tak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angladeshi taka</text:p>
          </table:table-cell>
          <table:table-cell office:value-type="string">
            <text:p>BDT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GN</text:p>
          </table:table-cell>
          <table:table-cell office:value-type="string">
            <text:p>", "</text:p>
          </table:table-cell>
          <table:table-cell office:value-type="string">
            <text:p>Bulgarian lev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ulgarian lev</text:p>
          </table:table-cell>
          <table:table-cell office:value-type="string">
            <text:p>BG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HD</text:p>
          </table:table-cell>
          <table:table-cell office:value-type="string">
            <text:p>", "</text:p>
          </table:table-cell>
          <table:table-cell office:value-type="string">
            <text:p>Bahraini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ahraini dinar</text:p>
          </table:table-cell>
          <table:table-cell office:value-type="string">
            <text:p>BH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IF</text:p>
          </table:table-cell>
          <table:table-cell office:value-type="string">
            <text:p>", "</text:p>
          </table:table-cell>
          <table:table-cell office:value-type="string">
            <text:p>Burundian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urundian franc</text:p>
          </table:table-cell>
          <table:table-cell office:value-type="string">
            <text:p>BI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MD</text:p>
          </table:table-cell>
          <table:table-cell office:value-type="string">
            <text:p>", "</text:p>
          </table:table-cell>
          <table:table-cell office:value-type="string">
            <text:p>Bermud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ermudian dollar</text:p>
          </table:table-cell>
          <table:table-cell office:value-type="string">
            <text:p>BM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ND</text:p>
          </table:table-cell>
          <table:table-cell office:value-type="string">
            <text:p>", "</text:p>
          </table:table-cell>
          <table:table-cell office:value-type="string">
            <text:p>Brunei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runei dollar</text:p>
          </table:table-cell>
          <table:table-cell office:value-type="string">
            <text:p>BN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OB</text:p>
          </table:table-cell>
          <table:table-cell office:value-type="string">
            <text:p>", "</text:p>
          </table:table-cell>
          <table:table-cell office:value-type="string">
            <text:p>Bolivian bolivian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olivian boliviano</text:p>
          </table:table-cell>
          <table:table-cell office:value-type="string">
            <text:p>BOB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RL</text:p>
          </table:table-cell>
          <table:table-cell office:value-type="string">
            <text:p>", "</text:p>
          </table:table-cell>
          <table:table-cell office:value-type="string">
            <text:p>Brazilian re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razilian real</text:p>
          </table:table-cell>
          <table:table-cell office:value-type="string">
            <text:p>BR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SD</text:p>
          </table:table-cell>
          <table:table-cell office:value-type="string">
            <text:p>", "</text:p>
          </table:table-cell>
          <table:table-cell office:value-type="string">
            <text:p>Baham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ahamian dollar</text:p>
          </table:table-cell>
          <table:table-cell office:value-type="string">
            <text:p>BS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TN</text:p>
          </table:table-cell>
          <table:table-cell office:value-type="string">
            <text:p>", "</text:p>
          </table:table-cell>
          <table:table-cell office:value-type="string">
            <text:p>Bhutanese ngultrum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hutanese ngultrum</text:p>
          </table:table-cell>
          <table:table-cell office:value-type="string">
            <text:p>BT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WP</text:p>
          </table:table-cell>
          <table:table-cell office:value-type="string">
            <text:p>", "</text:p>
          </table:table-cell>
          <table:table-cell office:value-type="string">
            <text:p>Botswana pul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otswana pula</text:p>
          </table:table-cell>
          <table:table-cell office:value-type="string">
            <text:p>BW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YR</text:p>
          </table:table-cell>
          <table:table-cell office:value-type="string">
            <text:p>", "</text:p>
          </table:table-cell>
          <table:table-cell office:value-type="string">
            <text:p>Belarusian rubl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elarusian ruble</text:p>
          </table:table-cell>
          <table:table-cell office:value-type="string">
            <text:p>BY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BZD</text:p>
          </table:table-cell>
          <table:table-cell office:value-type="string">
            <text:p>", "</text:p>
          </table:table-cell>
          <table:table-cell office:value-type="string">
            <text:p>Belize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elize dollar</text:p>
          </table:table-cell>
          <table:table-cell office:value-type="string">
            <text:p>BZ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AD</text:p>
          </table:table-cell>
          <table:table-cell office:value-type="string">
            <text:p>", "</text:p>
          </table:table-cell>
          <table:table-cell office:value-type="string">
            <text:p>Canad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anadian dollar</text:p>
          </table:table-cell>
          <table:table-cell office:value-type="string">
            <text:p>CA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DF</text:p>
          </table:table-cell>
          <table:table-cell office:value-type="string">
            <text:p>", "</text:p>
          </table:table-cell>
          <table:table-cell office:value-type="string">
            <text:p>Congolese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ongolese franc</text:p>
          </table:table-cell>
          <table:table-cell office:value-type="string">
            <text:p>CD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HF</text:p>
          </table:table-cell>
          <table:table-cell office:value-type="string">
            <text:p>", "</text:p>
          </table:table-cell>
          <table:table-cell office:value-type="string">
            <text:p>Swiss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wiss franc</text:p>
          </table:table-cell>
          <table:table-cell office:value-type="string">
            <text:p>CHF</text:p>
          </table:table-cell>
        </table:table-row>
        <table:table-row table:style-name="ro2">
          <table:table-cell office:value-type="string">
            <text:p>insert into unit(categoryId, shortName, name, enabled) values (11, "</text:p>
          </table:table-cell>
          <table:table-cell table:style-name="ce19" office:value-type="string">
            <text:p>CLF</text:p>
          </table:table-cell>
          <table:table-cell office:value-type="string">
            <text:p>", "</text:p>
          </table:table-cell>
          <table:table-cell office:value-type="string">
            <text:p>Chilean Unidad de Foment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hilean Unidad de Fomento</text:p>
          </table:table-cell>
          <table:table-cell table:style-name="ce19" office:value-type="string">
            <text:p>CL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LP</text:p>
          </table:table-cell>
          <table:table-cell office:value-type="string">
            <text:p>", "</text:p>
          </table:table-cell>
          <table:table-cell office:value-type="string">
            <text:p>Chilean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hilean peso</text:p>
          </table:table-cell>
          <table:table-cell office:value-type="string">
            <text:p>CLP</text:p>
          </table:table-cell>
        </table:table-row>
        <table:table-row table:style-name="ro2">
          <table:table-cell office:value-type="string">
            <text:p>insert into unit(categoryId, shortName, name, enabled) values (11, "</text:p>
          </table:table-cell>
          <table:table-cell table:style-name="ce19" office:value-type="string">
            <text:p>CNH</text:p>
          </table:table-cell>
          <table:table-cell office:value-type="string">
            <text:p>", "</text:p>
          </table:table-cell>
          <table:table-cell office:value-type="string">
            <text:p>Chinese Offshore Yua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hinese Offshore Yuan</text:p>
          </table:table-cell>
          <table:table-cell table:style-name="ce19" office:value-type="string">
            <text:p>CNH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NY</text:p>
          </table:table-cell>
          <table:table-cell office:value-type="string">
            <text:p>", "</text:p>
          </table:table-cell>
          <table:table-cell office:value-type="string">
            <text:p>Chinese yua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hinese yuan</text:p>
          </table:table-cell>
          <table:table-cell office:value-type="string">
            <text:p>CNY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OP</text:p>
          </table:table-cell>
          <table:table-cell office:value-type="string">
            <text:p>", "</text:p>
          </table:table-cell>
          <table:table-cell office:value-type="string">
            <text:p>Colombian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olombian peso</text:p>
          </table:table-cell>
          <table:table-cell office:value-type="string">
            <text:p>CO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OPPER HIGHGRADE</text:p>
          </table:table-cell>
          <table:table-cell office:value-type="string">
            <text:p>", "</text:p>
          </table:table-cell>
          <table:table-cell office:value-type="string">
            <text:p>COPPER HIGHGRADE</text:p>
          </table:table-cell>
          <table:table-cell office:value-type="string">
            <text:p>", 1);</text:p>
          </table:table-cell>
          <table:table-cell table:number-columns-repeated="2"/>
          <table:table-cell table:number-columns-repeated="2" office:value-type="string">
            <text:p>COPPER HIGHGRADE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RC</text:p>
          </table:table-cell>
          <table:table-cell office:value-type="string">
            <text:p>", "</text:p>
          </table:table-cell>
          <table:table-cell office:value-type="string">
            <text:p>Costa Rican coló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osta Rican colón</text:p>
          </table:table-cell>
          <table:table-cell office:value-type="string">
            <text:p>CRC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UP</text:p>
          </table:table-cell>
          <table:table-cell office:value-type="string">
            <text:p>", "</text:p>
          </table:table-cell>
          <table:table-cell office:value-type="string">
            <text:p>Cuban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uban peso</text:p>
          </table:table-cell>
          <table:table-cell office:value-type="string">
            <text:p>CU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VE</text:p>
          </table:table-cell>
          <table:table-cell office:value-type="string">
            <text:p>", "</text:p>
          </table:table-cell>
          <table:table-cell office:value-type="string">
            <text:p>Cape Verdean escud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ape Verdean escudo</text:p>
          </table:table-cell>
          <table:table-cell office:value-type="string">
            <text:p>CVE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CZK</text:p>
          </table:table-cell>
          <table:table-cell office:value-type="string">
            <text:p>", "</text:p>
          </table:table-cell>
          <table:table-cell office:value-type="string">
            <text:p>Czech korun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zech koruna</text:p>
          </table:table-cell>
          <table:table-cell office:value-type="string">
            <text:p>CZ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DJF</text:p>
          </table:table-cell>
          <table:table-cell office:value-type="string">
            <text:p>", "</text:p>
          </table:table-cell>
          <table:table-cell office:value-type="string">
            <text:p>Djiboutian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Djiboutian franc</text:p>
          </table:table-cell>
          <table:table-cell office:value-type="string">
            <text:p>DJ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DKK</text:p>
          </table:table-cell>
          <table:table-cell office:value-type="string">
            <text:p>", "</text:p>
          </table:table-cell>
          <table:table-cell office:value-type="string">
            <text:p>Danish kron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Danish krone</text:p>
          </table:table-cell>
          <table:table-cell office:value-type="string">
            <text:p>DK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DOP</text:p>
          </table:table-cell>
          <table:table-cell office:value-type="string">
            <text:p>", "</text:p>
          </table:table-cell>
          <table:table-cell office:value-type="string">
            <text:p>Dominican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Dominican peso</text:p>
          </table:table-cell>
          <table:table-cell office:value-type="string">
            <text:p>DO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DZD</text:p>
          </table:table-cell>
          <table:table-cell office:value-type="string">
            <text:p>", "</text:p>
          </table:table-cell>
          <table:table-cell office:value-type="string">
            <text:p>Algerian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Algerian dinar</text:p>
          </table:table-cell>
          <table:table-cell office:value-type="string">
            <text:p>DZ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EGP</text:p>
          </table:table-cell>
          <table:table-cell office:value-type="string">
            <text:p>", "</text:p>
          </table:table-cell>
          <table:table-cell office:value-type="string">
            <text:p>Egyptian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Egyptian pound</text:p>
          </table:table-cell>
          <table:table-cell office:value-type="string">
            <text:p>EG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ETB</text:p>
          </table:table-cell>
          <table:table-cell office:value-type="string">
            <text:p>", "</text:p>
          </table:table-cell>
          <table:table-cell office:value-type="string">
            <text:p>Ethiopian bir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Ethiopian birr</text:p>
          </table:table-cell>
          <table:table-cell office:value-type="string">
            <text:p>ETB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EUR</text:p>
          </table:table-cell>
          <table:table-cell office:value-type="string">
            <text:p>", "</text:p>
          </table:table-cell>
          <table:table-cell office:value-type="string">
            <text:p>Eur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Euro</text:p>
          </table:table-cell>
          <table:table-cell office:value-type="string">
            <text:p>EU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FJD</text:p>
          </table:table-cell>
          <table:table-cell office:value-type="string">
            <text:p>", "</text:p>
          </table:table-cell>
          <table:table-cell office:value-type="string">
            <text:p>Fij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Fijian dollar</text:p>
          </table:table-cell>
          <table:table-cell office:value-type="string">
            <text:p>FJ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FKP</text:p>
          </table:table-cell>
          <table:table-cell office:value-type="string">
            <text:p>", "</text:p>
          </table:table-cell>
          <table:table-cell office:value-type="string">
            <text:p>Falkland Islands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Falkland Islands pound</text:p>
          </table:table-cell>
          <table:table-cell office:value-type="string">
            <text:p>FK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BP</text:p>
          </table:table-cell>
          <table:table-cell office:value-type="string">
            <text:p>", "</text:p>
          </table:table-cell>
          <table:table-cell office:value-type="string">
            <text:p>British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ritish pound</text:p>
          </table:table-cell>
          <table:table-cell office:value-type="string">
            <text:p>GB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EL</text:p>
          </table:table-cell>
          <table:table-cell office:value-type="string">
            <text:p>", "</text:p>
          </table:table-cell>
          <table:table-cell office:value-type="string">
            <text:p>Georgian lar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eorgian lari</text:p>
          </table:table-cell>
          <table:table-cell office:value-type="string">
            <text:p>GE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HS</text:p>
          </table:table-cell>
          <table:table-cell office:value-type="string">
            <text:p>", "</text:p>
          </table:table-cell>
          <table:table-cell office:value-type="string">
            <text:p>Ghana ced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hana cedi</text:p>
          </table:table-cell>
          <table:table-cell office:value-type="string">
            <text:p>GH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IP</text:p>
          </table:table-cell>
          <table:table-cell office:value-type="string">
            <text:p>", "</text:p>
          </table:table-cell>
          <table:table-cell office:value-type="string">
            <text:p>Gibraltar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ibraltar pound</text:p>
          </table:table-cell>
          <table:table-cell office:value-type="string">
            <text:p>GI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MD</text:p>
          </table:table-cell>
          <table:table-cell office:value-type="string">
            <text:p>", "</text:p>
          </table:table-cell>
          <table:table-cell office:value-type="string">
            <text:p>Gambian dalas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ambian dalasi</text:p>
          </table:table-cell>
          <table:table-cell office:value-type="string">
            <text:p>GM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NF</text:p>
          </table:table-cell>
          <table:table-cell office:value-type="string">
            <text:p>", "</text:p>
          </table:table-cell>
          <table:table-cell office:value-type="string">
            <text:p>Guinean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uinean franc</text:p>
          </table:table-cell>
          <table:table-cell office:value-type="string">
            <text:p>GN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OLD 1 UZ</text:p>
          </table:table-cell>
          <table:table-cell office:value-type="string">
            <text:p>", "</text:p>
          </table:table-cell>
          <table:table-cell office:value-type="string">
            <text:p>GOLD 1 UZ</text:p>
          </table:table-cell>
          <table:table-cell office:value-type="string">
            <text:p>", 1);</text:p>
          </table:table-cell>
          <table:table-cell table:number-columns-repeated="2"/>
          <table:table-cell table:number-columns-repeated="2" office:value-type="string">
            <text:p>GOLD 1 UZ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TQ</text:p>
          </table:table-cell>
          <table:table-cell office:value-type="string">
            <text:p>", "</text:p>
          </table:table-cell>
          <table:table-cell office:value-type="string">
            <text:p>Guatemalan quetz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uatemalan quetzal</text:p>
          </table:table-cell>
          <table:table-cell office:value-type="string">
            <text:p>GTQ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GYD</text:p>
          </table:table-cell>
          <table:table-cell office:value-type="string">
            <text:p>", "</text:p>
          </table:table-cell>
          <table:table-cell office:value-type="string">
            <text:p>Guyanese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Guyanese dollar</text:p>
          </table:table-cell>
          <table:table-cell office:value-type="string">
            <text:p>GY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HKD</text:p>
          </table:table-cell>
          <table:table-cell office:value-type="string">
            <text:p>", "</text:p>
          </table:table-cell>
          <table:table-cell office:value-type="string">
            <text:p>Hong Kong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Hong Kong dollar</text:p>
          </table:table-cell>
          <table:table-cell office:value-type="string">
            <text:p>HK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HNL</text:p>
          </table:table-cell>
          <table:table-cell office:value-type="string">
            <text:p>", "</text:p>
          </table:table-cell>
          <table:table-cell office:value-type="string">
            <text:p>Honduran lempir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Honduran lempira</text:p>
          </table:table-cell>
          <table:table-cell office:value-type="string">
            <text:p>HN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HRK</text:p>
          </table:table-cell>
          <table:table-cell office:value-type="string">
            <text:p>", "</text:p>
          </table:table-cell>
          <table:table-cell office:value-type="string">
            <text:p>Croatian kun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roatian kuna</text:p>
          </table:table-cell>
          <table:table-cell office:value-type="string">
            <text:p>HR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HTG</text:p>
          </table:table-cell>
          <table:table-cell office:value-type="string">
            <text:p>", "</text:p>
          </table:table-cell>
          <table:table-cell office:value-type="string">
            <text:p>Haitian gourd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Haitian gourde</text:p>
          </table:table-cell>
          <table:table-cell office:value-type="string">
            <text:p>HTG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HUF</text:p>
          </table:table-cell>
          <table:table-cell office:value-type="string">
            <text:p>", "</text:p>
          </table:table-cell>
          <table:table-cell office:value-type="string">
            <text:p>Hungarian forint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Hungarian forint</text:p>
          </table:table-cell>
          <table:table-cell office:value-type="string">
            <text:p>HU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IDR</text:p>
          </table:table-cell>
          <table:table-cell office:value-type="string">
            <text:p>", "</text:p>
          </table:table-cell>
          <table:table-cell office:value-type="string">
            <text:p>Indonesian rupiah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ndonesian rupiah</text:p>
          </table:table-cell>
          <table:table-cell office:value-type="string">
            <text:p>IDR</text:p>
          </table:table-cell>
        </table:table-row>
        <table:table-row table:style-name="ro2">
          <table:table-cell office:value-type="string">
            <text:p>insert into unit(categoryId, shortName, name, enabled) values (11, "</text:p>
          </table:table-cell>
          <table:table-cell table:style-name="ce19" office:value-type="string">
            <text:p>IEP</text:p>
          </table:table-cell>
          <table:table-cell office:value-type="string">
            <text:p>", "</text:p>
          </table:table-cell>
          <table:table-cell office:value-type="string">
            <text:p>Irish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rish Pound</text:p>
          </table:table-cell>
          <table:table-cell table:style-name="ce19" office:value-type="string">
            <text:p>IE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ILS</text:p>
          </table:table-cell>
          <table:table-cell office:value-type="string">
            <text:p>", "</text:p>
          </table:table-cell>
          <table:table-cell office:value-type="string">
            <text:p>Israeli new sheke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sraeli new shekel</text:p>
          </table:table-cell>
          <table:table-cell office:value-type="string">
            <text:p>IL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INR</text:p>
          </table:table-cell>
          <table:table-cell office:value-type="string">
            <text:p>", "</text:p>
          </table:table-cell>
          <table:table-cell office:value-type="string">
            <text:p>Indian rupe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ndian rupee</text:p>
          </table:table-cell>
          <table:table-cell office:value-type="string">
            <text:p>IN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IQD</text:p>
          </table:table-cell>
          <table:table-cell office:value-type="string">
            <text:p>", "</text:p>
          </table:table-cell>
          <table:table-cell office:value-type="string">
            <text:p>Iraqi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raqi dinar</text:p>
          </table:table-cell>
          <table:table-cell office:value-type="string">
            <text:p>IQ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IRR</text:p>
          </table:table-cell>
          <table:table-cell office:value-type="string">
            <text:p>", "</text:p>
          </table:table-cell>
          <table:table-cell office:value-type="string">
            <text:p>Iranian ri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ranian rial</text:p>
          </table:table-cell>
          <table:table-cell office:value-type="string">
            <text:p>IR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ISK</text:p>
          </table:table-cell>
          <table:table-cell office:value-type="string">
            <text:p>", "</text:p>
          </table:table-cell>
          <table:table-cell office:value-type="string">
            <text:p>Icelandic krón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celandic króna</text:p>
          </table:table-cell>
          <table:table-cell office:value-type="string">
            <text:p>IS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JMD</text:p>
          </table:table-cell>
          <table:table-cell office:value-type="string">
            <text:p>", "</text:p>
          </table:table-cell>
          <table:table-cell office:value-type="string">
            <text:p>Jamaic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Jamaican dollar</text:p>
          </table:table-cell>
          <table:table-cell office:value-type="string">
            <text:p>JM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JOD</text:p>
          </table:table-cell>
          <table:table-cell office:value-type="string">
            <text:p>", "</text:p>
          </table:table-cell>
          <table:table-cell office:value-type="string">
            <text:p>Jordanian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Jordanian dinar</text:p>
          </table:table-cell>
          <table:table-cell office:value-type="string">
            <text:p>JO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JPY</text:p>
          </table:table-cell>
          <table:table-cell office:value-type="string">
            <text:p>", "</text:p>
          </table:table-cell>
          <table:table-cell office:value-type="string">
            <text:p>Japanese ye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Japanese yen</text:p>
          </table:table-cell>
          <table:table-cell office:value-type="string">
            <text:p>JPY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ES</text:p>
          </table:table-cell>
          <table:table-cell office:value-type="string">
            <text:p>", "</text:p>
          </table:table-cell>
          <table:table-cell office:value-type="string">
            <text:p>Kenyan shillin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Kenyan shilling</text:p>
          </table:table-cell>
          <table:table-cell office:value-type="string">
            <text:p>KE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GS</text:p>
          </table:table-cell>
          <table:table-cell office:value-type="string">
            <text:p>", "</text:p>
          </table:table-cell>
          <table:table-cell office:value-type="string">
            <text:p>Kyrgyzstani som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Kyrgyzstani som</text:p>
          </table:table-cell>
          <table:table-cell office:value-type="string">
            <text:p>KG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HR</text:p>
          </table:table-cell>
          <table:table-cell office:value-type="string">
            <text:p>", "</text:p>
          </table:table-cell>
          <table:table-cell office:value-type="string">
            <text:p>Cambodian rie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ambodian riel</text:p>
          </table:table-cell>
          <table:table-cell office:value-type="string">
            <text:p>KH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MF</text:p>
          </table:table-cell>
          <table:table-cell office:value-type="string">
            <text:p>", "</text:p>
          </table:table-cell>
          <table:table-cell office:value-type="string">
            <text:p>Comorian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omorian franc</text:p>
          </table:table-cell>
          <table:table-cell office:value-type="string">
            <text:p>KM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PW</text:p>
          </table:table-cell>
          <table:table-cell office:value-type="string">
            <text:p>", "</text:p>
          </table:table-cell>
          <table:table-cell office:value-type="string">
            <text:p>North Korean wo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orth Korean won</text:p>
          </table:table-cell>
          <table:table-cell office:value-type="string">
            <text:p>KPW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RW</text:p>
          </table:table-cell>
          <table:table-cell office:value-type="string">
            <text:p>", "</text:p>
          </table:table-cell>
          <table:table-cell office:value-type="string">
            <text:p>South Korean wo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outh Korean won</text:p>
          </table:table-cell>
          <table:table-cell office:value-type="string">
            <text:p>KRW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WD</text:p>
          </table:table-cell>
          <table:table-cell office:value-type="string">
            <text:p>", "</text:p>
          </table:table-cell>
          <table:table-cell office:value-type="string">
            <text:p>Kuwaiti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Kuwaiti dinar</text:p>
          </table:table-cell>
          <table:table-cell office:value-type="string">
            <text:p>KW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KZT</text:p>
          </table:table-cell>
          <table:table-cell office:value-type="string">
            <text:p>", "</text:p>
          </table:table-cell>
          <table:table-cell office:value-type="string">
            <text:p>Kazakhstani teng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Kazakhstani tenge</text:p>
          </table:table-cell>
          <table:table-cell office:value-type="string">
            <text:p>KZT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AK</text:p>
          </table:table-cell>
          <table:table-cell office:value-type="string">
            <text:p>", "</text:p>
          </table:table-cell>
          <table:table-cell office:value-type="string">
            <text:p>Lao kip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ao kip</text:p>
          </table:table-cell>
          <table:table-cell office:value-type="string">
            <text:p>LA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BP</text:p>
          </table:table-cell>
          <table:table-cell office:value-type="string">
            <text:p>", "</text:p>
          </table:table-cell>
          <table:table-cell office:value-type="string">
            <text:p>Lebanese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ebanese pound</text:p>
          </table:table-cell>
          <table:table-cell office:value-type="string">
            <text:p>LB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KR</text:p>
          </table:table-cell>
          <table:table-cell office:value-type="string">
            <text:p>", "</text:p>
          </table:table-cell>
          <table:table-cell office:value-type="string">
            <text:p>Sri Lankan rupe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ri Lankan rupee</text:p>
          </table:table-cell>
          <table:table-cell office:value-type="string">
            <text:p>LK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RD</text:p>
          </table:table-cell>
          <table:table-cell office:value-type="string">
            <text:p>", "</text:p>
          </table:table-cell>
          <table:table-cell office:value-type="string">
            <text:p>Liber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iberian dollar</text:p>
          </table:table-cell>
          <table:table-cell office:value-type="string">
            <text:p>LR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SL</text:p>
          </table:table-cell>
          <table:table-cell office:value-type="string">
            <text:p>", "</text:p>
          </table:table-cell>
          <table:table-cell office:value-type="string">
            <text:p>Lesotho lot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esotho loti</text:p>
          </table:table-cell>
          <table:table-cell office:value-type="string">
            <text:p>LS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TL</text:p>
          </table:table-cell>
          <table:table-cell office:value-type="string">
            <text:p>", "</text:p>
          </table:table-cell>
          <table:table-cell office:value-type="string">
            <text:p>Lithuanian litas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ithuanian litas</text:p>
          </table:table-cell>
          <table:table-cell office:value-type="string">
            <text:p>LT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VL</text:p>
          </table:table-cell>
          <table:table-cell office:value-type="string">
            <text:p>", "</text:p>
          </table:table-cell>
          <table:table-cell office:value-type="string">
            <text:p>Latvian lats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atvian lats</text:p>
          </table:table-cell>
          <table:table-cell office:value-type="string">
            <text:p>LV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LYD</text:p>
          </table:table-cell>
          <table:table-cell office:value-type="string">
            <text:p>", "</text:p>
          </table:table-cell>
          <table:table-cell office:value-type="string">
            <text:p>Libyan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Libyan dinar</text:p>
          </table:table-cell>
          <table:table-cell office:value-type="string">
            <text:p>LY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AD</text:p>
          </table:table-cell>
          <table:table-cell office:value-type="string">
            <text:p>", "</text:p>
          </table:table-cell>
          <table:table-cell office:value-type="string">
            <text:p>Moroccan dirham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oroccan dirham</text:p>
          </table:table-cell>
          <table:table-cell office:value-type="string">
            <text:p>MA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DL</text:p>
          </table:table-cell>
          <table:table-cell office:value-type="string">
            <text:p>", "</text:p>
          </table:table-cell>
          <table:table-cell office:value-type="string">
            <text:p>Moldovan leu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oldovan leu</text:p>
          </table:table-cell>
          <table:table-cell office:value-type="string">
            <text:p>MD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GA</text:p>
          </table:table-cell>
          <table:table-cell office:value-type="string">
            <text:p>", "</text:p>
          </table:table-cell>
          <table:table-cell office:value-type="string">
            <text:p>Malagasy ariary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lagasy ariary</text:p>
          </table:table-cell>
          <table:table-cell office:value-type="string">
            <text:p>MGA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KD</text:p>
          </table:table-cell>
          <table:table-cell office:value-type="string">
            <text:p>", "</text:p>
          </table:table-cell>
          <table:table-cell office:value-type="string">
            <text:p>Macedonian de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cedonian denar</text:p>
          </table:table-cell>
          <table:table-cell office:value-type="string">
            <text:p>MK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MK</text:p>
          </table:table-cell>
          <table:table-cell office:value-type="string">
            <text:p>", "</text:p>
          </table:table-cell>
          <table:table-cell office:value-type="string">
            <text:p>Burmese kyat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Burmese kyat</text:p>
          </table:table-cell>
          <table:table-cell office:value-type="string">
            <text:p>MM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NT</text:p>
          </table:table-cell>
          <table:table-cell office:value-type="string">
            <text:p>", "</text:p>
          </table:table-cell>
          <table:table-cell office:value-type="string">
            <text:p>Mongolian tögrö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ongolian tögrög</text:p>
          </table:table-cell>
          <table:table-cell office:value-type="string">
            <text:p>MNT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OP</text:p>
          </table:table-cell>
          <table:table-cell office:value-type="string">
            <text:p>", "</text:p>
          </table:table-cell>
          <table:table-cell office:value-type="string">
            <text:p>Macanese patac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canese pataca</text:p>
          </table:table-cell>
          <table:table-cell office:value-type="string">
            <text:p>MO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RO</text:p>
          </table:table-cell>
          <table:table-cell office:value-type="string">
            <text:p>", "</text:p>
          </table:table-cell>
          <table:table-cell office:value-type="string">
            <text:p>Mauritanian ouguiy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uritanian ouguiya</text:p>
          </table:table-cell>
          <table:table-cell office:value-type="string">
            <text:p>MRO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UR</text:p>
          </table:table-cell>
          <table:table-cell office:value-type="string">
            <text:p>", "</text:p>
          </table:table-cell>
          <table:table-cell office:value-type="string">
            <text:p>Mauritian rupe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uritian rupee</text:p>
          </table:table-cell>
          <table:table-cell office:value-type="string">
            <text:p>MU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VR</text:p>
          </table:table-cell>
          <table:table-cell office:value-type="string">
            <text:p>", "</text:p>
          </table:table-cell>
          <table:table-cell office:value-type="string">
            <text:p>Maldivian rufiya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ldivian rufiyaa</text:p>
          </table:table-cell>
          <table:table-cell office:value-type="string">
            <text:p>MV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WK</text:p>
          </table:table-cell>
          <table:table-cell office:value-type="string">
            <text:p>", "</text:p>
          </table:table-cell>
          <table:table-cell office:value-type="string">
            <text:p>Malawian kwach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lawian kwacha</text:p>
          </table:table-cell>
          <table:table-cell office:value-type="string">
            <text:p>MW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XN</text:p>
          </table:table-cell>
          <table:table-cell office:value-type="string">
            <text:p>", "</text:p>
          </table:table-cell>
          <table:table-cell office:value-type="string">
            <text:p>Mexican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exican peso</text:p>
          </table:table-cell>
          <table:table-cell office:value-type="string">
            <text:p>MX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YR</text:p>
          </table:table-cell>
          <table:table-cell office:value-type="string">
            <text:p>", "</text:p>
          </table:table-cell>
          <table:table-cell office:value-type="string">
            <text:p>Malaysian ringgit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alaysian ringgit</text:p>
          </table:table-cell>
          <table:table-cell office:value-type="string">
            <text:p>MY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MZN</text:p>
          </table:table-cell>
          <table:table-cell office:value-type="string">
            <text:p>", "</text:p>
          </table:table-cell>
          <table:table-cell office:value-type="string">
            <text:p>Mozambican metic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Mozambican metical</text:p>
          </table:table-cell>
          <table:table-cell office:value-type="string">
            <text:p>MZ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NAD</text:p>
          </table:table-cell>
          <table:table-cell office:value-type="string">
            <text:p>", "</text:p>
          </table:table-cell>
          <table:table-cell office:value-type="string">
            <text:p>Namibi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amibian dollar</text:p>
          </table:table-cell>
          <table:table-cell office:value-type="string">
            <text:p>NA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NGN</text:p>
          </table:table-cell>
          <table:table-cell office:value-type="string">
            <text:p>", "</text:p>
          </table:table-cell>
          <table:table-cell office:value-type="string">
            <text:p>Nigerian nair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igerian naira</text:p>
          </table:table-cell>
          <table:table-cell office:value-type="string">
            <text:p>NG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NIO</text:p>
          </table:table-cell>
          <table:table-cell office:value-type="string">
            <text:p>", "</text:p>
          </table:table-cell>
          <table:table-cell office:value-type="string">
            <text:p>Nicaraguan córdob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icaraguan córdoba</text:p>
          </table:table-cell>
          <table:table-cell office:value-type="string">
            <text:p>NIO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NOK</text:p>
          </table:table-cell>
          <table:table-cell office:value-type="string">
            <text:p>", "</text:p>
          </table:table-cell>
          <table:table-cell office:value-type="string">
            <text:p>Norwegian kron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orwegian krone</text:p>
          </table:table-cell>
          <table:table-cell office:value-type="string">
            <text:p>NO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NPR</text:p>
          </table:table-cell>
          <table:table-cell office:value-type="string">
            <text:p>", "</text:p>
          </table:table-cell>
          <table:table-cell office:value-type="string">
            <text:p>Nepalese rupe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epalese rupee</text:p>
          </table:table-cell>
          <table:table-cell office:value-type="string">
            <text:p>NP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NZD</text:p>
          </table:table-cell>
          <table:table-cell office:value-type="string">
            <text:p>", "</text:p>
          </table:table-cell>
          <table:table-cell office:value-type="string">
            <text:p>New Zealand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ew Zealand dollar</text:p>
          </table:table-cell>
          <table:table-cell office:value-type="string">
            <text:p>NZ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OMR</text:p>
          </table:table-cell>
          <table:table-cell office:value-type="string">
            <text:p>", "</text:p>
          </table:table-cell>
          <table:table-cell office:value-type="string">
            <text:p>Omani ri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Omani rial</text:p>
          </table:table-cell>
          <table:table-cell office:value-type="string">
            <text:p>OM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AB</text:p>
          </table:table-cell>
          <table:table-cell office:value-type="string">
            <text:p>", "</text:p>
          </table:table-cell>
          <table:table-cell office:value-type="string">
            <text:p>Panamanian balbo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anamanian balboa</text:p>
          </table:table-cell>
          <table:table-cell office:value-type="string">
            <text:p>PAB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ALLADIUM 1 UZ</text:p>
          </table:table-cell>
          <table:table-cell office:value-type="string">
            <text:p>", "</text:p>
          </table:table-cell>
          <table:table-cell office:value-type="string">
            <text:p>PALLADIUM 1 UZ</text:p>
          </table:table-cell>
          <table:table-cell office:value-type="string">
            <text:p>", 1);</text:p>
          </table:table-cell>
          <table:table-cell table:number-columns-repeated="2"/>
          <table:table-cell table:number-columns-repeated="2" office:value-type="string">
            <text:p>PALLADIUM 1 UZ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EN</text:p>
          </table:table-cell>
          <table:table-cell office:value-type="string">
            <text:p>", "</text:p>
          </table:table-cell>
          <table:table-cell office:value-type="string">
            <text:p>Peruvian nuevo so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eruvian nuevo sol</text:p>
          </table:table-cell>
          <table:table-cell office:value-type="string">
            <text:p>PE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GK</text:p>
          </table:table-cell>
          <table:table-cell office:value-type="string">
            <text:p>", "</text:p>
          </table:table-cell>
          <table:table-cell office:value-type="string">
            <text:p>Papua New Guinean kin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apua New Guinean kina</text:p>
          </table:table-cell>
          <table:table-cell office:value-type="string">
            <text:p>PG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HP</text:p>
          </table:table-cell>
          <table:table-cell office:value-type="string">
            <text:p>", "</text:p>
          </table:table-cell>
          <table:table-cell office:value-type="string">
            <text:p>Philippine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hilippine peso</text:p>
          </table:table-cell>
          <table:table-cell office:value-type="string">
            <text:p>PH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KR</text:p>
          </table:table-cell>
          <table:table-cell office:value-type="string">
            <text:p>", "</text:p>
          </table:table-cell>
          <table:table-cell office:value-type="string">
            <text:p>Pakistani rupe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akistani rupee</text:p>
          </table:table-cell>
          <table:table-cell office:value-type="string">
            <text:p>PK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LATIN 1 UZ 999</text:p>
          </table:table-cell>
          <table:table-cell office:value-type="string">
            <text:p>", "</text:p>
          </table:table-cell>
          <table:table-cell office:value-type="string">
            <text:p>PLATIN 1 UZ 999</text:p>
          </table:table-cell>
          <table:table-cell office:value-type="string">
            <text:p>", 1);</text:p>
          </table:table-cell>
          <table:table-cell table:number-columns-repeated="2"/>
          <table:table-cell table:number-columns-repeated="2" office:value-type="string">
            <text:p>PLATIN 1 UZ 999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LN</text:p>
          </table:table-cell>
          <table:table-cell office:value-type="string">
            <text:p>", "</text:p>
          </table:table-cell>
          <table:table-cell office:value-type="string">
            <text:p>Polish złoty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olish złoty</text:p>
          </table:table-cell>
          <table:table-cell office:value-type="string">
            <text:p>PL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PYG</text:p>
          </table:table-cell>
          <table:table-cell office:value-type="string">
            <text:p>", "</text:p>
          </table:table-cell>
          <table:table-cell office:value-type="string">
            <text:p>Paraguayan guaraní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Paraguayan guaraní</text:p>
          </table:table-cell>
          <table:table-cell office:value-type="string">
            <text:p>PYG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QAR</text:p>
          </table:table-cell>
          <table:table-cell office:value-type="string">
            <text:p>", "</text:p>
          </table:table-cell>
          <table:table-cell office:value-type="string">
            <text:p>Qatari riy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Qatari riyal</text:p>
          </table:table-cell>
          <table:table-cell office:value-type="string">
            <text:p>QA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RON</text:p>
          </table:table-cell>
          <table:table-cell office:value-type="string">
            <text:p>", "</text:p>
          </table:table-cell>
          <table:table-cell office:value-type="string">
            <text:p>Romanian leu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Romanian leu</text:p>
          </table:table-cell>
          <table:table-cell office:value-type="string">
            <text:p>RON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RSD</text:p>
          </table:table-cell>
          <table:table-cell office:value-type="string">
            <text:p>", "</text:p>
          </table:table-cell>
          <table:table-cell office:value-type="string">
            <text:p>Serbian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erbian dinar</text:p>
          </table:table-cell>
          <table:table-cell office:value-type="string">
            <text:p>RS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RUB</text:p>
          </table:table-cell>
          <table:table-cell office:value-type="string">
            <text:p>", "</text:p>
          </table:table-cell>
          <table:table-cell office:value-type="string">
            <text:p>Russian rubl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Russian ruble</text:p>
          </table:table-cell>
          <table:table-cell office:value-type="string">
            <text:p>RUB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RWF</text:p>
          </table:table-cell>
          <table:table-cell office:value-type="string">
            <text:p>", "</text:p>
          </table:table-cell>
          <table:table-cell office:value-type="string">
            <text:p>Rwandan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Rwandan franc</text:p>
          </table:table-cell>
          <table:table-cell office:value-type="string">
            <text:p>RW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AR</text:p>
          </table:table-cell>
          <table:table-cell office:value-type="string">
            <text:p>", "</text:p>
          </table:table-cell>
          <table:table-cell office:value-type="string">
            <text:p>Saudi riy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audi riyal</text:p>
          </table:table-cell>
          <table:table-cell office:value-type="string">
            <text:p>SA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BD</text:p>
          </table:table-cell>
          <table:table-cell office:value-type="string">
            <text:p>", "</text:p>
          </table:table-cell>
          <table:table-cell office:value-type="string">
            <text:p>Solomon Islands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olomon Islands dollar</text:p>
          </table:table-cell>
          <table:table-cell office:value-type="string">
            <text:p>SB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CR</text:p>
          </table:table-cell>
          <table:table-cell office:value-type="string">
            <text:p>", "</text:p>
          </table:table-cell>
          <table:table-cell office:value-type="string">
            <text:p>Seychellois rupe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eychellois rupee</text:p>
          </table:table-cell>
          <table:table-cell office:value-type="string">
            <text:p>SC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DG</text:p>
          </table:table-cell>
          <table:table-cell office:value-type="string">
            <text:p>", "</text:p>
          </table:table-cell>
          <table:table-cell office:value-type="string">
            <text:p>Sudanese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udanese pound</text:p>
          </table:table-cell>
          <table:table-cell office:value-type="string">
            <text:p>SDG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EK</text:p>
          </table:table-cell>
          <table:table-cell office:value-type="string">
            <text:p>", "</text:p>
          </table:table-cell>
          <table:table-cell office:value-type="string">
            <text:p>Swedish kron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wedish krona</text:p>
          </table:table-cell>
          <table:table-cell office:value-type="string">
            <text:p>SEK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GD</text:p>
          </table:table-cell>
          <table:table-cell office:value-type="string">
            <text:p>", "</text:p>
          </table:table-cell>
          <table:table-cell office:value-type="string">
            <text:p>Singapore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ingapore dollar</text:p>
          </table:table-cell>
          <table:table-cell office:value-type="string">
            <text:p>SG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HP</text:p>
          </table:table-cell>
          <table:table-cell office:value-type="string">
            <text:p>", "</text:p>
          </table:table-cell>
          <table:table-cell office:value-type="string">
            <text:p>Saint Helena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aint Helena pound</text:p>
          </table:table-cell>
          <table:table-cell office:value-type="string">
            <text:p>SH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ILVER 1 OZ 999 NY</text:p>
          </table:table-cell>
          <table:table-cell office:value-type="string">
            <text:p>", "</text:p>
          </table:table-cell>
          <table:table-cell office:value-type="string">
            <text:p>SILVER 1 OZ 999 NY</text:p>
          </table:table-cell>
          <table:table-cell office:value-type="string">
            <text:p>", 1);</text:p>
          </table:table-cell>
          <table:table-cell table:number-columns-repeated="2"/>
          <table:table-cell table:number-columns-repeated="2" office:value-type="string">
            <text:p>SILVER 1 OZ 999 NY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LL</text:p>
          </table:table-cell>
          <table:table-cell office:value-type="string">
            <text:p>", "</text:p>
          </table:table-cell>
          <table:table-cell office:value-type="string">
            <text:p>Sierra Leonean leone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ierra Leonean leone</text:p>
          </table:table-cell>
          <table:table-cell office:value-type="string">
            <text:p>SL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OS</text:p>
          </table:table-cell>
          <table:table-cell office:value-type="string">
            <text:p>", "</text:p>
          </table:table-cell>
          <table:table-cell office:value-type="string">
            <text:p>Somali shillin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omali shilling</text:p>
          </table:table-cell>
          <table:table-cell office:value-type="string">
            <text:p>SO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RD</text:p>
          </table:table-cell>
          <table:table-cell office:value-type="string">
            <text:p>", "</text:p>
          </table:table-cell>
          <table:table-cell office:value-type="string">
            <text:p>Surinamese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urinamese dollar</text:p>
          </table:table-cell>
          <table:table-cell office:value-type="string">
            <text:p>SR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TD</text:p>
          </table:table-cell>
          <table:table-cell office:value-type="string">
            <text:p>", "</text:p>
          </table:table-cell>
          <table:table-cell office:value-type="string">
            <text:p>São Tomé and Príncipe dobr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ão Tomé and Príncipe dobra</text:p>
          </table:table-cell>
          <table:table-cell office:value-type="string">
            <text:p>ST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VC</text:p>
          </table:table-cell>
          <table:table-cell office:value-type="string">
            <text:p>", "</text:p>
          </table:table-cell>
          <table:table-cell office:value-type="string">
            <text:p>Salvadoran coló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alvadoran colón</text:p>
          </table:table-cell>
          <table:table-cell office:value-type="string">
            <text:p>SVC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YP</text:p>
          </table:table-cell>
          <table:table-cell office:value-type="string">
            <text:p>", "</text:p>
          </table:table-cell>
          <table:table-cell office:value-type="string">
            <text:p>Syrian pou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yrian pound</text:p>
          </table:table-cell>
          <table:table-cell office:value-type="string">
            <text:p>SY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SZL</text:p>
          </table:table-cell>
          <table:table-cell office:value-type="string">
            <text:p>", "</text:p>
          </table:table-cell>
          <table:table-cell office:value-type="string">
            <text:p>Swazi lilangen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wazi lilangeni</text:p>
          </table:table-cell>
          <table:table-cell office:value-type="string">
            <text:p>SZL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HB</text:p>
          </table:table-cell>
          <table:table-cell office:value-type="string">
            <text:p>", "</text:p>
          </table:table-cell>
          <table:table-cell office:value-type="string">
            <text:p>Thai baht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hai baht</text:p>
          </table:table-cell>
          <table:table-cell office:value-type="string">
            <text:p>THB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JS</text:p>
          </table:table-cell>
          <table:table-cell office:value-type="string">
            <text:p>", "</text:p>
          </table:table-cell>
          <table:table-cell office:value-type="string">
            <text:p>Tajikistani somoni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ajikistani somoni</text:p>
          </table:table-cell>
          <table:table-cell office:value-type="string">
            <text:p>TJ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MT</text:p>
          </table:table-cell>
          <table:table-cell office:value-type="string">
            <text:p>", "</text:p>
          </table:table-cell>
          <table:table-cell office:value-type="string">
            <text:p>Turkmenistan manat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urkmenistan manat</text:p>
          </table:table-cell>
          <table:table-cell office:value-type="string">
            <text:p>TMT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ND</text:p>
          </table:table-cell>
          <table:table-cell office:value-type="string">
            <text:p>", "</text:p>
          </table:table-cell>
          <table:table-cell office:value-type="string">
            <text:p>Tunisian din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unisian dinar</text:p>
          </table:table-cell>
          <table:table-cell office:value-type="string">
            <text:p>TN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OP</text:p>
          </table:table-cell>
          <table:table-cell office:value-type="string">
            <text:p>", "</text:p>
          </table:table-cell>
          <table:table-cell office:value-type="string">
            <text:p>Tongan paʻang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ongan paʻanga</text:p>
          </table:table-cell>
          <table:table-cell office:value-type="string">
            <text:p>TOP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RY</text:p>
          </table:table-cell>
          <table:table-cell office:value-type="string">
            <text:p>", "</text:p>
          </table:table-cell>
          <table:table-cell office:value-type="string">
            <text:p>Turkish lir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urkish lira</text:p>
          </table:table-cell>
          <table:table-cell office:value-type="string">
            <text:p>TRY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TD</text:p>
          </table:table-cell>
          <table:table-cell office:value-type="string">
            <text:p>", "</text:p>
          </table:table-cell>
          <table:table-cell office:value-type="string">
            <text:p>Trinidad and Tobago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rinidad and Tobago dollar</text:p>
          </table:table-cell>
          <table:table-cell office:value-type="string">
            <text:p>TT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WD</text:p>
          </table:table-cell>
          <table:table-cell office:value-type="string">
            <text:p>", "</text:p>
          </table:table-cell>
          <table:table-cell office:value-type="string">
            <text:p>New Taiw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New Taiwan dollar</text:p>
          </table:table-cell>
          <table:table-cell office:value-type="string">
            <text:p>TW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TZS</text:p>
          </table:table-cell>
          <table:table-cell office:value-type="string">
            <text:p>", "</text:p>
          </table:table-cell>
          <table:table-cell office:value-type="string">
            <text:p>Tanzanian shillin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Tanzanian shilling</text:p>
          </table:table-cell>
          <table:table-cell office:value-type="string">
            <text:p>TZ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UAH</text:p>
          </table:table-cell>
          <table:table-cell office:value-type="string">
            <text:p>", "</text:p>
          </table:table-cell>
          <table:table-cell office:value-type="string">
            <text:p>Ukrainian hryvni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Ukrainian hryvnia</text:p>
          </table:table-cell>
          <table:table-cell office:value-type="string">
            <text:p>UAH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UGX</text:p>
          </table:table-cell>
          <table:table-cell office:value-type="string">
            <text:p>", "</text:p>
          </table:table-cell>
          <table:table-cell office:value-type="string">
            <text:p>Ugandan shillin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Ugandan shilling</text:p>
          </table:table-cell>
          <table:table-cell office:value-type="string">
            <text:p>UGX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UYU</text:p>
          </table:table-cell>
          <table:table-cell office:value-type="string">
            <text:p>", "</text:p>
          </table:table-cell>
          <table:table-cell office:value-type="string">
            <text:p>Uruguayan peso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Uruguayan peso</text:p>
          </table:table-cell>
          <table:table-cell office:value-type="string">
            <text:p>UYU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UZS</text:p>
          </table:table-cell>
          <table:table-cell office:value-type="string">
            <text:p>", "</text:p>
          </table:table-cell>
          <table:table-cell office:value-type="string">
            <text:p>Uzbekistani som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Uzbekistani som</text:p>
          </table:table-cell>
          <table:table-cell office:value-type="string">
            <text:p>UZS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VEF</text:p>
          </table:table-cell>
          <table:table-cell office:value-type="string">
            <text:p>", "</text:p>
          </table:table-cell>
          <table:table-cell office:value-type="string">
            <text:p>Venezuelan bolív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Venezuelan bolívar</text:p>
          </table:table-cell>
          <table:table-cell office:value-type="string">
            <text:p>VE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VND</text:p>
          </table:table-cell>
          <table:table-cell office:value-type="string">
            <text:p>", "</text:p>
          </table:table-cell>
          <table:table-cell office:value-type="string">
            <text:p>Vietnamese đồn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Vietnamese đồng</text:p>
          </table:table-cell>
          <table:table-cell office:value-type="string">
            <text:p>VND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VUV</text:p>
          </table:table-cell>
          <table:table-cell office:value-type="string">
            <text:p>", "</text:p>
          </table:table-cell>
          <table:table-cell office:value-type="string">
            <text:p>Vanuatu vatu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Vanuatu vatu</text:p>
          </table:table-cell>
          <table:table-cell office:value-type="string">
            <text:p>VUV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WST</text:p>
          </table:table-cell>
          <table:table-cell office:value-type="string">
            <text:p>", "</text:p>
          </table:table-cell>
          <table:table-cell office:value-type="string">
            <text:p>Samoan tālā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amoan tālā</text:p>
          </table:table-cell>
          <table:table-cell office:value-type="string">
            <text:p>WST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XAF</text:p>
          </table:table-cell>
          <table:table-cell office:value-type="string">
            <text:p>", "</text:p>
          </table:table-cell>
          <table:table-cell office:value-type="string">
            <text:p>Central African CFA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entral African CFA franc</text:p>
          </table:table-cell>
          <table:table-cell office:value-type="string">
            <text:p>XA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XCD</text:p>
          </table:table-cell>
          <table:table-cell office:value-type="string">
            <text:p>", "</text:p>
          </table:table-cell>
          <table:table-cell office:value-type="string">
            <text:p>East Caribbean dollar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East Caribbean dollar</text:p>
          </table:table-cell>
          <table:table-cell office:value-type="string">
            <text:p>XCD</text:p>
          </table:table-cell>
        </table:table-row>
        <table:table-row table:style-name="ro2">
          <table:table-cell office:value-type="string">
            <text:p>insert into unit(categoryId, shortName, name, enabled) values (11, "</text:p>
          </table:table-cell>
          <table:table-cell table:style-name="ce19" office:value-type="string">
            <text:p>XDR</text:p>
          </table:table-cell>
          <table:table-cell office:value-type="string">
            <text:p>", "</text:p>
          </table:table-cell>
          <table:table-cell office:value-type="string">
            <text:p>IMF Special Drawing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IMF Special Drawing</text:p>
          </table:table-cell>
          <table:table-cell table:style-name="ce19" office:value-type="string">
            <text:p>XD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XOF</text:p>
          </table:table-cell>
          <table:table-cell office:value-type="string">
            <text:p>", "</text:p>
          </table:table-cell>
          <table:table-cell office:value-type="string">
            <text:p>West African CFA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West African CFA franc</text:p>
          </table:table-cell>
          <table:table-cell office:value-type="string">
            <text:p>XO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XPF</text:p>
          </table:table-cell>
          <table:table-cell office:value-type="string">
            <text:p>", "</text:p>
          </table:table-cell>
          <table:table-cell office:value-type="string">
            <text:p>CFP franc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CFP franc</text:p>
          </table:table-cell>
          <table:table-cell office:value-type="string">
            <text:p>XPF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YER</text:p>
          </table:table-cell>
          <table:table-cell office:value-type="string">
            <text:p>", "</text:p>
          </table:table-cell>
          <table:table-cell office:value-type="string">
            <text:p>Yemeni rial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Yemeni rial</text:p>
          </table:table-cell>
          <table:table-cell office:value-type="string">
            <text:p>YE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ZAR</text:p>
          </table:table-cell>
          <table:table-cell office:value-type="string">
            <text:p>", "</text:p>
          </table:table-cell>
          <table:table-cell office:value-type="string">
            <text:p>South African rand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South African rand</text:p>
          </table:table-cell>
          <table:table-cell office:value-type="string">
            <text:p>ZAR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ZMK</text:p>
          </table:table-cell>
          <table:table-cell office:value-type="string">
            <text:p>", "</text:p>
          </table:table-cell>
          <table:table-cell office:value-type="string">
            <text:p>Zambian kwacha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Zambian kwacha</text:p>
          </table:table-cell>
          <table:table-cell office:value-type="string">
            <text:p>ZMK</text:p>
          </table:table-cell>
        </table:table-row>
        <table:table-row table:style-name="ro2">
          <table:table-cell office:value-type="string">
            <text:p>insert into unit(categoryId, shortName, name, enabled) values (11, "</text:p>
          </table:table-cell>
          <table:table-cell table:style-name="ce19" office:value-type="string">
            <text:p>ZMW</text:p>
          </table:table-cell>
          <table:table-cell office:value-type="string">
            <text:p>", "</text:p>
          </table:table-cell>
          <table:table-cell office:value-type="string">
            <text:p>Zambian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Zambian</text:p>
          </table:table-cell>
          <table:table-cell table:style-name="ce19" office:value-type="string">
            <text:p>ZMW</text:p>
          </table:table-cell>
        </table:table-row>
        <table:table-row table:style-name="ro1">
          <table:table-cell office:value-type="string">
            <text:p>insert into unit(categoryId, shortName, name, enabled) values (11, "</text:p>
          </table:table-cell>
          <table:table-cell office:value-type="string">
            <text:p>ZWL</text:p>
          </table:table-cell>
          <table:table-cell office:value-type="string">
            <text:p>", "</text:p>
          </table:table-cell>
          <table:table-cell office:value-type="string">
            <text:p>Zimbabwean dollar[N]</text:p>
          </table:table-cell>
          <table:table-cell office:value-type="string">
            <text:p>", 1);</text:p>
          </table:table-cell>
          <table:table-cell table:number-columns-repeated="2"/>
          <table:table-cell office:value-type="string">
            <text:p>Zimbabwean dollar[N]</text:p>
          </table:table-cell>
          <table:table-cell office:value-type="string">
            <text:p>ZWL</text:p>
          </table:table-cell>
        </table:table-row>
        <table:table-row table:style-name="ro1" table:number-rows-repeated="10484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table-column table:style-name="co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AED</text:p>
          </table:table-cell>
          <table:table-cell office:value-type="string">
            <text:p>Arab Emirates Dirham </text:p>
          </table:table-cell>
          <table:table-cell table:number-columns-repeated="2"/>
          <table:table-cell office:value-type="string">
            <text:p>AED</text:p>
          </table:table-cell>
          <table:table-cell table:formula="of:=VLOOKUP([.$E1];[.$A$1:.$B$90];2;0)" office:value-type="string" office:string-value="Arab Emirates Dirham ">
            <text:p>Arab Emirates Dirham </text:p>
          </table:table-cell>
          <table:table-cell table:number-columns-repeated="3"/>
          <table:table-cell office:value-type="string">
            <text:p>AED</text:p>
          </table:table-cell>
          <table:table-cell office:value-type="string">
            <text:p>United Arab Emirates dirham</text:p>
          </table:table-cell>
        </table:table-row>
        <table:table-row table:style-name="ro1">
          <table:table-cell office:value-type="string">
            <text:p>ARS</text:p>
          </table:table-cell>
          <table:table-cell office:value-type="string">
            <text:p>Argentine Peso </text:p>
          </table:table-cell>
          <table:table-cell table:number-columns-repeated="2"/>
          <table:table-cell office:value-type="string">
            <text:p>AFN</text:p>
          </table:table-cell>
          <table:table-cell table:formula="of:=VLOOKUP([.$E2];[.$A$1:.$B$90];2;0)" office:value-type="float" office:value="0">
            <text:p>#N/A</text:p>
          </table:table-cell>
          <table:table-cell table:number-columns-repeated="3"/>
          <table:table-cell office:value-type="string">
            <text:p>AFN</text:p>
          </table:table-cell>
          <table:table-cell office:value-type="string">
            <text:p>Afghan afghani</text:p>
          </table:table-cell>
        </table:table-row>
        <table:table-row table:style-name="ro1">
          <table:table-cell office:value-type="string">
            <text:p>AWG</text:p>
          </table:table-cell>
          <table:table-cell office:value-type="string">
            <text:p>Aruban Florin </text:p>
          </table:table-cell>
          <table:table-cell table:number-columns-repeated="2"/>
          <table:table-cell office:value-type="string">
            <text:p>ALL</text:p>
          </table:table-cell>
          <table:table-cell table:formula="of:=VLOOKUP([.$E3];[.$A$1:.$B$90];2;0)" office:value-type="float" office:value="0">
            <text:p>#N/A</text:p>
          </table:table-cell>
          <table:table-cell table:number-columns-repeated="3"/>
          <table:table-cell office:value-type="string">
            <text:p>ALL</text:p>
          </table:table-cell>
          <table:table-cell office:value-type="string">
            <text:p>Albanian lek</text:p>
          </table:table-cell>
        </table:table-row>
        <table:table-row table:style-name="ro1">
          <table:table-cell office:value-type="string">
            <text:p>AUD</text:p>
          </table:table-cell>
          <table:table-cell office:value-type="string">
            <text:p>Australian Dollar </text:p>
          </table:table-cell>
          <table:table-cell table:number-columns-repeated="2"/>
          <table:table-cell office:value-type="string">
            <text:p>AMD</text:p>
          </table:table-cell>
          <table:table-cell table:formula="of:=VLOOKUP([.$E4];[.$A$1:.$B$90];2;0)" office:value-type="float" office:value="0">
            <text:p>#N/A</text:p>
          </table:table-cell>
          <table:table-cell table:number-columns-repeated="3"/>
          <table:table-cell office:value-type="string">
            <text:p>AMD</text:p>
          </table:table-cell>
          <table:table-cell office:value-type="string">
            <text:p>Armenian dram</text:p>
          </table:table-cell>
        </table:table-row>
        <table:table-row table:style-name="ro1">
          <table:table-cell office:value-type="string">
            <text:p>BSD</text:p>
          </table:table-cell>
          <table:table-cell office:value-type="string">
            <text:p>Bahamian Dollar </text:p>
          </table:table-cell>
          <table:table-cell table:number-columns-repeated="2"/>
          <table:table-cell office:value-type="string">
            <text:p>ANG</text:p>
          </table:table-cell>
          <table:table-cell table:formula="of:=VLOOKUP([.$E5];[.$A$1:.$B$90];2;0)" office:value-type="float" office:value="0">
            <text:p>#N/A</text:p>
          </table:table-cell>
          <table:table-cell table:number-columns-repeated="3"/>
          <table:table-cell office:value-type="string">
            <text:p>ANG</text:p>
          </table:table-cell>
          <table:table-cell office:value-type="string">
            <text:p>Netherlands Antillean guilder</text:p>
          </table:table-cell>
        </table:table-row>
        <table:table-row table:style-name="ro1">
          <table:table-cell office:value-type="string">
            <text:p>BHD</text:p>
          </table:table-cell>
          <table:table-cell office:value-type="string">
            <text:p>Bahraini Dinar </text:p>
          </table:table-cell>
          <table:table-cell table:number-columns-repeated="2"/>
          <table:table-cell office:value-type="string">
            <text:p>AOA</text:p>
          </table:table-cell>
          <table:table-cell table:formula="of:=VLOOKUP([.$E6];[.$A$1:.$B$90];2;0)" office:value-type="float" office:value="0">
            <text:p>#N/A</text:p>
          </table:table-cell>
          <table:table-cell table:number-columns-repeated="3"/>
          <table:table-cell office:value-type="string">
            <text:p>AOA</text:p>
          </table:table-cell>
          <table:table-cell office:value-type="string">
            <text:p>Angolan kwanza</text:p>
          </table:table-cell>
        </table:table-row>
        <table:table-row table:style-name="ro1">
          <table:table-cell office:value-type="string">
            <text:p>BDT</text:p>
          </table:table-cell>
          <table:table-cell office:value-type="string">
            <text:p>Bangladeshi Taka </text:p>
          </table:table-cell>
          <table:table-cell table:number-columns-repeated="2"/>
          <table:table-cell office:value-type="string">
            <text:p>ARS</text:p>
          </table:table-cell>
          <table:table-cell table:formula="of:=VLOOKUP([.$E7];[.$A$1:.$B$90];2;0)" office:value-type="string" office:string-value="Argentine Peso ">
            <text:p>Argentine Peso </text:p>
          </table:table-cell>
          <table:table-cell table:number-columns-repeated="3"/>
          <table:table-cell office:value-type="string">
            <text:p>ARS</text:p>
          </table:table-cell>
          <table:table-cell office:value-type="string">
            <text:p>Argentine peso</text:p>
          </table:table-cell>
        </table:table-row>
        <table:table-row table:style-name="ro1">
          <table:table-cell office:value-type="string">
            <text:p>BBD</text:p>
          </table:table-cell>
          <table:table-cell office:value-type="string">
            <text:p>Barbadian Dollar </text:p>
          </table:table-cell>
          <table:table-cell table:number-columns-repeated="2"/>
          <table:table-cell office:value-type="string">
            <text:p>AUD</text:p>
          </table:table-cell>
          <table:table-cell table:formula="of:=VLOOKUP([.$E8];[.$A$1:.$B$90];2;0)" office:value-type="string" office:string-value="Australian Dollar ">
            <text:p>Australian Dollar </text:p>
          </table:table-cell>
          <table:table-cell table:number-columns-repeated="3"/>
          <table:table-cell office:value-type="string">
            <text:p>AUD</text:p>
          </table:table-cell>
          <table:table-cell office:value-type="string">
            <text:p>Australian dollar</text:p>
          </table:table-cell>
        </table:table-row>
        <table:table-row table:style-name="ro1">
          <table:table-cell office:value-type="string">
            <text:p>BMD</text:p>
          </table:table-cell>
          <table:table-cell office:value-type="string">
            <text:p>Bermudian Dollar </text:p>
          </table:table-cell>
          <table:table-cell table:number-columns-repeated="2"/>
          <table:table-cell office:value-type="string">
            <text:p>AWG</text:p>
          </table:table-cell>
          <table:table-cell table:formula="of:=VLOOKUP([.$E9];[.$A$1:.$B$90];2;0)" office:value-type="string" office:string-value="Aruban Florin ">
            <text:p>Aruban Florin </text:p>
          </table:table-cell>
          <table:table-cell table:number-columns-repeated="3"/>
          <table:table-cell office:value-type="string">
            <text:p>AWG</text:p>
          </table:table-cell>
          <table:table-cell office:value-type="string">
            <text:p>Aruban florin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string">
            <text:p>Bolivian Boliviano </text:p>
          </table:table-cell>
          <table:table-cell table:number-columns-repeated="2"/>
          <table:table-cell office:value-type="string">
            <text:p>AZN</text:p>
          </table:table-cell>
          <table:table-cell table:formula="of:=VLOOKUP([.$E10];[.$A$1:.$B$90];2;0)" office:value-type="float" office:value="0">
            <text:p>#N/A</text:p>
          </table:table-cell>
          <table:table-cell table:number-columns-repeated="3"/>
          <table:table-cell office:value-type="string">
            <text:p>AZN</text:p>
          </table:table-cell>
          <table:table-cell office:value-type="string">
            <text:p>Azerbaijani manat</text:p>
          </table:table-cell>
        </table:table-row>
        <table:table-row table:style-name="ro1">
          <table:table-cell office:value-type="string">
            <text:p>BRL</text:p>
          </table:table-cell>
          <table:table-cell office:value-type="string">
            <text:p>Brazilian Real </text:p>
          </table:table-cell>
          <table:table-cell table:number-columns-repeated="2"/>
          <table:table-cell office:value-type="string">
            <text:p>BAM</text:p>
          </table:table-cell>
          <table:table-cell table:formula="of:=VLOOKUP([.$E11];[.$A$1:.$B$90];2;0)" office:value-type="string" office:string-value="Convertible Mark ">
            <text:p>Convertible Mark </text:p>
          </table:table-cell>
          <table:table-cell table:number-columns-repeated="3"/>
          <table:table-cell office:value-type="string">
            <text:p>BAM</text:p>
          </table:table-cell>
          <table:table-cell office:value-type="string">
            <text:p>Bosnia and Herzegovina convertible mark</text:p>
          </table:table-cell>
        </table:table-row>
        <table:table-row table:style-name="ro1">
          <table:table-cell office:value-type="string">
            <text:p>GBP</text:p>
          </table:table-cell>
          <table:table-cell office:value-type="string">
            <text:p>British Pound Sterling </text:p>
          </table:table-cell>
          <table:table-cell table:number-columns-repeated="2"/>
          <table:table-cell office:value-type="string">
            <text:p>BBD</text:p>
          </table:table-cell>
          <table:table-cell table:formula="of:=VLOOKUP([.$E12];[.$A$1:.$B$90];2;0)" office:value-type="string" office:string-value="Barbadian Dollar ">
            <text:p>Barbadian Dollar </text:p>
          </table:table-cell>
          <table:table-cell table:number-columns-repeated="3"/>
          <table:table-cell office:value-type="string">
            <text:p>BBD</text:p>
          </table:table-cell>
          <table:table-cell office:value-type="string">
            <text:p>Barbadian dollar</text:p>
          </table:table-cell>
        </table:table-row>
        <table:table-row table:style-name="ro1">
          <table:table-cell office:value-type="string">
            <text:p>BGN</text:p>
          </table:table-cell>
          <table:table-cell office:value-type="string">
            <text:p>Bulgarian Lev </text:p>
          </table:table-cell>
          <table:table-cell table:number-columns-repeated="2"/>
          <table:table-cell office:value-type="string">
            <text:p>BDT</text:p>
          </table:table-cell>
          <table:table-cell table:formula="of:=VLOOKUP([.$E13];[.$A$1:.$B$90];2;0)" office:value-type="string" office:string-value="Bangladeshi Taka ">
            <text:p>Bangladeshi Taka </text:p>
          </table:table-cell>
          <table:table-cell table:number-columns-repeated="3"/>
          <table:table-cell office:value-type="string">
            <text:p>BDT</text:p>
          </table:table-cell>
          <table:table-cell office:value-type="string">
            <text:p>Bangladeshi taka</text:p>
          </table:table-cell>
        </table:table-row>
        <table:table-row table:style-name="ro1">
          <table:table-cell office:value-type="string">
            <text:p>KHR</text:p>
          </table:table-cell>
          <table:table-cell office:value-type="string">
            <text:p>Cambodian Riel </text:p>
          </table:table-cell>
          <table:table-cell table:number-columns-repeated="2"/>
          <table:table-cell office:value-type="string">
            <text:p>BGN</text:p>
          </table:table-cell>
          <table:table-cell table:formula="of:=VLOOKUP([.$E14];[.$A$1:.$B$90];2;0)" office:value-type="string" office:string-value="Bulgarian Lev ">
            <text:p>Bulgarian Lev </text:p>
          </table:table-cell>
          <table:table-cell table:number-columns-repeated="3"/>
          <table:table-cell office:value-type="string">
            <text:p>BGN</text:p>
          </table:table-cell>
          <table:table-cell office:value-type="string">
            <text:p>Bulgarian lev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anadian Dollar </text:p>
          </table:table-cell>
          <table:table-cell table:number-columns-repeated="2"/>
          <table:table-cell office:value-type="string">
            <text:p>BHD</text:p>
          </table:table-cell>
          <table:table-cell table:formula="of:=VLOOKUP([.$E15];[.$A$1:.$B$90];2;0)" office:value-type="string" office:string-value="Bahraini Dinar ">
            <text:p>Bahraini Dinar </text:p>
          </table:table-cell>
          <table:table-cell table:number-columns-repeated="3"/>
          <table:table-cell office:value-type="string">
            <text:p>BHD</text:p>
          </table:table-cell>
          <table:table-cell office:value-type="string">
            <text:p>Bahraini dinar</text:p>
          </table:table-cell>
        </table:table-row>
        <table:table-row table:style-name="ro1">
          <table:table-cell office:value-type="string">
            <text:p>XAF</text:p>
          </table:table-cell>
          <table:table-cell office:value-type="string">
            <text:p>Central African Franc </text:p>
          </table:table-cell>
          <table:table-cell table:number-columns-repeated="2"/>
          <table:table-cell office:value-type="string">
            <text:p>BIF</text:p>
          </table:table-cell>
          <table:table-cell table:formula="of:=VLOOKUP([.$E16];[.$A$1:.$B$90];2;0)" office:value-type="float" office:value="0">
            <text:p>#N/A</text:p>
          </table:table-cell>
          <table:table-cell table:number-columns-repeated="3"/>
          <table:table-cell office:value-type="string">
            <text:p>BIF</text:p>
          </table:table-cell>
          <table:table-cell office:value-type="string">
            <text:p>Burundian franc</text:p>
          </table:table-cell>
        </table:table-row>
        <table:table-row table:style-name="ro1">
          <table:table-cell office:value-type="string">
            <text:p>XPF</text:p>
          </table:table-cell>
          <table:table-cell office:value-type="string">
            <text:p>CFP Franc </text:p>
          </table:table-cell>
          <table:table-cell table:number-columns-repeated="2"/>
          <table:table-cell office:value-type="string">
            <text:p>BMD</text:p>
          </table:table-cell>
          <table:table-cell table:formula="of:=VLOOKUP([.$E17];[.$A$1:.$B$90];2;0)" office:value-type="string" office:string-value="Bermudian Dollar ">
            <text:p>Bermudian Dollar </text:p>
          </table:table-cell>
          <table:table-cell table:number-columns-repeated="3"/>
          <table:table-cell office:value-type="string">
            <text:p>BMD</text:p>
          </table:table-cell>
          <table:table-cell office:value-type="string">
            <text:p>Bermudian dollar</text:p>
          </table:table-cell>
        </table:table-row>
        <table:table-row table:style-name="ro1">
          <table:table-cell office:value-type="string">
            <text:p>CLP</text:p>
          </table:table-cell>
          <table:table-cell office:value-type="string">
            <text:p>Chilean Peso </text:p>
          </table:table-cell>
          <table:table-cell table:number-columns-repeated="2"/>
          <table:table-cell office:value-type="string">
            <text:p>BND</text:p>
          </table:table-cell>
          <table:table-cell table:formula="of:=VLOOKUP([.$E18];[.$A$1:.$B$90];2;0)" office:value-type="float" office:value="0">
            <text:p>#N/A</text:p>
          </table:table-cell>
          <table:table-cell table:number-columns-repeated="3"/>
          <table:table-cell office:value-type="string">
            <text:p>BND</text:p>
          </table:table-cell>
          <table:table-cell office:value-type="string">
            <text:p>Brunei dollar</text:p>
          </table:table-cell>
        </table:table-row>
        <table:table-row table:style-name="ro1">
          <table:table-cell office:value-type="string">
            <text:p>CNY</text:p>
          </table:table-cell>
          <table:table-cell office:value-type="string">
            <text:p>Chinese Yuan </text:p>
          </table:table-cell>
          <table:table-cell table:number-columns-repeated="2"/>
          <table:table-cell office:value-type="string">
            <text:p>BOB</text:p>
          </table:table-cell>
          <table:table-cell table:formula="of:=VLOOKUP([.$E19];[.$A$1:.$B$90];2;0)" office:value-type="string" office:string-value="Bolivian Boliviano ">
            <text:p>Bolivian Boliviano </text:p>
          </table:table-cell>
          <table:table-cell table:number-columns-repeated="3"/>
          <table:table-cell office:value-type="string">
            <text:p>BOB</text:p>
          </table:table-cell>
          <table:table-cell office:value-type="string">
            <text:p>Bolivian boliviano</text:p>
          </table:table-cell>
        </table:table-row>
        <table:table-row table:style-name="ro1">
          <table:table-cell office:value-type="string">
            <text:p>COP</text:p>
          </table:table-cell>
          <table:table-cell office:value-type="string">
            <text:p>Colombian Peso </text:p>
          </table:table-cell>
          <table:table-cell table:number-columns-repeated="2"/>
          <table:table-cell office:value-type="string">
            <text:p>BRL</text:p>
          </table:table-cell>
          <table:table-cell table:formula="of:=VLOOKUP([.$E20];[.$A$1:.$B$90];2;0)" office:value-type="string" office:string-value="Brazilian Real ">
            <text:p>Brazilian Real </text:p>
          </table:table-cell>
          <table:table-cell table:number-columns-repeated="3"/>
          <table:table-cell office:value-type="string">
            <text:p>BRL</text:p>
          </table:table-cell>
          <table:table-cell office:value-type="string">
            <text:p>Brazilian real</text:p>
          </table:table-cell>
        </table:table-row>
        <table:table-row table:style-name="ro1">
          <table:table-cell office:value-type="string">
            <text:p>BAM</text:p>
          </table:table-cell>
          <table:table-cell office:value-type="string">
            <text:p>Convertible Mark </text:p>
          </table:table-cell>
          <table:table-cell table:number-columns-repeated="2"/>
          <table:table-cell office:value-type="string">
            <text:p>BSD</text:p>
          </table:table-cell>
          <table:table-cell table:formula="of:=VLOOKUP([.$E21];[.$A$1:.$B$90];2;0)" office:value-type="string" office:string-value="Bahamian Dollar ">
            <text:p>Bahamian Dollar </text:p>
          </table:table-cell>
          <table:table-cell table:number-columns-repeated="3"/>
          <table:table-cell office:value-type="string">
            <text:p>BSD</text:p>
          </table:table-cell>
          <table:table-cell office:value-type="string">
            <text:p>Bahamian dollar</text:p>
          </table:table-cell>
        </table:table-row>
        <table:table-row table:style-name="ro1">
          <table:table-cell office:value-type="string">
            <text:p>HRK</text:p>
          </table:table-cell>
          <table:table-cell office:value-type="string">
            <text:p>Croatian Kuna </text:p>
          </table:table-cell>
          <table:table-cell table:number-columns-repeated="2"/>
          <table:table-cell office:value-type="string">
            <text:p>BTN</text:p>
          </table:table-cell>
          <table:table-cell table:formula="of:=VLOOKUP([.$E22];[.$A$1:.$B$90];2;0)" office:value-type="float" office:value="0">
            <text:p>#N/A</text:p>
          </table:table-cell>
          <table:table-cell table:number-columns-repeated="3"/>
          <table:table-cell office:value-type="string">
            <text:p>BTN</text:p>
          </table:table-cell>
          <table:table-cell office:value-type="string">
            <text:p>Bhutanese ngultrum</text:p>
          </table:table-cell>
        </table:table-row>
        <table:table-row table:style-name="ro1">
          <table:table-cell office:value-type="string">
            <text:p>CZK</text:p>
          </table:table-cell>
          <table:table-cell office:value-type="string">
            <text:p>Czech Koruna </text:p>
          </table:table-cell>
          <table:table-cell table:number-columns-repeated="2"/>
          <table:table-cell office:value-type="string">
            <text:p>BWP</text:p>
          </table:table-cell>
          <table:table-cell table:formula="of:=VLOOKUP([.$E23];[.$A$1:.$B$90];2;0)" office:value-type="float" office:value="0">
            <text:p>#N/A</text:p>
          </table:table-cell>
          <table:table-cell table:number-columns-repeated="3"/>
          <table:table-cell office:value-type="string">
            <text:p>BWP</text:p>
          </table:table-cell>
          <table:table-cell office:value-type="string">
            <text:p>Botswana pula</text:p>
          </table:table-cell>
        </table:table-row>
        <table:table-row table:style-name="ro1">
          <table:table-cell office:value-type="string">
            <text:p>DKK</text:p>
          </table:table-cell>
          <table:table-cell office:value-type="string">
            <text:p>Danish Krone </text:p>
          </table:table-cell>
          <table:table-cell table:number-columns-repeated="2"/>
          <table:table-cell office:value-type="string">
            <text:p>BYR</text:p>
          </table:table-cell>
          <table:table-cell table:formula="of:=VLOOKUP([.$E24];[.$A$1:.$B$90];2;0)" office:value-type="float" office:value="0">
            <text:p>#N/A</text:p>
          </table:table-cell>
          <table:table-cell table:number-columns-repeated="3"/>
          <table:table-cell office:value-type="string">
            <text:p>BYR</text:p>
          </table:table-cell>
          <table:table-cell office:value-type="string">
            <text:p>Belarusian ruble</text:p>
          </table:table-cell>
        </table:table-row>
        <table:table-row table:style-name="ro1">
          <table:table-cell office:value-type="string">
            <text:p>XCD</text:p>
          </table:table-cell>
          <table:table-cell office:value-type="string">
            <text:p>East Caribbean Dollar </text:p>
          </table:table-cell>
          <table:table-cell table:number-columns-repeated="2"/>
          <table:table-cell office:value-type="string">
            <text:p>BZD</text:p>
          </table:table-cell>
          <table:table-cell table:formula="of:=VLOOKUP([.$E25];[.$A$1:.$B$90];2;0)" office:value-type="float" office:value="0">
            <text:p>#N/A</text:p>
          </table:table-cell>
          <table:table-cell table:number-columns-repeated="3"/>
          <table:table-cell office:value-type="string">
            <text:p>BZD</text:p>
          </table:table-cell>
          <table:table-cell office:value-type="string">
            <text:p>Belize dollar</text:p>
          </table:table-cell>
        </table:table-row>
        <table:table-row table:style-name="ro1">
          <table:table-cell office:value-type="string">
            <text:p>EGP</text:p>
          </table:table-cell>
          <table:table-cell office:value-type="string">
            <text:p>Egyptian Pound </text:p>
          </table:table-cell>
          <table:table-cell table:number-columns-repeated="2"/>
          <table:table-cell office:value-type="string">
            <text:p>CAD</text:p>
          </table:table-cell>
          <table:table-cell table:formula="of:=VLOOKUP([.$E26];[.$A$1:.$B$90];2;0)" office:value-type="string" office:string-value="Canadian Dollar ">
            <text:p>Canadian Dollar </text:p>
          </table:table-cell>
          <table:table-cell table:number-columns-repeated="3"/>
          <table:table-cell office:value-type="string">
            <text:p>CAD</text:p>
          </table:table-cell>
          <table:table-cell office:value-type="string">
            <text:p>Canadian dollar</text:p>
          </table:table-cell>
        </table:table-row>
        <table:table-row table:style-name="ro1">
          <table:table-cell office:value-type="string">
            <text:p>EUR</text:p>
          </table:table-cell>
          <table:table-cell office:value-type="string">
            <text:p>Euro </text:p>
          </table:table-cell>
          <table:table-cell table:number-columns-repeated="2"/>
          <table:table-cell office:value-type="string">
            <text:p>CDF</text:p>
          </table:table-cell>
          <table:table-cell table:formula="of:=VLOOKUP([.$E27];[.$A$1:.$B$90];2;0)" office:value-type="float" office:value="0">
            <text:p>#N/A</text:p>
          </table:table-cell>
          <table:table-cell table:number-columns-repeated="3"/>
          <table:table-cell office:value-type="string">
            <text:p>CDF</text:p>
          </table:table-cell>
          <table:table-cell office:value-type="string">
            <text:p>Congolese franc</text:p>
          </table:table-cell>
        </table:table-row>
        <table:table-row table:style-name="ro1">
          <table:table-cell office:value-type="string">
            <text:p>FJD</text:p>
          </table:table-cell>
          <table:table-cell office:value-type="string">
            <text:p>Fijian Dollar </text:p>
          </table:table-cell>
          <table:table-cell table:number-columns-repeated="2"/>
          <table:table-cell office:value-type="string">
            <text:p>CHF</text:p>
          </table:table-cell>
          <table:table-cell table:formula="of:=VLOOKUP([.$E28];[.$A$1:.$B$90];2;0)" office:value-type="string" office:string-value="Swiss Franc ">
            <text:p>Swiss Franc </text:p>
          </table:table-cell>
          <table:table-cell table:number-columns-repeated="3"/>
          <table:table-cell office:value-type="string">
            <text:p>CHF</text:p>
          </table:table-cell>
          <table:table-cell office:value-type="string">
            <text:p>Swiss franc</text:p>
          </table:table-cell>
        </table:table-row>
        <table:table-row table:style-name="ro2">
          <table:table-cell office:value-type="string">
            <text:p>GMD</text:p>
          </table:table-cell>
          <table:table-cell office:value-type="string">
            <text:p>Gambian Dalasi </text:p>
          </table:table-cell>
          <table:table-cell table:number-columns-repeated="2"/>
          <table:table-cell office:value-type="string">
            <text:p>CLF</text:p>
          </table:table-cell>
          <table:table-cell table:formula="of:=VLOOKUP([.$E29];[.$A$1:.$B$90];2;0)" office:value-type="float" office:value="0">
            <text:p>#N/A</text:p>
          </table:table-cell>
          <table:table-cell table:number-columns-repeated="3"/>
          <table:table-cell table:style-name="ce19" office:value-type="string">
            <text:p>CLF</text:p>
          </table:table-cell>
          <table:table-cell office:value-type="string">
            <text:p>Chilean Unidad de Fomento</text:p>
          </table:table-cell>
        </table:table-row>
        <table:table-row table:style-name="ro1">
          <table:table-cell office:value-type="string">
            <text:p>GHS</text:p>
          </table:table-cell>
          <table:table-cell office:value-type="string">
            <text:p>Ghana Cedi </text:p>
          </table:table-cell>
          <table:table-cell table:number-columns-repeated="2"/>
          <table:table-cell office:value-type="string">
            <text:p>CLP</text:p>
          </table:table-cell>
          <table:table-cell table:formula="of:=VLOOKUP([.$E30];[.$A$1:.$B$90];2;0)" office:value-type="string" office:string-value="Chilean Peso ">
            <text:p>Chilean Peso </text:p>
          </table:table-cell>
          <table:table-cell table:number-columns-repeated="3"/>
          <table:table-cell office:value-type="string">
            <text:p>CLP</text:p>
          </table:table-cell>
          <table:table-cell office:value-type="string">
            <text:p>Chilean peso</text:p>
          </table:table-cell>
        </table:table-row>
        <table:table-row table:style-name="ro2">
          <table:table-cell office:value-type="string">
            <text:p>GTQ</text:p>
          </table:table-cell>
          <table:table-cell office:value-type="string">
            <text:p>Guatemalan Quetzal </text:p>
          </table:table-cell>
          <table:table-cell table:number-columns-repeated="2"/>
          <table:table-cell office:value-type="string">
            <text:p>CNH</text:p>
          </table:table-cell>
          <table:table-cell table:formula="of:=VLOOKUP([.$E31];[.$A$1:.$B$90];2;0)" office:value-type="float" office:value="0">
            <text:p>#N/A</text:p>
          </table:table-cell>
          <table:table-cell table:number-columns-repeated="3"/>
          <table:table-cell table:style-name="ce19" office:value-type="string">
            <text:p>CNH</text:p>
          </table:table-cell>
          <table:table-cell office:value-type="string">
            <text:p> Chinese Offshore Yuan</text:p>
          </table:table-cell>
        </table:table-row>
        <table:table-row table:style-name="ro1">
          <table:table-cell office:value-type="string">
            <text:p>HKD</text:p>
          </table:table-cell>
          <table:table-cell office:value-type="string">
            <text:p>Hong Kong Dollar </text:p>
          </table:table-cell>
          <table:table-cell table:number-columns-repeated="2"/>
          <table:table-cell office:value-type="string">
            <text:p>CNY</text:p>
          </table:table-cell>
          <table:table-cell table:formula="of:=VLOOKUP([.$E32];[.$A$1:.$B$90];2;0)" office:value-type="string" office:string-value="Chinese Yuan ">
            <text:p>Chinese Yuan </text:p>
          </table:table-cell>
          <table:table-cell table:number-columns-repeated="3"/>
          <table:table-cell office:value-type="string">
            <text:p>CNY</text:p>
          </table:table-cell>
          <table:table-cell office:value-type="string">
            <text:p>Chinese yuan</text:p>
          </table:table-cell>
        </table:table-row>
        <table:table-row table:style-name="ro1">
          <table:table-cell office:value-type="string">
            <text:p>HUF</text:p>
          </table:table-cell>
          <table:table-cell office:value-type="string">
            <text:p>Hungarian Forint </text:p>
          </table:table-cell>
          <table:table-cell table:number-columns-repeated="2"/>
          <table:table-cell office:value-type="string">
            <text:p>COP</text:p>
          </table:table-cell>
          <table:table-cell table:formula="of:=VLOOKUP([.$E33];[.$A$1:.$B$90];2;0)" office:value-type="string" office:string-value="Colombian Peso ">
            <text:p>Colombian Peso </text:p>
          </table:table-cell>
          <table:table-cell table:number-columns-repeated="3"/>
          <table:table-cell office:value-type="string">
            <text:p>COP</text:p>
          </table:table-cell>
          <table:table-cell office:value-type="string">
            <text:p>Colombian peso</text:p>
          </table:table-cell>
        </table:table-row>
        <table:table-row table:style-name="ro1">
          <table:table-cell office:value-type="string">
            <text:p>ISK</text:p>
          </table:table-cell>
          <table:table-cell office:value-type="string">
            <text:p>Icelandic Krona </text:p>
          </table:table-cell>
          <table:table-cell table:number-columns-repeated="2"/>
          <table:table-cell office:value-type="string">
            <text:p>COPPER HIGHGRADE</text:p>
          </table:table-cell>
          <table:table-cell table:formula="of:=VLOOKUP([.$E34];[.$A$1:.$B$90];2;0)" office:value-type="float" office:value="0">
            <text:p>#N/A</text:p>
          </table:table-cell>
          <table:table-cell table:number-columns-repeated="3"/>
          <table:table-cell table:number-columns-repeated="2" office:value-type="string">
            <text:p>COPPER HIGHGRADE</text:p>
          </table:table-cell>
        </table:table-row>
        <table:table-row table:style-name="ro1">
          <table:table-cell office:value-type="string">
            <text:p>INR</text:p>
          </table:table-cell>
          <table:table-cell office:value-type="string">
            <text:p>Indian Rupee </text:p>
          </table:table-cell>
          <table:table-cell table:number-columns-repeated="2"/>
          <table:table-cell office:value-type="string">
            <text:p>CRC</text:p>
          </table:table-cell>
          <table:table-cell table:formula="of:=VLOOKUP([.$E35];[.$A$1:.$B$90];2;0)" office:value-type="float" office:value="0">
            <text:p>#N/A</text:p>
          </table:table-cell>
          <table:table-cell table:number-columns-repeated="3"/>
          <table:table-cell office:value-type="string">
            <text:p>CRC</text:p>
          </table:table-cell>
          <table:table-cell office:value-type="string">
            <text:p>Costa Rican colón</text:p>
          </table:table-cell>
        </table:table-row>
        <table:table-row table:style-name="ro1">
          <table:table-cell office:value-type="string">
            <text:p>IDR</text:p>
          </table:table-cell>
          <table:table-cell office:value-type="string">
            <text:p>Indonesian Rupiah </text:p>
          </table:table-cell>
          <table:table-cell table:number-columns-repeated="2"/>
          <table:table-cell office:value-type="string">
            <text:p>CUP</text:p>
          </table:table-cell>
          <table:table-cell table:formula="of:=VLOOKUP([.$E36];[.$A$1:.$B$90];2;0)" office:value-type="float" office:value="0">
            <text:p>#N/A</text:p>
          </table:table-cell>
          <table:table-cell table:number-columns-repeated="3"/>
          <table:table-cell office:value-type="string">
            <text:p>CUP</text:p>
          </table:table-cell>
          <table:table-cell office:value-type="string">
            <text:p>Cuban peso</text:p>
          </table:table-cell>
        </table:table-row>
        <table:table-row table:style-name="ro1">
          <table:table-cell office:value-type="string">
            <text:p>ILS</text:p>
          </table:table-cell>
          <table:table-cell office:value-type="string">
            <text:p>Israeli Sheqel </text:p>
          </table:table-cell>
          <table:table-cell table:number-columns-repeated="2"/>
          <table:table-cell office:value-type="string">
            <text:p>CVE</text:p>
          </table:table-cell>
          <table:table-cell table:formula="of:=VLOOKUP([.$E37];[.$A$1:.$B$90];2;0)" office:value-type="float" office:value="0">
            <text:p>#N/A</text:p>
          </table:table-cell>
          <table:table-cell table:number-columns-repeated="3"/>
          <table:table-cell office:value-type="string">
            <text:p>CVE</text:p>
          </table:table-cell>
          <table:table-cell office:value-type="string">
            <text:p>Cape Verdean escudo</text:p>
          </table:table-cell>
        </table:table-row>
        <table:table-row table:style-name="ro1">
          <table:table-cell office:value-type="string">
            <text:p>JMD</text:p>
          </table:table-cell>
          <table:table-cell office:value-type="string">
            <text:p>Jamaican Dollar </text:p>
          </table:table-cell>
          <table:table-cell table:number-columns-repeated="2"/>
          <table:table-cell office:value-type="string">
            <text:p>CZK</text:p>
          </table:table-cell>
          <table:table-cell table:formula="of:=VLOOKUP([.$E38];[.$A$1:.$B$90];2;0)" office:value-type="string" office:string-value="Czech Koruna ">
            <text:p>Czech Koruna </text:p>
          </table:table-cell>
          <table:table-cell table:number-columns-repeated="3"/>
          <table:table-cell office:value-type="string">
            <text:p>CZK</text:p>
          </table:table-cell>
          <table:table-cell office:value-type="string">
            <text:p>Czech koruna</text:p>
          </table:table-cell>
        </table:table-row>
        <table:table-row table:style-name="ro1">
          <table:table-cell office:value-type="string">
            <text:p>JPY</text:p>
          </table:table-cell>
          <table:table-cell office:value-type="string">
            <text:p>Japanese Yen </text:p>
          </table:table-cell>
          <table:table-cell table:number-columns-repeated="2"/>
          <table:table-cell office:value-type="string">
            <text:p>DJF</text:p>
          </table:table-cell>
          <table:table-cell table:formula="of:=VLOOKUP([.$E39];[.$A$1:.$B$90];2;0)" office:value-type="float" office:value="0">
            <text:p>#N/A</text:p>
          </table:table-cell>
          <table:table-cell table:number-columns-repeated="3"/>
          <table:table-cell office:value-type="string">
            <text:p>DJF</text:p>
          </table:table-cell>
          <table:table-cell office:value-type="string">
            <text:p>Djiboutian franc</text:p>
          </table:table-cell>
        </table:table-row>
        <table:table-row table:style-name="ro1">
          <table:table-cell office:value-type="string">
            <text:p>JOD</text:p>
          </table:table-cell>
          <table:table-cell office:value-type="string">
            <text:p>Jordanian Dinar </text:p>
          </table:table-cell>
          <table:table-cell table:number-columns-repeated="2"/>
          <table:table-cell office:value-type="string">
            <text:p>DKK</text:p>
          </table:table-cell>
          <table:table-cell table:formula="of:=VLOOKUP([.$E40];[.$A$1:.$B$90];2;0)" office:value-type="string" office:string-value="Danish Krone ">
            <text:p>Danish Krone </text:p>
          </table:table-cell>
          <table:table-cell table:number-columns-repeated="3"/>
          <table:table-cell office:value-type="string">
            <text:p>DKK</text:p>
          </table:table-cell>
          <table:table-cell office:value-type="string">
            <text:p>Danish krone</text:p>
          </table:table-cell>
        </table:table-row>
        <table:table-row table:style-name="ro1">
          <table:table-cell office:value-type="string">
            <text:p>KES</text:p>
          </table:table-cell>
          <table:table-cell office:value-type="string">
            <text:p>Kenyan Shilling </text:p>
          </table:table-cell>
          <table:table-cell table:number-columns-repeated="2"/>
          <table:table-cell office:value-type="string">
            <text:p>DOP</text:p>
          </table:table-cell>
          <table:table-cell table:formula="of:=VLOOKUP([.$E41];[.$A$1:.$B$90];2;0)" office:value-type="float" office:value="0">
            <text:p>#N/A</text:p>
          </table:table-cell>
          <table:table-cell table:number-columns-repeated="3"/>
          <table:table-cell office:value-type="string">
            <text:p>DOP</text:p>
          </table:table-cell>
          <table:table-cell office:value-type="string">
            <text:p>Dominican peso</text:p>
          </table:table-cell>
        </table:table-row>
        <table:table-row table:style-name="ro1">
          <table:table-cell office:value-type="string">
            <text:p>KWD</text:p>
          </table:table-cell>
          <table:table-cell office:value-type="string">
            <text:p>Kuwaiti Dinar </text:p>
          </table:table-cell>
          <table:table-cell table:number-columns-repeated="2"/>
          <table:table-cell office:value-type="string">
            <text:p>DZD</text:p>
          </table:table-cell>
          <table:table-cell table:formula="of:=VLOOKUP([.$E42];[.$A$1:.$B$90];2;0)" office:value-type="float" office:value="0">
            <text:p>#N/A</text:p>
          </table:table-cell>
          <table:table-cell table:number-columns-repeated="3"/>
          <table:table-cell office:value-type="string">
            <text:p>DZD</text:p>
          </table:table-cell>
          <table:table-cell office:value-type="string">
            <text:p>Algerian dinar</text:p>
          </table:table-cell>
        </table:table-row>
        <table:table-row table:style-name="ro1">
          <table:table-cell office:value-type="string">
            <text:p>LAK</text:p>
          </table:table-cell>
          <table:table-cell office:value-type="string">
            <text:p>Lao Kip </text:p>
          </table:table-cell>
          <table:table-cell table:number-columns-repeated="2"/>
          <table:table-cell office:value-type="string">
            <text:p>EGP</text:p>
          </table:table-cell>
          <table:table-cell table:formula="of:=VLOOKUP([.$E43];[.$A$1:.$B$90];2;0)" office:value-type="string" office:string-value="Egyptian Pound ">
            <text:p>Egyptian Pound </text:p>
          </table:table-cell>
          <table:table-cell table:number-columns-repeated="3"/>
          <table:table-cell office:value-type="string">
            <text:p>EGP</text:p>
          </table:table-cell>
          <table:table-cell office:value-type="string">
            <text:p>Egyptian pound</text:p>
          </table:table-cell>
        </table:table-row>
        <table:table-row table:style-name="ro1">
          <table:table-cell office:value-type="string">
            <text:p>LVL</text:p>
          </table:table-cell>
          <table:table-cell office:value-type="string">
            <text:p>Latvian Lats </text:p>
          </table:table-cell>
          <table:table-cell table:number-columns-repeated="2"/>
          <table:table-cell office:value-type="string">
            <text:p>ETB</text:p>
          </table:table-cell>
          <table:table-cell table:formula="of:=VLOOKUP([.$E44];[.$A$1:.$B$90];2;0)" office:value-type="float" office:value="0">
            <text:p>#N/A</text:p>
          </table:table-cell>
          <table:table-cell table:number-columns-repeated="3"/>
          <table:table-cell office:value-type="string">
            <text:p>ETB</text:p>
          </table:table-cell>
          <table:table-cell office:value-type="string">
            <text:p>Ethiopian birr</text:p>
          </table:table-cell>
        </table:table-row>
        <table:table-row table:style-name="ro1">
          <table:table-cell office:value-type="string">
            <text:p>LBP</text:p>
          </table:table-cell>
          <table:table-cell office:value-type="string">
            <text:p>Lebanese Pound </text:p>
          </table:table-cell>
          <table:table-cell table:number-columns-repeated="2"/>
          <table:table-cell office:value-type="string">
            <text:p>EUR</text:p>
          </table:table-cell>
          <table:table-cell table:formula="of:=VLOOKUP([.$E45];[.$A$1:.$B$90];2;0)" office:value-type="string" office:string-value="Euro ">
            <text:p>Euro </text:p>
          </table:table-cell>
          <table:table-cell table:number-columns-repeated="3"/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LTL</text:p>
          </table:table-cell>
          <table:table-cell office:value-type="string">
            <text:p>Lithuanian Litas </text:p>
          </table:table-cell>
          <table:table-cell table:number-columns-repeated="2"/>
          <table:table-cell office:value-type="string">
            <text:p>FJD</text:p>
          </table:table-cell>
          <table:table-cell table:formula="of:=VLOOKUP([.$E46];[.$A$1:.$B$90];2;0)" office:value-type="string" office:string-value="Fijian Dollar ">
            <text:p>Fijian Dollar </text:p>
          </table:table-cell>
          <table:table-cell table:number-columns-repeated="3"/>
          <table:table-cell office:value-type="string">
            <text:p>FJD</text:p>
          </table:table-cell>
          <table:table-cell office:value-type="string">
            <text:p>Fijian dollar</text:p>
          </table:table-cell>
        </table:table-row>
        <table:table-row table:style-name="ro1">
          <table:table-cell office:value-type="string">
            <text:p>MKD</text:p>
          </table:table-cell>
          <table:table-cell office:value-type="string">
            <text:p>Macedonian Denar </text:p>
          </table:table-cell>
          <table:table-cell table:number-columns-repeated="2"/>
          <table:table-cell office:value-type="string">
            <text:p>FKP</text:p>
          </table:table-cell>
          <table:table-cell table:formula="of:=VLOOKUP([.$E47];[.$A$1:.$B$90];2;0)" office:value-type="float" office:value="0">
            <text:p>#N/A</text:p>
          </table:table-cell>
          <table:table-cell table:number-columns-repeated="3"/>
          <table:table-cell office:value-type="string">
            <text:p>FKP</text:p>
          </table:table-cell>
          <table:table-cell office:value-type="string">
            <text:p>Falkland Islands pound</text:p>
          </table:table-cell>
        </table:table-row>
        <table:table-row table:style-name="ro1">
          <table:table-cell office:value-type="string">
            <text:p>MGA</text:p>
          </table:table-cell>
          <table:table-cell office:value-type="string">
            <text:p>Malagasy Ariary </text:p>
          </table:table-cell>
          <table:table-cell table:number-columns-repeated="2"/>
          <table:table-cell office:value-type="string">
            <text:p>GBP</text:p>
          </table:table-cell>
          <table:table-cell table:formula="of:=VLOOKUP([.$E48];[.$A$1:.$B$90];2;0)" office:value-type="string" office:string-value="British Pound Sterling ">
            <text:p>British Pound Sterling </text:p>
          </table:table-cell>
          <table:table-cell table:number-columns-repeated="3"/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1">
          <table:table-cell office:value-type="string">
            <text:p>MYR</text:p>
          </table:table-cell>
          <table:table-cell office:value-type="string">
            <text:p>Malaysian Ringgit </text:p>
          </table:table-cell>
          <table:table-cell table:number-columns-repeated="2"/>
          <table:table-cell office:value-type="string">
            <text:p>GEL</text:p>
          </table:table-cell>
          <table:table-cell table:formula="of:=VLOOKUP([.$E49];[.$A$1:.$B$90];2;0)" office:value-type="float" office:value="0">
            <text:p>#N/A</text:p>
          </table:table-cell>
          <table:table-cell table:number-columns-repeated="3"/>
          <table:table-cell office:value-type="string">
            <text:p>GEL</text:p>
          </table:table-cell>
          <table:table-cell office:value-type="string">
            <text:p>Georgian lari</text:p>
          </table:table-cell>
        </table:table-row>
        <table:table-row table:style-name="ro1">
          <table:table-cell office:value-type="string">
            <text:p>MVR</text:p>
          </table:table-cell>
          <table:table-cell office:value-type="string">
            <text:p>Maldivian Rufiyaa </text:p>
          </table:table-cell>
          <table:table-cell table:number-columns-repeated="2"/>
          <table:table-cell office:value-type="string">
            <text:p>GHS</text:p>
          </table:table-cell>
          <table:table-cell table:formula="of:=VLOOKUP([.$E50];[.$A$1:.$B$90];2;0)" office:value-type="string" office:string-value="Ghana Cedi ">
            <text:p>Ghana Cedi </text:p>
          </table:table-cell>
          <table:table-cell table:number-columns-repeated="3"/>
          <table:table-cell office:value-type="string">
            <text:p>GHS</text:p>
          </table:table-cell>
          <table:table-cell office:value-type="string">
            <text:p>Ghana cedi</text:p>
          </table:table-cell>
        </table:table-row>
        <table:table-row table:style-name="ro1">
          <table:table-cell office:value-type="string">
            <text:p>MUR</text:p>
          </table:table-cell>
          <table:table-cell office:value-type="string">
            <text:p>Mauritian Rupee </text:p>
          </table:table-cell>
          <table:table-cell table:number-columns-repeated="2"/>
          <table:table-cell office:value-type="string">
            <text:p>GIP</text:p>
          </table:table-cell>
          <table:table-cell table:formula="of:=VLOOKUP([.$E51];[.$A$1:.$B$90];2;0)" office:value-type="float" office:value="0">
            <text:p>#N/A</text:p>
          </table:table-cell>
          <table:table-cell table:number-columns-repeated="3"/>
          <table:table-cell office:value-type="string">
            <text:p>GIP</text:p>
          </table:table-cell>
          <table:table-cell office:value-type="string">
            <text:p>Gibraltar pound</text:p>
          </table:table-cell>
        </table:table-row>
        <table:table-row table:style-name="ro1">
          <table:table-cell office:value-type="string">
            <text:p>MXN</text:p>
          </table:table-cell>
          <table:table-cell office:value-type="string">
            <text:p>Mexican Peso </text:p>
          </table:table-cell>
          <table:table-cell table:number-columns-repeated="2"/>
          <table:table-cell office:value-type="string">
            <text:p>GMD</text:p>
          </table:table-cell>
          <table:table-cell table:formula="of:=VLOOKUP([.$E52];[.$A$1:.$B$90];2;0)" office:value-type="string" office:string-value="Gambian Dalasi ">
            <text:p>Gambian Dalasi </text:p>
          </table:table-cell>
          <table:table-cell table:number-columns-repeated="3"/>
          <table:table-cell office:value-type="string">
            <text:p>GMD</text:p>
          </table:table-cell>
          <table:table-cell office:value-type="string">
            <text:p>Gambian dalasi</text:p>
          </table:table-cell>
        </table:table-row>
        <table:table-row table:style-name="ro1">
          <table:table-cell office:value-type="string">
            <text:p>MDL</text:p>
          </table:table-cell>
          <table:table-cell office:value-type="string">
            <text:p>Moldovan Leu </text:p>
          </table:table-cell>
          <table:table-cell table:number-columns-repeated="2"/>
          <table:table-cell office:value-type="string">
            <text:p>GNF</text:p>
          </table:table-cell>
          <table:table-cell table:formula="of:=VLOOKUP([.$E53];[.$A$1:.$B$90];2;0)" office:value-type="float" office:value="0">
            <text:p>#N/A</text:p>
          </table:table-cell>
          <table:table-cell table:number-columns-repeated="3"/>
          <table:table-cell office:value-type="string">
            <text:p>GNF</text:p>
          </table:table-cell>
          <table:table-cell office:value-type="string">
            <text:p>Guinean franc</text:p>
          </table:table-cell>
        </table:table-row>
        <table:table-row table:style-name="ro1">
          <table:table-cell office:value-type="string">
            <text:p>MAD</text:p>
          </table:table-cell>
          <table:table-cell office:value-type="string">
            <text:p>Moroccan Dirham </text:p>
          </table:table-cell>
          <table:table-cell table:number-columns-repeated="2"/>
          <table:table-cell office:value-type="string">
            <text:p>GOLD 1 UZ</text:p>
          </table:table-cell>
          <table:table-cell table:formula="of:=VLOOKUP([.$E54];[.$A$1:.$B$90];2;0)" office:value-type="float" office:value="0">
            <text:p>#N/A</text:p>
          </table:table-cell>
          <table:table-cell table:number-columns-repeated="3"/>
          <table:table-cell table:number-columns-repeated="2" office:value-type="string">
            <text:p>GOLD 1 UZ</text:p>
          </table:table-cell>
        </table:table-row>
        <table:table-row table:style-name="ro1">
          <table:table-cell office:value-type="string">
            <text:p>NAD</text:p>
          </table:table-cell>
          <table:table-cell office:value-type="string">
            <text:p>Namibian Dollar </text:p>
          </table:table-cell>
          <table:table-cell table:number-columns-repeated="2"/>
          <table:table-cell office:value-type="string">
            <text:p>GTQ</text:p>
          </table:table-cell>
          <table:table-cell table:formula="of:=VLOOKUP([.$E55];[.$A$1:.$B$90];2;0)" office:value-type="string" office:string-value="Guatemalan Quetzal ">
            <text:p>Guatemalan Quetzal </text:p>
          </table:table-cell>
          <table:table-cell table:number-columns-repeated="3"/>
          <table:table-cell office:value-type="string">
            <text:p>GTQ</text:p>
          </table:table-cell>
          <table:table-cell office:value-type="string">
            <text:p>Guatemalan quetzal</text:p>
          </table:table-cell>
        </table:table-row>
        <table:table-row table:style-name="ro1">
          <table:table-cell office:value-type="string">
            <text:p>NPR</text:p>
          </table:table-cell>
          <table:table-cell office:value-type="string">
            <text:p>Nepalese Rupee </text:p>
          </table:table-cell>
          <table:table-cell table:number-columns-repeated="2"/>
          <table:table-cell office:value-type="string">
            <text:p>GYD</text:p>
          </table:table-cell>
          <table:table-cell table:formula="of:=VLOOKUP([.$E56];[.$A$1:.$B$90];2;0)" office:value-type="float" office:value="0">
            <text:p>#N/A</text:p>
          </table:table-cell>
          <table:table-cell table:number-columns-repeated="3"/>
          <table:table-cell office:value-type="string">
            <text:p>GYD</text:p>
          </table:table-cell>
          <table:table-cell office:value-type="string">
            <text:p>Guyanese dollar</text:p>
          </table:table-cell>
        </table:table-row>
        <table:table-row table:style-name="ro1">
          <table:table-cell office:value-type="string">
            <text:p>NZD</text:p>
          </table:table-cell>
          <table:table-cell office:value-type="string">
            <text:p>New Zealand Dollar </text:p>
          </table:table-cell>
          <table:table-cell table:number-columns-repeated="2"/>
          <table:table-cell office:value-type="string">
            <text:p>HKD</text:p>
          </table:table-cell>
          <table:table-cell table:formula="of:=VLOOKUP([.$E57];[.$A$1:.$B$90];2;0)" office:value-type="string" office:string-value="Hong Kong Dollar ">
            <text:p>Hong Kong Dollar </text:p>
          </table:table-cell>
          <table:table-cell table:number-columns-repeated="3"/>
          <table:table-cell office:value-type="string">
            <text:p>HKD</text:p>
          </table:table-cell>
          <table:table-cell office:value-type="string">
            <text:p>Hong Kong dollar</text:p>
          </table:table-cell>
        </table:table-row>
        <table:table-row table:style-name="ro1">
          <table:table-cell office:value-type="string">
            <text:p>NGN</text:p>
          </table:table-cell>
          <table:table-cell office:value-type="string">
            <text:p>Nigerian Naira </text:p>
          </table:table-cell>
          <table:table-cell table:number-columns-repeated="2"/>
          <table:table-cell office:value-type="string">
            <text:p>HNL</text:p>
          </table:table-cell>
          <table:table-cell table:formula="of:=VLOOKUP([.$E58];[.$A$1:.$B$90];2;0)" office:value-type="float" office:value="0">
            <text:p>#N/A</text:p>
          </table:table-cell>
          <table:table-cell table:number-columns-repeated="3"/>
          <table:table-cell office:value-type="string">
            <text:p>HNL</text:p>
          </table:table-cell>
          <table:table-cell office:value-type="string">
            <text:p>Honduran lempira</text:p>
          </table:table-cell>
        </table:table-row>
        <table:table-row table:style-name="ro1">
          <table:table-cell office:value-type="string">
            <text:p>NOK</text:p>
          </table:table-cell>
          <table:table-cell office:value-type="string">
            <text:p>Norwegian Krone </text:p>
          </table:table-cell>
          <table:table-cell table:number-columns-repeated="2"/>
          <table:table-cell office:value-type="string">
            <text:p>HRK</text:p>
          </table:table-cell>
          <table:table-cell table:formula="of:=VLOOKUP([.$E59];[.$A$1:.$B$90];2;0)" office:value-type="string" office:string-value="Croatian Kuna ">
            <text:p>Croatian Kuna </text:p>
          </table:table-cell>
          <table:table-cell table:number-columns-repeated="3"/>
          <table:table-cell office:value-type="string">
            <text:p>HRK</text:p>
          </table:table-cell>
          <table:table-cell office:value-type="string">
            <text:p>Croatian kuna</text:p>
          </table:table-cell>
        </table:table-row>
        <table:table-row table:style-name="ro1">
          <table:table-cell office:value-type="string">
            <text:p>OMR</text:p>
          </table:table-cell>
          <table:table-cell office:value-type="string">
            <text:p>Omani Rial </text:p>
          </table:table-cell>
          <table:table-cell table:number-columns-repeated="2"/>
          <table:table-cell office:value-type="string">
            <text:p>HTG</text:p>
          </table:table-cell>
          <table:table-cell table:formula="of:=VLOOKUP([.$E60];[.$A$1:.$B$90];2;0)" office:value-type="float" office:value="0">
            <text:p>#N/A</text:p>
          </table:table-cell>
          <table:table-cell table:number-columns-repeated="3"/>
          <table:table-cell office:value-type="string">
            <text:p>HTG</text:p>
          </table:table-cell>
          <table:table-cell office:value-type="string">
            <text:p>Haitian gourde</text:p>
          </table:table-cell>
        </table:table-row>
        <table:table-row table:style-name="ro1">
          <table:table-cell office:value-type="string">
            <text:p>PKR</text:p>
          </table:table-cell>
          <table:table-cell office:value-type="string">
            <text:p>Pakistani Rupee </text:p>
          </table:table-cell>
          <table:table-cell table:number-columns-repeated="2"/>
          <table:table-cell office:value-type="string">
            <text:p>HUF</text:p>
          </table:table-cell>
          <table:table-cell table:formula="of:=VLOOKUP([.$E61];[.$A$1:.$B$90];2;0)" office:value-type="string" office:string-value="Hungarian Forint ">
            <text:p>Hungarian Forint </text:p>
          </table:table-cell>
          <table:table-cell table:number-columns-repeated="3"/>
          <table:table-cell office:value-type="string">
            <text:p>HUF</text:p>
          </table:table-cell>
          <table:table-cell office:value-type="string">
            <text:p>Hungarian forint</text:p>
          </table:table-cell>
        </table:table-row>
        <table:table-row table:style-name="ro1">
          <table:table-cell office:value-type="string">
            <text:p>PAB</text:p>
          </table:table-cell>
          <table:table-cell office:value-type="string">
            <text:p>Panamanian Balboa </text:p>
          </table:table-cell>
          <table:table-cell table:number-columns-repeated="2"/>
          <table:table-cell office:value-type="string">
            <text:p>IDR</text:p>
          </table:table-cell>
          <table:table-cell table:formula="of:=VLOOKUP([.$E62];[.$A$1:.$B$90];2;0)" office:value-type="string" office:string-value="Indonesian Rupiah ">
            <text:p>Indonesian Rupiah </text:p>
          </table:table-cell>
          <table:table-cell table:number-columns-repeated="3"/>
          <table:table-cell office:value-type="string">
            <text:p>IDR</text:p>
          </table:table-cell>
          <table:table-cell office:value-type="string">
            <text:p>Indonesian rupiah</text:p>
          </table:table-cell>
        </table:table-row>
        <table:table-row table:style-name="ro2">
          <table:table-cell office:value-type="string">
            <text:p>PYG</text:p>
          </table:table-cell>
          <table:table-cell office:value-type="string">
            <text:p>Paraguayan Guaraní </text:p>
          </table:table-cell>
          <table:table-cell table:number-columns-repeated="2"/>
          <table:table-cell office:value-type="string">
            <text:p>IEP</text:p>
          </table:table-cell>
          <table:table-cell table:formula="of:=VLOOKUP([.$E63];[.$A$1:.$B$90];2;0)" office:value-type="float" office:value="0">
            <text:p>#N/A</text:p>
          </table:table-cell>
          <table:table-cell table:number-columns-repeated="3"/>
          <table:table-cell table:style-name="ce19" office:value-type="string">
            <text:p>IEP</text:p>
          </table:table-cell>
          <table:table-cell office:value-type="string">
            <text:p>Irish Pound</text:p>
          </table:table-cell>
        </table:table-row>
        <table:table-row table:style-name="ro1">
          <table:table-cell office:value-type="string">
            <text:p>PEN</text:p>
          </table:table-cell>
          <table:table-cell office:value-type="string">
            <text:p>Peruvian Sol </text:p>
          </table:table-cell>
          <table:table-cell table:number-columns-repeated="2"/>
          <table:table-cell office:value-type="string">
            <text:p>ILS</text:p>
          </table:table-cell>
          <table:table-cell table:formula="of:=VLOOKUP([.$E64];[.$A$1:.$B$90];2;0)" office:value-type="string" office:string-value="Israeli Sheqel ">
            <text:p>Israeli Sheqel </text:p>
          </table:table-cell>
          <table:table-cell table:number-columns-repeated="3"/>
          <table:table-cell office:value-type="string">
            <text:p>ILS</text:p>
          </table:table-cell>
          <table:table-cell office:value-type="string">
            <text:p>Israeli new shekel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string">
            <text:p>Philippine Peso </text:p>
          </table:table-cell>
          <table:table-cell table:number-columns-repeated="2"/>
          <table:table-cell office:value-type="string">
            <text:p>INR</text:p>
          </table:table-cell>
          <table:table-cell table:formula="of:=VLOOKUP([.$E65];[.$A$1:.$B$90];2;0)" office:value-type="string" office:string-value="Indian Rupee ">
            <text:p>Indian Rupee </text:p>
          </table:table-cell>
          <table:table-cell table:number-columns-repeated="3"/>
          <table:table-cell office:value-type="string">
            <text:p>INR</text:p>
          </table:table-cell>
          <table:table-cell office:value-type="string">
            <text:p>Indian rupee</text:p>
          </table:table-cell>
        </table:table-row>
        <table:table-row table:style-name="ro1">
          <table:table-cell office:value-type="string">
            <text:p>PLN</text:p>
          </table:table-cell>
          <table:table-cell office:value-type="string">
            <text:p>Polish Zloty </text:p>
          </table:table-cell>
          <table:table-cell table:number-columns-repeated="2"/>
          <table:table-cell office:value-type="string">
            <text:p>IQD</text:p>
          </table:table-cell>
          <table:table-cell table:formula="of:=VLOOKUP([.$E66];[.$A$1:.$B$90];2;0)" office:value-type="float" office:value="0">
            <text:p>#N/A</text:p>
          </table:table-cell>
          <table:table-cell table:number-columns-repeated="3"/>
          <table:table-cell office:value-type="string">
            <text:p>IQD</text:p>
          </table:table-cell>
          <table:table-cell office:value-type="string">
            <text:p>Iraqi dinar</text:p>
          </table:table-cell>
        </table:table-row>
        <table:table-row table:style-name="ro1">
          <table:table-cell office:value-type="string">
            <text:p>QAR</text:p>
          </table:table-cell>
          <table:table-cell office:value-type="string">
            <text:p>Qatari Riyal </text:p>
          </table:table-cell>
          <table:table-cell table:number-columns-repeated="2"/>
          <table:table-cell office:value-type="string">
            <text:p>IRR</text:p>
          </table:table-cell>
          <table:table-cell table:formula="of:=VLOOKUP([.$E67];[.$A$1:.$B$90];2;0)" office:value-type="float" office:value="0">
            <text:p>#N/A</text:p>
          </table:table-cell>
          <table:table-cell table:number-columns-repeated="3"/>
          <table:table-cell office:value-type="string">
            <text:p>IRR</text:p>
          </table:table-cell>
          <table:table-cell office:value-type="string">
            <text:p>Iranian rial</text:p>
          </table:table-cell>
        </table:table-row>
        <table:table-row table:style-name="ro1">
          <table:table-cell office:value-type="string">
            <text:p>RON</text:p>
          </table:table-cell>
          <table:table-cell office:value-type="string">
            <text:p>Romanian Leu </text:p>
          </table:table-cell>
          <table:table-cell table:number-columns-repeated="2"/>
          <table:table-cell office:value-type="string">
            <text:p>ISK</text:p>
          </table:table-cell>
          <table:table-cell table:formula="of:=VLOOKUP([.$E68];[.$A$1:.$B$90];2;0)" office:value-type="string" office:string-value="Icelandic Krona ">
            <text:p>Icelandic Krona </text:p>
          </table:table-cell>
          <table:table-cell table:number-columns-repeated="3"/>
          <table:table-cell office:value-type="string">
            <text:p>ISK</text:p>
          </table:table-cell>
          <table:table-cell office:value-type="string">
            <text:p>Icelandic króna</text:p>
          </table:table-cell>
        </table:table-row>
        <table:table-row table:style-name="ro1">
          <table:table-cell office:value-type="string">
            <text:p>RUB</text:p>
          </table:table-cell>
          <table:table-cell office:value-type="string">
            <text:p>Russian Rouble </text:p>
          </table:table-cell>
          <table:table-cell table:number-columns-repeated="2"/>
          <table:table-cell office:value-type="string">
            <text:p>JMD</text:p>
          </table:table-cell>
          <table:table-cell table:formula="of:=VLOOKUP([.$E69];[.$A$1:.$B$90];2;0)" office:value-type="string" office:string-value="Jamaican Dollar ">
            <text:p>Jamaican Dollar </text:p>
          </table:table-cell>
          <table:table-cell table:number-columns-repeated="3"/>
          <table:table-cell office:value-type="string">
            <text:p>JMD</text:p>
          </table:table-cell>
          <table:table-cell office:value-type="string">
            <text:p>Jamaican dollar</text:p>
          </table:table-cell>
        </table:table-row>
        <table:table-row table:style-name="ro1">
          <table:table-cell office:value-type="string">
            <text:p>SAR</text:p>
          </table:table-cell>
          <table:table-cell office:value-type="string">
            <text:p>Saudi Riyal </text:p>
          </table:table-cell>
          <table:table-cell table:number-columns-repeated="2"/>
          <table:table-cell office:value-type="string">
            <text:p>JOD</text:p>
          </table:table-cell>
          <table:table-cell table:formula="of:=VLOOKUP([.$E70];[.$A$1:.$B$90];2;0)" office:value-type="string" office:string-value="Jordanian Dinar ">
            <text:p>Jordanian Dinar </text:p>
          </table:table-cell>
          <table:table-cell table:number-columns-repeated="3"/>
          <table:table-cell office:value-type="string">
            <text:p>JOD</text:p>
          </table:table-cell>
          <table:table-cell office:value-type="string">
            <text:p>Jordanian dinar</text:p>
          </table:table-cell>
        </table:table-row>
        <table:table-row table:style-name="ro1">
          <table:table-cell office:value-type="string">
            <text:p>RSD</text:p>
          </table:table-cell>
          <table:table-cell office:value-type="string">
            <text:p>Serbian Dinar </text:p>
          </table:table-cell>
          <table:table-cell table:number-columns-repeated="2"/>
          <table:table-cell office:value-type="string">
            <text:p>JPY</text:p>
          </table:table-cell>
          <table:table-cell table:formula="of:=VLOOKUP([.$E71];[.$A$1:.$B$90];2;0)" office:value-type="string" office:string-value="Japanese Yen ">
            <text:p>Japanese Yen </text:p>
          </table:table-cell>
          <table:table-cell table:number-columns-repeated="3"/>
          <table:table-cell office:value-type="string">
            <text:p>JPY</text:p>
          </table:table-cell>
          <table:table-cell office:value-type="string">
            <text:p>Japanese yen</text:p>
          </table:table-cell>
        </table:table-row>
        <table:table-row table:style-name="ro1">
          <table:table-cell office:value-type="string">
            <text:p>SCR</text:p>
          </table:table-cell>
          <table:table-cell office:value-type="string">
            <text:p>Seychellois Rupee </text:p>
          </table:table-cell>
          <table:table-cell table:number-columns-repeated="2"/>
          <table:table-cell office:value-type="string">
            <text:p>KES</text:p>
          </table:table-cell>
          <table:table-cell table:formula="of:=VLOOKUP([.$E72];[.$A$1:.$B$90];2;0)" office:value-type="string" office:string-value="Kenyan Shilling ">
            <text:p>Kenyan Shilling </text:p>
          </table:table-cell>
          <table:table-cell table:number-columns-repeated="3"/>
          <table:table-cell office:value-type="string">
            <text:p>KES</text:p>
          </table:table-cell>
          <table:table-cell office:value-type="string">
            <text:p>Kenyan shilling</text:p>
          </table:table-cell>
        </table:table-row>
        <table:table-row table:style-name="ro1">
          <table:table-cell office:value-type="string">
            <text:p>SGD</text:p>
          </table:table-cell>
          <table:table-cell office:value-type="string">
            <text:p>Singapore Dollar </text:p>
          </table:table-cell>
          <table:table-cell table:number-columns-repeated="2"/>
          <table:table-cell office:value-type="string">
            <text:p>KGS</text:p>
          </table:table-cell>
          <table:table-cell table:formula="of:=VLOOKUP([.$E73];[.$A$1:.$B$90];2;0)" office:value-type="float" office:value="0">
            <text:p>#N/A</text:p>
          </table:table-cell>
          <table:table-cell table:number-columns-repeated="3"/>
          <table:table-cell office:value-type="string">
            <text:p>KGS</text:p>
          </table:table-cell>
          <table:table-cell office:value-type="string">
            <text:p>Kyrgyzstani som</text:p>
          </table:table-cell>
        </table:table-row>
        <table:table-row table:style-name="ro1">
          <table:table-cell office:value-type="string">
            <text:p>ZAR</text:p>
          </table:table-cell>
          <table:table-cell office:value-type="string">
            <text:p>South African Rand </text:p>
          </table:table-cell>
          <table:table-cell table:number-columns-repeated="2"/>
          <table:table-cell office:value-type="string">
            <text:p>KHR</text:p>
          </table:table-cell>
          <table:table-cell table:formula="of:=VLOOKUP([.$E74];[.$A$1:.$B$90];2;0)" office:value-type="string" office:string-value="Cambodian Riel ">
            <text:p>Cambodian Riel </text:p>
          </table:table-cell>
          <table:table-cell table:number-columns-repeated="3"/>
          <table:table-cell office:value-type="string">
            <text:p>KHR</text:p>
          </table:table-cell>
          <table:table-cell office:value-type="string">
            <text:p>Cambodian riel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South Korean Won </text:p>
          </table:table-cell>
          <table:table-cell table:number-columns-repeated="2"/>
          <table:table-cell office:value-type="string">
            <text:p>KMF</text:p>
          </table:table-cell>
          <table:table-cell table:formula="of:=VLOOKUP([.$E75];[.$A$1:.$B$90];2;0)" office:value-type="float" office:value="0">
            <text:p>#N/A</text:p>
          </table:table-cell>
          <table:table-cell table:number-columns-repeated="3"/>
          <table:table-cell office:value-type="string">
            <text:p>KMF</text:p>
          </table:table-cell>
          <table:table-cell office:value-type="string">
            <text:p>Comorian franc</text:p>
          </table:table-cell>
        </table:table-row>
        <table:table-row table:style-name="ro1">
          <table:table-cell office:value-type="string">
            <text:p>LKR</text:p>
          </table:table-cell>
          <table:table-cell office:value-type="string">
            <text:p>Sri Lankan Rupee </text:p>
          </table:table-cell>
          <table:table-cell table:number-columns-repeated="2"/>
          <table:table-cell office:value-type="string">
            <text:p>KPW</text:p>
          </table:table-cell>
          <table:table-cell table:formula="of:=VLOOKUP([.$E76];[.$A$1:.$B$90];2;0)" office:value-type="float" office:value="0">
            <text:p>#N/A</text:p>
          </table:table-cell>
          <table:table-cell table:number-columns-repeated="3"/>
          <table:table-cell office:value-type="string">
            <text:p>KPW</text:p>
          </table:table-cell>
          <table:table-cell office:value-type="string">
            <text:p>North Korean won</text:p>
          </table:table-cell>
        </table:table-row>
        <table:table-row table:style-name="ro1">
          <table:table-cell office:value-type="string">
            <text:p>SEK</text:p>
          </table:table-cell>
          <table:table-cell office:value-type="string">
            <text:p>Swedish Krona </text:p>
          </table:table-cell>
          <table:table-cell table:number-columns-repeated="2"/>
          <table:table-cell office:value-type="string">
            <text:p>KRW</text:p>
          </table:table-cell>
          <table:table-cell table:formula="of:=VLOOKUP([.$E77];[.$A$1:.$B$90];2;0)" office:value-type="string" office:string-value="South Korean Won ">
            <text:p>South Korean Won </text:p>
          </table:table-cell>
          <table:table-cell table:number-columns-repeated="3"/>
          <table:table-cell office:value-type="string">
            <text:p>KRW</text:p>
          </table:table-cell>
          <table:table-cell office:value-type="string">
            <text:p>South Korean won</text:p>
          </table:table-cell>
        </table:table-row>
        <table:table-row table:style-name="ro1">
          <table:table-cell office:value-type="string">
            <text:p>CHF</text:p>
          </table:table-cell>
          <table:table-cell office:value-type="string">
            <text:p>Swiss Franc </text:p>
          </table:table-cell>
          <table:table-cell table:number-columns-repeated="2"/>
          <table:table-cell office:value-type="string">
            <text:p>KWD</text:p>
          </table:table-cell>
          <table:table-cell table:formula="of:=VLOOKUP([.$E78];[.$A$1:.$B$90];2;0)" office:value-type="string" office:string-value="Kuwaiti Dinar ">
            <text:p>Kuwaiti Dinar </text:p>
          </table:table-cell>
          <table:table-cell table:number-columns-repeated="3"/>
          <table:table-cell office:value-type="string">
            <text:p>KWD</text:p>
          </table:table-cell>
          <table:table-cell office:value-type="string">
            <text:p>Kuwaiti dinar</text:p>
          </table:table-cell>
        </table:table-row>
        <table:table-row table:style-name="ro1">
          <table:table-cell office:value-type="string">
            <text:p>SYP</text:p>
          </table:table-cell>
          <table:table-cell office:value-type="string">
            <text:p>Syrian Pound </text:p>
          </table:table-cell>
          <table:table-cell table:number-columns-repeated="2"/>
          <table:table-cell office:value-type="string">
            <text:p>KZT</text:p>
          </table:table-cell>
          <table:table-cell table:formula="of:=VLOOKUP([.$E79];[.$A$1:.$B$90];2;0)" office:value-type="float" office:value="0">
            <text:p>#N/A</text:p>
          </table:table-cell>
          <table:table-cell table:number-columns-repeated="3"/>
          <table:table-cell office:value-type="string">
            <text:p>KZT</text:p>
          </table:table-cell>
          <table:table-cell office:value-type="string">
            <text:p>Kazakhstani tenge</text:p>
          </table:table-cell>
        </table:table-row>
        <table:table-row table:style-name="ro1">
          <table:table-cell office:value-type="string">
            <text:p>TWD</text:p>
          </table:table-cell>
          <table:table-cell office:value-type="string">
            <text:p>Taiwanese Dollar </text:p>
          </table:table-cell>
          <table:table-cell table:number-columns-repeated="2"/>
          <table:table-cell office:value-type="string">
            <text:p>LAK</text:p>
          </table:table-cell>
          <table:table-cell table:formula="of:=VLOOKUP([.$E80];[.$A$1:.$B$90];2;0)" office:value-type="string" office:string-value="Lao Kip ">
            <text:p>Lao Kip </text:p>
          </table:table-cell>
          <table:table-cell table:number-columns-repeated="3"/>
          <table:table-cell office:value-type="string">
            <text:p>LAK</text:p>
          </table:table-cell>
          <table:table-cell office:value-type="string">
            <text:p>Lao kip</text:p>
          </table:table-cell>
        </table:table-row>
        <table:table-row table:style-name="ro1">
          <table:table-cell office:value-type="string">
            <text:p>THB</text:p>
          </table:table-cell>
          <table:table-cell office:value-type="string">
            <text:p>Thai Baht </text:p>
          </table:table-cell>
          <table:table-cell table:number-columns-repeated="2"/>
          <table:table-cell office:value-type="string">
            <text:p>LBP</text:p>
          </table:table-cell>
          <table:table-cell table:formula="of:=VLOOKUP([.$E81];[.$A$1:.$B$90];2;0)" office:value-type="string" office:string-value="Lebanese Pound ">
            <text:p>Lebanese Pound </text:p>
          </table:table-cell>
          <table:table-cell table:number-columns-repeated="3"/>
          <table:table-cell office:value-type="string">
            <text:p>LBP</text:p>
          </table:table-cell>
          <table:table-cell office:value-type="string">
            <text:p>Lebanese pound</text:p>
          </table:table-cell>
        </table:table-row>
        <table:table-row table:style-name="ro1">
          <table:table-cell office:value-type="string">
            <text:p>TND</text:p>
          </table:table-cell>
          <table:table-cell office:value-type="string">
            <text:p>Tunisian Dinar </text:p>
          </table:table-cell>
          <table:table-cell table:number-columns-repeated="2"/>
          <table:table-cell office:value-type="string">
            <text:p>LKR</text:p>
          </table:table-cell>
          <table:table-cell table:formula="of:=VLOOKUP([.$E82];[.$A$1:.$B$90];2;0)" office:value-type="string" office:string-value="Sri Lankan Rupee ">
            <text:p>Sri Lankan Rupee </text:p>
          </table:table-cell>
          <table:table-cell table:number-columns-repeated="3"/>
          <table:table-cell office:value-type="string">
            <text:p>LKR</text:p>
          </table:table-cell>
          <table:table-cell office:value-type="string">
            <text:p>Sri Lankan rupee</text:p>
          </table:table-cell>
        </table:table-row>
        <table:table-row table:style-name="ro1">
          <table:table-cell office:value-type="string">
            <text:p>TRY</text:p>
          </table:table-cell>
          <table:table-cell office:value-type="string">
            <text:p>Turkish Lira </text:p>
          </table:table-cell>
          <table:table-cell table:number-columns-repeated="2"/>
          <table:table-cell office:value-type="string">
            <text:p>LRD</text:p>
          </table:table-cell>
          <table:table-cell table:formula="of:=VLOOKUP([.$E83];[.$A$1:.$B$90];2;0)" office:value-type="float" office:value="0">
            <text:p>#N/A</text:p>
          </table:table-cell>
          <table:table-cell table:number-columns-repeated="3"/>
          <table:table-cell office:value-type="string">
            <text:p>LRD</text:p>
          </table:table-cell>
          <table:table-cell office:value-type="string">
            <text:p>Liberian dollar</text:p>
          </table:table-cell>
        </table:table-row>
        <table:table-row table:style-name="ro1">
          <table:table-cell office:value-type="string">
            <text:p>UGX</text:p>
          </table:table-cell>
          <table:table-cell office:value-type="string">
            <text:p>Ugandan Shilling </text:p>
          </table:table-cell>
          <table:table-cell table:number-columns-repeated="2"/>
          <table:table-cell office:value-type="string">
            <text:p>LSL</text:p>
          </table:table-cell>
          <table:table-cell table:formula="of:=VLOOKUP([.$E84];[.$A$1:.$B$90];2;0)" office:value-type="float" office:value="0">
            <text:p>#N/A</text:p>
          </table:table-cell>
          <table:table-cell table:number-columns-repeated="3"/>
          <table:table-cell office:value-type="string">
            <text:p>LSL</text:p>
          </table:table-cell>
          <table:table-cell office:value-type="string">
            <text:p>Lesotho loti</text:p>
          </table:table-cell>
        </table:table-row>
        <table:table-row table:style-name="ro1">
          <table:table-cell office:value-type="string">
            <text:p>UAH</text:p>
          </table:table-cell>
          <table:table-cell office:value-type="string">
            <text:p>Ukraine Hryvnia </text:p>
          </table:table-cell>
          <table:table-cell table:number-columns-repeated="2"/>
          <table:table-cell office:value-type="string">
            <text:p>LTL</text:p>
          </table:table-cell>
          <table:table-cell table:formula="of:=VLOOKUP([.$E85];[.$A$1:.$B$90];2;0)" office:value-type="string" office:string-value="Lithuanian Litas ">
            <text:p>Lithuanian Litas </text:p>
          </table:table-cell>
          <table:table-cell table:number-columns-repeated="3"/>
          <table:table-cell office:value-type="string">
            <text:p>LTL</text:p>
          </table:table-cell>
          <table:table-cell office:value-type="string">
            <text:p>Lithuanian litas</text:p>
          </table:table-cell>
        </table:table-row>
        <table:table-row table:style-name="ro1">
          <table:table-cell office:value-type="string">
            <text:p>USD</text:p>
          </table:table-cell>
          <table:table-cell office:value-type="string">
            <text:p>United States Dollar </text:p>
          </table:table-cell>
          <table:table-cell table:number-columns-repeated="2"/>
          <table:table-cell office:value-type="string">
            <text:p>LVL</text:p>
          </table:table-cell>
          <table:table-cell table:formula="of:=VLOOKUP([.$E86];[.$A$1:.$B$90];2;0)" office:value-type="string" office:string-value="Latvian Lats ">
            <text:p>Latvian Lats </text:p>
          </table:table-cell>
          <table:table-cell table:number-columns-repeated="3"/>
          <table:table-cell office:value-type="string">
            <text:p>LVL</text:p>
          </table:table-cell>
          <table:table-cell office:value-type="string">
            <text:p>Latvian lats</text:p>
          </table:table-cell>
        </table:table-row>
        <table:table-row table:style-name="ro1">
          <table:table-cell office:value-type="string">
            <text:p>UYU</text:p>
          </table:table-cell>
          <table:table-cell office:value-type="string">
            <text:p>Uruguayan Peso </text:p>
          </table:table-cell>
          <table:table-cell table:number-columns-repeated="2"/>
          <table:table-cell office:value-type="string">
            <text:p>LYD</text:p>
          </table:table-cell>
          <table:table-cell table:formula="of:=VLOOKUP([.$E87];[.$A$1:.$B$90];2;0)" office:value-type="float" office:value="0">
            <text:p>#N/A</text:p>
          </table:table-cell>
          <table:table-cell table:number-columns-repeated="3"/>
          <table:table-cell office:value-type="string">
            <text:p>LYD</text:p>
          </table:table-cell>
          <table:table-cell office:value-type="string">
            <text:p>Libyan dinar</text:p>
          </table:table-cell>
        </table:table-row>
        <table:table-row table:style-name="ro1">
          <table:table-cell office:value-type="string">
            <text:p>VEF</text:p>
          </table:table-cell>
          <table:table-cell office:value-type="string">
            <text:p>Venezuelan Bolívar </text:p>
          </table:table-cell>
          <table:table-cell table:number-columns-repeated="2"/>
          <table:table-cell office:value-type="string">
            <text:p>MAD</text:p>
          </table:table-cell>
          <table:table-cell table:formula="of:=VLOOKUP([.$E88];[.$A$1:.$B$90];2;0)" office:value-type="string" office:string-value="Moroccan Dirham ">
            <text:p>Moroccan Dirham </text:p>
          </table:table-cell>
          <table:table-cell table:number-columns-repeated="3"/>
          <table:table-cell office:value-type="string">
            <text:p>MAD</text:p>
          </table:table-cell>
          <table:table-cell office:value-type="string">
            <text:p>Moroccan dirham</text:p>
          </table:table-cell>
        </table:table-row>
        <table:table-row table:style-name="ro1">
          <table:table-cell office:value-type="string">
            <text:p>VND</text:p>
          </table:table-cell>
          <table:table-cell office:value-type="string">
            <text:p>Vietnamese Dong </text:p>
          </table:table-cell>
          <table:table-cell table:number-columns-repeated="2"/>
          <table:table-cell office:value-type="string">
            <text:p>MDL</text:p>
          </table:table-cell>
          <table:table-cell table:formula="of:=VLOOKUP([.$E89];[.$A$1:.$B$90];2;0)" office:value-type="string" office:string-value="Moldovan Leu ">
            <text:p>Moldovan Leu </text:p>
          </table:table-cell>
          <table:table-cell table:number-columns-repeated="3"/>
          <table:table-cell office:value-type="string">
            <text:p>MDL</text:p>
          </table:table-cell>
          <table:table-cell office:value-type="string">
            <text:p>Moldovan leu</text:p>
          </table:table-cell>
        </table:table-row>
        <table:table-row table:style-name="ro1">
          <table:table-cell office:value-type="string">
            <text:p>XOF</text:p>
          </table:table-cell>
          <table:table-cell office:value-type="string">
            <text:p>West African Franc </text:p>
          </table:table-cell>
          <table:table-cell table:number-columns-repeated="2"/>
          <table:table-cell office:value-type="string">
            <text:p>MGA</text:p>
          </table:table-cell>
          <table:table-cell table:formula="of:=VLOOKUP([.$E90];[.$A$1:.$B$90];2;0)" office:value-type="string" office:string-value="Malagasy Ariary ">
            <text:p>Malagasy Ariary </text:p>
          </table:table-cell>
          <table:table-cell table:number-columns-repeated="3"/>
          <table:table-cell office:value-type="string">
            <text:p>MGA</text:p>
          </table:table-cell>
          <table:table-cell office:value-type="string">
            <text:p>Malagasy ariary</text:p>
          </table:table-cell>
        </table:table-row>
        <table:table-row table:style-name="ro1">
          <table:table-cell table:number-columns-repeated="4"/>
          <table:table-cell office:value-type="string">
            <text:p>MKD</text:p>
          </table:table-cell>
          <table:table-cell table:formula="of:=VLOOKUP([.$E91];[.$A$1:.$B$90];2;0)" office:value-type="string" office:string-value="Macedonian Denar ">
            <text:p>Macedonian Denar </text:p>
          </table:table-cell>
          <table:table-cell table:number-columns-repeated="3"/>
          <table:table-cell office:value-type="string">
            <text:p>MKD</text:p>
          </table:table-cell>
          <table:table-cell office:value-type="string">
            <text:p>Macedonian denar</text:p>
          </table:table-cell>
        </table:table-row>
        <table:table-row table:style-name="ro1">
          <table:table-cell table:number-columns-repeated="4"/>
          <table:table-cell office:value-type="string">
            <text:p>MMK</text:p>
          </table:table-cell>
          <table:table-cell table:formula="of:=VLOOKUP([.$E92];[.$A$1:.$B$90];2;0)" office:value-type="float" office:value="0">
            <text:p>#N/A</text:p>
          </table:table-cell>
          <table:table-cell table:number-columns-repeated="3"/>
          <table:table-cell office:value-type="string">
            <text:p>MMK</text:p>
          </table:table-cell>
          <table:table-cell office:value-type="string">
            <text:p>Burmese kyat</text:p>
          </table:table-cell>
        </table:table-row>
        <table:table-row table:style-name="ro1">
          <table:table-cell table:number-columns-repeated="4"/>
          <table:table-cell office:value-type="string">
            <text:p>MNT</text:p>
          </table:table-cell>
          <table:table-cell table:formula="of:=VLOOKUP([.$E93];[.$A$1:.$B$90];2;0)" office:value-type="float" office:value="0">
            <text:p>#N/A</text:p>
          </table:table-cell>
          <table:table-cell table:number-columns-repeated="3"/>
          <table:table-cell office:value-type="string">
            <text:p>MNT</text:p>
          </table:table-cell>
          <table:table-cell office:value-type="string">
            <text:p>Mongolian tögrög</text:p>
          </table:table-cell>
        </table:table-row>
        <table:table-row table:style-name="ro1">
          <table:table-cell table:number-columns-repeated="4"/>
          <table:table-cell office:value-type="string">
            <text:p>MOP</text:p>
          </table:table-cell>
          <table:table-cell table:formula="of:=VLOOKUP([.$E94];[.$A$1:.$B$90];2;0)" office:value-type="float" office:value="0">
            <text:p>#N/A</text:p>
          </table:table-cell>
          <table:table-cell table:number-columns-repeated="3"/>
          <table:table-cell office:value-type="string">
            <text:p>MOP</text:p>
          </table:table-cell>
          <table:table-cell office:value-type="string">
            <text:p>Macanese pataca</text:p>
          </table:table-cell>
        </table:table-row>
        <table:table-row table:style-name="ro1">
          <table:table-cell table:number-columns-repeated="4"/>
          <table:table-cell office:value-type="string">
            <text:p>MRO</text:p>
          </table:table-cell>
          <table:table-cell table:formula="of:=VLOOKUP([.$E95];[.$A$1:.$B$90];2;0)" office:value-type="float" office:value="0">
            <text:p>#N/A</text:p>
          </table:table-cell>
          <table:table-cell table:number-columns-repeated="3"/>
          <table:table-cell office:value-type="string">
            <text:p>MRO</text:p>
          </table:table-cell>
          <table:table-cell office:value-type="string">
            <text:p>Mauritanian ouguiya</text:p>
          </table:table-cell>
        </table:table-row>
        <table:table-row table:style-name="ro1">
          <table:table-cell table:number-columns-repeated="4"/>
          <table:table-cell office:value-type="string">
            <text:p>MUR</text:p>
          </table:table-cell>
          <table:table-cell table:formula="of:=VLOOKUP([.$E96];[.$A$1:.$B$90];2;0)" office:value-type="string" office:string-value="Mauritian Rupee ">
            <text:p>Mauritian Rupee </text:p>
          </table:table-cell>
          <table:table-cell table:number-columns-repeated="3"/>
          <table:table-cell office:value-type="string">
            <text:p>MUR</text:p>
          </table:table-cell>
          <table:table-cell office:value-type="string">
            <text:p>Mauritian rupee</text:p>
          </table:table-cell>
        </table:table-row>
        <table:table-row table:style-name="ro1">
          <table:table-cell table:number-columns-repeated="4"/>
          <table:table-cell office:value-type="string">
            <text:p>MVR</text:p>
          </table:table-cell>
          <table:table-cell table:formula="of:=VLOOKUP([.$E97];[.$A$1:.$B$90];2;0)" office:value-type="string" office:string-value="Maldivian Rufiyaa ">
            <text:p>Maldivian Rufiyaa </text:p>
          </table:table-cell>
          <table:table-cell table:number-columns-repeated="3"/>
          <table:table-cell office:value-type="string">
            <text:p>MVR</text:p>
          </table:table-cell>
          <table:table-cell office:value-type="string">
            <text:p>Maldivian rufiyaa</text:p>
          </table:table-cell>
        </table:table-row>
        <table:table-row table:style-name="ro1">
          <table:table-cell table:number-columns-repeated="4"/>
          <table:table-cell office:value-type="string">
            <text:p>MWK</text:p>
          </table:table-cell>
          <table:table-cell table:formula="of:=VLOOKUP([.$E98];[.$A$1:.$B$90];2;0)" office:value-type="float" office:value="0">
            <text:p>#N/A</text:p>
          </table:table-cell>
          <table:table-cell table:number-columns-repeated="3"/>
          <table:table-cell office:value-type="string">
            <text:p>MWK</text:p>
          </table:table-cell>
          <table:table-cell office:value-type="string">
            <text:p>Malawian kwacha</text:p>
          </table:table-cell>
        </table:table-row>
        <table:table-row table:style-name="ro1">
          <table:table-cell table:number-columns-repeated="4"/>
          <table:table-cell office:value-type="string">
            <text:p>MXN</text:p>
          </table:table-cell>
          <table:table-cell table:formula="of:=VLOOKUP([.$E99];[.$A$1:.$B$90];2;0)" office:value-type="string" office:string-value="Mexican Peso ">
            <text:p>Mexican Peso </text:p>
          </table:table-cell>
          <table:table-cell table:number-columns-repeated="3"/>
          <table:table-cell office:value-type="string">
            <text:p>MXN</text:p>
          </table:table-cell>
          <table:table-cell office:value-type="string">
            <text:p>Mexican peso</text:p>
          </table:table-cell>
        </table:table-row>
        <table:table-row table:style-name="ro1">
          <table:table-cell table:number-columns-repeated="4"/>
          <table:table-cell office:value-type="string">
            <text:p>MYR</text:p>
          </table:table-cell>
          <table:table-cell table:formula="of:=VLOOKUP([.$E100];[.$A$1:.$B$90];2;0)" office:value-type="string" office:string-value="Malaysian Ringgit ">
            <text:p>Malaysian Ringgit </text:p>
          </table:table-cell>
          <table:table-cell table:number-columns-repeated="3"/>
          <table:table-cell office:value-type="string">
            <text:p>MYR</text:p>
          </table:table-cell>
          <table:table-cell office:value-type="string">
            <text:p>Malaysian ringgit</text:p>
          </table:table-cell>
        </table:table-row>
        <table:table-row table:style-name="ro1">
          <table:table-cell table:number-columns-repeated="4"/>
          <table:table-cell office:value-type="string">
            <text:p>MZN</text:p>
          </table:table-cell>
          <table:table-cell table:formula="of:=VLOOKUP([.$E101];[.$A$1:.$B$90];2;0)" office:value-type="float" office:value="0">
            <text:p>#N/A</text:p>
          </table:table-cell>
          <table:table-cell table:number-columns-repeated="3"/>
          <table:table-cell office:value-type="string">
            <text:p>MZN</text:p>
          </table:table-cell>
          <table:table-cell office:value-type="string">
            <text:p>Mozambican metical</text:p>
          </table:table-cell>
        </table:table-row>
        <table:table-row table:style-name="ro1">
          <table:table-cell table:number-columns-repeated="4"/>
          <table:table-cell office:value-type="string">
            <text:p>NAD</text:p>
          </table:table-cell>
          <table:table-cell table:formula="of:=VLOOKUP([.$E102];[.$A$1:.$B$90];2;0)" office:value-type="string" office:string-value="Namibian Dollar ">
            <text:p>Namibian Dollar </text:p>
          </table:table-cell>
          <table:table-cell table:number-columns-repeated="3"/>
          <table:table-cell office:value-type="string">
            <text:p>NAD</text:p>
          </table:table-cell>
          <table:table-cell office:value-type="string">
            <text:p>Namibian dollar</text:p>
          </table:table-cell>
        </table:table-row>
        <table:table-row table:style-name="ro1">
          <table:table-cell table:number-columns-repeated="4"/>
          <table:table-cell office:value-type="string">
            <text:p>NGN</text:p>
          </table:table-cell>
          <table:table-cell table:formula="of:=VLOOKUP([.$E103];[.$A$1:.$B$90];2;0)" office:value-type="string" office:string-value="Nigerian Naira ">
            <text:p>Nigerian Naira </text:p>
          </table:table-cell>
          <table:table-cell table:number-columns-repeated="3"/>
          <table:table-cell office:value-type="string">
            <text:p>NGN</text:p>
          </table:table-cell>
          <table:table-cell office:value-type="string">
            <text:p>Nigerian naira</text:p>
          </table:table-cell>
        </table:table-row>
        <table:table-row table:style-name="ro1">
          <table:table-cell table:number-columns-repeated="4"/>
          <table:table-cell office:value-type="string">
            <text:p>NIO</text:p>
          </table:table-cell>
          <table:table-cell table:formula="of:=VLOOKUP([.$E104];[.$A$1:.$B$90];2;0)" office:value-type="float" office:value="0">
            <text:p>#N/A</text:p>
          </table:table-cell>
          <table:table-cell table:number-columns-repeated="3"/>
          <table:table-cell office:value-type="string">
            <text:p>NIO</text:p>
          </table:table-cell>
          <table:table-cell office:value-type="string">
            <text:p>Nicaraguan córdoba</text:p>
          </table:table-cell>
        </table:table-row>
        <table:table-row table:style-name="ro1">
          <table:table-cell table:number-columns-repeated="4"/>
          <table:table-cell office:value-type="string">
            <text:p>NOK</text:p>
          </table:table-cell>
          <table:table-cell table:formula="of:=VLOOKUP([.$E105];[.$A$1:.$B$90];2;0)" office:value-type="string" office:string-value="Norwegian Krone ">
            <text:p>Norwegian Krone </text:p>
          </table:table-cell>
          <table:table-cell table:number-columns-repeated="3"/>
          <table:table-cell office:value-type="string">
            <text:p>NOK</text:p>
          </table:table-cell>
          <table:table-cell office:value-type="string">
            <text:p>Norwegian krone</text:p>
          </table:table-cell>
        </table:table-row>
        <table:table-row table:style-name="ro1">
          <table:table-cell table:number-columns-repeated="4"/>
          <table:table-cell office:value-type="string">
            <text:p>NPR</text:p>
          </table:table-cell>
          <table:table-cell table:formula="of:=VLOOKUP([.$E106];[.$A$1:.$B$90];2;0)" office:value-type="string" office:string-value="Nepalese Rupee ">
            <text:p>Nepalese Rupee </text:p>
          </table:table-cell>
          <table:table-cell table:number-columns-repeated="3"/>
          <table:table-cell office:value-type="string">
            <text:p>NPR</text:p>
          </table:table-cell>
          <table:table-cell office:value-type="string">
            <text:p>Nepalese rupee</text:p>
          </table:table-cell>
        </table:table-row>
        <table:table-row table:style-name="ro1">
          <table:table-cell table:number-columns-repeated="4"/>
          <table:table-cell office:value-type="string">
            <text:p>NZD</text:p>
          </table:table-cell>
          <table:table-cell table:formula="of:=VLOOKUP([.$E107];[.$A$1:.$B$90];2;0)" office:value-type="string" office:string-value="New Zealand Dollar ">
            <text:p>New Zealand Dollar </text:p>
          </table:table-cell>
          <table:table-cell table:number-columns-repeated="3"/>
          <table:table-cell office:value-type="string">
            <text:p>NZD</text:p>
          </table:table-cell>
          <table:table-cell office:value-type="string">
            <text:p>New Zealand dollar</text:p>
          </table:table-cell>
        </table:table-row>
        <table:table-row table:style-name="ro1">
          <table:table-cell table:number-columns-repeated="4"/>
          <table:table-cell office:value-type="string">
            <text:p>OMR</text:p>
          </table:table-cell>
          <table:table-cell table:formula="of:=VLOOKUP([.$E108];[.$A$1:.$B$90];2;0)" office:value-type="string" office:string-value="Omani Rial ">
            <text:p>Omani Rial </text:p>
          </table:table-cell>
          <table:table-cell table:number-columns-repeated="3"/>
          <table:table-cell office:value-type="string">
            <text:p>OMR</text:p>
          </table:table-cell>
          <table:table-cell office:value-type="string">
            <text:p>Omani rial</text:p>
          </table:table-cell>
        </table:table-row>
        <table:table-row table:style-name="ro1">
          <table:table-cell table:number-columns-repeated="4"/>
          <table:table-cell office:value-type="string">
            <text:p>PAB</text:p>
          </table:table-cell>
          <table:table-cell table:formula="of:=VLOOKUP([.$E109];[.$A$1:.$B$90];2;0)" office:value-type="string" office:string-value="Panamanian Balboa ">
            <text:p>Panamanian Balboa </text:p>
          </table:table-cell>
          <table:table-cell table:number-columns-repeated="3"/>
          <table:table-cell office:value-type="string">
            <text:p>PAB</text:p>
          </table:table-cell>
          <table:table-cell office:value-type="string">
            <text:p>Panamanian balboa</text:p>
          </table:table-cell>
        </table:table-row>
        <table:table-row table:style-name="ro1">
          <table:table-cell table:number-columns-repeated="4"/>
          <table:table-cell office:value-type="string">
            <text:p>PALLADIUM 1 UZ</text:p>
          </table:table-cell>
          <table:table-cell table:formula="of:=VLOOKUP([.$E110];[.$A$1:.$B$90];2;0)" office:value-type="float" office:value="0">
            <text:p>#N/A</text:p>
          </table:table-cell>
          <table:table-cell table:number-columns-repeated="3"/>
          <table:table-cell table:number-columns-repeated="2" office:value-type="string">
            <text:p>PALLADIUM 1 UZ</text:p>
          </table:table-cell>
        </table:table-row>
        <table:table-row table:style-name="ro1">
          <table:table-cell table:number-columns-repeated="4"/>
          <table:table-cell office:value-type="string">
            <text:p>PEN</text:p>
          </table:table-cell>
          <table:table-cell table:formula="of:=VLOOKUP([.$E111];[.$A$1:.$B$90];2;0)" office:value-type="string" office:string-value="Peruvian Sol ">
            <text:p>Peruvian Sol </text:p>
          </table:table-cell>
          <table:table-cell table:number-columns-repeated="3"/>
          <table:table-cell office:value-type="string">
            <text:p>PEN</text:p>
          </table:table-cell>
          <table:table-cell office:value-type="string">
            <text:p>Peruvian nuevo sol</text:p>
          </table:table-cell>
        </table:table-row>
        <table:table-row table:style-name="ro1">
          <table:table-cell table:number-columns-repeated="4"/>
          <table:table-cell office:value-type="string">
            <text:p>PGK</text:p>
          </table:table-cell>
          <table:table-cell table:formula="of:=VLOOKUP([.$E112];[.$A$1:.$B$90];2;0)" office:value-type="float" office:value="0">
            <text:p>#N/A</text:p>
          </table:table-cell>
          <table:table-cell table:number-columns-repeated="3"/>
          <table:table-cell office:value-type="string">
            <text:p>PGK</text:p>
          </table:table-cell>
          <table:table-cell office:value-type="string">
            <text:p>Papua New Guinean kina</text:p>
          </table:table-cell>
        </table:table-row>
        <table:table-row table:style-name="ro1">
          <table:table-cell table:number-columns-repeated="4"/>
          <table:table-cell office:value-type="string">
            <text:p>PHP</text:p>
          </table:table-cell>
          <table:table-cell table:formula="of:=VLOOKUP([.$E113];[.$A$1:.$B$90];2;0)" office:value-type="string" office:string-value="Philippine Peso ">
            <text:p>Philippine Peso </text:p>
          </table:table-cell>
          <table:table-cell table:number-columns-repeated="3"/>
          <table:table-cell office:value-type="string">
            <text:p>PHP</text:p>
          </table:table-cell>
          <table:table-cell office:value-type="string">
            <text:p>Philippine peso</text:p>
          </table:table-cell>
        </table:table-row>
        <table:table-row table:style-name="ro1">
          <table:table-cell table:number-columns-repeated="4"/>
          <table:table-cell office:value-type="string">
            <text:p>PKR</text:p>
          </table:table-cell>
          <table:table-cell table:formula="of:=VLOOKUP([.$E114];[.$A$1:.$B$90];2;0)" office:value-type="string" office:string-value="Pakistani Rupee ">
            <text:p>Pakistani Rupee </text:p>
          </table:table-cell>
          <table:table-cell table:number-columns-repeated="3"/>
          <table:table-cell office:value-type="string">
            <text:p>PKR</text:p>
          </table:table-cell>
          <table:table-cell office:value-type="string">
            <text:p>Pakistani rupee</text:p>
          </table:table-cell>
        </table:table-row>
        <table:table-row table:style-name="ro1">
          <table:table-cell table:number-columns-repeated="4"/>
          <table:table-cell office:value-type="string">
            <text:p>PLATIN 1 UZ 999</text:p>
          </table:table-cell>
          <table:table-cell table:formula="of:=VLOOKUP([.$E115];[.$A$1:.$B$90];2;0)" office:value-type="float" office:value="0">
            <text:p>#N/A</text:p>
          </table:table-cell>
          <table:table-cell table:number-columns-repeated="3"/>
          <table:table-cell table:number-columns-repeated="2" office:value-type="string">
            <text:p>PLATIN 1 UZ 999</text:p>
          </table:table-cell>
        </table:table-row>
        <table:table-row table:style-name="ro1">
          <table:table-cell table:number-columns-repeated="4"/>
          <table:table-cell office:value-type="string">
            <text:p>PLN</text:p>
          </table:table-cell>
          <table:table-cell table:formula="of:=VLOOKUP([.$E116];[.$A$1:.$B$90];2;0)" office:value-type="string" office:string-value="Polish Zloty ">
            <text:p>Polish Zloty </text:p>
          </table:table-cell>
          <table:table-cell table:number-columns-repeated="3"/>
          <table:table-cell office:value-type="string">
            <text:p>PLN</text:p>
          </table:table-cell>
          <table:table-cell office:value-type="string">
            <text:p>Polish złoty</text:p>
          </table:table-cell>
        </table:table-row>
        <table:table-row table:style-name="ro1">
          <table:table-cell table:number-columns-repeated="4"/>
          <table:table-cell office:value-type="string">
            <text:p>PYG</text:p>
          </table:table-cell>
          <table:table-cell table:formula="of:=VLOOKUP([.$E117];[.$A$1:.$B$90];2;0)" office:value-type="string" office:string-value="Paraguayan Guaraní ">
            <text:p>Paraguayan Guaraní </text:p>
          </table:table-cell>
          <table:table-cell table:number-columns-repeated="3"/>
          <table:table-cell office:value-type="string">
            <text:p>PYG</text:p>
          </table:table-cell>
          <table:table-cell office:value-type="string">
            <text:p>Paraguayan guaraní</text:p>
          </table:table-cell>
        </table:table-row>
        <table:table-row table:style-name="ro1">
          <table:table-cell table:number-columns-repeated="4"/>
          <table:table-cell office:value-type="string">
            <text:p>QAR</text:p>
          </table:table-cell>
          <table:table-cell table:formula="of:=VLOOKUP([.$E118];[.$A$1:.$B$90];2;0)" office:value-type="string" office:string-value="Qatari Riyal ">
            <text:p>Qatari Riyal </text:p>
          </table:table-cell>
          <table:table-cell table:number-columns-repeated="3"/>
          <table:table-cell office:value-type="string">
            <text:p>QAR</text:p>
          </table:table-cell>
          <table:table-cell office:value-type="string">
            <text:p>Qatari riyal</text:p>
          </table:table-cell>
        </table:table-row>
        <table:table-row table:style-name="ro1">
          <table:table-cell table:number-columns-repeated="4"/>
          <table:table-cell office:value-type="string">
            <text:p>RON</text:p>
          </table:table-cell>
          <table:table-cell table:formula="of:=VLOOKUP([.$E119];[.$A$1:.$B$90];2;0)" office:value-type="string" office:string-value="Romanian Leu ">
            <text:p>Romanian Leu </text:p>
          </table:table-cell>
          <table:table-cell table:number-columns-repeated="3"/>
          <table:table-cell office:value-type="string">
            <text:p>RON</text:p>
          </table:table-cell>
          <table:table-cell office:value-type="string">
            <text:p>Romanian leu</text:p>
          </table:table-cell>
        </table:table-row>
        <table:table-row table:style-name="ro1">
          <table:table-cell table:number-columns-repeated="4"/>
          <table:table-cell office:value-type="string">
            <text:p>RSD</text:p>
          </table:table-cell>
          <table:table-cell table:formula="of:=VLOOKUP([.$E120];[.$A$1:.$B$90];2;0)" office:value-type="string" office:string-value="Serbian Dinar ">
            <text:p>Serbian Dinar </text:p>
          </table:table-cell>
          <table:table-cell table:number-columns-repeated="3"/>
          <table:table-cell office:value-type="string">
            <text:p>RSD</text:p>
          </table:table-cell>
          <table:table-cell office:value-type="string">
            <text:p>Serbian dinar</text:p>
          </table:table-cell>
        </table:table-row>
        <table:table-row table:style-name="ro1">
          <table:table-cell table:number-columns-repeated="4"/>
          <table:table-cell office:value-type="string">
            <text:p>RUB</text:p>
          </table:table-cell>
          <table:table-cell table:formula="of:=VLOOKUP([.$E121];[.$A$1:.$B$90];2;0)" office:value-type="string" office:string-value="Russian Rouble ">
            <text:p>Russian Rouble </text:p>
          </table:table-cell>
          <table:table-cell table:number-columns-repeated="3"/>
          <table:table-cell office:value-type="string">
            <text:p>RUB</text:p>
          </table:table-cell>
          <table:table-cell office:value-type="string">
            <text:p>Russian ruble</text:p>
          </table:table-cell>
        </table:table-row>
        <table:table-row table:style-name="ro1">
          <table:table-cell table:number-columns-repeated="4"/>
          <table:table-cell office:value-type="string">
            <text:p>RWF</text:p>
          </table:table-cell>
          <table:table-cell table:formula="of:=VLOOKUP([.$E122];[.$A$1:.$B$90];2;0)" office:value-type="float" office:value="0">
            <text:p>#N/A</text:p>
          </table:table-cell>
          <table:table-cell table:number-columns-repeated="3"/>
          <table:table-cell office:value-type="string">
            <text:p>RWF</text:p>
          </table:table-cell>
          <table:table-cell office:value-type="string">
            <text:p>Rwandan franc</text:p>
          </table:table-cell>
        </table:table-row>
        <table:table-row table:style-name="ro1">
          <table:table-cell table:number-columns-repeated="4"/>
          <table:table-cell office:value-type="string">
            <text:p>SAR</text:p>
          </table:table-cell>
          <table:table-cell table:formula="of:=VLOOKUP([.$E123];[.$A$1:.$B$90];2;0)" office:value-type="string" office:string-value="Saudi Riyal ">
            <text:p>Saudi Riyal </text:p>
          </table:table-cell>
          <table:table-cell table:number-columns-repeated="3"/>
          <table:table-cell office:value-type="string">
            <text:p>SAR</text:p>
          </table:table-cell>
          <table:table-cell office:value-type="string">
            <text:p>Saudi riyal</text:p>
          </table:table-cell>
        </table:table-row>
        <table:table-row table:style-name="ro1">
          <table:table-cell table:number-columns-repeated="4"/>
          <table:table-cell office:value-type="string">
            <text:p>SBD</text:p>
          </table:table-cell>
          <table:table-cell table:formula="of:=VLOOKUP([.$E124];[.$A$1:.$B$90];2;0)" office:value-type="float" office:value="0">
            <text:p>#N/A</text:p>
          </table:table-cell>
          <table:table-cell table:number-columns-repeated="3"/>
          <table:table-cell office:value-type="string">
            <text:p>SBD</text:p>
          </table:table-cell>
          <table:table-cell office:value-type="string">
            <text:p>Solomon Islands dollar</text:p>
          </table:table-cell>
        </table:table-row>
        <table:table-row table:style-name="ro1">
          <table:table-cell table:number-columns-repeated="4"/>
          <table:table-cell office:value-type="string">
            <text:p>SCR</text:p>
          </table:table-cell>
          <table:table-cell table:formula="of:=VLOOKUP([.$E125];[.$A$1:.$B$90];2;0)" office:value-type="string" office:string-value="Seychellois Rupee ">
            <text:p>Seychellois Rupee </text:p>
          </table:table-cell>
          <table:table-cell table:number-columns-repeated="3"/>
          <table:table-cell office:value-type="string">
            <text:p>SCR</text:p>
          </table:table-cell>
          <table:table-cell office:value-type="string">
            <text:p>Seychellois rupee</text:p>
          </table:table-cell>
        </table:table-row>
        <table:table-row table:style-name="ro1">
          <table:table-cell table:number-columns-repeated="4"/>
          <table:table-cell office:value-type="string">
            <text:p>SDG</text:p>
          </table:table-cell>
          <table:table-cell table:formula="of:=VLOOKUP([.$E126];[.$A$1:.$B$90];2;0)" office:value-type="float" office:value="0">
            <text:p>#N/A</text:p>
          </table:table-cell>
          <table:table-cell table:number-columns-repeated="3"/>
          <table:table-cell office:value-type="string">
            <text:p>SDG</text:p>
          </table:table-cell>
          <table:table-cell office:value-type="string">
            <text:p>Sudanese pound</text:p>
          </table:table-cell>
        </table:table-row>
        <table:table-row table:style-name="ro1">
          <table:table-cell table:number-columns-repeated="4"/>
          <table:table-cell office:value-type="string">
            <text:p>SEK</text:p>
          </table:table-cell>
          <table:table-cell table:formula="of:=VLOOKUP([.$E127];[.$A$1:.$B$90];2;0)" office:value-type="string" office:string-value="Swedish Krona ">
            <text:p>Swedish Krona </text:p>
          </table:table-cell>
          <table:table-cell table:number-columns-repeated="3"/>
          <table:table-cell office:value-type="string">
            <text:p>SEK</text:p>
          </table:table-cell>
          <table:table-cell office:value-type="string">
            <text:p>Swedish krona</text:p>
          </table:table-cell>
        </table:table-row>
        <table:table-row table:style-name="ro1">
          <table:table-cell table:number-columns-repeated="4"/>
          <table:table-cell office:value-type="string">
            <text:p>SGD</text:p>
          </table:table-cell>
          <table:table-cell table:formula="of:=VLOOKUP([.$E128];[.$A$1:.$B$90];2;0)" office:value-type="string" office:string-value="Singapore Dollar ">
            <text:p>Singapore Dollar </text:p>
          </table:table-cell>
          <table:table-cell table:number-columns-repeated="3"/>
          <table:table-cell office:value-type="string">
            <text:p>SGD</text:p>
          </table:table-cell>
          <table:table-cell office:value-type="string">
            <text:p>Singapore dollar</text:p>
          </table:table-cell>
        </table:table-row>
        <table:table-row table:style-name="ro1">
          <table:table-cell table:number-columns-repeated="4"/>
          <table:table-cell office:value-type="string">
            <text:p>SHP</text:p>
          </table:table-cell>
          <table:table-cell table:formula="of:=VLOOKUP([.$E129];[.$A$1:.$B$90];2;0)" office:value-type="float" office:value="0">
            <text:p>#N/A</text:p>
          </table:table-cell>
          <table:table-cell table:number-columns-repeated="3"/>
          <table:table-cell office:value-type="string">
            <text:p>SHP</text:p>
          </table:table-cell>
          <table:table-cell office:value-type="string">
            <text:p>Saint Helena pound</text:p>
          </table:table-cell>
        </table:table-row>
        <table:table-row table:style-name="ro1">
          <table:table-cell table:number-columns-repeated="4"/>
          <table:table-cell office:value-type="string">
            <text:p>SILVER 1 OZ 999 NY</text:p>
          </table:table-cell>
          <table:table-cell table:formula="of:=VLOOKUP([.$E130];[.$A$1:.$B$90];2;0)" office:value-type="float" office:value="0">
            <text:p>#N/A</text:p>
          </table:table-cell>
          <table:table-cell table:number-columns-repeated="3"/>
          <table:table-cell table:number-columns-repeated="2" office:value-type="string">
            <text:p>SILVER 1 OZ 999 NY</text:p>
          </table:table-cell>
        </table:table-row>
        <table:table-row table:style-name="ro1">
          <table:table-cell table:number-columns-repeated="4"/>
          <table:table-cell office:value-type="string">
            <text:p>SLL</text:p>
          </table:table-cell>
          <table:table-cell table:formula="of:=VLOOKUP([.$E131];[.$A$1:.$B$90];2;0)" office:value-type="float" office:value="0">
            <text:p>#N/A</text:p>
          </table:table-cell>
          <table:table-cell table:number-columns-repeated="3"/>
          <table:table-cell office:value-type="string">
            <text:p>SLL</text:p>
          </table:table-cell>
          <table:table-cell office:value-type="string">
            <text:p>Sierra Leonean leone</text:p>
          </table:table-cell>
        </table:table-row>
        <table:table-row table:style-name="ro1">
          <table:table-cell table:number-columns-repeated="4"/>
          <table:table-cell office:value-type="string">
            <text:p>SOS</text:p>
          </table:table-cell>
          <table:table-cell table:formula="of:=VLOOKUP([.$E132];[.$A$1:.$B$90];2;0)" office:value-type="float" office:value="0">
            <text:p>#N/A</text:p>
          </table:table-cell>
          <table:table-cell table:number-columns-repeated="3"/>
          <table:table-cell office:value-type="string">
            <text:p>SOS</text:p>
          </table:table-cell>
          <table:table-cell office:value-type="string">
            <text:p>Somali shilling</text:p>
          </table:table-cell>
        </table:table-row>
        <table:table-row table:style-name="ro1">
          <table:table-cell table:number-columns-repeated="4"/>
          <table:table-cell office:value-type="string">
            <text:p>SRD</text:p>
          </table:table-cell>
          <table:table-cell table:formula="of:=VLOOKUP([.$E133];[.$A$1:.$B$90];2;0)" office:value-type="float" office:value="0">
            <text:p>#N/A</text:p>
          </table:table-cell>
          <table:table-cell table:number-columns-repeated="3"/>
          <table:table-cell office:value-type="string">
            <text:p>SRD</text:p>
          </table:table-cell>
          <table:table-cell office:value-type="string">
            <text:p>Surinamese dollar</text:p>
          </table:table-cell>
        </table:table-row>
        <table:table-row table:style-name="ro1">
          <table:table-cell table:number-columns-repeated="4"/>
          <table:table-cell office:value-type="string">
            <text:p>STD</text:p>
          </table:table-cell>
          <table:table-cell table:formula="of:=VLOOKUP([.$E134];[.$A$1:.$B$90];2;0)" office:value-type="float" office:value="0">
            <text:p>#N/A</text:p>
          </table:table-cell>
          <table:table-cell table:number-columns-repeated="3"/>
          <table:table-cell office:value-type="string">
            <text:p>STD</text:p>
          </table:table-cell>
          <table:table-cell office:value-type="string">
            <text:p>São Tomé and Príncipe dobra</text:p>
          </table:table-cell>
        </table:table-row>
        <table:table-row table:style-name="ro1">
          <table:table-cell table:number-columns-repeated="4"/>
          <table:table-cell office:value-type="string">
            <text:p>SVC</text:p>
          </table:table-cell>
          <table:table-cell table:formula="of:=VLOOKUP([.$E135];[.$A$1:.$B$90];2;0)" office:value-type="float" office:value="0">
            <text:p>#N/A</text:p>
          </table:table-cell>
          <table:table-cell table:number-columns-repeated="3"/>
          <table:table-cell office:value-type="string">
            <text:p>SVC</text:p>
          </table:table-cell>
          <table:table-cell office:value-type="string">
            <text:p>Salvadoran colón</text:p>
          </table:table-cell>
        </table:table-row>
        <table:table-row table:style-name="ro1">
          <table:table-cell table:number-columns-repeated="4"/>
          <table:table-cell office:value-type="string">
            <text:p>SYP</text:p>
          </table:table-cell>
          <table:table-cell table:formula="of:=VLOOKUP([.$E136];[.$A$1:.$B$90];2;0)" office:value-type="string" office:string-value="Syrian Pound ">
            <text:p>Syrian Pound </text:p>
          </table:table-cell>
          <table:table-cell table:number-columns-repeated="3"/>
          <table:table-cell office:value-type="string">
            <text:p>SYP</text:p>
          </table:table-cell>
          <table:table-cell office:value-type="string">
            <text:p>Syrian pound</text:p>
          </table:table-cell>
        </table:table-row>
        <table:table-row table:style-name="ro1">
          <table:table-cell table:number-columns-repeated="4"/>
          <table:table-cell office:value-type="string">
            <text:p>SZL</text:p>
          </table:table-cell>
          <table:table-cell table:formula="of:=VLOOKUP([.$E137];[.$A$1:.$B$90];2;0)" office:value-type="float" office:value="0">
            <text:p>#N/A</text:p>
          </table:table-cell>
          <table:table-cell table:number-columns-repeated="3"/>
          <table:table-cell office:value-type="string">
            <text:p>SZL</text:p>
          </table:table-cell>
          <table:table-cell office:value-type="string">
            <text:p>Swazi lilangeni</text:p>
          </table:table-cell>
        </table:table-row>
        <table:table-row table:style-name="ro1">
          <table:table-cell table:number-columns-repeated="4"/>
          <table:table-cell office:value-type="string">
            <text:p>THB</text:p>
          </table:table-cell>
          <table:table-cell table:formula="of:=VLOOKUP([.$E138];[.$A$1:.$B$90];2;0)" office:value-type="string" office:string-value="Thai Baht ">
            <text:p>Thai Baht </text:p>
          </table:table-cell>
          <table:table-cell table:number-columns-repeated="3"/>
          <table:table-cell office:value-type="string">
            <text:p>THB</text:p>
          </table:table-cell>
          <table:table-cell office:value-type="string">
            <text:p>Thai baht</text:p>
          </table:table-cell>
        </table:table-row>
        <table:table-row table:style-name="ro1">
          <table:table-cell table:number-columns-repeated="4"/>
          <table:table-cell office:value-type="string">
            <text:p>TJS</text:p>
          </table:table-cell>
          <table:table-cell table:formula="of:=VLOOKUP([.$E139];[.$A$1:.$B$90];2;0)" office:value-type="float" office:value="0">
            <text:p>#N/A</text:p>
          </table:table-cell>
          <table:table-cell table:number-columns-repeated="3"/>
          <table:table-cell office:value-type="string">
            <text:p>TJS</text:p>
          </table:table-cell>
          <table:table-cell office:value-type="string">
            <text:p>Tajikistani somoni</text:p>
          </table:table-cell>
        </table:table-row>
        <table:table-row table:style-name="ro1">
          <table:table-cell table:number-columns-repeated="4"/>
          <table:table-cell office:value-type="string">
            <text:p>TMT</text:p>
          </table:table-cell>
          <table:table-cell table:formula="of:=VLOOKUP([.$E140];[.$A$1:.$B$90];2;0)" office:value-type="float" office:value="0">
            <text:p>#N/A</text:p>
          </table:table-cell>
          <table:table-cell table:number-columns-repeated="3"/>
          <table:table-cell office:value-type="string">
            <text:p>TMT</text:p>
          </table:table-cell>
          <table:table-cell office:value-type="string">
            <text:p>Turkmenistan manat</text:p>
          </table:table-cell>
        </table:table-row>
        <table:table-row table:style-name="ro1">
          <table:table-cell table:number-columns-repeated="4"/>
          <table:table-cell office:value-type="string">
            <text:p>TND</text:p>
          </table:table-cell>
          <table:table-cell table:formula="of:=VLOOKUP([.$E141];[.$A$1:.$B$90];2;0)" office:value-type="string" office:string-value="Tunisian Dinar ">
            <text:p>Tunisian Dinar </text:p>
          </table:table-cell>
          <table:table-cell table:number-columns-repeated="3"/>
          <table:table-cell office:value-type="string">
            <text:p>TND</text:p>
          </table:table-cell>
          <table:table-cell office:value-type="string">
            <text:p>Tunisian dinar</text:p>
          </table:table-cell>
        </table:table-row>
        <table:table-row table:style-name="ro1">
          <table:table-cell table:number-columns-repeated="4"/>
          <table:table-cell office:value-type="string">
            <text:p>TOP</text:p>
          </table:table-cell>
          <table:table-cell table:formula="of:=VLOOKUP([.$E142];[.$A$1:.$B$90];2;0)" office:value-type="float" office:value="0">
            <text:p>#N/A</text:p>
          </table:table-cell>
          <table:table-cell table:number-columns-repeated="3"/>
          <table:table-cell office:value-type="string">
            <text:p>TOP</text:p>
          </table:table-cell>
          <table:table-cell office:value-type="string">
            <text:p>Tongan paʻanga</text:p>
          </table:table-cell>
        </table:table-row>
        <table:table-row table:style-name="ro1">
          <table:table-cell table:number-columns-repeated="4"/>
          <table:table-cell office:value-type="string">
            <text:p>TRY</text:p>
          </table:table-cell>
          <table:table-cell table:formula="of:=VLOOKUP([.$E143];[.$A$1:.$B$90];2;0)" office:value-type="string" office:string-value="Turkish Lira ">
            <text:p>Turkish Lira </text:p>
          </table:table-cell>
          <table:table-cell table:number-columns-repeated="3"/>
          <table:table-cell office:value-type="string">
            <text:p>TRY</text:p>
          </table:table-cell>
          <table:table-cell office:value-type="string">
            <text:p>Turkish lira</text:p>
          </table:table-cell>
        </table:table-row>
        <table:table-row table:style-name="ro1">
          <table:table-cell table:number-columns-repeated="4"/>
          <table:table-cell office:value-type="string">
            <text:p>TTD</text:p>
          </table:table-cell>
          <table:table-cell table:formula="of:=VLOOKUP([.$E144];[.$A$1:.$B$90];2;0)" office:value-type="float" office:value="0">
            <text:p>#N/A</text:p>
          </table:table-cell>
          <table:table-cell table:number-columns-repeated="3"/>
          <table:table-cell office:value-type="string">
            <text:p>TTD</text:p>
          </table:table-cell>
          <table:table-cell office:value-type="string">
            <text:p>Trinidad and Tobago dollar</text:p>
          </table:table-cell>
        </table:table-row>
        <table:table-row table:style-name="ro1">
          <table:table-cell table:number-columns-repeated="4"/>
          <table:table-cell office:value-type="string">
            <text:p>TWD</text:p>
          </table:table-cell>
          <table:table-cell table:formula="of:=VLOOKUP([.$E145];[.$A$1:.$B$90];2;0)" office:value-type="string" office:string-value="Taiwanese Dollar ">
            <text:p>Taiwanese Dollar </text:p>
          </table:table-cell>
          <table:table-cell table:number-columns-repeated="3"/>
          <table:table-cell office:value-type="string">
            <text:p>TWD</text:p>
          </table:table-cell>
          <table:table-cell office:value-type="string">
            <text:p>New Taiwan dollar</text:p>
          </table:table-cell>
        </table:table-row>
        <table:table-row table:style-name="ro1">
          <table:table-cell table:number-columns-repeated="4"/>
          <table:table-cell office:value-type="string">
            <text:p>TZS</text:p>
          </table:table-cell>
          <table:table-cell table:formula="of:=VLOOKUP([.$E146];[.$A$1:.$B$90];2;0)" office:value-type="float" office:value="0">
            <text:p>#N/A</text:p>
          </table:table-cell>
          <table:table-cell table:number-columns-repeated="3"/>
          <table:table-cell office:value-type="string">
            <text:p>TZS</text:p>
          </table:table-cell>
          <table:table-cell office:value-type="string">
            <text:p>Tanzanian shilling</text:p>
          </table:table-cell>
        </table:table-row>
        <table:table-row table:style-name="ro1">
          <table:table-cell table:number-columns-repeated="4"/>
          <table:table-cell office:value-type="string">
            <text:p>UAH</text:p>
          </table:table-cell>
          <table:table-cell table:formula="of:=VLOOKUP([.$E147];[.$A$1:.$B$90];2;0)" office:value-type="string" office:string-value="Ukraine Hryvnia ">
            <text:p>Ukraine Hryvnia </text:p>
          </table:table-cell>
          <table:table-cell table:number-columns-repeated="3"/>
          <table:table-cell office:value-type="string">
            <text:p>UAH</text:p>
          </table:table-cell>
          <table:table-cell office:value-type="string">
            <text:p>Ukrainian hryvnia</text:p>
          </table:table-cell>
        </table:table-row>
        <table:table-row table:style-name="ro1">
          <table:table-cell table:number-columns-repeated="4"/>
          <table:table-cell office:value-type="string">
            <text:p>UGX</text:p>
          </table:table-cell>
          <table:table-cell table:formula="of:=VLOOKUP([.$E148];[.$A$1:.$B$90];2;0)" office:value-type="string" office:string-value="Ugandan Shilling ">
            <text:p>Ugandan Shilling </text:p>
          </table:table-cell>
          <table:table-cell table:number-columns-repeated="3"/>
          <table:table-cell office:value-type="string">
            <text:p>UGX</text:p>
          </table:table-cell>
          <table:table-cell office:value-type="string">
            <text:p>Ugandan shilling</text:p>
          </table:table-cell>
        </table:table-row>
        <table:table-row table:style-name="ro1">
          <table:table-cell table:number-columns-repeated="4"/>
          <table:table-cell office:value-type="string">
            <text:p>UYU</text:p>
          </table:table-cell>
          <table:table-cell table:formula="of:=VLOOKUP([.$E149];[.$A$1:.$B$90];2;0)" office:value-type="string" office:string-value="Uruguayan Peso ">
            <text:p>Uruguayan Peso </text:p>
          </table:table-cell>
          <table:table-cell table:number-columns-repeated="3"/>
          <table:table-cell office:value-type="string">
            <text:p>UYU</text:p>
          </table:table-cell>
          <table:table-cell office:value-type="string">
            <text:p>Uruguayan peso</text:p>
          </table:table-cell>
        </table:table-row>
        <table:table-row table:style-name="ro1">
          <table:table-cell table:number-columns-repeated="4"/>
          <table:table-cell office:value-type="string">
            <text:p>UZS</text:p>
          </table:table-cell>
          <table:table-cell table:formula="of:=VLOOKUP([.$E150];[.$A$1:.$B$90];2;0)" office:value-type="float" office:value="0">
            <text:p>#N/A</text:p>
          </table:table-cell>
          <table:table-cell table:number-columns-repeated="3"/>
          <table:table-cell office:value-type="string">
            <text:p>UZS</text:p>
          </table:table-cell>
          <table:table-cell office:value-type="string">
            <text:p>Uzbekistani som</text:p>
          </table:table-cell>
        </table:table-row>
        <table:table-row table:style-name="ro1">
          <table:table-cell table:number-columns-repeated="4"/>
          <table:table-cell office:value-type="string">
            <text:p>VEF</text:p>
          </table:table-cell>
          <table:table-cell table:formula="of:=VLOOKUP([.$E151];[.$A$1:.$B$90];2;0)" office:value-type="string" office:string-value="Venezuelan Bolívar ">
            <text:p>Venezuelan Bolívar </text:p>
          </table:table-cell>
          <table:table-cell table:number-columns-repeated="3"/>
          <table:table-cell office:value-type="string">
            <text:p>VEF</text:p>
          </table:table-cell>
          <table:table-cell office:value-type="string">
            <text:p>Venezuelan bolívar</text:p>
          </table:table-cell>
        </table:table-row>
        <table:table-row table:style-name="ro1">
          <table:table-cell table:number-columns-repeated="4"/>
          <table:table-cell office:value-type="string">
            <text:p>VND</text:p>
          </table:table-cell>
          <table:table-cell table:formula="of:=VLOOKUP([.$E152];[.$A$1:.$B$90];2;0)" office:value-type="string" office:string-value="Vietnamese Dong ">
            <text:p>Vietnamese Dong </text:p>
          </table:table-cell>
          <table:table-cell table:number-columns-repeated="3"/>
          <table:table-cell office:value-type="string">
            <text:p>VND</text:p>
          </table:table-cell>
          <table:table-cell office:value-type="string">
            <text:p>Vietnamese đồng</text:p>
          </table:table-cell>
        </table:table-row>
        <table:table-row table:style-name="ro1">
          <table:table-cell table:number-columns-repeated="4"/>
          <table:table-cell office:value-type="string">
            <text:p>VUV</text:p>
          </table:table-cell>
          <table:table-cell table:formula="of:=VLOOKUP([.$E153];[.$A$1:.$B$90];2;0)" office:value-type="float" office:value="0">
            <text:p>#N/A</text:p>
          </table:table-cell>
          <table:table-cell table:number-columns-repeated="3"/>
          <table:table-cell office:value-type="string">
            <text:p>VUV</text:p>
          </table:table-cell>
          <table:table-cell office:value-type="string">
            <text:p>Vanuatu vatu</text:p>
          </table:table-cell>
        </table:table-row>
        <table:table-row table:style-name="ro1">
          <table:table-cell table:number-columns-repeated="4"/>
          <table:table-cell office:value-type="string">
            <text:p>WST</text:p>
          </table:table-cell>
          <table:table-cell table:formula="of:=VLOOKUP([.$E154];[.$A$1:.$B$90];2;0)" office:value-type="float" office:value="0">
            <text:p>#N/A</text:p>
          </table:table-cell>
          <table:table-cell table:number-columns-repeated="3"/>
          <table:table-cell office:value-type="string">
            <text:p>WST</text:p>
          </table:table-cell>
          <table:table-cell office:value-type="string">
            <text:p>Samoan tālā</text:p>
          </table:table-cell>
        </table:table-row>
        <table:table-row table:style-name="ro1">
          <table:table-cell table:number-columns-repeated="4"/>
          <table:table-cell office:value-type="string">
            <text:p>XAF</text:p>
          </table:table-cell>
          <table:table-cell table:formula="of:=VLOOKUP([.$E155];[.$A$1:.$B$90];2;0)" office:value-type="string" office:string-value="Central African Franc ">
            <text:p>Central African Franc </text:p>
          </table:table-cell>
          <table:table-cell table:number-columns-repeated="3"/>
          <table:table-cell office:value-type="string">
            <text:p>XAF</text:p>
          </table:table-cell>
          <table:table-cell office:value-type="string">
            <text:p>Central African CFA franc</text:p>
          </table:table-cell>
        </table:table-row>
        <table:table-row table:style-name="ro1">
          <table:table-cell table:number-columns-repeated="4"/>
          <table:table-cell office:value-type="string">
            <text:p>XCD</text:p>
          </table:table-cell>
          <table:table-cell table:formula="of:=VLOOKUP([.$E156];[.$A$1:.$B$90];2;0)" office:value-type="string" office:string-value="East Caribbean Dollar ">
            <text:p>East Caribbean Dollar </text:p>
          </table:table-cell>
          <table:table-cell table:number-columns-repeated="3"/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2">
          <table:table-cell table:number-columns-repeated="4"/>
          <table:table-cell office:value-type="string">
            <text:p>XDR</text:p>
          </table:table-cell>
          <table:table-cell table:formula="of:=VLOOKUP([.$E157];[.$A$1:.$B$90];2;0)" office:value-type="float" office:value="0">
            <text:p>#N/A</text:p>
          </table:table-cell>
          <table:table-cell table:number-columns-repeated="3"/>
          <table:table-cell table:style-name="ce19" office:value-type="string">
            <text:p>XDR</text:p>
          </table:table-cell>
          <table:table-cell office:value-type="string">
            <text:p> IMF Special Drawing</text:p>
          </table:table-cell>
        </table:table-row>
        <table:table-row table:style-name="ro1">
          <table:table-cell table:number-columns-repeated="4"/>
          <table:table-cell office:value-type="string">
            <text:p>XOF</text:p>
          </table:table-cell>
          <table:table-cell table:formula="of:=VLOOKUP([.$E158];[.$A$1:.$B$90];2;0)" office:value-type="string" office:string-value="West African Franc ">
            <text:p>West African Franc </text:p>
          </table:table-cell>
          <table:table-cell table:number-columns-repeated="3"/>
          <table:table-cell office:value-type="string">
            <text:p>XOF</text:p>
          </table:table-cell>
          <table:table-cell office:value-type="string">
            <text:p>West African CFA franc</text:p>
          </table:table-cell>
        </table:table-row>
        <table:table-row table:style-name="ro1">
          <table:table-cell table:number-columns-repeated="4"/>
          <table:table-cell office:value-type="string">
            <text:p>XPF</text:p>
          </table:table-cell>
          <table:table-cell table:formula="of:=VLOOKUP([.$E159];[.$A$1:.$B$90];2;0)" office:value-type="string" office:string-value="CFP Franc ">
            <text:p>CFP Franc </text:p>
          </table:table-cell>
          <table:table-cell table:number-columns-repeated="3"/>
          <table:table-cell office:value-type="string">
            <text:p>XPF</text:p>
          </table:table-cell>
          <table:table-cell office:value-type="string">
            <text:p>CFP franc</text:p>
          </table:table-cell>
        </table:table-row>
        <table:table-row table:style-name="ro1">
          <table:table-cell table:number-columns-repeated="4"/>
          <table:table-cell office:value-type="string">
            <text:p>YER</text:p>
          </table:table-cell>
          <table:table-cell table:formula="of:=VLOOKUP([.$E160];[.$A$1:.$B$90];2;0)" office:value-type="float" office:value="0">
            <text:p>#N/A</text:p>
          </table:table-cell>
          <table:table-cell table:number-columns-repeated="3"/>
          <table:table-cell office:value-type="string">
            <text:p>YER</text:p>
          </table:table-cell>
          <table:table-cell office:value-type="string">
            <text:p>Yemeni rial</text:p>
          </table:table-cell>
        </table:table-row>
        <table:table-row table:style-name="ro1">
          <table:table-cell table:number-columns-repeated="4"/>
          <table:table-cell office:value-type="string">
            <text:p>ZAR</text:p>
          </table:table-cell>
          <table:table-cell table:formula="of:=VLOOKUP([.$E161];[.$A$1:.$B$90];2;0)" office:value-type="string" office:string-value="South African Rand ">
            <text:p>South African Rand </text:p>
          </table:table-cell>
          <table:table-cell table:number-columns-repeated="3"/>
          <table:table-cell office:value-type="string">
            <text:p>ZAR</text:p>
          </table:table-cell>
          <table:table-cell office:value-type="string">
            <text:p>South African rand</text:p>
          </table:table-cell>
        </table:table-row>
        <table:table-row table:style-name="ro1">
          <table:table-cell table:number-columns-repeated="4"/>
          <table:table-cell office:value-type="string">
            <text:p>ZMK</text:p>
          </table:table-cell>
          <table:table-cell table:formula="of:=VLOOKUP([.$E162];[.$A$1:.$B$90];2;0)" office:value-type="float" office:value="0">
            <text:p>#N/A</text:p>
          </table:table-cell>
          <table:table-cell table:number-columns-repeated="3"/>
          <table:table-cell office:value-type="string">
            <text:p>ZMK</text:p>
          </table:table-cell>
          <table:table-cell office:value-type="string">
            <text:p>Zambian kwacha</text:p>
          </table:table-cell>
        </table:table-row>
        <table:table-row table:style-name="ro2">
          <table:table-cell table:number-columns-repeated="4"/>
          <table:table-cell office:value-type="string">
            <text:p>ZMW</text:p>
          </table:table-cell>
          <table:table-cell table:formula="of:=VLOOKUP([.$E163];[.$A$1:.$B$90];2;0)" office:value-type="float" office:value="0">
            <text:p>#N/A</text:p>
          </table:table-cell>
          <table:table-cell table:number-columns-repeated="3"/>
          <table:table-cell table:style-name="ce19" office:value-type="string">
            <text:p>ZMW</text:p>
          </table:table-cell>
          <table:table-cell office:value-type="string">
            <text:p>Zambian</text:p>
          </table:table-cell>
        </table:table-row>
        <table:table-row table:style-name="ro1">
          <table:table-cell table:number-columns-repeated="4"/>
          <table:table-cell office:value-type="string">
            <text:p>ZWL</text:p>
          </table:table-cell>
          <table:table-cell table:formula="of:=VLOOKUP([.$E164];[.$A$1:.$B$90];2;0)" office:value-type="float" office:value="0">
            <text:p>#N/A</text:p>
          </table:table-cell>
          <table:table-cell table:number-columns-repeated="3"/>
          <table:table-cell office:value-type="string">
            <text:p>ZWL</text:p>
          </table:table-cell>
          <table:table-cell office:value-type="string">
            <text:p>Zimbabwean dollar[N]</text:p>
          </table:table-cell>
        </table:table-row>
        <table:table-row table:style-name="ro1" table:number-rows-repeated="10484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shapes>
          <draw:frame draw:z-index="0" draw:name="http://upload.wikimedia.org/wikipedia/commons/thumb/f/f3/Flag_of_Alderney.svg/22px-Flag_of_Alderney.svg.png" draw:style-name="gr1" draw:text-style-name="P1" svg:width="0.581cm" svg:height="0.29cm" svg:x="12.128cm" svg:y="2.638cm">
            <draw:image xlink:href="http://upload.wikimedia.org/wikipedia/commons/thumb/f/f3/Flag_of_Alderney.svg/22px-Flag_of_Alderney.svg.png" xlink:type="simple" xlink:show="embed" xlink:actuate="onLoad">
              <text:p/>
            </draw:image>
          </draw:frame>
          <draw:frame draw:z-index="1" draw:name="http://upload.wikimedia.org/wikipedia/commons/thumb/f/f3/Flag_of_Alderney.svg/22px-Flag_of_Alderney.svg.png" draw:style-name="gr1" draw:text-style-name="P1" svg:width="0.581cm" svg:height="0.29cm" svg:x="12.128cm" svg:y="3.065cm">
            <draw:image xlink:href="http://upload.wikimedia.org/wikipedia/commons/thumb/f/f3/Flag_of_Alderney.svg/22px-Flag_of_Alderney.svg.png" xlink:type="simple" xlink:show="embed" xlink:actuate="onLoad">
              <text:p/>
            </draw:image>
          </draw:frame>
          <draw:frame draw:z-index="2" draw:name="http://upload.wikimedia.org/wikipedia/commons/thumb/7/77/Flag_of_Algeria.svg/22px-Flag_of_Algeria.svg.png" draw:style-name="gr1" draw:text-style-name="P1" svg:width="0.581cm" svg:height="0.396cm" svg:x="12.128cm" svg:y="3.492cm">
            <draw:image xlink:href="http://upload.wikimedia.org/wikipedia/commons/thumb/7/77/Flag_of_Algeria.svg/22px-Flag_of_Algeria.svg.png" xlink:type="simple" xlink:show="embed" xlink:actuate="onLoad">
              <text:p/>
            </draw:image>
          </draw:frame>
          <draw:frame draw:z-index="3" draw:name="http://upload.wikimedia.org/wikipedia/commons/thumb/1/19/Flag_of_Andorra.svg/22px-Flag_of_Andorra.svg.png" draw:style-name="gr1" draw:text-style-name="P1" svg:width="0.581cm" svg:height="0.396cm" svg:x="12.128cm" svg:y="3.919cm">
            <draw:image xlink:href="http://upload.wikimedia.org/wikipedia/commons/thumb/1/19/Flag_of_Andorra.svg/22px-Flag_of_Andorra.svg.png" xlink:type="simple" xlink:show="embed" xlink:actuate="onLoad">
              <text:p/>
            </draw:image>
          </draw:frame>
          <draw:frame draw:z-index="4" draw:name="http://upload.wikimedia.org/wikipedia/commons/thumb/9/9d/Flag_of_Angola.svg/22px-Flag_of_Angola.svg.png" draw:style-name="gr1" draw:text-style-name="P1" svg:width="0.581cm" svg:height="0.396cm" svg:x="12.128cm" svg:y="4.365cm">
            <draw:image xlink:href="http://upload.wikimedia.org/wikipedia/commons/thumb/9/9d/Flag_of_Angola.svg/22px-Flag_of_Angola.svg.png" xlink:type="simple" xlink:show="embed" xlink:actuate="onLoad">
              <text:p/>
            </draw:image>
          </draw:frame>
          <draw:frame draw:z-index="5" draw:name="http://upload.wikimedia.org/wikipedia/commons/thumb/b/b4/Flag_of_Anguilla.svg/22px-Flag_of_Anguilla.svg.png" draw:style-name="gr1" draw:text-style-name="P1" svg:width="0.581cm" svg:height="0.29cm" svg:x="12.128cm" svg:y="4.792cm">
            <draw:image xlink:href="http://upload.wikimedia.org/wikipedia/commons/thumb/b/b4/Flag_of_Anguilla.svg/22px-Flag_of_Anguilla.svg.png" xlink:type="simple" xlink:show="embed" xlink:actuate="onLoad">
              <text:p/>
            </draw:image>
          </draw:frame>
          <draw:frame draw:z-index="6" draw:name="http://upload.wikimedia.org/wikipedia/commons/thumb/8/89/Flag_of_Antigua_and_Barbuda.svg/22px-Flag_of_Antigua_and_Barbuda.svg.png" draw:style-name="gr1" draw:text-style-name="P1" svg:width="0.581cm" svg:height="0.396cm" svg:x="12.128cm" svg:y="5.219cm">
            <draw:image xlink:href="http://upload.wikimedia.org/wikipedia/commons/thumb/8/89/Flag_of_Antigua_and_Barbuda.svg/22px-Flag_of_Antigua_and_Barbuda.svg.png" xlink:type="simple" xlink:show="embed" xlink:actuate="onLoad">
              <text:p/>
            </draw:image>
          </draw:frame>
          <draw:frame draw:z-index="7" draw:name="http://upload.wikimedia.org/wikipedia/commons/thumb/1/1a/Flag_of_Argentina.svg/22px-Flag_of_Argentina.svg.png" draw:style-name="gr1" draw:text-style-name="P1" svg:width="0.581cm" svg:height="0.369cm" svg:x="12.128cm" svg:y="5.646cm">
            <draw:image xlink:href="http://upload.wikimedia.org/wikipedia/commons/thumb/1/1a/Flag_of_Argentina.svg/22px-Flag_of_Argentina.svg.png" xlink:type="simple" xlink:show="embed" xlink:actuate="onLoad">
              <text:p/>
            </draw:image>
          </draw:frame>
          <draw:frame draw:z-index="8" draw:name="http://upload.wikimedia.org/wikipedia/commons/thumb/2/2f/Flag_of_Armenia.svg/22px-Flag_of_Armenia.svg.png" draw:style-name="gr1" draw:text-style-name="P1" svg:width="0.581cm" svg:height="0.29cm" svg:x="12.128cm" svg:y="6.073cm">
            <draw:image xlink:href="http://upload.wikimedia.org/wikipedia/commons/thumb/2/2f/Flag_of_Armenia.svg/22px-Flag_of_Armenia.svg.png" xlink:type="simple" xlink:show="embed" xlink:actuate="onLoad">
              <text:p/>
            </draw:image>
          </draw:frame>
          <draw:frame draw:z-index="9" draw:name="http://upload.wikimedia.org/wikipedia/commons/thumb/f/f6/Flag_of_Aruba.svg/22px-Flag_of_Aruba.svg.png" draw:style-name="gr1" draw:text-style-name="P1" svg:width="0.581cm" svg:height="0.396cm" svg:x="12.128cm" svg:y="6.499cm">
            <draw:image xlink:href="http://upload.wikimedia.org/wikipedia/commons/thumb/f/f6/Flag_of_Aruba.svg/22px-Flag_of_Aruba.svg.png" xlink:type="simple" xlink:show="embed" xlink:actuate="onLoad">
              <text:p/>
            </draw:image>
          </draw:frame>
          <draw:frame draw:z-index="10" draw:name="http://upload.wikimedia.org/wikipedia/en/thumb/a/ae/Flag_of_the_United_Kingdom.svg/22px-Flag_of_the_United_Kingdom.svg.png" draw:style-name="gr1" draw:text-style-name="P1" svg:width="0.581cm" svg:height="0.29cm" svg:x="12.128cm" svg:y="6.926cm">
            <draw:image xlink:href="http://upload.wikimedia.org/wikipedia/en/thumb/a/ae/Flag_of_the_United_Kingdom.svg/22px-Flag_of_the_United_Kingdom.svg.png" xlink:type="simple" xlink:show="embed" xlink:actuate="onLoad">
              <text:p/>
            </draw:image>
          </draw:frame>
          <draw:frame draw:z-index="11" draw:name="http://upload.wikimedia.org/wikipedia/en/thumb/a/ae/Flag_of_the_United_Kingdom.svg/22px-Flag_of_the_United_Kingdom.svg.png" draw:style-name="gr1" draw:text-style-name="P1" svg:width="0.581cm" svg:height="0.29cm" svg:x="12.128cm" svg:y="7.353cm">
            <draw:image xlink:href="http://upload.wikimedia.org/wikipedia/en/thumb/a/ae/Flag_of_the_United_Kingdom.svg/22px-Flag_of_the_United_Kingdom.svg.png" xlink:type="simple" xlink:show="embed" xlink:actuate="onLoad">
              <text:p/>
            </draw:image>
          </draw:frame>
          <draw:frame draw:z-index="12" draw:name="http://upload.wikimedia.org/wikipedia/en/thumb/b/b9/Flag_of_Australia.svg/22px-Flag_of_Australia.svg.png" draw:style-name="gr1" draw:text-style-name="P1" svg:width="0.581cm" svg:height="0.29cm" svg:x="12.128cm" svg:y="7.78cm">
            <draw:image xlink:href="http://upload.wikimedia.org/wikipedia/en/thumb/b/b9/Flag_of_Australia.svg/22px-Flag_of_Australia.svg.png" xlink:type="simple" xlink:show="embed" xlink:actuate="onLoad">
              <text:p/>
            </draw:image>
          </draw:frame>
          <draw:frame draw:z-index="13" draw:name="http://upload.wikimedia.org/wikipedia/commons/thumb/4/41/Flag_of_Austria.svg/22px-Flag_of_Austria.svg.png" draw:style-name="gr1" draw:text-style-name="P1" svg:width="0.581cm" svg:height="0.396cm" svg:x="12.128cm" svg:y="8.207cm">
            <draw:image xlink:href="http://upload.wikimedia.org/wikipedia/commons/thumb/4/41/Flag_of_Austria.svg/22px-Flag_of_Austria.svg.png" xlink:type="simple" xlink:show="embed" xlink:actuate="onLoad">
              <text:p/>
            </draw:image>
          </draw:frame>
          <draw:frame draw:z-index="14" draw:name="http://upload.wikimedia.org/wikipedia/commons/thumb/d/dd/Flag_of_Azerbaijan.svg/22px-Flag_of_Azerbaijan.svg.png" draw:style-name="gr1" draw:text-style-name="P1" svg:width="0.581cm" svg:height="0.29cm" svg:x="12.128cm" svg:y="8.634cm">
            <draw:image xlink:href="http://upload.wikimedia.org/wikipedia/commons/thumb/d/dd/Flag_of_Azerbaijan.svg/22px-Flag_of_Azerbaijan.svg.png" xlink:type="simple" xlink:show="embed" xlink:actuate="onLoad">
              <text:p/>
            </draw:image>
          </draw:frame>
          <draw:frame draw:z-index="15" draw:name="http://upload.wikimedia.org/wikipedia/commons/thumb/9/93/Flag_of_the_Bahamas.svg/22px-Flag_of_the_Bahamas.svg.png" draw:style-name="gr1" draw:text-style-name="P1" svg:width="0.581cm" svg:height="0.29cm" svg:x="12.128cm" svg:y="9.061cm">
            <draw:image xlink:href="http://upload.wikimedia.org/wikipedia/commons/thumb/9/93/Flag_of_the_Bahamas.svg/22px-Flag_of_the_Bahamas.svg.png" xlink:type="simple" xlink:show="embed" xlink:actuate="onLoad">
              <text:p/>
            </draw:image>
          </draw:frame>
          <draw:frame draw:z-index="16" draw:name="http://upload.wikimedia.org/wikipedia/commons/thumb/2/2c/Flag_of_Bahrain.svg/22px-Flag_of_Bahrain.svg.png" draw:style-name="gr1" draw:text-style-name="P1" svg:width="0.581cm" svg:height="0.343cm" svg:x="12.128cm" svg:y="9.487cm">
            <draw:image xlink:href="http://upload.wikimedia.org/wikipedia/commons/thumb/2/2c/Flag_of_Bahrain.svg/22px-Flag_of_Bahrain.svg.png" xlink:type="simple" xlink:show="embed" xlink:actuate="onLoad">
              <text:p/>
            </draw:image>
          </draw:frame>
          <draw:frame draw:z-index="17" draw:name="http://upload.wikimedia.org/wikipedia/commons/thumb/f/f9/Flag_of_Bangladesh.svg/22px-Flag_of_Bangladesh.svg.png" draw:style-name="gr1" draw:text-style-name="P1" svg:width="0.581cm" svg:height="0.343cm" svg:x="12.128cm" svg:y="9.914cm">
            <draw:image xlink:href="http://upload.wikimedia.org/wikipedia/commons/thumb/f/f9/Flag_of_Bangladesh.svg/22px-Flag_of_Bangladesh.svg.png" xlink:type="simple" xlink:show="embed" xlink:actuate="onLoad">
              <text:p/>
            </draw:image>
          </draw:frame>
          <draw:frame draw:z-index="18" draw:name="http://upload.wikimedia.org/wikipedia/commons/thumb/e/ef/Flag_of_Barbados.svg/22px-Flag_of_Barbados.svg.png" draw:style-name="gr1" draw:text-style-name="P1" svg:width="0.581cm" svg:height="0.396cm" svg:x="12.128cm" svg:y="10.341cm">
            <draw:image xlink:href="http://upload.wikimedia.org/wikipedia/commons/thumb/e/ef/Flag_of_Barbados.svg/22px-Flag_of_Barbados.svg.png" xlink:type="simple" xlink:show="embed" xlink:actuate="onLoad">
              <text:p/>
            </draw:image>
          </draw:frame>
          <draw:frame draw:z-index="19" draw:name="http://upload.wikimedia.org/wikipedia/commons/thumb/8/85/Flag_of_Belarus.svg/22px-Flag_of_Belarus.svg.png" draw:style-name="gr1" draw:text-style-name="P1" svg:width="0.581cm" svg:height="0.29cm" svg:x="12.128cm" svg:y="10.768cm">
            <draw:image xlink:href="http://upload.wikimedia.org/wikipedia/commons/thumb/8/85/Flag_of_Belarus.svg/22px-Flag_of_Belarus.svg.png" xlink:type="simple" xlink:show="embed" xlink:actuate="onLoad">
              <text:p/>
            </draw:image>
          </draw:frame>
          <draw:frame draw:z-index="20" draw:name="http://upload.wikimedia.org/wikipedia/commons/thumb/9/92/Flag_of_Belgium_%28civil%29.svg/22px-Flag_of_Belgium_%28civil%29.svg.png" draw:style-name="gr1" draw:text-style-name="P1" svg:width="0.581cm" svg:height="0.396cm" svg:x="12.128cm" svg:y="11.195cm">
            <draw:image xlink:href="http://upload.wikimedia.org/wikipedia/commons/thumb/9/92/Flag_of_Belgium_%28civil%29.svg/22px-Flag_of_Belgium_%28civil%29.svg.png" xlink:type="simple" xlink:show="embed" xlink:actuate="onLoad">
              <text:p/>
            </draw:image>
          </draw:frame>
          <draw:frame draw:z-index="21" draw:name="http://upload.wikimedia.org/wikipedia/commons/thumb/e/e7/Flag_of_Belize.svg/22px-Flag_of_Belize.svg.png" draw:style-name="gr1" draw:text-style-name="P1" svg:width="0.581cm" svg:height="0.396cm" svg:x="12.128cm" svg:y="11.622cm">
            <draw:image xlink:href="http://upload.wikimedia.org/wikipedia/commons/thumb/e/e7/Flag_of_Belize.svg/22px-Flag_of_Belize.svg.png" xlink:type="simple" xlink:show="embed" xlink:actuate="onLoad">
              <text:p/>
            </draw:image>
          </draw:frame>
          <draw:frame draw:z-index="22" draw:name="http://upload.wikimedia.org/wikipedia/commons/thumb/0/0a/Flag_of_Benin.svg/22px-Flag_of_Benin.svg.png" draw:style-name="gr1" draw:text-style-name="P1" svg:width="0.581cm" svg:height="0.396cm" svg:x="12.128cm" svg:y="12.049cm">
            <draw:image xlink:href="http://upload.wikimedia.org/wikipedia/commons/thumb/0/0a/Flag_of_Benin.svg/22px-Flag_of_Benin.svg.png" xlink:type="simple" xlink:show="embed" xlink:actuate="onLoad">
              <text:p/>
            </draw:image>
          </draw:frame>
          <draw:frame draw:z-index="23" draw:name="http://upload.wikimedia.org/wikipedia/commons/thumb/b/bf/Flag_of_Bermuda.svg/22px-Flag_of_Bermuda.svg.png" draw:style-name="gr1" draw:text-style-name="P1" svg:width="0.581cm" svg:height="0.29cm" svg:x="12.128cm" svg:y="12.475cm">
            <draw:image xlink:href="http://upload.wikimedia.org/wikipedia/commons/thumb/b/bf/Flag_of_Bermuda.svg/22px-Flag_of_Bermuda.svg.png" xlink:type="simple" xlink:show="embed" xlink:actuate="onLoad">
              <text:p/>
            </draw:image>
          </draw:frame>
          <draw:frame draw:z-index="24" draw:name="http://upload.wikimedia.org/wikipedia/commons/thumb/9/91/Flag_of_Bhutan.svg/22px-Flag_of_Bhutan.svg.png" draw:style-name="gr1" draw:text-style-name="P1" svg:width="0.581cm" svg:height="0.396cm" svg:x="12.128cm" svg:y="12.902cm">
            <draw:image xlink:href="http://upload.wikimedia.org/wikipedia/commons/thumb/9/91/Flag_of_Bhutan.svg/22px-Flag_of_Bhutan.svg.png" xlink:type="simple" xlink:show="embed" xlink:actuate="onLoad">
              <text:p/>
            </draw:image>
          </draw:frame>
          <draw:frame draw:z-index="25" draw:name="http://upload.wikimedia.org/wikipedia/commons/thumb/9/91/Flag_of_Bhutan.svg/22px-Flag_of_Bhutan.svg.png" draw:style-name="gr1" draw:text-style-name="P1" svg:width="0.581cm" svg:height="0.396cm" svg:x="12.128cm" svg:y="13.329cm">
            <draw:image xlink:href="http://upload.wikimedia.org/wikipedia/commons/thumb/9/91/Flag_of_Bhutan.svg/22px-Flag_of_Bhutan.svg.png" xlink:type="simple" xlink:show="embed" xlink:actuate="onLoad">
              <text:p/>
            </draw:image>
          </draw:frame>
          <draw:frame draw:z-index="26" draw:name="http://upload.wikimedia.org/wikipedia/commons/thumb/4/48/Flag_of_Bolivia.svg/22px-Flag_of_Bolivia.svg.png" draw:style-name="gr1" draw:text-style-name="P1" svg:width="0.581cm" svg:height="0.396cm" svg:x="12.128cm" svg:y="13.756cm">
            <draw:image xlink:href="http://upload.wikimedia.org/wikipedia/commons/thumb/4/48/Flag_of_Bolivia.svg/22px-Flag_of_Bolivia.svg.png" xlink:type="simple" xlink:show="embed" xlink:actuate="onLoad">
              <text:p/>
            </draw:image>
          </draw:frame>
          <draw:frame draw:z-index="27" draw:name="http://upload.wikimedia.org/wikipedia/commons/thumb/1/1e/Flag_of_Bonaire.svg/22px-Flag_of_Bonaire.svg.png" draw:style-name="gr1" draw:text-style-name="P1" svg:width="0.581cm" svg:height="0.396cm" svg:x="12.128cm" svg:y="14.183cm">
            <draw:image xlink:href="http://upload.wikimedia.org/wikipedia/commons/thumb/1/1e/Flag_of_Bonaire.svg/22px-Flag_of_Bonaire.svg.png" xlink:type="simple" xlink:show="embed" xlink:actuate="onLoad">
              <text:p/>
            </draw:image>
          </draw:frame>
          <draw:frame draw:z-index="28" draw:name="http://upload.wikimedia.org/wikipedia/commons/thumb/b/bf/Flag_of_Bosnia_and_Herzegovina.svg/22px-Flag_of_Bosnia_and_Herzegovina.svg.png" draw:style-name="gr1" draw:text-style-name="P1" svg:width="0.581cm" svg:height="0.29cm" svg:x="12.128cm" svg:y="14.61cm">
            <draw:image xlink:href="http://upload.wikimedia.org/wikipedia/commons/thumb/b/bf/Flag_of_Bosnia_and_Herzegovina.svg/22px-Flag_of_Bosnia_and_Herzegovina.svg.png" xlink:type="simple" xlink:show="embed" xlink:actuate="onLoad">
              <text:p/>
            </draw:image>
          </draw:frame>
          <draw:frame draw:z-index="29" draw:name="http://upload.wikimedia.org/wikipedia/commons/thumb/f/fa/Flag_of_Botswana.svg/22px-Flag_of_Botswana.svg.png" draw:style-name="gr1" draw:text-style-name="P1" svg:width="0.581cm" svg:height="0.396cm" svg:x="12.128cm" svg:y="15.037cm">
            <draw:image xlink:href="http://upload.wikimedia.org/wikipedia/commons/thumb/f/fa/Flag_of_Botswana.svg/22px-Flag_of_Botswana.svg.png" xlink:type="simple" xlink:show="embed" xlink:actuate="onLoad">
              <text:p/>
            </draw:image>
          </draw:frame>
          <draw:frame draw:z-index="30" draw:name="http://upload.wikimedia.org/wikipedia/en/thumb/0/05/Flag_of_Brazil.svg/22px-Flag_of_Brazil.svg.png" draw:style-name="gr1" draw:text-style-name="P1" svg:width="0.581cm" svg:height="0.396cm" svg:x="12.128cm" svg:y="15.464cm">
            <draw:image xlink:href="http://upload.wikimedia.org/wikipedia/en/thumb/0/05/Flag_of_Brazil.svg/22px-Flag_of_Brazil.svg.png" xlink:type="simple" xlink:show="embed" xlink:actuate="onLoad">
              <text:p/>
            </draw:image>
          </draw:frame>
          <draw:frame draw:z-index="31" draw:name="http://upload.wikimedia.org/wikipedia/commons/thumb/6/6e/Flag_of_the_British_Indian_Ocean_Territory.svg/22px-Flag_of_the_British_Indian_Ocean_Territory.svg.png" draw:style-name="gr1" draw:text-style-name="P1" svg:width="0.581cm" svg:height="0.29cm" svg:x="12.128cm" svg:y="15.89cm">
            <draw:image xlink:href="http://upload.wikimedia.org/wikipedia/commons/thumb/6/6e/Flag_of_the_British_Indian_Ocean_Territory.svg/22px-Flag_of_the_British_Indian_Ocean_Territory.svg.png" xlink:type="simple" xlink:show="embed" xlink:actuate="onLoad">
              <text:p/>
            </draw:image>
          </draw:frame>
          <draw:frame draw:z-index="32" draw:name="http://upload.wikimedia.org/wikipedia/commons/thumb/4/42/Flag_of_the_British_Virgin_Islands.svg/22px-Flag_of_the_British_Virgin_Islands.svg.png" draw:style-name="gr1" draw:text-style-name="P1" svg:width="0.581cm" svg:height="0.29cm" svg:x="12.128cm" svg:y="16.317cm">
            <draw:image xlink:href="http://upload.wikimedia.org/wikipedia/commons/thumb/4/42/Flag_of_the_British_Virgin_Islands.svg/22px-Flag_of_the_British_Virgin_Islands.svg.png" xlink:type="simple" xlink:show="embed" xlink:actuate="onLoad">
              <text:p/>
            </draw:image>
          </draw:frame>
          <draw:frame draw:z-index="33" draw:name="http://upload.wikimedia.org/wikipedia/commons/thumb/4/42/Flag_of_the_British_Virgin_Islands.svg/22px-Flag_of_the_British_Virgin_Islands.svg.png" draw:style-name="gr1" draw:text-style-name="P1" svg:width="0.581cm" svg:height="0.29cm" svg:x="12.128cm" svg:y="16.744cm">
            <draw:image xlink:href="http://upload.wikimedia.org/wikipedia/commons/thumb/4/42/Flag_of_the_British_Virgin_Islands.svg/22px-Flag_of_the_British_Virgin_Islands.svg.png" xlink:type="simple" xlink:show="embed" xlink:actuate="onLoad">
              <text:p/>
            </draw:image>
          </draw:frame>
          <draw:frame draw:z-index="34" draw:name="http://upload.wikimedia.org/wikipedia/commons/thumb/9/9c/Flag_of_Brunei.svg/22px-Flag_of_Brunei.svg.png" draw:style-name="gr1" draw:text-style-name="P1" svg:width="0.581cm" svg:height="0.29cm" svg:x="12.128cm" svg:y="17.171cm">
            <draw:image xlink:href="http://upload.wikimedia.org/wikipedia/commons/thumb/9/9c/Flag_of_Brunei.svg/22px-Flag_of_Brunei.svg.png" xlink:type="simple" xlink:show="embed" xlink:actuate="onLoad">
              <text:p/>
            </draw:image>
          </draw:frame>
          <draw:frame draw:z-index="35" draw:name="http://upload.wikimedia.org/wikipedia/commons/thumb/9/9c/Flag_of_Brunei.svg/22px-Flag_of_Brunei.svg.png" draw:style-name="gr1" draw:text-style-name="P1" svg:width="0.581cm" svg:height="0.29cm" svg:x="12.128cm" svg:y="17.598cm">
            <draw:image xlink:href="http://upload.wikimedia.org/wikipedia/commons/thumb/9/9c/Flag_of_Brunei.svg/22px-Flag_of_Brunei.svg.png" xlink:type="simple" xlink:show="embed" xlink:actuate="onLoad">
              <text:p/>
            </draw:image>
          </draw:frame>
          <draw:frame draw:z-index="36" draw:name="http://upload.wikimedia.org/wikipedia/commons/thumb/9/9a/Flag_of_Bulgaria.svg/22px-Flag_of_Bulgaria.svg.png" draw:style-name="gr1" draw:text-style-name="P1" svg:width="0.581cm" svg:height="0.343cm" svg:x="12.128cm" svg:y="18.025cm">
            <draw:image xlink:href="http://upload.wikimedia.org/wikipedia/commons/thumb/9/9a/Flag_of_Bulgaria.svg/22px-Flag_of_Bulgaria.svg.png" xlink:type="simple" xlink:show="embed" xlink:actuate="onLoad">
              <text:p/>
            </draw:image>
          </draw:frame>
          <draw:frame draw:z-index="37" draw:name="http://upload.wikimedia.org/wikipedia/commons/thumb/3/31/Flag_of_Burkina_Faso.svg/22px-Flag_of_Burkina_Faso.svg.png" draw:style-name="gr1" draw:text-style-name="P1" svg:width="0.581cm" svg:height="0.396cm" svg:x="12.128cm" svg:y="18.452cm">
            <draw:image xlink:href="http://upload.wikimedia.org/wikipedia/commons/thumb/3/31/Flag_of_Burkina_Faso.svg/22px-Flag_of_Burkina_Faso.svg.png" xlink:type="simple" xlink:show="embed" xlink:actuate="onLoad">
              <text:p/>
            </draw:image>
          </draw:frame>
          <draw:frame draw:z-index="38" draw:name="http://upload.wikimedia.org/wikipedia/commons/thumb/8/8c/Flag_of_Myanmar.svg/22px-Flag_of_Myanmar.svg.png" draw:style-name="gr1" draw:text-style-name="P1" svg:width="0.581cm" svg:height="0.396cm" svg:x="12.128cm" svg:y="18.878cm">
            <draw:image xlink:href="http://upload.wikimedia.org/wikipedia/commons/thumb/8/8c/Flag_of_Myanmar.svg/22px-Flag_of_Myanmar.svg.png" xlink:type="simple" xlink:show="embed" xlink:actuate="onLoad">
              <text:p/>
            </draw:image>
          </draw:frame>
          <draw:frame draw:z-index="39" draw:name="http://upload.wikimedia.org/wikipedia/commons/thumb/5/50/Flag_of_Burundi.svg/22px-Flag_of_Burundi.svg.png" draw:style-name="gr1" draw:text-style-name="P1" svg:width="0.581cm" svg:height="0.343cm" svg:x="12.128cm" svg:y="19.305cm">
            <draw:image xlink:href="http://upload.wikimedia.org/wikipedia/commons/thumb/5/50/Flag_of_Burundi.svg/22px-Flag_of_Burundi.svg.png" xlink:type="simple" xlink:show="embed" xlink:actuate="onLoad">
              <text:p/>
            </draw:image>
          </draw:frame>
          <draw:frame draw:z-index="40" draw:name="http://upload.wikimedia.org/wikipedia/commons/thumb/8/83/Flag_of_Cambodia.svg/22px-Flag_of_Cambodia.svg.png" draw:style-name="gr1" draw:text-style-name="P1" svg:width="0.581cm" svg:height="0.396cm" svg:x="12.128cm" svg:y="19.732cm">
            <draw:image xlink:href="http://upload.wikimedia.org/wikipedia/commons/thumb/8/83/Flag_of_Cambodia.svg/22px-Flag_of_Cambodia.svg.png" xlink:type="simple" xlink:show="embed" xlink:actuate="onLoad">
              <text:p/>
            </draw:image>
          </draw:frame>
          <draw:frame draw:z-index="41" draw:name="http://upload.wikimedia.org/wikipedia/commons/thumb/4/4f/Flag_of_Cameroon.svg/22px-Flag_of_Cameroon.svg.png" draw:style-name="gr1" draw:text-style-name="P1" svg:width="0.581cm" svg:height="0.396cm" svg:x="12.128cm" svg:y="20.159cm">
            <draw:image xlink:href="http://upload.wikimedia.org/wikipedia/commons/thumb/4/4f/Flag_of_Cameroon.svg/22px-Flag_of_Cameroon.svg.png" xlink:type="simple" xlink:show="embed" xlink:actuate="onLoad">
              <text:p/>
            </draw:image>
          </draw:frame>
          <draw:frame draw:z-index="42" draw:name="http://upload.wikimedia.org/wikipedia/en/thumb/c/cf/Flag_of_Canada.svg/22px-Flag_of_Canada.svg.png" draw:style-name="gr1" draw:text-style-name="P1" svg:width="0.581cm" svg:height="0.29cm" svg:x="12.128cm" svg:y="20.586cm">
            <draw:image xlink:href="http://upload.wikimedia.org/wikipedia/en/thumb/c/cf/Flag_of_Canada.svg/22px-Flag_of_Canada.svg.png" xlink:type="simple" xlink:show="embed" xlink:actuate="onLoad">
              <text:p/>
            </draw:image>
          </draw:frame>
          <draw:frame draw:z-index="43" draw:name="http://upload.wikimedia.org/wikipedia/commons/thumb/3/38/Flag_of_Cape_Verde.svg/22px-Flag_of_Cape_Verde.svg.png" draw:style-name="gr1" draw:text-style-name="P1" svg:width="0.581cm" svg:height="0.343cm" svg:x="12.128cm" svg:y="21.013cm">
            <draw:image xlink:href="http://upload.wikimedia.org/wikipedia/commons/thumb/3/38/Flag_of_Cape_Verde.svg/22px-Flag_of_Cape_Verde.svg.png" xlink:type="simple" xlink:show="embed" xlink:actuate="onLoad">
              <text:p/>
            </draw:image>
          </draw:frame>
          <draw:frame draw:z-index="44" draw:name="http://upload.wikimedia.org/wikipedia/commons/thumb/0/0f/Flag_of_the_Cayman_Islands.svg/22px-Flag_of_the_Cayman_Islands.svg.png" draw:style-name="gr1" draw:text-style-name="P1" svg:width="0.581cm" svg:height="0.29cm" svg:x="12.128cm" svg:y="21.44cm">
            <draw:image xlink:href="http://upload.wikimedia.org/wikipedia/commons/thumb/0/0f/Flag_of_the_Cayman_Islands.svg/22px-Flag_of_the_Cayman_Islands.svg.png" xlink:type="simple" xlink:show="embed" xlink:actuate="onLoad">
              <text:p/>
            </draw:image>
          </draw:frame>
          <draw:frame draw:z-index="45" draw:name="http://upload.wikimedia.org/wikipedia/commons/thumb/6/6f/Flag_of_the_Central_African_Republic.svg/22px-Flag_of_the_Central_African_Republic.svg.png" draw:style-name="gr1" draw:text-style-name="P1" svg:width="0.581cm" svg:height="0.396cm" svg:x="12.128cm" svg:y="21.866cm">
            <draw:image xlink:href="http://upload.wikimedia.org/wikipedia/commons/thumb/6/6f/Flag_of_the_Central_African_Republic.svg/22px-Flag_of_the_Central_African_Republic.svg.png" xlink:type="simple" xlink:show="embed" xlink:actuate="onLoad">
              <text:p/>
            </draw:image>
          </draw:frame>
          <draw:frame draw:z-index="46" draw:name="http://upload.wikimedia.org/wikipedia/commons/thumb/4/4b/Flag_of_Chad.svg/22px-Flag_of_Chad.svg.png" draw:style-name="gr1" draw:text-style-name="P1" svg:width="0.581cm" svg:height="0.396cm" svg:x="12.128cm" svg:y="22.293cm">
            <draw:image xlink:href="http://upload.wikimedia.org/wikipedia/commons/thumb/4/4b/Flag_of_Chad.svg/22px-Flag_of_Chad.svg.png" xlink:type="simple" xlink:show="embed" xlink:actuate="onLoad">
              <text:p/>
            </draw:image>
          </draw:frame>
          <draw:frame draw:z-index="47" draw:name="http://upload.wikimedia.org/wikipedia/commons/thumb/7/78/Flag_of_Chile.svg/22px-Flag_of_Chile.svg.png" draw:style-name="gr1" draw:text-style-name="P1" svg:width="0.581cm" svg:height="0.396cm" svg:x="12.128cm" svg:y="22.72cm">
            <draw:image xlink:href="http://upload.wikimedia.org/wikipedia/commons/thumb/7/78/Flag_of_Chile.svg/22px-Flag_of_Chile.svg.png" xlink:type="simple" xlink:show="embed" xlink:actuate="onLoad">
              <text:p/>
            </draw:image>
          </draw:frame>
          <draw:frame draw:z-index="48" draw:name="http://upload.wikimedia.org/wikipedia/commons/thumb/f/fa/Flag_of_the_People%27s_Republic_of_China.svg/22px-Flag_of_the_People%27s_Republic_of_China.svg.png" draw:style-name="gr1" draw:text-style-name="P1" svg:width="0.581cm" svg:height="0.396cm" svg:x="12.128cm" svg:y="23.147cm">
            <draw:image xlink:href="http://upload.wikimedia.org/wikipedia/commons/thumb/f/fa/Flag_of_the_People%27s_Republic_of_China.svg/22px-Flag_of_the_People%27s_Republic_of_China.svg.png" xlink:type="simple" xlink:show="embed" xlink:actuate="onLoad">
              <text:p/>
            </draw:image>
          </draw:frame>
          <draw:frame draw:z-index="49" draw:name="http://upload.wikimedia.org/wikipedia/commons/thumb/7/74/Flag_of_the_Cocos_%28Keeling%29_Islands.svg/22px-Flag_of_the_Cocos_%28Keeling%29_Islands.svg.png" draw:style-name="gr1" draw:text-style-name="P1" svg:width="0.581cm" svg:height="0.29cm" svg:x="12.128cm" svg:y="23.574cm">
            <draw:image xlink:href="http://upload.wikimedia.org/wikipedia/commons/thumb/7/74/Flag_of_the_Cocos_%28Keeling%29_Islands.svg/22px-Flag_of_the_Cocos_%28Keeling%29_Islands.svg.png" xlink:type="simple" xlink:show="embed" xlink:actuate="onLoad">
              <text:p/>
            </draw:image>
          </draw:frame>
          <draw:frame draw:z-index="50" draw:name="http://upload.wikimedia.org/wikipedia/commons/thumb/7/74/Flag_of_the_Cocos_%28Keeling%29_Islands.svg/22px-Flag_of_the_Cocos_%28Keeling%29_Islands.svg.png" draw:style-name="gr1" draw:text-style-name="P1" svg:width="0.581cm" svg:height="0.29cm" svg:x="12.128cm" svg:y="24.001cm">
            <draw:image xlink:href="http://upload.wikimedia.org/wikipedia/commons/thumb/7/74/Flag_of_the_Cocos_%28Keeling%29_Islands.svg/22px-Flag_of_the_Cocos_%28Keeling%29_Islands.svg.png" xlink:type="simple" xlink:show="embed" xlink:actuate="onLoad">
              <text:p/>
            </draw:image>
          </draw:frame>
          <draw:frame draw:z-index="51" draw:name="http://upload.wikimedia.org/wikipedia/commons/thumb/2/21/Flag_of_Colombia.svg/22px-Flag_of_Colombia.svg.png" draw:style-name="gr1" draw:text-style-name="P1" svg:width="0.581cm" svg:height="0.396cm" svg:x="12.128cm" svg:y="24.428cm">
            <draw:image xlink:href="http://upload.wikimedia.org/wikipedia/commons/thumb/2/21/Flag_of_Colombia.svg/22px-Flag_of_Colombia.svg.png" xlink:type="simple" xlink:show="embed" xlink:actuate="onLoad">
              <text:p/>
            </draw:image>
          </draw:frame>
          <draw:frame draw:z-index="52" draw:name="http://upload.wikimedia.org/wikipedia/commons/thumb/9/94/Flag_of_the_Comoros.svg/22px-Flag_of_the_Comoros.svg.png" draw:style-name="gr1" draw:text-style-name="P1" svg:width="0.581cm" svg:height="0.343cm" svg:x="12.128cm" svg:y="24.854cm">
            <draw:image xlink:href="http://upload.wikimedia.org/wikipedia/commons/thumb/9/94/Flag_of_the_Comoros.svg/22px-Flag_of_the_Comoros.svg.png" xlink:type="simple" xlink:show="embed" xlink:actuate="onLoad">
              <text:p/>
            </draw:image>
          </draw:frame>
          <draw:frame draw:z-index="53" draw:name="http://upload.wikimedia.org/wikipedia/commons/thumb/6/6f/Flag_of_the_Democratic_Republic_of_the_Congo.svg/22px-Flag_of_the_Democratic_Republic_of_the_Congo.svg.png" draw:style-name="gr1" draw:text-style-name="P1" svg:width="0.581cm" svg:height="0.449cm" svg:x="12.128cm" svg:y="25.281cm">
            <draw:image xlink:href="http://upload.wikimedia.org/wikipedia/commons/thumb/6/6f/Flag_of_the_Democratic_Republic_of_the_Congo.svg/22px-Flag_of_the_Democratic_Republic_of_the_Congo.svg.png" xlink:type="simple" xlink:show="embed" xlink:actuate="onLoad">
              <text:p/>
            </draw:image>
          </draw:frame>
          <draw:frame draw:z-index="54" draw:name="http://upload.wikimedia.org/wikipedia/commons/thumb/9/92/Flag_of_the_Republic_of_the_Congo.svg/22px-Flag_of_the_Republic_of_the_Congo.svg.png" draw:style-name="gr1" draw:text-style-name="P1" svg:width="0.581cm" svg:height="0.396cm" svg:x="12.128cm" svg:y="25.708cm">
            <draw:image xlink:href="http://upload.wikimedia.org/wikipedia/commons/thumb/9/92/Flag_of_the_Republic_of_the_Congo.svg/22px-Flag_of_the_Republic_of_the_Congo.svg.png" xlink:type="simple" xlink:show="embed" xlink:actuate="onLoad">
              <text:p/>
            </draw:image>
          </draw:frame>
          <draw:frame draw:z-index="55" draw:name="http://upload.wikimedia.org/wikipedia/commons/thumb/3/35/Flag_of_the_Cook_Islands.svg/22px-Flag_of_the_Cook_Islands.svg.png" draw:style-name="gr1" draw:text-style-name="P1" svg:width="0.581cm" svg:height="0.29cm" svg:x="12.128cm" svg:y="26.135cm">
            <draw:image xlink:href="http://upload.wikimedia.org/wikipedia/commons/thumb/3/35/Flag_of_the_Cook_Islands.svg/22px-Flag_of_the_Cook_Islands.svg.png" xlink:type="simple" xlink:show="embed" xlink:actuate="onLoad">
              <text:p/>
            </draw:image>
          </draw:frame>
          <draw:frame draw:z-index="56" draw:name="http://upload.wikimedia.org/wikipedia/commons/thumb/3/35/Flag_of_the_Cook_Islands.svg/22px-Flag_of_the_Cook_Islands.svg.png" draw:style-name="gr1" draw:text-style-name="P1" svg:width="0.581cm" svg:height="0.29cm" svg:x="12.128cm" svg:y="26.562cm">
            <draw:image xlink:href="http://upload.wikimedia.org/wikipedia/commons/thumb/3/35/Flag_of_the_Cook_Islands.svg/22px-Flag_of_the_Cook_Islands.svg.png" xlink:type="simple" xlink:show="embed" xlink:actuate="onLoad">
              <text:p/>
            </draw:image>
          </draw:frame>
          <draw:frame draw:z-index="57" draw:name="http://upload.wikimedia.org/wikipedia/commons/thumb/f/f2/Flag_of_Costa_Rica.svg/22px-Flag_of_Costa_Rica.svg.png" draw:style-name="gr1" draw:text-style-name="P1" svg:width="0.581cm" svg:height="0.343cm" svg:x="12.128cm" svg:y="26.989cm">
            <draw:image xlink:href="http://upload.wikimedia.org/wikipedia/commons/thumb/f/f2/Flag_of_Costa_Rica.svg/22px-Flag_of_Costa_Rica.svg.png" xlink:type="simple" xlink:show="embed" xlink:actuate="onLoad">
              <text:p/>
            </draw:image>
          </draw:frame>
          <draw:frame draw:z-index="58" draw:name="http://upload.wikimedia.org/wikipedia/commons/thumb/8/86/Flag_of_Cote_d%27Ivoire.svg/22px-Flag_of_Cote_d%27Ivoire.svg.png" draw:style-name="gr1" draw:text-style-name="P1" svg:width="0.581cm" svg:height="0.396cm" svg:x="12.128cm" svg:y="27.416cm">
            <draw:image xlink:href="http://upload.wikimedia.org/wikipedia/commons/thumb/8/86/Flag_of_Cote_d%27Ivoire.svg/22px-Flag_of_Cote_d%27Ivoire.svg.png" xlink:type="simple" xlink:show="embed" xlink:actuate="onLoad">
              <text:p/>
            </draw:image>
          </draw:frame>
          <draw:frame draw:z-index="59" draw:name="http://upload.wikimedia.org/wikipedia/commons/thumb/1/1b/Flag_of_Croatia.svg/22px-Flag_of_Croatia.svg.png" draw:style-name="gr1" draw:text-style-name="P1" svg:width="0.581cm" svg:height="0.29cm" svg:x="12.128cm" svg:y="27.842cm">
            <draw:image xlink:href="http://upload.wikimedia.org/wikipedia/commons/thumb/1/1b/Flag_of_Croatia.svg/22px-Flag_of_Croatia.svg.png" xlink:type="simple" xlink:show="embed" xlink:actuate="onLoad">
              <text:p/>
            </draw:image>
          </draw:frame>
          <draw:frame draw:z-index="60" draw:name="http://upload.wikimedia.org/wikipedia/commons/thumb/b/bd/Flag_of_Cuba.svg/22px-Flag_of_Cuba.svg.png" draw:style-name="gr1" draw:text-style-name="P1" svg:width="0.581cm" svg:height="0.29cm" svg:x="12.128cm" svg:y="28.269cm">
            <draw:image xlink:href="http://upload.wikimedia.org/wikipedia/commons/thumb/b/bd/Flag_of_Cuba.svg/22px-Flag_of_Cuba.svg.png" xlink:type="simple" xlink:show="embed" xlink:actuate="onLoad">
              <text:p/>
            </draw:image>
          </draw:frame>
          <draw:frame draw:z-index="61" draw:name="http://upload.wikimedia.org/wikipedia/commons/thumb/b/bd/Flag_of_Cuba.svg/22px-Flag_of_Cuba.svg.png" draw:style-name="gr1" draw:text-style-name="P1" svg:width="0.581cm" svg:height="0.29cm" svg:x="12.128cm" svg:y="28.696cm">
            <draw:image xlink:href="http://upload.wikimedia.org/wikipedia/commons/thumb/b/bd/Flag_of_Cuba.svg/22px-Flag_of_Cuba.svg.png" xlink:type="simple" xlink:show="embed" xlink:actuate="onLoad">
              <text:p/>
            </draw:image>
          </draw:frame>
          <draw:frame draw:z-index="62" draw:name="http://upload.wikimedia.org/wikipedia/commons/thumb/b/b1/Flag_of_Curaçao.svg/22px-Flag_of_Curaçao.svg.png" draw:style-name="gr1" draw:text-style-name="P1" svg:width="0.581cm" svg:height="0.396cm" svg:x="12.128cm" svg:y="29.123cm">
            <draw:image xlink:href="http://upload.wikimedia.org/wikipedia/commons/thumb/b/b1/Flag_of_Curaçao.svg/22px-Flag_of_Curaçao.svg.png" xlink:type="simple" xlink:show="embed" xlink:actuate="onLoad">
              <text:p/>
            </draw:image>
          </draw:frame>
          <draw:frame draw:z-index="63" draw:name="http://upload.wikimedia.org/wikipedia/commons/thumb/d/d4/Flag_of_Cyprus.svg/22px-Flag_of_Cyprus.svg.png" draw:style-name="gr1" draw:text-style-name="P1" svg:width="0.581cm" svg:height="0.343cm" svg:x="12.128cm" svg:y="29.55cm">
            <draw:image xlink:href="http://upload.wikimedia.org/wikipedia/commons/thumb/d/d4/Flag_of_Cyprus.svg/22px-Flag_of_Cyprus.svg.png" xlink:type="simple" xlink:show="embed" xlink:actuate="onLoad">
              <text:p/>
            </draw:image>
          </draw:frame>
          <draw:frame draw:z-index="64" draw:name="http://upload.wikimedia.org/wikipedia/commons/thumb/c/cb/Flag_of_the_Czech_Republic.svg/22px-Flag_of_the_Czech_Republic.svg.png" draw:style-name="gr1" draw:text-style-name="P1" svg:width="0.581cm" svg:height="0.396cm" svg:x="12.128cm" svg:y="29.977cm">
            <draw:image xlink:href="http://upload.wikimedia.org/wikipedia/commons/thumb/c/cb/Flag_of_the_Czech_Republic.svg/22px-Flag_of_the_Czech_Republic.svg.png" xlink:type="simple" xlink:show="embed" xlink:actuate="onLoad">
              <text:p/>
            </draw:image>
          </draw:frame>
          <draw:frame draw:z-index="65" draw:name="http://upload.wikimedia.org/wikipedia/commons/thumb/9/9c/Flag_of_Denmark.svg/22px-Flag_of_Denmark.svg.png" draw:style-name="gr1" draw:text-style-name="P1" svg:width="0.581cm" svg:height="0.449cm" svg:x="12.128cm" svg:y="30.404cm">
            <draw:image xlink:href="http://upload.wikimedia.org/wikipedia/commons/thumb/9/9c/Flag_of_Denmark.svg/22px-Flag_of_Denmark.svg.png" xlink:type="simple" xlink:show="embed" xlink:actuate="onLoad">
              <text:p/>
            </draw:image>
          </draw:frame>
          <draw:frame draw:z-index="66" draw:name="http://upload.wikimedia.org/wikipedia/commons/thumb/3/34/Flag_of_Djibouti.svg/22px-Flag_of_Djibouti.svg.png" draw:style-name="gr1" draw:text-style-name="P1" svg:width="0.581cm" svg:height="0.396cm" svg:x="12.128cm" svg:y="30.831cm">
            <draw:image xlink:href="http://upload.wikimedia.org/wikipedia/commons/thumb/3/34/Flag_of_Djibouti.svg/22px-Flag_of_Djibouti.svg.png" xlink:type="simple" xlink:show="embed" xlink:actuate="onLoad">
              <text:p/>
            </draw:image>
          </draw:frame>
          <draw:frame draw:z-index="67" draw:name="http://upload.wikimedia.org/wikipedia/commons/thumb/c/c4/Flag_of_Dominica.svg/22px-Flag_of_Dominica.svg.png" draw:style-name="gr1" draw:text-style-name="P1" svg:width="0.581cm" svg:height="0.29cm" svg:x="12.128cm" svg:y="31.257cm">
            <draw:image xlink:href="http://upload.wikimedia.org/wikipedia/commons/thumb/c/c4/Flag_of_Dominica.svg/22px-Flag_of_Dominica.svg.png" xlink:type="simple" xlink:show="embed" xlink:actuate="onLoad">
              <text:p/>
            </draw:image>
          </draw:frame>
          <draw:frame draw:z-index="68" draw:name="http://upload.wikimedia.org/wikipedia/commons/thumb/9/9f/Flag_of_the_Dominican_Republic.svg/22px-Flag_of_the_Dominican_Republic.svg.png" draw:style-name="gr1" draw:text-style-name="P1" svg:width="0.581cm" svg:height="0.369cm" svg:x="12.128cm" svg:y="31.684cm">
            <draw:image xlink:href="http://upload.wikimedia.org/wikipedia/commons/thumb/9/9f/Flag_of_the_Dominican_Republic.svg/22px-Flag_of_the_Dominican_Republic.svg.png" xlink:type="simple" xlink:show="embed" xlink:actuate="onLoad">
              <text:p/>
            </draw:image>
          </draw:frame>
          <draw:frame draw:z-index="69" draw:name="http://upload.wikimedia.org/wikipedia/commons/thumb/2/26/Flag_of_East_Timor.svg/22px-Flag_of_East_Timor.svg.png" draw:style-name="gr1" draw:text-style-name="P1" svg:width="0.581cm" svg:height="0.29cm" svg:x="12.128cm" svg:y="32.111cm">
            <draw:image xlink:href="http://upload.wikimedia.org/wikipedia/commons/thumb/2/26/Flag_of_East_Timor.svg/22px-Flag_of_East_Timor.svg.png" xlink:type="simple" xlink:show="embed" xlink:actuate="onLoad">
              <text:p/>
            </draw:image>
          </draw:frame>
          <draw:frame draw:z-index="70" draw:name="http://upload.wikimedia.org/wikipedia/commons/thumb/2/26/Flag_of_East_Timor.svg/22px-Flag_of_East_Timor.svg.png" draw:style-name="gr1" draw:text-style-name="P1" svg:width="0.581cm" svg:height="0.29cm" svg:x="12.128cm" svg:y="32.538cm">
            <draw:image xlink:href="http://upload.wikimedia.org/wikipedia/commons/thumb/2/26/Flag_of_East_Timor.svg/22px-Flag_of_East_Timor.svg.png" xlink:type="simple" xlink:show="embed" xlink:actuate="onLoad">
              <text:p/>
            </draw:image>
          </draw:frame>
          <draw:frame draw:z-index="71" draw:name="http://upload.wikimedia.org/wikipedia/commons/thumb/e/e8/Flag_of_Ecuador.svg/22px-Flag_of_Ecuador.svg.png" draw:style-name="gr1" draw:text-style-name="P1" svg:width="0.581cm" svg:height="0.396cm" svg:x="12.128cm" svg:y="32.965cm">
            <draw:image xlink:href="http://upload.wikimedia.org/wikipedia/commons/thumb/e/e8/Flag_of_Ecuador.svg/22px-Flag_of_Ecuador.svg.png" xlink:type="simple" xlink:show="embed" xlink:actuate="onLoad">
              <text:p/>
            </draw:image>
          </draw:frame>
          <draw:frame draw:z-index="72" draw:name="http://upload.wikimedia.org/wikipedia/commons/thumb/e/e8/Flag_of_Ecuador.svg/22px-Flag_of_Ecuador.svg.png" draw:style-name="gr1" draw:text-style-name="P1" svg:width="0.581cm" svg:height="0.396cm" svg:x="12.128cm" svg:y="33.392cm">
            <draw:image xlink:href="http://upload.wikimedia.org/wikipedia/commons/thumb/e/e8/Flag_of_Ecuador.svg/22px-Flag_of_Ecuador.svg.png" xlink:type="simple" xlink:show="embed" xlink:actuate="onLoad">
              <text:p/>
            </draw:image>
          </draw:frame>
          <draw:frame draw:z-index="73" draw:name="http://upload.wikimedia.org/wikipedia/commons/thumb/f/fe/Flag_of_Egypt.svg/22px-Flag_of_Egypt.svg.png" draw:style-name="gr1" draw:text-style-name="P1" svg:width="0.581cm" svg:height="0.396cm" svg:x="12.128cm" svg:y="33.819cm">
            <draw:image xlink:href="http://upload.wikimedia.org/wikipedia/commons/thumb/f/fe/Flag_of_Egypt.svg/22px-Flag_of_Egypt.svg.png" xlink:type="simple" xlink:show="embed" xlink:actuate="onLoad">
              <text:p/>
            </draw:image>
          </draw:frame>
          <draw:frame draw:z-index="74" draw:name="http://upload.wikimedia.org/wikipedia/commons/thumb/3/34/Flag_of_El_Salvador.svg/22px-Flag_of_El_Salvador.svg.png" draw:style-name="gr1" draw:text-style-name="P1" svg:width="0.581cm" svg:height="0.317cm" svg:x="12.128cm" svg:y="34.245cm">
            <draw:image xlink:href="http://upload.wikimedia.org/wikipedia/commons/thumb/3/34/Flag_of_El_Salvador.svg/22px-Flag_of_El_Salvador.svg.png" xlink:type="simple" xlink:show="embed" xlink:actuate="onLoad">
              <text:p/>
            </draw:image>
          </draw:frame>
          <draw:frame draw:z-index="75" draw:name="http://upload.wikimedia.org/wikipedia/commons/thumb/3/34/Flag_of_El_Salvador.svg/22px-Flag_of_El_Salvador.svg.png" draw:style-name="gr1" draw:text-style-name="P1" svg:width="0.581cm" svg:height="0.317cm" svg:x="12.128cm" svg:y="34.672cm">
            <draw:image xlink:href="http://upload.wikimedia.org/wikipedia/commons/thumb/3/34/Flag_of_El_Salvador.svg/22px-Flag_of_El_Salvador.svg.png" xlink:type="simple" xlink:show="embed" xlink:actuate="onLoad">
              <text:p/>
            </draw:image>
          </draw:frame>
          <draw:frame draw:z-index="76" draw:name="http://upload.wikimedia.org/wikipedia/commons/thumb/3/31/Flag_of_Equatorial_Guinea.svg/22px-Flag_of_Equatorial_Guinea.svg.png" draw:style-name="gr1" draw:text-style-name="P1" svg:width="0.581cm" svg:height="0.396cm" svg:x="12.128cm" svg:y="35.099cm">
            <draw:image xlink:href="http://upload.wikimedia.org/wikipedia/commons/thumb/3/31/Flag_of_Equatorial_Guinea.svg/22px-Flag_of_Equatorial_Guinea.svg.png" xlink:type="simple" xlink:show="embed" xlink:actuate="onLoad">
              <text:p/>
            </draw:image>
          </draw:frame>
          <draw:frame draw:z-index="77" draw:name="http://upload.wikimedia.org/wikipedia/commons/thumb/2/29/Flag_of_Eritrea.svg/22px-Flag_of_Eritrea.svg.png" draw:style-name="gr1" draw:text-style-name="P1" svg:width="0.581cm" svg:height="0.29cm" svg:x="12.128cm" svg:y="35.526cm">
            <draw:image xlink:href="http://upload.wikimedia.org/wikipedia/commons/thumb/2/29/Flag_of_Eritrea.svg/22px-Flag_of_Eritrea.svg.png" xlink:type="simple" xlink:show="embed" xlink:actuate="onLoad">
              <text:p/>
            </draw:image>
          </draw:frame>
          <draw:frame draw:z-index="78" draw:name="http://upload.wikimedia.org/wikipedia/commons/thumb/8/8f/Flag_of_Estonia.svg/22px-Flag_of_Estonia.svg.png" draw:style-name="gr1" draw:text-style-name="P1" svg:width="0.581cm" svg:height="0.369cm" svg:x="12.128cm" svg:y="35.953cm">
            <draw:image xlink:href="http://upload.wikimedia.org/wikipedia/commons/thumb/8/8f/Flag_of_Estonia.svg/22px-Flag_of_Estonia.svg.png" xlink:type="simple" xlink:show="embed" xlink:actuate="onLoad">
              <text:p/>
            </draw:image>
          </draw:frame>
          <draw:frame draw:z-index="79" draw:name="http://upload.wikimedia.org/wikipedia/commons/thumb/7/71/Flag_of_Ethiopia.svg/22px-Flag_of_Ethiopia.svg.png" draw:style-name="gr1" draw:text-style-name="P1" svg:width="0.581cm" svg:height="0.29cm" svg:x="12.128cm" svg:y="36.38cm">
            <draw:image xlink:href="http://upload.wikimedia.org/wikipedia/commons/thumb/7/71/Flag_of_Ethiopia.svg/22px-Flag_of_Ethiopia.svg.png" xlink:type="simple" xlink:show="embed" xlink:actuate="onLoad">
              <text:p/>
            </draw:image>
          </draw:frame>
          <draw:frame draw:z-index="80" draw:name="http://upload.wikimedia.org/wikipedia/commons/thumb/8/83/Flag_of_the_Falkland_Islands.svg/22px-Flag_of_the_Falkland_Islands.svg.png" draw:style-name="gr1" draw:text-style-name="P1" svg:width="0.581cm" svg:height="0.29cm" svg:x="12.128cm" svg:y="36.807cm">
            <draw:image xlink:href="http://upload.wikimedia.org/wikipedia/commons/thumb/8/83/Flag_of_the_Falkland_Islands.svg/22px-Flag_of_the_Falkland_Islands.svg.png" xlink:type="simple" xlink:show="embed" xlink:actuate="onLoad">
              <text:p/>
            </draw:image>
          </draw:frame>
          <draw:frame draw:z-index="81" draw:name="http://upload.wikimedia.org/wikipedia/commons/thumb/3/3c/Flag_of_the_Faroe_Islands.svg/22px-Flag_of_the_Faroe_Islands.svg.png" draw:style-name="gr1" draw:text-style-name="P1" svg:width="0.581cm" svg:height="0.422cm" svg:x="12.128cm" svg:y="37.233cm">
            <draw:image xlink:href="http://upload.wikimedia.org/wikipedia/commons/thumb/3/3c/Flag_of_the_Faroe_Islands.svg/22px-Flag_of_the_Faroe_Islands.svg.png" xlink:type="simple" xlink:show="embed" xlink:actuate="onLoad">
              <text:p/>
            </draw:image>
          </draw:frame>
          <draw:frame draw:z-index="82" draw:name="http://upload.wikimedia.org/wikipedia/commons/thumb/3/3c/Flag_of_the_Faroe_Islands.svg/22px-Flag_of_the_Faroe_Islands.svg.png" draw:style-name="gr1" draw:text-style-name="P1" svg:width="0.581cm" svg:height="0.422cm" svg:x="12.128cm" svg:y="37.66cm">
            <draw:image xlink:href="http://upload.wikimedia.org/wikipedia/commons/thumb/3/3c/Flag_of_the_Faroe_Islands.svg/22px-Flag_of_the_Faroe_Islands.svg.png" xlink:type="simple" xlink:show="embed" xlink:actuate="onLoad">
              <text:p/>
            </draw:image>
          </draw:frame>
          <draw:frame draw:z-index="83" draw:name="http://upload.wikimedia.org/wikipedia/commons/thumb/b/ba/Flag_of_Fiji.svg/22px-Flag_of_Fiji.svg.png" draw:style-name="gr1" draw:text-style-name="P1" svg:width="0.581cm" svg:height="0.29cm" svg:x="12.128cm" svg:y="38.087cm">
            <draw:image xlink:href="http://upload.wikimedia.org/wikipedia/commons/thumb/b/ba/Flag_of_Fiji.svg/22px-Flag_of_Fiji.svg.png" xlink:type="simple" xlink:show="embed" xlink:actuate="onLoad">
              <text:p/>
            </draw:image>
          </draw:frame>
          <draw:frame draw:z-index="84" draw:name="http://upload.wikimedia.org/wikipedia/commons/thumb/b/bc/Flag_of_Finland.svg/22px-Flag_of_Finland.svg.png" draw:style-name="gr1" draw:text-style-name="P1" svg:width="0.581cm" svg:height="0.343cm" svg:x="12.128cm" svg:y="38.514cm">
            <draw:image xlink:href="http://upload.wikimedia.org/wikipedia/commons/thumb/b/bc/Flag_of_Finland.svg/22px-Flag_of_Finland.svg.png" xlink:type="simple" xlink:show="embed" xlink:actuate="onLoad">
              <text:p/>
            </draw:image>
          </draw:frame>
          <draw:frame draw:z-index="85" draw:name="http://upload.wikimedia.org/wikipedia/en/thumb/c/c3/Flag_of_France.svg/22px-Flag_of_France.svg.png" draw:style-name="gr1" draw:text-style-name="P1" svg:width="0.581cm" svg:height="0.396cm" svg:x="12.128cm" svg:y="38.941cm">
            <draw:image xlink:href="http://upload.wikimedia.org/wikipedia/en/thumb/c/c3/Flag_of_France.svg/22px-Flag_of_France.svg.png" xlink:type="simple" xlink:show="embed" xlink:actuate="onLoad">
              <text:p/>
            </draw:image>
          </draw:frame>
          <draw:frame draw:z-index="86" draw:name="http://upload.wikimedia.org/wikipedia/commons/thumb/d/db/Flag_of_French_Polynesia.svg/22px-Flag_of_French_Polynesia.svg.png" draw:style-name="gr1" draw:text-style-name="P1" svg:width="0.581cm" svg:height="0.396cm" svg:x="12.128cm" svg:y="39.368cm">
            <draw:image xlink:href="http://upload.wikimedia.org/wikipedia/commons/thumb/d/db/Flag_of_French_Polynesia.svg/22px-Flag_of_French_Polynesia.svg.png" xlink:type="simple" xlink:show="embed" xlink:actuate="onLoad">
              <text:p/>
            </draw:image>
          </draw:frame>
          <draw:frame draw:z-index="87" draw:name="http://upload.wikimedia.org/wikipedia/commons/thumb/0/04/Flag_of_Gabon.svg/22px-Flag_of_Gabon.svg.png" draw:style-name="gr1" draw:text-style-name="P1" svg:width="0.581cm" svg:height="0.449cm" svg:x="12.128cm" svg:y="39.795cm">
            <draw:image xlink:href="http://upload.wikimedia.org/wikipedia/commons/thumb/0/04/Flag_of_Gabon.svg/22px-Flag_of_Gabon.svg.png" xlink:type="simple" xlink:show="embed" xlink:actuate="onLoad">
              <text:p/>
            </draw:image>
          </draw:frame>
          <draw:frame draw:z-index="88" draw:name="http://upload.wikimedia.org/wikipedia/commons/thumb/7/77/Flag_of_The_Gambia.svg/22px-Flag_of_The_Gambia.svg.png" draw:style-name="gr1" draw:text-style-name="P1" svg:width="0.581cm" svg:height="0.396cm" svg:x="12.128cm" svg:y="40.221cm">
            <draw:image xlink:href="http://upload.wikimedia.org/wikipedia/commons/thumb/7/77/Flag_of_The_Gambia.svg/22px-Flag_of_The_Gambia.svg.png" xlink:type="simple" xlink:show="embed" xlink:actuate="onLoad">
              <text:p/>
            </draw:image>
          </draw:frame>
          <draw:frame draw:z-index="89" draw:name="http://upload.wikimedia.org/wikipedia/commons/thumb/0/0f/Flag_of_Georgia.svg/22px-Flag_of_Georgia.svg.png" draw:style-name="gr1" draw:text-style-name="P1" svg:width="0.581cm" svg:height="0.396cm" svg:x="12.128cm" svg:y="40.648cm">
            <draw:image xlink:href="http://upload.wikimedia.org/wikipedia/commons/thumb/0/0f/Flag_of_Georgia.svg/22px-Flag_of_Georgia.svg.png" xlink:type="simple" xlink:show="embed" xlink:actuate="onLoad">
              <text:p/>
            </draw:image>
          </draw:frame>
          <draw:frame draw:z-index="90" draw:name="http://upload.wikimedia.org/wikipedia/en/thumb/b/ba/Flag_of_Germany.svg/22px-Flag_of_Germany.svg.png" draw:style-name="gr1" draw:text-style-name="P1" svg:width="0.581cm" svg:height="0.343cm" svg:x="12.128cm" svg:y="41.075cm">
            <draw:image xlink:href="http://upload.wikimedia.org/wikipedia/en/thumb/b/ba/Flag_of_Germany.svg/22px-Flag_of_Germany.svg.png" xlink:type="simple" xlink:show="embed" xlink:actuate="onLoad">
              <text:p/>
            </draw:image>
          </draw:frame>
          <draw:frame draw:z-index="91" draw:name="http://upload.wikimedia.org/wikipedia/commons/thumb/1/19/Flag_of_Ghana.svg/22px-Flag_of_Ghana.svg.png" draw:style-name="gr1" draw:text-style-name="P1" svg:width="0.581cm" svg:height="0.396cm" svg:x="12.128cm" svg:y="41.502cm">
            <draw:image xlink:href="http://upload.wikimedia.org/wikipedia/commons/thumb/1/19/Flag_of_Ghana.svg/22px-Flag_of_Ghana.svg.png" xlink:type="simple" xlink:show="embed" xlink:actuate="onLoad">
              <text:p/>
            </draw:image>
          </draw:frame>
          <draw:frame draw:z-index="92" draw:name="http://upload.wikimedia.org/wikipedia/commons/thumb/0/02/Flag_of_Gibraltar.svg/22px-Flag_of_Gibraltar.svg.png" draw:style-name="gr1" draw:text-style-name="P1" svg:width="0.581cm" svg:height="0.29cm" svg:x="12.128cm" svg:y="41.929cm">
            <draw:image xlink:href="http://upload.wikimedia.org/wikipedia/commons/thumb/0/02/Flag_of_Gibraltar.svg/22px-Flag_of_Gibraltar.svg.png" xlink:type="simple" xlink:show="embed" xlink:actuate="onLoad">
              <text:p/>
            </draw:image>
          </draw:frame>
          <draw:frame draw:z-index="93" draw:name="http://upload.wikimedia.org/wikipedia/commons/thumb/5/5c/Flag_of_Greece.svg/22px-Flag_of_Greece.svg.png" draw:style-name="gr1" draw:text-style-name="P1" svg:width="0.581cm" svg:height="0.396cm" svg:x="12.128cm" svg:y="42.356cm">
            <draw:image xlink:href="http://upload.wikimedia.org/wikipedia/commons/thumb/5/5c/Flag_of_Greece.svg/22px-Flag_of_Greece.svg.png" xlink:type="simple" xlink:show="embed" xlink:actuate="onLoad">
              <text:p/>
            </draw:image>
          </draw:frame>
          <draw:frame draw:z-index="94" draw:name="http://upload.wikimedia.org/wikipedia/commons/thumb/b/bc/Flag_of_Grenada.svg/22px-Flag_of_Grenada.svg.png" draw:style-name="gr1" draw:text-style-name="P1" svg:width="0.581cm" svg:height="0.343cm" svg:x="12.128cm" svg:y="42.783cm">
            <draw:image xlink:href="http://upload.wikimedia.org/wikipedia/commons/thumb/b/bc/Flag_of_Grenada.svg/22px-Flag_of_Grenada.svg.png" xlink:type="simple" xlink:show="embed" xlink:actuate="onLoad">
              <text:p/>
            </draw:image>
          </draw:frame>
          <draw:frame draw:z-index="95" draw:name="http://upload.wikimedia.org/wikipedia/commons/thumb/e/ec/Flag_of_Guatemala.svg/22px-Flag_of_Guatemala.svg.png" draw:style-name="gr1" draw:text-style-name="P1" svg:width="0.581cm" svg:height="0.369cm" svg:x="12.128cm" svg:y="43.209cm">
            <draw:image xlink:href="http://upload.wikimedia.org/wikipedia/commons/thumb/e/ec/Flag_of_Guatemala.svg/22px-Flag_of_Guatemala.svg.png" xlink:type="simple" xlink:show="embed" xlink:actuate="onLoad">
              <text:p/>
            </draw:image>
          </draw:frame>
          <draw:frame draw:z-index="96" draw:name="http://upload.wikimedia.org/wikipedia/commons/thumb/f/fa/Flag_of_Guernsey.svg/22px-Flag_of_Guernsey.svg.png" draw:style-name="gr1" draw:text-style-name="P1" svg:width="0.581cm" svg:height="0.396cm" svg:x="12.128cm" svg:y="43.636cm">
            <draw:image xlink:href="http://upload.wikimedia.org/wikipedia/commons/thumb/f/fa/Flag_of_Guernsey.svg/22px-Flag_of_Guernsey.svg.png" xlink:type="simple" xlink:show="embed" xlink:actuate="onLoad">
              <text:p/>
            </draw:image>
          </draw:frame>
          <draw:frame draw:z-index="97" draw:name="http://upload.wikimedia.org/wikipedia/commons/thumb/f/fa/Flag_of_Guernsey.svg/22px-Flag_of_Guernsey.svg.png" draw:style-name="gr1" draw:text-style-name="P1" svg:width="0.581cm" svg:height="0.396cm" svg:x="12.128cm" svg:y="44.063cm">
            <draw:image xlink:href="http://upload.wikimedia.org/wikipedia/commons/thumb/f/fa/Flag_of_Guernsey.svg/22px-Flag_of_Guernsey.svg.png" xlink:type="simple" xlink:show="embed" xlink:actuate="onLoad">
              <text:p/>
            </draw:image>
          </draw:frame>
          <draw:frame draw:z-index="98" draw:name="http://upload.wikimedia.org/wikipedia/commons/thumb/e/ed/Flag_of_Guinea.svg/22px-Flag_of_Guinea.svg.png" draw:style-name="gr1" draw:text-style-name="P1" svg:width="0.581cm" svg:height="0.396cm" svg:x="12.128cm" svg:y="44.49cm">
            <draw:image xlink:href="http://upload.wikimedia.org/wikipedia/commons/thumb/e/ed/Flag_of_Guinea.svg/22px-Flag_of_Guinea.svg.png" xlink:type="simple" xlink:show="embed" xlink:actuate="onLoad">
              <text:p/>
            </draw:image>
          </draw:frame>
          <draw:frame draw:z-index="99" draw:name="http://upload.wikimedia.org/wikipedia/commons/thumb/0/01/Flag_of_Guinea-Bissau.svg/22px-Flag_of_Guinea-Bissau.svg.png" draw:style-name="gr1" draw:text-style-name="P1" svg:width="0.581cm" svg:height="0.29cm" svg:x="12.128cm" svg:y="44.917cm">
            <draw:image xlink:href="http://upload.wikimedia.org/wikipedia/commons/thumb/0/01/Flag_of_Guinea-Bissau.svg/22px-Flag_of_Guinea-Bissau.svg.png" xlink:type="simple" xlink:show="embed" xlink:actuate="onLoad">
              <text:p/>
            </draw:image>
          </draw:frame>
          <draw:frame draw:z-index="100" draw:name="http://upload.wikimedia.org/wikipedia/commons/thumb/9/99/Flag_of_Guyana.svg/22px-Flag_of_Guyana.svg.png" draw:style-name="gr1" draw:text-style-name="P1" svg:width="0.581cm" svg:height="0.343cm" svg:x="12.128cm" svg:y="45.344cm">
            <draw:image xlink:href="http://upload.wikimedia.org/wikipedia/commons/thumb/9/99/Flag_of_Guyana.svg/22px-Flag_of_Guyana.svg.png" xlink:type="simple" xlink:show="embed" xlink:actuate="onLoad">
              <text:p/>
            </draw:image>
          </draw:frame>
          <draw:frame draw:z-index="101" draw:name="http://upload.wikimedia.org/wikipedia/commons/thumb/5/56/Flag_of_Haiti.svg/22px-Flag_of_Haiti.svg.png" draw:style-name="gr1" draw:text-style-name="P1" svg:width="0.581cm" svg:height="0.343cm" svg:x="12.128cm" svg:y="45.771cm">
            <draw:image xlink:href="http://upload.wikimedia.org/wikipedia/commons/thumb/5/56/Flag_of_Haiti.svg/22px-Flag_of_Haiti.svg.png" xlink:type="simple" xlink:show="embed" xlink:actuate="onLoad">
              <text:p/>
            </draw:image>
          </draw:frame>
          <draw:frame draw:z-index="102" draw:name="http://upload.wikimedia.org/wikipedia/commons/thumb/8/82/Flag_of_Honduras.svg/22px-Flag_of_Honduras.svg.png" draw:style-name="gr1" draw:text-style-name="P1" svg:width="0.581cm" svg:height="0.29cm" svg:x="12.128cm" svg:y="46.198cm">
            <draw:image xlink:href="http://upload.wikimedia.org/wikipedia/commons/thumb/8/82/Flag_of_Honduras.svg/22px-Flag_of_Honduras.svg.png" xlink:type="simple" xlink:show="embed" xlink:actuate="onLoad">
              <text:p/>
            </draw:image>
          </draw:frame>
          <draw:frame draw:z-index="103" draw:name="http://upload.wikimedia.org/wikipedia/commons/thumb/5/5b/Flag_of_Hong_Kong.svg/22px-Flag_of_Hong_Kong.svg.png" draw:style-name="gr1" draw:text-style-name="P1" svg:width="0.581cm" svg:height="0.396cm" svg:x="12.128cm" svg:y="46.624cm">
            <draw:image xlink:href="http://upload.wikimedia.org/wikipedia/commons/thumb/5/5b/Flag_of_Hong_Kong.svg/22px-Flag_of_Hong_Kong.svg.png" xlink:type="simple" xlink:show="embed" xlink:actuate="onLoad">
              <text:p/>
            </draw:image>
          </draw:frame>
          <draw:frame draw:z-index="104" draw:name="http://upload.wikimedia.org/wikipedia/commons/thumb/c/c1/Flag_of_Hungary.svg/22px-Flag_of_Hungary.svg.png" draw:style-name="gr1" draw:text-style-name="P1" svg:width="0.581cm" svg:height="0.29cm" svg:x="12.128cm" svg:y="47.051cm">
            <draw:image xlink:href="http://upload.wikimedia.org/wikipedia/commons/thumb/c/c1/Flag_of_Hungary.svg/22px-Flag_of_Hungary.svg.png" xlink:type="simple" xlink:show="embed" xlink:actuate="onLoad">
              <text:p/>
            </draw:image>
          </draw:frame>
          <draw:frame draw:z-index="105" draw:name="http://upload.wikimedia.org/wikipedia/commons/thumb/c/ce/Flag_of_Iceland.svg/22px-Flag_of_Iceland.svg.png" draw:style-name="gr1" draw:text-style-name="P1" svg:width="0.581cm" svg:height="0.422cm" svg:x="12.128cm" svg:y="47.478cm">
            <draw:image xlink:href="http://upload.wikimedia.org/wikipedia/commons/thumb/c/ce/Flag_of_Iceland.svg/22px-Flag_of_Iceland.svg.png" xlink:type="simple" xlink:show="embed" xlink:actuate="onLoad">
              <text:p/>
            </draw:image>
          </draw:frame>
          <draw:frame draw:z-index="106" draw:name="http://upload.wikimedia.org/wikipedia/en/thumb/4/41/Flag_of_India.svg/22px-Flag_of_India.svg.png" draw:style-name="gr1" draw:text-style-name="P1" svg:width="0.581cm" svg:height="0.396cm" svg:x="12.128cm" svg:y="47.905cm">
            <draw:image xlink:href="http://upload.wikimedia.org/wikipedia/en/thumb/4/41/Flag_of_India.svg/22px-Flag_of_India.svg.png" xlink:type="simple" xlink:show="embed" xlink:actuate="onLoad">
              <text:p/>
            </draw:image>
          </draw:frame>
          <draw:frame draw:z-index="107" draw:name="http://upload.wikimedia.org/wikipedia/commons/thumb/e/ee/Indian_Rupee_symbol.svg/7px-Indian_Rupee_symbol.svg.png" draw:style-name="gr1" draw:text-style-name="P1" svg:width="0.184cm" svg:height="0.264cm" svg:x="16.644cm" svg:y="47.905cm">
            <draw:image xlink:href="http://upload.wikimedia.org/wikipedia/commons/thumb/e/ee/Indian_Rupee_symbol.svg/7px-Indian_Rupee_symbol.svg.png" xlink:type="simple" xlink:show="embed" xlink:actuate="onLoad">
              <text:p/>
            </draw:image>
          </draw:frame>
          <draw:frame draw:z-index="108" draw:name="http://upload.wikimedia.org/wikipedia/commons/thumb/9/9f/Flag_of_Indonesia.svg/22px-Flag_of_Indonesia.svg.png" draw:style-name="gr1" draw:text-style-name="P1" svg:width="0.581cm" svg:height="0.396cm" svg:x="12.128cm" svg:y="48.332cm">
            <draw:image xlink:href="http://upload.wikimedia.org/wikipedia/commons/thumb/9/9f/Flag_of_Indonesia.svg/22px-Flag_of_Indonesia.svg.png" xlink:type="simple" xlink:show="embed" xlink:actuate="onLoad">
              <text:p/>
            </draw:image>
          </draw:frame>
          <draw:frame draw:z-index="109" draw:name="http://upload.wikimedia.org/wikipedia/commons/thumb/c/ca/Flag_of_Iran.svg/22px-Flag_of_Iran.svg.png" draw:style-name="gr1" draw:text-style-name="P1" svg:width="0.581cm" svg:height="0.343cm" svg:x="12.128cm" svg:y="48.759cm">
            <draw:image xlink:href="http://upload.wikimedia.org/wikipedia/commons/thumb/c/ca/Flag_of_Iran.svg/22px-Flag_of_Iran.svg.png" xlink:type="simple" xlink:show="embed" xlink:actuate="onLoad">
              <text:p/>
            </draw:image>
          </draw:frame>
          <draw:frame draw:z-index="110" draw:name="http://upload.wikimedia.org/wikipedia/commons/thumb/f/f6/Flag_of_Iraq.svg/22px-Flag_of_Iraq.svg.png" draw:style-name="gr1" draw:text-style-name="P1" svg:width="0.581cm" svg:height="0.396cm" svg:x="12.128cm" svg:y="49.186cm">
            <draw:image xlink:href="http://upload.wikimedia.org/wikipedia/commons/thumb/f/f6/Flag_of_Iraq.svg/22px-Flag_of_Iraq.svg.png" xlink:type="simple" xlink:show="embed" xlink:actuate="onLoad">
              <text:p/>
            </draw:image>
          </draw:frame>
          <draw:frame draw:z-index="111" draw:name="http://upload.wikimedia.org/wikipedia/commons/thumb/4/45/Flag_of_Ireland.svg/22px-Flag_of_Ireland.svg.png" draw:style-name="gr1" draw:text-style-name="P1" svg:width="0.581cm" svg:height="0.29cm" svg:x="12.128cm" svg:y="49.612cm">
            <draw:image xlink:href="http://upload.wikimedia.org/wikipedia/commons/thumb/4/45/Flag_of_Ireland.svg/22px-Flag_of_Ireland.svg.png" xlink:type="simple" xlink:show="embed" xlink:actuate="onLoad">
              <text:p/>
            </draw:image>
          </draw:frame>
          <draw:frame draw:z-index="112" draw:name="http://upload.wikimedia.org/wikipedia/commons/thumb/b/bc/Flag_of_the_Isle_of_Man.svg/22px-Flag_of_the_Isle_of_Man.svg.png" draw:style-name="gr1" draw:text-style-name="P1" svg:width="0.581cm" svg:height="0.29cm" svg:x="12.128cm" svg:y="50.039cm">
            <draw:image xlink:href="http://upload.wikimedia.org/wikipedia/commons/thumb/b/bc/Flag_of_the_Isle_of_Man.svg/22px-Flag_of_the_Isle_of_Man.svg.png" xlink:type="simple" xlink:show="embed" xlink:actuate="onLoad">
              <text:p/>
            </draw:image>
          </draw:frame>
          <draw:frame draw:z-index="113" draw:name="http://upload.wikimedia.org/wikipedia/commons/thumb/b/bc/Flag_of_the_Isle_of_Man.svg/22px-Flag_of_the_Isle_of_Man.svg.png" draw:style-name="gr1" draw:text-style-name="P1" svg:width="0.581cm" svg:height="0.29cm" svg:x="12.128cm" svg:y="50.466cm">
            <draw:image xlink:href="http://upload.wikimedia.org/wikipedia/commons/thumb/b/bc/Flag_of_the_Isle_of_Man.svg/22px-Flag_of_the_Isle_of_Man.svg.png" xlink:type="simple" xlink:show="embed" xlink:actuate="onLoad">
              <text:p/>
            </draw:image>
          </draw:frame>
          <draw:frame draw:z-index="114" draw:name="http://upload.wikimedia.org/wikipedia/commons/thumb/d/d4/Flag_of_Israel.svg/22px-Flag_of_Israel.svg.png" draw:style-name="gr1" draw:text-style-name="P1" svg:width="0.581cm" svg:height="0.422cm" svg:x="12.128cm" svg:y="50.893cm">
            <draw:image xlink:href="http://upload.wikimedia.org/wikipedia/commons/thumb/d/d4/Flag_of_Israel.svg/22px-Flag_of_Israel.svg.png" xlink:type="simple" xlink:show="embed" xlink:actuate="onLoad">
              <text:p/>
            </draw:image>
          </draw:frame>
          <draw:frame draw:z-index="115" draw:name="http://upload.wikimedia.org/wikipedia/en/thumb/0/03/Flag_of_Italy.svg/22px-Flag_of_Italy.svg.png" draw:style-name="gr1" draw:text-style-name="P1" svg:width="0.581cm" svg:height="0.396cm" svg:x="12.128cm" svg:y="51.32cm">
            <draw:image xlink:href="http://upload.wikimedia.org/wikipedia/en/thumb/0/03/Flag_of_Italy.svg/22px-Flag_of_Italy.svg.png" xlink:type="simple" xlink:show="embed" xlink:actuate="onLoad">
              <text:p/>
            </draw:image>
          </draw:frame>
          <draw:frame draw:z-index="116" draw:name="http://upload.wikimedia.org/wikipedia/commons/thumb/0/0a/Flag_of_Jamaica.svg/22px-Flag_of_Jamaica.svg.png" draw:style-name="gr1" draw:text-style-name="P1" svg:width="0.581cm" svg:height="0.29cm" svg:x="12.128cm" svg:y="51.747cm">
            <draw:image xlink:href="http://upload.wikimedia.org/wikipedia/commons/thumb/0/0a/Flag_of_Jamaica.svg/22px-Flag_of_Jamaica.svg.png" xlink:type="simple" xlink:show="embed" xlink:actuate="onLoad">
              <text:p/>
            </draw:image>
          </draw:frame>
          <draw:frame draw:z-index="117" draw:name="http://upload.wikimedia.org/wikipedia/en/thumb/9/9e/Flag_of_Japan.svg/22px-Flag_of_Japan.svg.png" draw:style-name="gr1" draw:text-style-name="P1" svg:width="0.581cm" svg:height="0.396cm" svg:x="12.128cm" svg:y="52.174cm">
            <draw:image xlink:href="http://upload.wikimedia.org/wikipedia/en/thumb/9/9e/Flag_of_Japan.svg/22px-Flag_of_Japan.svg.png" xlink:type="simple" xlink:show="embed" xlink:actuate="onLoad">
              <text:p/>
            </draw:image>
          </draw:frame>
          <draw:frame draw:z-index="118" draw:name="http://upload.wikimedia.org/wikipedia/commons/thumb/1/1c/Flag_of_Jersey.svg/22px-Flag_of_Jersey.svg.png" draw:style-name="gr1" draw:text-style-name="P1" svg:width="0.581cm" svg:height="0.343cm" svg:x="12.128cm" svg:y="52.6cm">
            <draw:image xlink:href="http://upload.wikimedia.org/wikipedia/commons/thumb/1/1c/Flag_of_Jersey.svg/22px-Flag_of_Jersey.svg.png" xlink:type="simple" xlink:show="embed" xlink:actuate="onLoad">
              <text:p/>
            </draw:image>
          </draw:frame>
          <draw:frame draw:z-index="119" draw:name="http://upload.wikimedia.org/wikipedia/commons/thumb/1/1c/Flag_of_Jersey.svg/22px-Flag_of_Jersey.svg.png" draw:style-name="gr1" draw:text-style-name="P1" svg:width="0.581cm" svg:height="0.343cm" svg:x="12.128cm" svg:y="53.027cm">
            <draw:image xlink:href="http://upload.wikimedia.org/wikipedia/commons/thumb/1/1c/Flag_of_Jersey.svg/22px-Flag_of_Jersey.svg.png" xlink:type="simple" xlink:show="embed" xlink:actuate="onLoad">
              <text:p/>
            </draw:image>
          </draw:frame>
          <draw:frame draw:z-index="120" draw:name="http://upload.wikimedia.org/wikipedia/commons/thumb/c/c0/Flag_of_Jordan.svg/22px-Flag_of_Jordan.svg.png" draw:style-name="gr1" draw:text-style-name="P1" svg:width="0.581cm" svg:height="0.29cm" svg:x="12.128cm" svg:y="53.454cm">
            <draw:image xlink:href="http://upload.wikimedia.org/wikipedia/commons/thumb/c/c0/Flag_of_Jordan.svg/22px-Flag_of_Jordan.svg.png" xlink:type="simple" xlink:show="embed" xlink:actuate="onLoad">
              <text:p/>
            </draw:image>
          </draw:frame>
          <draw:frame draw:z-index="121" draw:name="http://upload.wikimedia.org/wikipedia/commons/thumb/d/d3/Flag_of_Kazakhstan.svg/22px-Flag_of_Kazakhstan.svg.png" draw:style-name="gr1" draw:text-style-name="P1" svg:width="0.581cm" svg:height="0.29cm" svg:x="12.128cm" svg:y="53.881cm">
            <draw:image xlink:href="http://upload.wikimedia.org/wikipedia/commons/thumb/d/d3/Flag_of_Kazakhstan.svg/22px-Flag_of_Kazakhstan.svg.png" xlink:type="simple" xlink:show="embed" xlink:actuate="onLoad">
              <text:p/>
            </draw:image>
          </draw:frame>
          <draw:frame draw:z-index="122" draw:name="http://upload.wikimedia.org/wikipedia/commons/thumb/4/49/Flag_of_Kenya.svg/22px-Flag_of_Kenya.svg.png" draw:style-name="gr1" draw:text-style-name="P1" svg:width="0.581cm" svg:height="0.396cm" svg:x="12.128cm" svg:y="54.308cm">
            <draw:image xlink:href="http://upload.wikimedia.org/wikipedia/commons/thumb/4/49/Flag_of_Kenya.svg/22px-Flag_of_Kenya.svg.png" xlink:type="simple" xlink:show="embed" xlink:actuate="onLoad">
              <text:p/>
            </draw:image>
          </draw:frame>
          <draw:frame draw:z-index="123" draw:name="http://upload.wikimedia.org/wikipedia/commons/thumb/d/d3/Flag_of_Kiribati.svg/22px-Flag_of_Kiribati.svg.png" draw:style-name="gr1" draw:text-style-name="P1" svg:width="0.581cm" svg:height="0.29cm" svg:x="12.128cm" svg:y="54.735cm">
            <draw:image xlink:href="http://upload.wikimedia.org/wikipedia/commons/thumb/d/d3/Flag_of_Kiribati.svg/22px-Flag_of_Kiribati.svg.png" xlink:type="simple" xlink:show="embed" xlink:actuate="onLoad">
              <text:p/>
            </draw:image>
          </draw:frame>
          <draw:frame draw:z-index="124" draw:name="http://upload.wikimedia.org/wikipedia/commons/thumb/d/d3/Flag_of_Kiribati.svg/22px-Flag_of_Kiribati.svg.png" draw:style-name="gr1" draw:text-style-name="P1" svg:width="0.581cm" svg:height="0.29cm" svg:x="12.128cm" svg:y="55.162cm">
            <draw:image xlink:href="http://upload.wikimedia.org/wikipedia/commons/thumb/d/d3/Flag_of_Kiribati.svg/22px-Flag_of_Kiribati.svg.png" xlink:type="simple" xlink:show="embed" xlink:actuate="onLoad">
              <text:p/>
            </draw:image>
          </draw:frame>
          <draw:frame draw:z-index="125" draw:name="http://upload.wikimedia.org/wikipedia/commons/thumb/5/51/Flag_of_North_Korea.svg/22px-Flag_of_North_Korea.svg.png" draw:style-name="gr1" draw:text-style-name="P1" svg:width="0.581cm" svg:height="0.29cm" svg:x="12.128cm" svg:y="55.588cm">
            <draw:image xlink:href="http://upload.wikimedia.org/wikipedia/commons/thumb/5/51/Flag_of_North_Korea.svg/22px-Flag_of_North_Korea.svg.png" xlink:type="simple" xlink:show="embed" xlink:actuate="onLoad">
              <text:p/>
            </draw:image>
          </draw:frame>
          <draw:frame draw:z-index="126" draw:name="http://upload.wikimedia.org/wikipedia/commons/thumb/0/09/Flag_of_South_Korea.svg/22px-Flag_of_South_Korea.svg.png" draw:style-name="gr1" draw:text-style-name="P1" svg:width="0.581cm" svg:height="0.396cm" svg:x="12.128cm" svg:y="56.015cm">
            <draw:image xlink:href="http://upload.wikimedia.org/wikipedia/commons/thumb/0/09/Flag_of_South_Korea.svg/22px-Flag_of_South_Korea.svg.png" xlink:type="simple" xlink:show="embed" xlink:actuate="onLoad">
              <text:p/>
            </draw:image>
          </draw:frame>
          <draw:frame draw:z-index="127" draw:name="http://upload.wikimedia.org/wikipedia/commons/thumb/1/1f/Flag_of_Kosovo.svg/22px-Flag_of_Kosovo.svg.png" draw:style-name="gr1" draw:text-style-name="P1" svg:width="0.581cm" svg:height="0.422cm" svg:x="12.128cm" svg:y="56.442cm">
            <draw:image xlink:href="http://upload.wikimedia.org/wikipedia/commons/thumb/1/1f/Flag_of_Kosovo.svg/22px-Flag_of_Kosovo.svg.png" xlink:type="simple" xlink:show="embed" xlink:actuate="onLoad">
              <text:p/>
            </draw:image>
          </draw:frame>
          <draw:frame draw:z-index="128" draw:name="http://upload.wikimedia.org/wikipedia/commons/thumb/a/aa/Flag_of_Kuwait.svg/22px-Flag_of_Kuwait.svg.png" draw:style-name="gr1" draw:text-style-name="P1" svg:width="0.581cm" svg:height="0.29cm" svg:x="12.128cm" svg:y="56.869cm">
            <draw:image xlink:href="http://upload.wikimedia.org/wikipedia/commons/thumb/a/aa/Flag_of_Kuwait.svg/22px-Flag_of_Kuwait.svg.png" xlink:type="simple" xlink:show="embed" xlink:actuate="onLoad">
              <text:p/>
            </draw:image>
          </draw:frame>
          <draw:frame draw:z-index="129" draw:name="http://upload.wikimedia.org/wikipedia/commons/thumb/c/c7/Flag_of_Kyrgyzstan.svg/22px-Flag_of_Kyrgyzstan.svg.png" draw:style-name="gr1" draw:text-style-name="P1" svg:width="0.581cm" svg:height="0.343cm" svg:x="12.128cm" svg:y="57.296cm">
            <draw:image xlink:href="http://upload.wikimedia.org/wikipedia/commons/thumb/c/c7/Flag_of_Kyrgyzstan.svg/22px-Flag_of_Kyrgyzstan.svg.png" xlink:type="simple" xlink:show="embed" xlink:actuate="onLoad">
              <text:p/>
            </draw:image>
          </draw:frame>
          <draw:frame draw:z-index="130" draw:name="http://upload.wikimedia.org/wikipedia/commons/thumb/5/56/Flag_of_Laos.svg/22px-Flag_of_Laos.svg.png" draw:style-name="gr1" draw:text-style-name="P1" svg:width="0.581cm" svg:height="0.396cm" svg:x="12.128cm" svg:y="57.723cm">
            <draw:image xlink:href="http://upload.wikimedia.org/wikipedia/commons/thumb/5/56/Flag_of_Laos.svg/22px-Flag_of_Laos.svg.png" xlink:type="simple" xlink:show="embed" xlink:actuate="onLoad">
              <text:p/>
            </draw:image>
          </draw:frame>
          <draw:frame draw:z-index="131" draw:name="http://upload.wikimedia.org/wikipedia/commons/thumb/8/84/Flag_of_Latvia.svg/22px-Flag_of_Latvia.svg.png" draw:style-name="gr1" draw:text-style-name="P1" svg:width="0.581cm" svg:height="0.29cm" svg:x="12.128cm" svg:y="58.15cm">
            <draw:image xlink:href="http://upload.wikimedia.org/wikipedia/commons/thumb/8/84/Flag_of_Latvia.svg/22px-Flag_of_Latvia.svg.png" xlink:type="simple" xlink:show="embed" xlink:actuate="onLoad">
              <text:p/>
            </draw:image>
          </draw:frame>
          <draw:frame draw:z-index="132" draw:name="http://upload.wikimedia.org/wikipedia/commons/thumb/5/59/Flag_of_Lebanon.svg/22px-Flag_of_Lebanon.svg.png" draw:style-name="gr1" draw:text-style-name="P1" svg:width="0.581cm" svg:height="0.396cm" svg:x="12.128cm" svg:y="58.576cm">
            <draw:image xlink:href="http://upload.wikimedia.org/wikipedia/commons/thumb/5/59/Flag_of_Lebanon.svg/22px-Flag_of_Lebanon.svg.png" xlink:type="simple" xlink:show="embed" xlink:actuate="onLoad">
              <text:p/>
            </draw:image>
          </draw:frame>
          <draw:frame draw:z-index="133" draw:name="http://upload.wikimedia.org/wikipedia/commons/thumb/4/4a/Flag_of_Lesotho.svg/22px-Flag_of_Lesotho.svg.png" draw:style-name="gr1" draw:text-style-name="P1" svg:width="0.581cm" svg:height="0.396cm" svg:x="12.128cm" svg:y="59.003cm">
            <draw:image xlink:href="http://upload.wikimedia.org/wikipedia/commons/thumb/4/4a/Flag_of_Lesotho.svg/22px-Flag_of_Lesotho.svg.png" xlink:type="simple" xlink:show="embed" xlink:actuate="onLoad">
              <text:p/>
            </draw:image>
          </draw:frame>
          <draw:frame draw:z-index="134" draw:name="http://upload.wikimedia.org/wikipedia/commons/thumb/4/4a/Flag_of_Lesotho.svg/22px-Flag_of_Lesotho.svg.png" draw:style-name="gr1" draw:text-style-name="P1" svg:width="0.581cm" svg:height="0.396cm" svg:x="12.128cm" svg:y="59.43cm">
            <draw:image xlink:href="http://upload.wikimedia.org/wikipedia/commons/thumb/4/4a/Flag_of_Lesotho.svg/22px-Flag_of_Lesotho.svg.png" xlink:type="simple" xlink:show="embed" xlink:actuate="onLoad">
              <text:p/>
            </draw:image>
          </draw:frame>
          <draw:frame draw:z-index="135" draw:name="http://upload.wikimedia.org/wikipedia/commons/thumb/b/b8/Flag_of_Liberia.svg/22px-Flag_of_Liberia.svg.png" draw:style-name="gr1" draw:text-style-name="P1" svg:width="0.581cm" svg:height="0.317cm" svg:x="12.128cm" svg:y="59.857cm">
            <draw:image xlink:href="http://upload.wikimedia.org/wikipedia/commons/thumb/b/b8/Flag_of_Liberia.svg/22px-Flag_of_Liberia.svg.png" xlink:type="simple" xlink:show="embed" xlink:actuate="onLoad">
              <text:p/>
            </draw:image>
          </draw:frame>
          <draw:frame draw:z-index="136" draw:name="http://upload.wikimedia.org/wikipedia/commons/thumb/0/05/Flag_of_Libya.svg/22px-Flag_of_Libya.svg.png" draw:style-name="gr1" draw:text-style-name="P1" svg:width="0.581cm" svg:height="0.29cm" svg:x="12.128cm" svg:y="60.284cm">
            <draw:image xlink:href="http://upload.wikimedia.org/wikipedia/commons/thumb/0/05/Flag_of_Libya.svg/22px-Flag_of_Libya.svg.png" xlink:type="simple" xlink:show="embed" xlink:actuate="onLoad">
              <text:p/>
            </draw:image>
          </draw:frame>
          <draw:frame draw:z-index="137" draw:name="http://upload.wikimedia.org/wikipedia/commons/thumb/4/47/Flag_of_Liechtenstein.svg/22px-Flag_of_Liechtenstein.svg.png" draw:style-name="gr1" draw:text-style-name="P1" svg:width="0.581cm" svg:height="0.343cm" svg:x="12.128cm" svg:y="60.711cm">
            <draw:image xlink:href="http://upload.wikimedia.org/wikipedia/commons/thumb/4/47/Flag_of_Liechtenstein.svg/22px-Flag_of_Liechtenstein.svg.png" xlink:type="simple" xlink:show="embed" xlink:actuate="onLoad">
              <text:p/>
            </draw:image>
          </draw:frame>
          <draw:frame draw:z-index="138" draw:name="http://upload.wikimedia.org/wikipedia/commons/thumb/1/11/Flag_of_Lithuania.svg/22px-Flag_of_Lithuania.svg.png" draw:style-name="gr1" draw:text-style-name="P1" svg:width="0.581cm" svg:height="0.343cm" svg:x="12.128cm" svg:y="61.138cm">
            <draw:image xlink:href="http://upload.wikimedia.org/wikipedia/commons/thumb/1/11/Flag_of_Lithuania.svg/22px-Flag_of_Lithuania.svg.png" xlink:type="simple" xlink:show="embed" xlink:actuate="onLoad">
              <text:p/>
            </draw:image>
          </draw:frame>
          <draw:frame draw:z-index="139" draw:name="http://upload.wikimedia.org/wikipedia/commons/thumb/d/da/Flag_of_Luxembourg.svg/22px-Flag_of_Luxembourg.svg.png" draw:style-name="gr1" draw:text-style-name="P1" svg:width="0.581cm" svg:height="0.343cm" svg:x="12.128cm" svg:y="61.565cm">
            <draw:image xlink:href="http://upload.wikimedia.org/wikipedia/commons/thumb/d/da/Flag_of_Luxembourg.svg/22px-Flag_of_Luxembourg.svg.png" xlink:type="simple" xlink:show="embed" xlink:actuate="onLoad">
              <text:p/>
            </draw:image>
          </draw:frame>
          <draw:frame draw:z-index="140" draw:name="http://upload.wikimedia.org/wikipedia/commons/thumb/6/63/Flag_of_Macau.svg/22px-Flag_of_Macau.svg.png" draw:style-name="gr1" draw:text-style-name="P1" svg:width="0.581cm" svg:height="0.396cm" svg:x="12.128cm" svg:y="61.991cm">
            <draw:image xlink:href="http://upload.wikimedia.org/wikipedia/commons/thumb/6/63/Flag_of_Macau.svg/22px-Flag_of_Macau.svg.png" xlink:type="simple" xlink:show="embed" xlink:actuate="onLoad">
              <text:p/>
            </draw:image>
          </draw:frame>
          <draw:frame draw:z-index="141" draw:name="http://upload.wikimedia.org/wikipedia/commons/thumb/f/f8/Flag_of_Macedonia.svg/22px-Flag_of_Macedonia.svg.png" draw:style-name="gr1" draw:text-style-name="P1" svg:width="0.581cm" svg:height="0.29cm" svg:x="12.128cm" svg:y="62.418cm">
            <draw:image xlink:href="http://upload.wikimedia.org/wikipedia/commons/thumb/f/f8/Flag_of_Macedonia.svg/22px-Flag_of_Macedonia.svg.png" xlink:type="simple" xlink:show="embed" xlink:actuate="onLoad">
              <text:p/>
            </draw:image>
          </draw:frame>
          <draw:frame draw:z-index="142" draw:name="http://upload.wikimedia.org/wikipedia/commons/thumb/b/bc/Flag_of_Madagascar.svg/22px-Flag_of_Madagascar.svg.png" draw:style-name="gr1" draw:text-style-name="P1" svg:width="0.581cm" svg:height="0.396cm" svg:x="12.128cm" svg:y="62.845cm">
            <draw:image xlink:href="http://upload.wikimedia.org/wikipedia/commons/thumb/b/bc/Flag_of_Madagascar.svg/22px-Flag_of_Madagascar.svg.png" xlink:type="simple" xlink:show="embed" xlink:actuate="onLoad">
              <text:p/>
            </draw:image>
          </draw:frame>
          <draw:frame draw:z-index="143" draw:name="http://upload.wikimedia.org/wikipedia/commons/thumb/d/d1/Flag_of_Malawi.svg/22px-Flag_of_Malawi.svg.png" draw:style-name="gr1" draw:text-style-name="P1" svg:width="0.581cm" svg:height="0.396cm" svg:x="12.128cm" svg:y="63.272cm">
            <draw:image xlink:href="http://upload.wikimedia.org/wikipedia/commons/thumb/d/d1/Flag_of_Malawi.svg/22px-Flag_of_Malawi.svg.png" xlink:type="simple" xlink:show="embed" xlink:actuate="onLoad">
              <text:p/>
            </draw:image>
          </draw:frame>
          <draw:frame draw:z-index="144" draw:name="http://upload.wikimedia.org/wikipedia/commons/thumb/6/66/Flag_of_Malaysia.svg/22px-Flag_of_Malaysia.svg.png" draw:style-name="gr1" draw:text-style-name="P1" svg:width="0.581cm" svg:height="0.29cm" svg:x="12.128cm" svg:y="63.699cm">
            <draw:image xlink:href="http://upload.wikimedia.org/wikipedia/commons/thumb/6/66/Flag_of_Malaysia.svg/22px-Flag_of_Malaysia.svg.png" xlink:type="simple" xlink:show="embed" xlink:actuate="onLoad">
              <text:p/>
            </draw:image>
          </draw:frame>
          <draw:frame draw:z-index="145" draw:name="http://upload.wikimedia.org/wikipedia/commons/thumb/0/0f/Flag_of_Maldives.svg/22px-Flag_of_Maldives.svg.png" draw:style-name="gr1" draw:text-style-name="P1" svg:width="0.581cm" svg:height="0.396cm" svg:x="12.128cm" svg:y="64.126cm">
            <draw:image xlink:href="http://upload.wikimedia.org/wikipedia/commons/thumb/0/0f/Flag_of_Maldives.svg/22px-Flag_of_Maldives.svg.png" xlink:type="simple" xlink:show="embed" xlink:actuate="onLoad">
              <text:p/>
            </draw:image>
          </draw:frame>
          <draw:frame draw:z-index="146" draw:name="http://upload.wikimedia.org/wikipedia/commons/thumb/9/92/Flag_of_Mali.svg/22px-Flag_of_Mali.svg.png" draw:style-name="gr1" draw:text-style-name="P1" svg:width="0.581cm" svg:height="0.396cm" svg:x="12.128cm" svg:y="64.553cm">
            <draw:image xlink:href="http://upload.wikimedia.org/wikipedia/commons/thumb/9/92/Flag_of_Mali.svg/22px-Flag_of_Mali.svg.png" xlink:type="simple" xlink:show="embed" xlink:actuate="onLoad">
              <text:p/>
            </draw:image>
          </draw:frame>
          <draw:frame draw:z-index="147" draw:name="http://upload.wikimedia.org/wikipedia/commons/thumb/7/73/Flag_of_Malta.svg/22px-Flag_of_Malta.svg.png" draw:style-name="gr1" draw:text-style-name="P1" svg:width="0.581cm" svg:height="0.396cm" svg:x="12.128cm" svg:y="64.979cm">
            <draw:image xlink:href="http://upload.wikimedia.org/wikipedia/commons/thumb/7/73/Flag_of_Malta.svg/22px-Flag_of_Malta.svg.png" xlink:type="simple" xlink:show="embed" xlink:actuate="onLoad">
              <text:p/>
            </draw:image>
          </draw:frame>
          <draw:frame draw:z-index="148" draw:name="http://upload.wikimedia.org/wikipedia/commons/thumb/2/2e/Flag_of_the_Marshall_Islands.svg/22px-Flag_of_the_Marshall_Islands.svg.png" draw:style-name="gr1" draw:text-style-name="P1" svg:width="0.581cm" svg:height="0.317cm" svg:x="12.128cm" svg:y="65.406cm">
            <draw:image xlink:href="http://upload.wikimedia.org/wikipedia/commons/thumb/2/2e/Flag_of_the_Marshall_Islands.svg/22px-Flag_of_the_Marshall_Islands.svg.png" xlink:type="simple" xlink:show="embed" xlink:actuate="onLoad">
              <text:p/>
            </draw:image>
          </draw:frame>
          <draw:frame draw:z-index="149" draw:name="http://upload.wikimedia.org/wikipedia/commons/thumb/4/43/Flag_of_Mauritania.svg/22px-Flag_of_Mauritania.svg.png" draw:style-name="gr1" draw:text-style-name="P1" svg:width="0.581cm" svg:height="0.396cm" svg:x="12.128cm" svg:y="65.833cm">
            <draw:image xlink:href="http://upload.wikimedia.org/wikipedia/commons/thumb/4/43/Flag_of_Mauritania.svg/22px-Flag_of_Mauritania.svg.png" xlink:type="simple" xlink:show="embed" xlink:actuate="onLoad">
              <text:p/>
            </draw:image>
          </draw:frame>
          <draw:frame draw:z-index="150" draw:name="http://upload.wikimedia.org/wikipedia/commons/thumb/7/77/Flag_of_Mauritius.svg/22px-Flag_of_Mauritius.svg.png" draw:style-name="gr1" draw:text-style-name="P1" svg:width="0.581cm" svg:height="0.396cm" svg:x="12.128cm" svg:y="66.26cm">
            <draw:image xlink:href="http://upload.wikimedia.org/wikipedia/commons/thumb/7/77/Flag_of_Mauritius.svg/22px-Flag_of_Mauritius.svg.png" xlink:type="simple" xlink:show="embed" xlink:actuate="onLoad">
              <text:p/>
            </draw:image>
          </draw:frame>
          <draw:frame draw:z-index="151" draw:name="http://upload.wikimedia.org/wikipedia/commons/thumb/f/fc/Flag_of_Mexico.svg/22px-Flag_of_Mexico.svg.png" draw:style-name="gr1" draw:text-style-name="P1" svg:width="0.581cm" svg:height="0.343cm" svg:x="12.128cm" svg:y="66.687cm">
            <draw:image xlink:href="http://upload.wikimedia.org/wikipedia/commons/thumb/f/fc/Flag_of_Mexico.svg/22px-Flag_of_Mexico.svg.png" xlink:type="simple" xlink:show="embed" xlink:actuate="onLoad">
              <text:p/>
            </draw:image>
          </draw:frame>
          <draw:frame draw:z-index="152" draw:name="http://upload.wikimedia.org/wikipedia/commons/thumb/e/e4/Flag_of_the_Federated_States_of_Micronesia.svg/22px-Flag_of_the_Federated_States_of_Micronesia.svg.png" draw:style-name="gr1" draw:text-style-name="P1" svg:width="0.581cm" svg:height="0.317cm" svg:x="12.128cm" svg:y="67.114cm">
            <draw:image xlink:href="http://upload.wikimedia.org/wikipedia/commons/thumb/e/e4/Flag_of_the_Federated_States_of_Micronesia.svg/22px-Flag_of_the_Federated_States_of_Micronesia.svg.png" xlink:type="simple" xlink:show="embed" xlink:actuate="onLoad">
              <text:p/>
            </draw:image>
          </draw:frame>
          <draw:frame draw:z-index="153" draw:name="http://upload.wikimedia.org/wikipedia/commons/thumb/e/e4/Flag_of_the_Federated_States_of_Micronesia.svg/22px-Flag_of_the_Federated_States_of_Micronesia.svg.png" draw:style-name="gr1" draw:text-style-name="P1" svg:width="0.581cm" svg:height="0.317cm" svg:x="12.128cm" svg:y="67.541cm">
            <draw:image xlink:href="http://upload.wikimedia.org/wikipedia/commons/thumb/e/e4/Flag_of_the_Federated_States_of_Micronesia.svg/22px-Flag_of_the_Federated_States_of_Micronesia.svg.png" xlink:type="simple" xlink:show="embed" xlink:actuate="onLoad">
              <text:p/>
            </draw:image>
          </draw:frame>
          <draw:frame draw:z-index="154" draw:name="http://upload.wikimedia.org/wikipedia/commons/thumb/2/27/Flag_of_Moldova.svg/22px-Flag_of_Moldova.svg.png" draw:style-name="gr1" draw:text-style-name="P1" svg:width="0.581cm" svg:height="0.29cm" svg:x="12.128cm" svg:y="67.967cm">
            <draw:image xlink:href="http://upload.wikimedia.org/wikipedia/commons/thumb/2/27/Flag_of_Moldova.svg/22px-Flag_of_Moldova.svg.png" xlink:type="simple" xlink:show="embed" xlink:actuate="onLoad">
              <text:p/>
            </draw:image>
          </draw:frame>
          <draw:frame draw:z-index="155" draw:name="http://upload.wikimedia.org/wikipedia/commons/thumb/e/ea/Flag_of_Monaco.svg/22px-Flag_of_Monaco.svg.png" draw:style-name="gr1" draw:text-style-name="P1" svg:width="0.581cm" svg:height="0.475cm" svg:x="12.128cm" svg:y="68.394cm">
            <draw:image xlink:href="http://upload.wikimedia.org/wikipedia/commons/thumb/e/ea/Flag_of_Monaco.svg/22px-Flag_of_Monaco.svg.png" xlink:type="simple" xlink:show="embed" xlink:actuate="onLoad">
              <text:p/>
            </draw:image>
          </draw:frame>
          <draw:frame draw:z-index="156" draw:name="http://upload.wikimedia.org/wikipedia/commons/thumb/4/4c/Flag_of_Mongolia.svg/22px-Flag_of_Mongolia.svg.png" draw:style-name="gr1" draw:text-style-name="P1" svg:width="0.581cm" svg:height="0.29cm" svg:x="12.128cm" svg:y="68.821cm">
            <draw:image xlink:href="http://upload.wikimedia.org/wikipedia/commons/thumb/4/4c/Flag_of_Mongolia.svg/22px-Flag_of_Mongolia.svg.png" xlink:type="simple" xlink:show="embed" xlink:actuate="onLoad">
              <text:p/>
            </draw:image>
          </draw:frame>
          <draw:frame draw:z-index="157" draw:name="http://upload.wikimedia.org/wikipedia/commons/thumb/6/64/Flag_of_Montenegro.svg/22px-Flag_of_Montenegro.svg.png" draw:style-name="gr1" draw:text-style-name="P1" svg:width="0.581cm" svg:height="0.29cm" svg:x="12.128cm" svg:y="69.248cm">
            <draw:image xlink:href="http://upload.wikimedia.org/wikipedia/commons/thumb/6/64/Flag_of_Montenegro.svg/22px-Flag_of_Montenegro.svg.png" xlink:type="simple" xlink:show="embed" xlink:actuate="onLoad">
              <text:p/>
            </draw:image>
          </draw:frame>
          <draw:frame draw:z-index="158" draw:name="http://upload.wikimedia.org/wikipedia/commons/thumb/d/d0/Flag_of_Montserrat.svg/22px-Flag_of_Montserrat.svg.png" draw:style-name="gr1" draw:text-style-name="P1" svg:width="0.581cm" svg:height="0.29cm" svg:x="12.128cm" svg:y="69.675cm">
            <draw:image xlink:href="http://upload.wikimedia.org/wikipedia/commons/thumb/d/d0/Flag_of_Montserrat.svg/22px-Flag_of_Montserrat.svg.png" xlink:type="simple" xlink:show="embed" xlink:actuate="onLoad">
              <text:p/>
            </draw:image>
          </draw:frame>
          <draw:frame draw:z-index="159" draw:name="http://upload.wikimedia.org/wikipedia/commons/thumb/2/2c/Flag_of_Morocco.svg/22px-Flag_of_Morocco.svg.png" draw:style-name="gr1" draw:text-style-name="P1" svg:width="0.581cm" svg:height="0.396cm" svg:x="12.128cm" svg:y="70.102cm">
            <draw:image xlink:href="http://upload.wikimedia.org/wikipedia/commons/thumb/2/2c/Flag_of_Morocco.svg/22px-Flag_of_Morocco.svg.png" xlink:type="simple" xlink:show="embed" xlink:actuate="onLoad">
              <text:p/>
            </draw:image>
          </draw:frame>
          <draw:frame draw:z-index="160" draw:name="http://upload.wikimedia.org/wikipedia/commons/thumb/d/d0/Flag_of_Mozambique.svg/22px-Flag_of_Mozambique.svg.png" draw:style-name="gr1" draw:text-style-name="P1" svg:width="0.581cm" svg:height="0.396cm" svg:x="12.128cm" svg:y="70.529cm">
            <draw:image xlink:href="http://upload.wikimedia.org/wikipedia/commons/thumb/d/d0/Flag_of_Mozambique.svg/22px-Flag_of_Mozambique.svg.png" xlink:type="simple" xlink:show="embed" xlink:actuate="onLoad">
              <text:p/>
            </draw:image>
          </draw:frame>
          <draw:frame draw:z-index="161" draw:name="http://upload.wikimedia.org/wikipedia/commons/thumb/8/8d/Flag_of_Nagorno-Karabakh.svg/22px-Flag_of_Nagorno-Karabakh.svg.png" draw:style-name="gr1" draw:text-style-name="P1" svg:width="0.581cm" svg:height="0.29cm" svg:x="12.128cm" svg:y="70.955cm">
            <draw:image xlink:href="http://upload.wikimedia.org/wikipedia/commons/thumb/8/8d/Flag_of_Nagorno-Karabakh.svg/22px-Flag_of_Nagorno-Karabakh.svg.png" xlink:type="simple" xlink:show="embed" xlink:actuate="onLoad">
              <text:p/>
            </draw:image>
          </draw:frame>
          <draw:frame draw:z-index="162" draw:name="http://upload.wikimedia.org/wikipedia/commons/thumb/8/8d/Flag_of_Nagorno-Karabakh.svg/22px-Flag_of_Nagorno-Karabakh.svg.png" draw:style-name="gr1" draw:text-style-name="P1" svg:width="0.581cm" svg:height="0.29cm" svg:x="12.128cm" svg:y="71.382cm">
            <draw:image xlink:href="http://upload.wikimedia.org/wikipedia/commons/thumb/8/8d/Flag_of_Nagorno-Karabakh.svg/22px-Flag_of_Nagorno-Karabakh.svg.png" xlink:type="simple" xlink:show="embed" xlink:actuate="onLoad">
              <text:p/>
            </draw:image>
          </draw:frame>
          <draw:frame draw:z-index="163" draw:name="http://upload.wikimedia.org/wikipedia/commons/thumb/0/00/Flag_of_Namibia.svg/22px-Flag_of_Namibia.svg.png" draw:style-name="gr1" draw:text-style-name="P1" svg:width="0.581cm" svg:height="0.396cm" svg:x="12.128cm" svg:y="71.809cm">
            <draw:image xlink:href="http://upload.wikimedia.org/wikipedia/commons/thumb/0/00/Flag_of_Namibia.svg/22px-Flag_of_Namibia.svg.png" xlink:type="simple" xlink:show="embed" xlink:actuate="onLoad">
              <text:p/>
            </draw:image>
          </draw:frame>
          <draw:frame draw:z-index="164" draw:name="http://upload.wikimedia.org/wikipedia/commons/thumb/0/00/Flag_of_Namibia.svg/22px-Flag_of_Namibia.svg.png" draw:style-name="gr1" draw:text-style-name="P1" svg:width="0.581cm" svg:height="0.396cm" svg:x="12.128cm" svg:y="72.236cm">
            <draw:image xlink:href="http://upload.wikimedia.org/wikipedia/commons/thumb/0/00/Flag_of_Namibia.svg/22px-Flag_of_Namibia.svg.png" xlink:type="simple" xlink:show="embed" xlink:actuate="onLoad">
              <text:p/>
            </draw:image>
          </draw:frame>
          <draw:frame draw:z-index="165" draw:name="http://upload.wikimedia.org/wikipedia/commons/thumb/3/30/Flag_of_Nauru.svg/22px-Flag_of_Nauru.svg.png" draw:style-name="gr1" draw:text-style-name="P1" svg:width="0.581cm" svg:height="0.29cm" svg:x="12.128cm" svg:y="72.663cm">
            <draw:image xlink:href="http://upload.wikimedia.org/wikipedia/commons/thumb/3/30/Flag_of_Nauru.svg/22px-Flag_of_Nauru.svg.png" xlink:type="simple" xlink:show="embed" xlink:actuate="onLoad">
              <text:p/>
            </draw:image>
          </draw:frame>
          <draw:frame draw:z-index="166" draw:name="http://upload.wikimedia.org/wikipedia/commons/thumb/3/30/Flag_of_Nauru.svg/22px-Flag_of_Nauru.svg.png" draw:style-name="gr1" draw:text-style-name="P1" svg:width="0.581cm" svg:height="0.29cm" svg:x="12.128cm" svg:y="73.09cm">
            <draw:image xlink:href="http://upload.wikimedia.org/wikipedia/commons/thumb/3/30/Flag_of_Nauru.svg/22px-Flag_of_Nauru.svg.png" xlink:type="simple" xlink:show="embed" xlink:actuate="onLoad">
              <text:p/>
            </draw:image>
          </draw:frame>
          <draw:frame draw:z-index="167" draw:name="http://upload.wikimedia.org/wikipedia/commons/thumb/9/9b/Flag_of_Nepal.svg/16px-Flag_of_Nepal.svg.png" draw:style-name="gr1" draw:text-style-name="P1" svg:width="0.422cm" svg:height="0.528cm" svg:x="12.128cm" svg:y="73.517cm">
            <draw:image xlink:href="http://upload.wikimedia.org/wikipedia/commons/thumb/9/9b/Flag_of_Nepal.svg/16px-Flag_of_Nepal.svg.png" xlink:type="simple" xlink:show="embed" xlink:actuate="onLoad">
              <text:p/>
            </draw:image>
          </draw:frame>
          <draw:frame draw:z-index="168" draw:name="http://upload.wikimedia.org/wikipedia/commons/thumb/2/20/Flag_of_the_Netherlands.svg/22px-Flag_of_the_Netherlands.svg.png" draw:style-name="gr1" draw:text-style-name="P1" svg:width="0.581cm" svg:height="0.396cm" svg:x="12.128cm" svg:y="73.943cm">
            <draw:image xlink:href="http://upload.wikimedia.org/wikipedia/commons/thumb/2/20/Flag_of_the_Netherlands.svg/22px-Flag_of_the_Netherlands.svg.png" xlink:type="simple" xlink:show="embed" xlink:actuate="onLoad">
              <text:p/>
            </draw:image>
          </draw:frame>
          <draw:frame draw:z-index="169" draw:name="http://upload.wikimedia.org/wikipedia/commons/thumb/2/23/Flag_of_New_Caledonia.svg/22px-Flag_of_New_Caledonia.svg.png" draw:style-name="gr1" draw:text-style-name="P1" svg:width="0.581cm" svg:height="0.29cm" svg:x="12.128cm" svg:y="74.37cm">
            <draw:image xlink:href="http://upload.wikimedia.org/wikipedia/commons/thumb/2/23/Flag_of_New_Caledonia.svg/22px-Flag_of_New_Caledonia.svg.png" xlink:type="simple" xlink:show="embed" xlink:actuate="onLoad">
              <text:p/>
            </draw:image>
          </draw:frame>
          <draw:frame draw:z-index="170" draw:name="http://upload.wikimedia.org/wikipedia/commons/thumb/3/3e/Flag_of_New_Zealand.svg/22px-Flag_of_New_Zealand.svg.png" draw:style-name="gr1" draw:text-style-name="P1" svg:width="0.581cm" svg:height="0.29cm" svg:x="12.128cm" svg:y="74.797cm">
            <draw:image xlink:href="http://upload.wikimedia.org/wikipedia/commons/thumb/3/3e/Flag_of_New_Zealand.svg/22px-Flag_of_New_Zealand.svg.png" xlink:type="simple" xlink:show="embed" xlink:actuate="onLoad">
              <text:p/>
            </draw:image>
          </draw:frame>
          <draw:frame draw:z-index="171" draw:name="http://upload.wikimedia.org/wikipedia/commons/thumb/1/19/Flag_of_Nicaragua.svg/22px-Flag_of_Nicaragua.svg.png" draw:style-name="gr1" draw:text-style-name="P1" svg:width="0.581cm" svg:height="0.343cm" svg:x="12.128cm" svg:y="75.224cm">
            <draw:image xlink:href="http://upload.wikimedia.org/wikipedia/commons/thumb/1/19/Flag_of_Nicaragua.svg/22px-Flag_of_Nicaragua.svg.png" xlink:type="simple" xlink:show="embed" xlink:actuate="onLoad">
              <text:p/>
            </draw:image>
          </draw:frame>
          <draw:frame draw:z-index="172" draw:name="http://upload.wikimedia.org/wikipedia/commons/thumb/f/f4/Flag_of_Niger.svg/22px-Flag_of_Niger.svg.png" draw:style-name="gr1" draw:text-style-name="P1" svg:width="0.581cm" svg:height="0.502cm" svg:x="12.128cm" svg:y="75.651cm">
            <draw:image xlink:href="http://upload.wikimedia.org/wikipedia/commons/thumb/f/f4/Flag_of_Niger.svg/22px-Flag_of_Niger.svg.png" xlink:type="simple" xlink:show="embed" xlink:actuate="onLoad">
              <text:p/>
            </draw:image>
          </draw:frame>
          <draw:frame draw:z-index="173" draw:name="http://upload.wikimedia.org/wikipedia/commons/thumb/7/79/Flag_of_Nigeria.svg/22px-Flag_of_Nigeria.svg.png" draw:style-name="gr1" draw:text-style-name="P1" svg:width="0.581cm" svg:height="0.29cm" svg:x="12.128cm" svg:y="76.078cm">
            <draw:image xlink:href="http://upload.wikimedia.org/wikipedia/commons/thumb/7/79/Flag_of_Nigeria.svg/22px-Flag_of_Nigeria.svg.png" xlink:type="simple" xlink:show="embed" xlink:actuate="onLoad">
              <text:p/>
            </draw:image>
          </draw:frame>
          <draw:frame draw:z-index="174" draw:name="http://upload.wikimedia.org/wikipedia/commons/thumb/0/01/Flag_of_Niue.svg/22px-Flag_of_Niue.svg.png" draw:style-name="gr1" draw:text-style-name="P1" svg:width="0.581cm" svg:height="0.29cm" svg:x="12.128cm" svg:y="76.505cm">
            <draw:image xlink:href="http://upload.wikimedia.org/wikipedia/commons/thumb/0/01/Flag_of_Niue.svg/22px-Flag_of_Niue.svg.png" xlink:type="simple" xlink:show="embed" xlink:actuate="onLoad">
              <text:p/>
            </draw:image>
          </draw:frame>
          <draw:frame draw:z-index="175" draw:name="http://upload.wikimedia.org/wikipedia/commons/thumb/0/01/Flag_of_Niue.svg/22px-Flag_of_Niue.svg.png" draw:style-name="gr1" draw:text-style-name="P1" svg:width="0.581cm" svg:height="0.29cm" svg:x="12.128cm" svg:y="76.932cm">
            <draw:image xlink:href="http://upload.wikimedia.org/wikipedia/commons/thumb/0/01/Flag_of_Niue.svg/22px-Flag_of_Niue.svg.png" xlink:type="simple" xlink:show="embed" xlink:actuate="onLoad">
              <text:p/>
            </draw:image>
          </draw:frame>
          <draw:frame draw:z-index="176" draw:name="http://upload.wikimedia.org/wikipedia/commons/thumb/1/1e/Flag_of_the_Turkish_Republic_of_Northern_Cyprus.svg/22px-Flag_of_the_Turkish_Republic_of_Northern_Cyprus.svg.png" draw:style-name="gr1" draw:text-style-name="P1" svg:width="0.581cm" svg:height="0.396cm" svg:x="12.128cm" svg:y="77.358cm">
            <draw:image xlink:href="http://upload.wikimedia.org/wikipedia/commons/thumb/1/1e/Flag_of_the_Turkish_Republic_of_Northern_Cyprus.svg/22px-Flag_of_the_Turkish_Republic_of_Northern_Cyprus.svg.png" xlink:type="simple" xlink:show="embed" xlink:actuate="onLoad">
              <text:p/>
            </draw:image>
          </draw:frame>
          <draw:frame draw:z-index="177" draw:name="http://upload.wikimedia.org/wikipedia/commons/thumb/a/af/Turkish_lira_symbol_black.svg/10px-Turkish_lira_symbol_black.svg.png" draw:style-name="gr1" draw:text-style-name="P1" svg:width="0.264cm" svg:height="0.343cm" svg:x="16.644cm" svg:y="77.358cm">
            <draw:image xlink:href="http://upload.wikimedia.org/wikipedia/commons/thumb/a/af/Turkish_lira_symbol_black.svg/10px-Turkish_lira_symbol_black.svg.png" xlink:type="simple" xlink:show="embed" xlink:actuate="onLoad">
              <text:p/>
            </draw:image>
          </draw:frame>
          <draw:frame draw:z-index="178" draw:name="http://upload.wikimedia.org/wikipedia/commons/thumb/d/d9/Flag_of_Norway.svg/22px-Flag_of_Norway.svg.png" draw:style-name="gr1" draw:text-style-name="P1" svg:width="0.581cm" svg:height="0.422cm" svg:x="12.128cm" svg:y="77.785cm">
            <draw:image xlink:href="http://upload.wikimedia.org/wikipedia/commons/thumb/d/d9/Flag_of_Norway.svg/22px-Flag_of_Norway.svg.png" xlink:type="simple" xlink:show="embed" xlink:actuate="onLoad">
              <text:p/>
            </draw:image>
          </draw:frame>
          <draw:frame draw:z-index="179" draw:name="http://upload.wikimedia.org/wikipedia/commons/thumb/d/dd/Flag_of_Oman.svg/22px-Flag_of_Oman.svg.png" draw:style-name="gr1" draw:text-style-name="P1" svg:width="0.581cm" svg:height="0.29cm" svg:x="12.128cm" svg:y="78.212cm">
            <draw:image xlink:href="http://upload.wikimedia.org/wikipedia/commons/thumb/d/dd/Flag_of_Oman.svg/22px-Flag_of_Oman.svg.png" xlink:type="simple" xlink:show="embed" xlink:actuate="onLoad">
              <text:p/>
            </draw:image>
          </draw:frame>
          <draw:frame draw:z-index="180" draw:name="http://upload.wikimedia.org/wikipedia/commons/thumb/3/32/Flag_of_Pakistan.svg/22px-Flag_of_Pakistan.svg.png" draw:style-name="gr1" draw:text-style-name="P1" svg:width="0.581cm" svg:height="0.396cm" svg:x="12.128cm" svg:y="78.639cm">
            <draw:image xlink:href="http://upload.wikimedia.org/wikipedia/commons/thumb/3/32/Flag_of_Pakistan.svg/22px-Flag_of_Pakistan.svg.png" xlink:type="simple" xlink:show="embed" xlink:actuate="onLoad">
              <text:p/>
            </draw:image>
          </draw:frame>
          <draw:frame draw:z-index="181" draw:name="http://upload.wikimedia.org/wikipedia/commons/thumb/4/48/Flag_of_Palau.svg/22px-Flag_of_Palau.svg.png" draw:style-name="gr1" draw:text-style-name="P1" svg:width="0.581cm" svg:height="0.369cm" svg:x="12.128cm" svg:y="79.066cm">
            <draw:image xlink:href="http://upload.wikimedia.org/wikipedia/commons/thumb/4/48/Flag_of_Palau.svg/22px-Flag_of_Palau.svg.png" xlink:type="simple" xlink:show="embed" xlink:actuate="onLoad">
              <text:p/>
            </draw:image>
          </draw:frame>
          <draw:frame draw:z-index="182" draw:name="http://upload.wikimedia.org/wikipedia/commons/thumb/4/48/Flag_of_Palau.svg/22px-Flag_of_Palau.svg.png" draw:style-name="gr1" draw:text-style-name="P1" svg:width="0.581cm" svg:height="0.369cm" svg:x="12.128cm" svg:y="79.493cm">
            <draw:image xlink:href="http://upload.wikimedia.org/wikipedia/commons/thumb/4/48/Flag_of_Palau.svg/22px-Flag_of_Palau.svg.png" xlink:type="simple" xlink:show="embed" xlink:actuate="onLoad">
              <text:p/>
            </draw:image>
          </draw:frame>
          <draw:frame draw:z-index="183" draw:name="http://upload.wikimedia.org/wikipedia/commons/thumb/0/00/Flag_of_Palestine.svg/22px-Flag_of_Palestine.svg.png" draw:style-name="gr1" draw:text-style-name="P1" svg:width="0.581cm" svg:height="0.29cm" svg:x="12.128cm" svg:y="79.92cm">
            <draw:image xlink:href="http://upload.wikimedia.org/wikipedia/commons/thumb/0/00/Flag_of_Palestine.svg/22px-Flag_of_Palestine.svg.png" xlink:type="simple" xlink:show="embed" xlink:actuate="onLoad">
              <text:p/>
            </draw:image>
          </draw:frame>
          <draw:frame draw:z-index="184" draw:name="http://upload.wikimedia.org/wikipedia/commons/thumb/0/00/Flag_of_Palestine.svg/22px-Flag_of_Palestine.svg.png" draw:style-name="gr1" draw:text-style-name="P1" svg:width="0.581cm" svg:height="0.29cm" svg:x="12.128cm" svg:y="80.346cm">
            <draw:image xlink:href="http://upload.wikimedia.org/wikipedia/commons/thumb/0/00/Flag_of_Palestine.svg/22px-Flag_of_Palestine.svg.png" xlink:type="simple" xlink:show="embed" xlink:actuate="onLoad">
              <text:p/>
            </draw:image>
          </draw:frame>
          <draw:frame draw:z-index="185" draw:name="http://upload.wikimedia.org/wikipedia/commons/thumb/a/ab/Flag_of_Panama.svg/22px-Flag_of_Panama.svg.png" draw:style-name="gr1" draw:text-style-name="P1" svg:width="0.581cm" svg:height="0.396cm" svg:x="12.128cm" svg:y="80.773cm">
            <draw:image xlink:href="http://upload.wikimedia.org/wikipedia/commons/thumb/a/ab/Flag_of_Panama.svg/22px-Flag_of_Panama.svg.png" xlink:type="simple" xlink:show="embed" xlink:actuate="onLoad">
              <text:p/>
            </draw:image>
          </draw:frame>
          <draw:frame draw:z-index="186" draw:name="http://upload.wikimedia.org/wikipedia/commons/thumb/a/ab/Flag_of_Panama.svg/22px-Flag_of_Panama.svg.png" draw:style-name="gr1" draw:text-style-name="P1" svg:width="0.581cm" svg:height="0.396cm" svg:x="12.128cm" svg:y="81.2cm">
            <draw:image xlink:href="http://upload.wikimedia.org/wikipedia/commons/thumb/a/ab/Flag_of_Panama.svg/22px-Flag_of_Panama.svg.png" xlink:type="simple" xlink:show="embed" xlink:actuate="onLoad">
              <text:p/>
            </draw:image>
          </draw:frame>
          <draw:frame draw:z-index="187" draw:name="http://upload.wikimedia.org/wikipedia/commons/thumb/e/e3/Flag_of_Papua_New_Guinea.svg/22px-Flag_of_Papua_New_Guinea.svg.png" draw:style-name="gr1" draw:text-style-name="P1" svg:width="0.581cm" svg:height="0.449cm" svg:x="12.128cm" svg:y="81.627cm">
            <draw:image xlink:href="http://upload.wikimedia.org/wikipedia/commons/thumb/e/e3/Flag_of_Papua_New_Guinea.svg/22px-Flag_of_Papua_New_Guinea.svg.png" xlink:type="simple" xlink:show="embed" xlink:actuate="onLoad">
              <text:p/>
            </draw:image>
          </draw:frame>
          <draw:frame draw:z-index="188" draw:name="http://upload.wikimedia.org/wikipedia/commons/thumb/2/27/Flag_of_Paraguay.svg/22px-Flag_of_Paraguay.svg.png" draw:style-name="gr1" draw:text-style-name="P1" svg:width="0.581cm" svg:height="0.343cm" svg:x="12.128cm" svg:y="82.054cm">
            <draw:image xlink:href="http://upload.wikimedia.org/wikipedia/commons/thumb/2/27/Flag_of_Paraguay.svg/22px-Flag_of_Paraguay.svg.png" xlink:type="simple" xlink:show="embed" xlink:actuate="onLoad">
              <text:p/>
            </draw:image>
          </draw:frame>
          <draw:frame draw:z-index="189" draw:name="http://upload.wikimedia.org/wikipedia/commons/thumb/c/cf/Flag_of_Peru.svg/22px-Flag_of_Peru.svg.png" draw:style-name="gr1" draw:text-style-name="P1" svg:width="0.581cm" svg:height="0.396cm" svg:x="12.128cm" svg:y="82.481cm">
            <draw:image xlink:href="http://upload.wikimedia.org/wikipedia/commons/thumb/c/cf/Flag_of_Peru.svg/22px-Flag_of_Peru.svg.png" xlink:type="simple" xlink:show="embed" xlink:actuate="onLoad">
              <text:p/>
            </draw:image>
          </draw:frame>
          <draw:frame draw:z-index="190" draw:name="http://upload.wikimedia.org/wikipedia/commons/thumb/9/99/Flag_of_the_Philippines.svg/22px-Flag_of_the_Philippines.svg.png" draw:style-name="gr1" draw:text-style-name="P1" svg:width="0.581cm" svg:height="0.29cm" svg:x="12.128cm" svg:y="82.908cm">
            <draw:image xlink:href="http://upload.wikimedia.org/wikipedia/commons/thumb/9/99/Flag_of_the_Philippines.svg/22px-Flag_of_the_Philippines.svg.png" xlink:type="simple" xlink:show="embed" xlink:actuate="onLoad">
              <text:p/>
            </draw:image>
          </draw:frame>
          <draw:frame draw:z-index="191" draw:name="http://upload.wikimedia.org/wikipedia/commons/thumb/8/88/Flag_of_the_Pitcairn_Islands.svg/22px-Flag_of_the_Pitcairn_Islands.svg.png" draw:style-name="gr1" draw:text-style-name="P1" svg:width="0.581cm" svg:height="0.29cm" svg:x="12.128cm" svg:y="83.334cm">
            <draw:image xlink:href="http://upload.wikimedia.org/wikipedia/commons/thumb/8/88/Flag_of_the_Pitcairn_Islands.svg/22px-Flag_of_the_Pitcairn_Islands.svg.png" xlink:type="simple" xlink:show="embed" xlink:actuate="onLoad">
              <text:p/>
            </draw:image>
          </draw:frame>
          <draw:frame draw:z-index="192" draw:name="http://upload.wikimedia.org/wikipedia/commons/thumb/8/88/Flag_of_the_Pitcairn_Islands.svg/22px-Flag_of_the_Pitcairn_Islands.svg.png" draw:style-name="gr1" draw:text-style-name="P1" svg:width="0.581cm" svg:height="0.29cm" svg:x="12.128cm" svg:y="83.761cm">
            <draw:image xlink:href="http://upload.wikimedia.org/wikipedia/commons/thumb/8/88/Flag_of_the_Pitcairn_Islands.svg/22px-Flag_of_the_Pitcairn_Islands.svg.png" xlink:type="simple" xlink:show="embed" xlink:actuate="onLoad">
              <text:p/>
            </draw:image>
          </draw:frame>
          <draw:frame draw:z-index="193" draw:name="http://upload.wikimedia.org/wikipedia/en/thumb/1/12/Flag_of_Poland.svg/22px-Flag_of_Poland.svg.png" draw:style-name="gr1" draw:text-style-name="P1" svg:width="0.581cm" svg:height="0.369cm" svg:x="12.128cm" svg:y="84.188cm">
            <draw:image xlink:href="http://upload.wikimedia.org/wikipedia/en/thumb/1/12/Flag_of_Poland.svg/22px-Flag_of_Poland.svg.png" xlink:type="simple" xlink:show="embed" xlink:actuate="onLoad">
              <text:p/>
            </draw:image>
          </draw:frame>
          <draw:frame draw:z-index="194" draw:name="http://upload.wikimedia.org/wikipedia/commons/thumb/5/5c/Flag_of_Portugal.svg/22px-Flag_of_Portugal.svg.png" draw:style-name="gr1" draw:text-style-name="P1" svg:width="0.581cm" svg:height="0.396cm" svg:x="12.128cm" svg:y="84.615cm">
            <draw:image xlink:href="http://upload.wikimedia.org/wikipedia/commons/thumb/5/5c/Flag_of_Portugal.svg/22px-Flag_of_Portugal.svg.png" xlink:type="simple" xlink:show="embed" xlink:actuate="onLoad">
              <text:p/>
            </draw:image>
          </draw:frame>
          <draw:frame draw:z-index="195" draw:name="http://upload.wikimedia.org/wikipedia/commons/thumb/6/65/Flag_of_Qatar.svg/22px-Flag_of_Qatar.svg.png" draw:style-name="gr1" draw:text-style-name="P1" svg:width="0.581cm" svg:height="0.237cm" svg:x="12.128cm" svg:y="85.042cm">
            <draw:image xlink:href="http://upload.wikimedia.org/wikipedia/commons/thumb/6/65/Flag_of_Qatar.svg/22px-Flag_of_Qatar.svg.png" xlink:type="simple" xlink:show="embed" xlink:actuate="onLoad">
              <text:p/>
            </draw:image>
          </draw:frame>
          <draw:frame draw:z-index="196" draw:name="http://upload.wikimedia.org/wikipedia/commons/thumb/7/73/Flag_of_Romania.svg/22px-Flag_of_Romania.svg.png" draw:style-name="gr1" draw:text-style-name="P1" svg:width="0.581cm" svg:height="0.396cm" svg:x="12.128cm" svg:y="85.469cm">
            <draw:image xlink:href="http://upload.wikimedia.org/wikipedia/commons/thumb/7/73/Flag_of_Romania.svg/22px-Flag_of_Romania.svg.png" xlink:type="simple" xlink:show="embed" xlink:actuate="onLoad">
              <text:p/>
            </draw:image>
          </draw:frame>
          <draw:frame draw:z-index="197" draw:name="http://upload.wikimedia.org/wikipedia/en/thumb/f/f3/Flag_of_Russia.svg/22px-Flag_of_Russia.svg.png" draw:style-name="gr1" draw:text-style-name="P1" svg:width="0.581cm" svg:height="0.396cm" svg:x="12.128cm" svg:y="85.896cm">
            <draw:image xlink:href="http://upload.wikimedia.org/wikipedia/en/thumb/f/f3/Flag_of_Russia.svg/22px-Flag_of_Russia.svg.png" xlink:type="simple" xlink:show="embed" xlink:actuate="onLoad">
              <text:p/>
            </draw:image>
          </draw:frame>
          <draw:frame draw:z-index="198" draw:name="http://upload.wikimedia.org/wikipedia/commons/thumb/1/17/Flag_of_Rwanda.svg/22px-Flag_of_Rwanda.svg.png" draw:style-name="gr1" draw:text-style-name="P1" svg:width="0.581cm" svg:height="0.396cm" svg:x="12.128cm" svg:y="86.322cm">
            <draw:image xlink:href="http://upload.wikimedia.org/wikipedia/commons/thumb/1/17/Flag_of_Rwanda.svg/22px-Flag_of_Rwanda.svg.png" xlink:type="simple" xlink:show="embed" xlink:actuate="onLoad">
              <text:p/>
            </draw:image>
          </draw:frame>
          <draw:frame draw:z-index="199" draw:name="http://upload.wikimedia.org/wikipedia/commons/thumb/5/5a/Flag_of_Saba.svg/22px-Flag_of_Saba.svg.png" draw:style-name="gr1" draw:text-style-name="P1" svg:width="0.581cm" svg:height="0.396cm" svg:x="12.128cm" svg:y="86.749cm">
            <draw:image xlink:href="http://upload.wikimedia.org/wikipedia/commons/thumb/5/5a/Flag_of_Saba.svg/22px-Flag_of_Saba.svg.png" xlink:type="simple" xlink:show="embed" xlink:actuate="onLoad">
              <text:p/>
            </draw:image>
          </draw:frame>
          <draw:frame draw:z-index="200" draw:name="http://upload.wikimedia.org/wikipedia/commons/thumb/2/26/Flag_of_the_Sahrawi_Arab_Democratic_Republic.svg/22px-Flag_of_the_Sahrawi_Arab_Democratic_Republic.svg.png" draw:style-name="gr1" draw:text-style-name="P1" svg:width="0.581cm" svg:height="0.29cm" svg:x="12.128cm" svg:y="87.176cm">
            <draw:image xlink:href="http://upload.wikimedia.org/wikipedia/commons/thumb/2/26/Flag_of_the_Sahrawi_Arab_Democratic_Republic.svg/22px-Flag_of_the_Sahrawi_Arab_Democratic_Republic.svg.png" xlink:type="simple" xlink:show="embed" xlink:actuate="onLoad">
              <text:p/>
            </draw:image>
          </draw:frame>
          <draw:frame draw:z-index="201" draw:name="http://upload.wikimedia.org/wikipedia/commons/thumb/2/26/Flag_of_the_Sahrawi_Arab_Democratic_Republic.svg/22px-Flag_of_the_Sahrawi_Arab_Democratic_Republic.svg.png" draw:style-name="gr1" draw:text-style-name="P1" svg:width="0.581cm" svg:height="0.29cm" svg:x="12.128cm" svg:y="87.603cm">
            <draw:image xlink:href="http://upload.wikimedia.org/wikipedia/commons/thumb/2/26/Flag_of_the_Sahrawi_Arab_Democratic_Republic.svg/22px-Flag_of_the_Sahrawi_Arab_Democratic_Republic.svg.png" xlink:type="simple" xlink:show="embed" xlink:actuate="onLoad">
              <text:p/>
            </draw:image>
          </draw:frame>
          <draw:frame draw:z-index="202" draw:name="http://upload.wikimedia.org/wikipedia/commons/thumb/2/26/Flag_of_the_Sahrawi_Arab_Democratic_Republic.svg/22px-Flag_of_the_Sahrawi_Arab_Democratic_Republic.svg.png" draw:style-name="gr1" draw:text-style-name="P1" svg:width="0.581cm" svg:height="0.29cm" svg:x="12.128cm" svg:y="88.03cm">
            <draw:image xlink:href="http://upload.wikimedia.org/wikipedia/commons/thumb/2/26/Flag_of_the_Sahrawi_Arab_Democratic_Republic.svg/22px-Flag_of_the_Sahrawi_Arab_Democratic_Republic.svg.png" xlink:type="simple" xlink:show="embed" xlink:actuate="onLoad">
              <text:p/>
            </draw:image>
          </draw:frame>
          <draw:frame draw:z-index="203" draw:name="http://upload.wikimedia.org/wikipedia/commons/thumb/2/26/Flag_of_the_Sahrawi_Arab_Democratic_Republic.svg/22px-Flag_of_the_Sahrawi_Arab_Democratic_Republic.svg.png" draw:style-name="gr1" draw:text-style-name="P1" svg:width="0.581cm" svg:height="0.29cm" svg:x="12.128cm" svg:y="88.457cm">
            <draw:image xlink:href="http://upload.wikimedia.org/wikipedia/commons/thumb/2/26/Flag_of_the_Sahrawi_Arab_Democratic_Republic.svg/22px-Flag_of_the_Sahrawi_Arab_Democratic_Republic.svg.png" xlink:type="simple" xlink:show="embed" xlink:actuate="onLoad">
              <text:p/>
            </draw:image>
          </draw:frame>
          <draw:frame draw:z-index="204" draw:name="http://upload.wikimedia.org/wikipedia/commons/thumb/0/00/Flag_of_Saint_Helena.svg/22px-Flag_of_Saint_Helena.svg.png" draw:style-name="gr1" draw:text-style-name="P1" svg:width="0.581cm" svg:height="0.29cm" svg:x="12.128cm" svg:y="88.884cm">
            <draw:image xlink:href="http://upload.wikimedia.org/wikipedia/commons/thumb/0/00/Flag_of_Saint_Helena.svg/22px-Flag_of_Saint_Helena.svg.png" xlink:type="simple" xlink:show="embed" xlink:actuate="onLoad">
              <text:p/>
            </draw:image>
          </draw:frame>
          <draw:frame draw:z-index="205" draw:name="http://upload.wikimedia.org/wikipedia/commons/thumb/f/fe/Flag_of_Saint_Kitts_and_Nevis.svg/22px-Flag_of_Saint_Kitts_and_Nevis.svg.png" draw:style-name="gr1" draw:text-style-name="P1" svg:width="0.581cm" svg:height="0.396cm" svg:x="12.128cm" svg:y="89.31cm">
            <draw:image xlink:href="http://upload.wikimedia.org/wikipedia/commons/thumb/f/fe/Flag_of_Saint_Kitts_and_Nevis.svg/22px-Flag_of_Saint_Kitts_and_Nevis.svg.png" xlink:type="simple" xlink:show="embed" xlink:actuate="onLoad">
              <text:p/>
            </draw:image>
          </draw:frame>
          <draw:frame draw:z-index="206" draw:name="http://upload.wikimedia.org/wikipedia/commons/thumb/9/9f/Flag_of_Saint_Lucia.svg/22px-Flag_of_Saint_Lucia.svg.png" draw:style-name="gr1" draw:text-style-name="P1" svg:width="0.581cm" svg:height="0.29cm" svg:x="12.128cm" svg:y="89.737cm">
            <draw:image xlink:href="http://upload.wikimedia.org/wikipedia/commons/thumb/9/9f/Flag_of_Saint_Lucia.svg/22px-Flag_of_Saint_Lucia.svg.png" xlink:type="simple" xlink:show="embed" xlink:actuate="onLoad">
              <text:p/>
            </draw:image>
          </draw:frame>
          <draw:frame draw:z-index="207" draw:name="http://upload.wikimedia.org/wikipedia/commons/thumb/6/6d/Flag_of_Saint_Vincent_and_the_Grenadines.svg/22px-Flag_of_Saint_Vincent_and_the_Grenadines.svg.png" draw:style-name="gr1" draw:text-style-name="P1" svg:width="0.581cm" svg:height="0.396cm" svg:x="12.128cm" svg:y="90.164cm">
            <draw:image xlink:href="http://upload.wikimedia.org/wikipedia/commons/thumb/6/6d/Flag_of_Saint_Vincent_and_the_Grenadines.svg/22px-Flag_of_Saint_Vincent_and_the_Grenadines.svg.png" xlink:type="simple" xlink:show="embed" xlink:actuate="onLoad">
              <text:p/>
            </draw:image>
          </draw:frame>
          <draw:frame draw:z-index="208" draw:name="http://upload.wikimedia.org/wikipedia/commons/thumb/3/31/Flag_of_Samoa.svg/22px-Flag_of_Samoa.svg.png" draw:style-name="gr1" draw:text-style-name="P1" svg:width="0.581cm" svg:height="0.29cm" svg:x="12.128cm" svg:y="90.591cm">
            <draw:image xlink:href="http://upload.wikimedia.org/wikipedia/commons/thumb/3/31/Flag_of_Samoa.svg/22px-Flag_of_Samoa.svg.png" xlink:type="simple" xlink:show="embed" xlink:actuate="onLoad">
              <text:p/>
            </draw:image>
          </draw:frame>
          <draw:frame draw:z-index="209" draw:name="http://upload.wikimedia.org/wikipedia/commons/thumb/b/b1/Flag_of_San_Marino.svg/22px-Flag_of_San_Marino.svg.png" draw:style-name="gr1" draw:text-style-name="P1" svg:width="0.581cm" svg:height="0.449cm" svg:x="12.128cm" svg:y="91.018cm">
            <draw:image xlink:href="http://upload.wikimedia.org/wikipedia/commons/thumb/b/b1/Flag_of_San_Marino.svg/22px-Flag_of_San_Marino.svg.png" xlink:type="simple" xlink:show="embed" xlink:actuate="onLoad">
              <text:p/>
            </draw:image>
          </draw:frame>
          <draw:frame draw:z-index="210" draw:name="http://upload.wikimedia.org/wikipedia/commons/thumb/4/4f/Flag_of_Sao_Tome_and_Principe.svg/22px-Flag_of_Sao_Tome_and_Principe.svg.png" draw:style-name="gr1" draw:text-style-name="P1" svg:width="0.581cm" svg:height="0.29cm" svg:x="12.128cm" svg:y="91.445cm">
            <draw:image xlink:href="http://upload.wikimedia.org/wikipedia/commons/thumb/4/4f/Flag_of_Sao_Tome_and_Principe.svg/22px-Flag_of_Sao_Tome_and_Principe.svg.png" xlink:type="simple" xlink:show="embed" xlink:actuate="onLoad">
              <text:p/>
            </draw:image>
          </draw:frame>
          <draw:frame draw:z-index="211" draw:name="http://upload.wikimedia.org/wikipedia/commons/thumb/0/0d/Flag_of_Saudi_Arabia.svg/22px-Flag_of_Saudi_Arabia.svg.png" draw:style-name="gr1" draw:text-style-name="P1" svg:width="0.581cm" svg:height="0.396cm" svg:x="12.128cm" svg:y="91.872cm">
            <draw:image xlink:href="http://upload.wikimedia.org/wikipedia/commons/thumb/0/0d/Flag_of_Saudi_Arabia.svg/22px-Flag_of_Saudi_Arabia.svg.png" xlink:type="simple" xlink:show="embed" xlink:actuate="onLoad">
              <text:p/>
            </draw:image>
          </draw:frame>
          <draw:frame draw:z-index="212" draw:name="http://upload.wikimedia.org/wikipedia/commons/thumb/f/fd/Flag_of_Senegal.svg/22px-Flag_of_Senegal.svg.png" draw:style-name="gr1" draw:text-style-name="P1" svg:width="0.581cm" svg:height="0.396cm" svg:x="12.128cm" svg:y="92.299cm">
            <draw:image xlink:href="http://upload.wikimedia.org/wikipedia/commons/thumb/f/fd/Flag_of_Senegal.svg/22px-Flag_of_Senegal.svg.png" xlink:type="simple" xlink:show="embed" xlink:actuate="onLoad">
              <text:p/>
            </draw:image>
          </draw:frame>
          <draw:frame draw:z-index="213" draw:name="http://upload.wikimedia.org/wikipedia/commons/thumb/f/ff/Flag_of_Serbia.svg/22px-Flag_of_Serbia.svg.png" draw:style-name="gr1" draw:text-style-name="P1" svg:width="0.581cm" svg:height="0.396cm" svg:x="12.128cm" svg:y="92.725cm">
            <draw:image xlink:href="http://upload.wikimedia.org/wikipedia/commons/thumb/f/ff/Flag_of_Serbia.svg/22px-Flag_of_Serbia.svg.png" xlink:type="simple" xlink:show="embed" xlink:actuate="onLoad">
              <text:p/>
            </draw:image>
          </draw:frame>
          <draw:frame draw:z-index="214" draw:name="http://upload.wikimedia.org/wikipedia/commons/thumb/f/fc/Flag_of_Seychelles.svg/22px-Flag_of_Seychelles.svg.png" draw:style-name="gr1" draw:text-style-name="P1" svg:width="0.581cm" svg:height="0.29cm" svg:x="12.128cm" svg:y="93.152cm">
            <draw:image xlink:href="http://upload.wikimedia.org/wikipedia/commons/thumb/f/fc/Flag_of_Seychelles.svg/22px-Flag_of_Seychelles.svg.png" xlink:type="simple" xlink:show="embed" xlink:actuate="onLoad">
              <text:p/>
            </draw:image>
          </draw:frame>
          <draw:frame draw:z-index="215" draw:name="http://upload.wikimedia.org/wikipedia/commons/thumb/1/17/Flag_of_Sierra_Leone.svg/22px-Flag_of_Sierra_Leone.svg.png" draw:style-name="gr1" draw:text-style-name="P1" svg:width="0.581cm" svg:height="0.396cm" svg:x="12.128cm" svg:y="93.579cm">
            <draw:image xlink:href="http://upload.wikimedia.org/wikipedia/commons/thumb/1/17/Flag_of_Sierra_Leone.svg/22px-Flag_of_Sierra_Leone.svg.png" xlink:type="simple" xlink:show="embed" xlink:actuate="onLoad">
              <text:p/>
            </draw:image>
          </draw:frame>
          <draw:frame draw:z-index="216" draw:name="http://upload.wikimedia.org/wikipedia/commons/thumb/4/48/Flag_of_Singapore.svg/22px-Flag_of_Singapore.svg.png" draw:style-name="gr1" draw:text-style-name="P1" svg:width="0.581cm" svg:height="0.396cm" svg:x="12.128cm" svg:y="94.006cm">
            <draw:image xlink:href="http://upload.wikimedia.org/wikipedia/commons/thumb/4/48/Flag_of_Singapore.svg/22px-Flag_of_Singapore.svg.png" xlink:type="simple" xlink:show="embed" xlink:actuate="onLoad">
              <text:p/>
            </draw:image>
          </draw:frame>
          <draw:frame draw:z-index="217" draw:name="http://upload.wikimedia.org/wikipedia/commons/thumb/4/48/Flag_of_Singapore.svg/22px-Flag_of_Singapore.svg.png" draw:style-name="gr1" draw:text-style-name="P1" svg:width="0.581cm" svg:height="0.396cm" svg:x="12.128cm" svg:y="94.433cm">
            <draw:image xlink:href="http://upload.wikimedia.org/wikipedia/commons/thumb/4/48/Flag_of_Singapore.svg/22px-Flag_of_Singapore.svg.png" xlink:type="simple" xlink:show="embed" xlink:actuate="onLoad">
              <text:p/>
            </draw:image>
          </draw:frame>
          <draw:frame draw:z-index="218" draw:name="http://upload.wikimedia.org/wikipedia/commons/thumb/0/08/Flag_of_Sint_Eustatius.svg/22px-Flag_of_Sint_Eustatius.svg.png" draw:style-name="gr1" draw:text-style-name="P1" svg:width="0.581cm" svg:height="0.396cm" svg:x="12.128cm" svg:y="94.86cm">
            <draw:image xlink:href="http://upload.wikimedia.org/wikipedia/commons/thumb/0/08/Flag_of_Sint_Eustatius.svg/22px-Flag_of_Sint_Eustatius.svg.png" xlink:type="simple" xlink:show="embed" xlink:actuate="onLoad">
              <text:p/>
            </draw:image>
          </draw:frame>
          <draw:frame draw:z-index="219" draw:name="http://upload.wikimedia.org/wikipedia/commons/thumb/d/d3/Flag_of_Sint_Maarten.svg/22px-Flag_of_Sint_Maarten.svg.png" draw:style-name="gr1" draw:text-style-name="P1" svg:width="0.581cm" svg:height="0.396cm" svg:x="12.128cm" svg:y="95.287cm">
            <draw:image xlink:href="http://upload.wikimedia.org/wikipedia/commons/thumb/d/d3/Flag_of_Sint_Maarten.svg/22px-Flag_of_Sint_Maarten.svg.png" xlink:type="simple" xlink:show="embed" xlink:actuate="onLoad">
              <text:p/>
            </draw:image>
          </draw:frame>
          <draw:frame draw:z-index="220" draw:name="http://upload.wikimedia.org/wikipedia/commons/thumb/e/e6/Flag_of_Slovakia.svg/22px-Flag_of_Slovakia.svg.png" draw:style-name="gr1" draw:text-style-name="P1" svg:width="0.581cm" svg:height="0.396cm" svg:x="12.128cm" svg:y="95.713cm">
            <draw:image xlink:href="http://upload.wikimedia.org/wikipedia/commons/thumb/e/e6/Flag_of_Slovakia.svg/22px-Flag_of_Slovakia.svg.png" xlink:type="simple" xlink:show="embed" xlink:actuate="onLoad">
              <text:p/>
            </draw:image>
          </draw:frame>
          <draw:frame draw:z-index="221" draw:name="http://upload.wikimedia.org/wikipedia/commons/thumb/f/f0/Flag_of_Slovenia.svg/22px-Flag_of_Slovenia.svg.png" draw:style-name="gr1" draw:text-style-name="P1" svg:width="0.581cm" svg:height="0.29cm" svg:x="12.128cm" svg:y="96.14cm">
            <draw:image xlink:href="http://upload.wikimedia.org/wikipedia/commons/thumb/f/f0/Flag_of_Slovenia.svg/22px-Flag_of_Slovenia.svg.png" xlink:type="simple" xlink:show="embed" xlink:actuate="onLoad">
              <text:p/>
            </draw:image>
          </draw:frame>
          <draw:frame draw:z-index="222" draw:name="http://upload.wikimedia.org/wikipedia/commons/thumb/7/74/Flag_of_the_Solomon_Islands.svg/22px-Flag_of_the_Solomon_Islands.svg.png" draw:style-name="gr1" draw:text-style-name="P1" svg:width="0.581cm" svg:height="0.29cm" svg:x="12.128cm" svg:y="96.567cm">
            <draw:image xlink:href="http://upload.wikimedia.org/wikipedia/commons/thumb/7/74/Flag_of_the_Solomon_Islands.svg/22px-Flag_of_the_Solomon_Islands.svg.png" xlink:type="simple" xlink:show="embed" xlink:actuate="onLoad">
              <text:p/>
            </draw:image>
          </draw:frame>
          <draw:frame draw:z-index="223" draw:name="http://upload.wikimedia.org/wikipedia/commons/thumb/a/a0/Flag_of_Somalia.svg/22px-Flag_of_Somalia.svg.png" draw:style-name="gr1" draw:text-style-name="P1" svg:width="0.581cm" svg:height="0.396cm" svg:x="12.128cm" svg:y="96.994cm">
            <draw:image xlink:href="http://upload.wikimedia.org/wikipedia/commons/thumb/a/a0/Flag_of_Somalia.svg/22px-Flag_of_Somalia.svg.png" xlink:type="simple" xlink:show="embed" xlink:actuate="onLoad">
              <text:p/>
            </draw:image>
          </draw:frame>
          <draw:frame draw:z-index="224" draw:name="http://upload.wikimedia.org/wikipedia/commons/thumb/4/4d/Flag_of_Somaliland.svg/22px-Flag_of_Somaliland.svg.png" draw:style-name="gr1" draw:text-style-name="P1" svg:width="0.581cm" svg:height="0.29cm" svg:x="12.128cm" svg:y="97.421cm">
            <draw:image xlink:href="http://upload.wikimedia.org/wikipedia/commons/thumb/4/4d/Flag_of_Somaliland.svg/22px-Flag_of_Somaliland.svg.png" xlink:type="simple" xlink:show="embed" xlink:actuate="onLoad">
              <text:p/>
            </draw:image>
          </draw:frame>
          <draw:frame draw:z-index="225" draw:name="http://upload.wikimedia.org/wikipedia/commons/thumb/a/af/Flag_of_South_Africa.svg/22px-Flag_of_South_Africa.svg.png" draw:style-name="gr1" draw:text-style-name="P1" svg:width="0.581cm" svg:height="0.396cm" svg:x="12.128cm" svg:y="97.848cm">
            <draw:image xlink:href="http://upload.wikimedia.org/wikipedia/commons/thumb/a/af/Flag_of_South_Africa.svg/22px-Flag_of_South_Africa.svg.png" xlink:type="simple" xlink:show="embed" xlink:actuate="onLoad">
              <text:p/>
            </draw:image>
          </draw:frame>
          <draw:frame draw:z-index="226" draw:name="http://upload.wikimedia.org/wikipedia/commons/thumb/e/ed/Flag_of_South_Georgia_and_the_South_Sandwich_Islands.svg/22px-Flag_of_South_Georgia_and_the_South_Sandwich_Islands.svg.png" draw:style-name="gr1" draw:text-style-name="P1" svg:width="0.581cm" svg:height="0.29cm" svg:x="12.128cm" svg:y="98.275cm">
            <draw:image xlink:href="http://upload.wikimedia.org/wikipedia/commons/thumb/e/ed/Flag_of_South_Georgia_and_the_South_Sandwich_Islands.svg/22px-Flag_of_South_Georgia_and_the_South_Sandwich_Islands.svg.png" xlink:type="simple" xlink:show="embed" xlink:actuate="onLoad">
              <text:p/>
            </draw:image>
          </draw:frame>
          <draw:frame draw:z-index="227" draw:name="http://upload.wikimedia.org/wikipedia/commons/thumb/e/ed/Flag_of_South_Georgia_and_the_South_Sandwich_Islands.svg/22px-Flag_of_South_Georgia_and_the_South_Sandwich_Islands.svg.png" draw:style-name="gr1" draw:text-style-name="P1" svg:width="0.581cm" svg:height="0.29cm" svg:x="12.128cm" svg:y="98.701cm">
            <draw:image xlink:href="http://upload.wikimedia.org/wikipedia/commons/thumb/e/ed/Flag_of_South_Georgia_and_the_South_Sandwich_Islands.svg/22px-Flag_of_South_Georgia_and_the_South_Sandwich_Islands.svg.png" xlink:type="simple" xlink:show="embed" xlink:actuate="onLoad">
              <text:p/>
            </draw:image>
          </draw:frame>
          <draw:frame draw:z-index="228" draw:name="http://upload.wikimedia.org/wikipedia/commons/thumb/1/12/Flag_of_South_Ossetia.svg/22px-Flag_of_South_Ossetia.svg.png" draw:style-name="gr1" draw:text-style-name="P1" svg:width="0.581cm" svg:height="0.29cm" svg:x="12.128cm" svg:y="99.128cm">
            <draw:image xlink:href="http://upload.wikimedia.org/wikipedia/commons/thumb/1/12/Flag_of_South_Ossetia.svg/22px-Flag_of_South_Ossetia.svg.png" xlink:type="simple" xlink:show="embed" xlink:actuate="onLoad">
              <text:p/>
            </draw:image>
          </draw:frame>
          <draw:frame draw:z-index="229" draw:name="http://upload.wikimedia.org/wikipedia/en/thumb/9/9a/Flag_of_Spain.svg/22px-Flag_of_Spain.svg.png" draw:style-name="gr1" draw:text-style-name="P1" svg:width="0.581cm" svg:height="0.396cm" svg:x="12.128cm" svg:y="99.555cm">
            <draw:image xlink:href="http://upload.wikimedia.org/wikipedia/en/thumb/9/9a/Flag_of_Spain.svg/22px-Flag_of_Spain.svg.png" xlink:type="simple" xlink:show="embed" xlink:actuate="onLoad">
              <text:p/>
            </draw:image>
          </draw:frame>
          <draw:frame draw:z-index="230" draw:name="http://upload.wikimedia.org/wikipedia/commons/thumb/7/7a/Flag_of_South_Sudan.svg/22px-Flag_of_South_Sudan.svg.png" draw:style-name="gr1" draw:text-style-name="P1" svg:width="0.581cm" svg:height="0.29cm" svg:x="12.128cm" svg:y="99.982cm">
            <draw:image xlink:href="http://upload.wikimedia.org/wikipedia/commons/thumb/7/7a/Flag_of_South_Sudan.svg/22px-Flag_of_South_Sudan.svg.png" xlink:type="simple" xlink:show="embed" xlink:actuate="onLoad">
              <text:p/>
            </draw:image>
          </draw:frame>
          <draw:frame draw:z-index="231" draw:name="http://upload.wikimedia.org/wikipedia/commons/thumb/1/11/Flag_of_Sri_Lanka.svg/22px-Flag_of_Sri_Lanka.svg.png" draw:style-name="gr1" draw:text-style-name="P1" svg:width="0.581cm" svg:height="0.29cm" svg:x="12.128cm" svg:y="100.409cm">
            <draw:image xlink:href="http://upload.wikimedia.org/wikipedia/commons/thumb/1/11/Flag_of_Sri_Lanka.svg/22px-Flag_of_Sri_Lanka.svg.png" xlink:type="simple" xlink:show="embed" xlink:actuate="onLoad">
              <text:p/>
            </draw:image>
          </draw:frame>
          <draw:frame draw:z-index="232" draw:name="http://upload.wikimedia.org/wikipedia/commons/thumb/0/01/Flag_of_Sudan.svg/22px-Flag_of_Sudan.svg.png" draw:style-name="gr1" draw:text-style-name="P1" svg:width="0.581cm" svg:height="0.29cm" svg:x="12.128cm" svg:y="100.836cm">
            <draw:image xlink:href="http://upload.wikimedia.org/wikipedia/commons/thumb/0/01/Flag_of_Sudan.svg/22px-Flag_of_Sudan.svg.png" xlink:type="simple" xlink:show="embed" xlink:actuate="onLoad">
              <text:p/>
            </draw:image>
          </draw:frame>
          <draw:frame draw:z-index="233" draw:name="http://upload.wikimedia.org/wikipedia/commons/thumb/6/60/Flag_of_Suriname.svg/22px-Flag_of_Suriname.svg.png" draw:style-name="gr1" draw:text-style-name="P1" svg:width="0.581cm" svg:height="0.396cm" svg:x="12.128cm" svg:y="101.263cm">
            <draw:image xlink:href="http://upload.wikimedia.org/wikipedia/commons/thumb/6/60/Flag_of_Suriname.svg/22px-Flag_of_Suriname.svg.png" xlink:type="simple" xlink:show="embed" xlink:actuate="onLoad">
              <text:p/>
            </draw:image>
          </draw:frame>
          <draw:frame draw:z-index="234" draw:name="http://upload.wikimedia.org/wikipedia/commons/thumb/1/1e/Flag_of_Swaziland.svg/22px-Flag_of_Swaziland.svg.png" draw:style-name="gr1" draw:text-style-name="P1" svg:width="0.581cm" svg:height="0.396cm" svg:x="12.128cm" svg:y="101.689cm">
            <draw:image xlink:href="http://upload.wikimedia.org/wikipedia/commons/thumb/1/1e/Flag_of_Swaziland.svg/22px-Flag_of_Swaziland.svg.png" xlink:type="simple" xlink:show="embed" xlink:actuate="onLoad">
              <text:p/>
            </draw:image>
          </draw:frame>
          <draw:frame draw:z-index="235" draw:name="http://upload.wikimedia.org/wikipedia/en/thumb/4/4c/Flag_of_Sweden.svg/22px-Flag_of_Sweden.svg.png" draw:style-name="gr1" draw:text-style-name="P1" svg:width="0.581cm" svg:height="0.369cm" svg:x="12.128cm" svg:y="102.116cm">
            <draw:image xlink:href="http://upload.wikimedia.org/wikipedia/en/thumb/4/4c/Flag_of_Sweden.svg/22px-Flag_of_Sweden.svg.png" xlink:type="simple" xlink:show="embed" xlink:actuate="onLoad">
              <text:p/>
            </draw:image>
          </draw:frame>
          <draw:frame draw:z-index="236" draw:name="http://upload.wikimedia.org/wikipedia/commons/thumb/f/f3/Flag_of_Switzerland.svg/20px-Flag_of_Switzerland.svg.png" draw:style-name="gr1" draw:text-style-name="P1" svg:width="0.528cm" svg:height="0.528cm" svg:x="12.128cm" svg:y="102.543cm">
            <draw:image xlink:href="http://upload.wikimedia.org/wikipedia/commons/thumb/f/f3/Flag_of_Switzerland.svg/20px-Flag_of_Switzerland.svg.png" xlink:type="simple" xlink:show="embed" xlink:actuate="onLoad">
              <text:p/>
            </draw:image>
          </draw:frame>
          <draw:frame draw:z-index="237" draw:name="http://upload.wikimedia.org/wikipedia/commons/thumb/5/53/Flag_of_Syria.svg/22px-Flag_of_Syria.svg.png" draw:style-name="gr1" draw:text-style-name="P1" svg:width="0.581cm" svg:height="0.396cm" svg:x="12.128cm" svg:y="102.97cm">
            <draw:image xlink:href="http://upload.wikimedia.org/wikipedia/commons/thumb/5/53/Flag_of_Syria.svg/22px-Flag_of_Syria.svg.png" xlink:type="simple" xlink:show="embed" xlink:actuate="onLoad">
              <text:p/>
            </draw:image>
          </draw:frame>
          <draw:frame draw:z-index="238" draw:name="http://upload.wikimedia.org/wikipedia/commons/thumb/7/72/Flag_of_the_Republic_of_China.svg/22px-Flag_of_the_Republic_of_China.svg.png" draw:style-name="gr1" draw:text-style-name="P1" svg:width="0.581cm" svg:height="0.396cm" svg:x="12.128cm" svg:y="103.397cm">
            <draw:image xlink:href="http://upload.wikimedia.org/wikipedia/commons/thumb/7/72/Flag_of_the_Republic_of_China.svg/22px-Flag_of_the_Republic_of_China.svg.png" xlink:type="simple" xlink:show="embed" xlink:actuate="onLoad">
              <text:p/>
            </draw:image>
          </draw:frame>
          <draw:frame draw:z-index="239" draw:name="http://upload.wikimedia.org/wikipedia/commons/thumb/d/d0/Flag_of_Tajikistan.svg/22px-Flag_of_Tajikistan.svg.png" draw:style-name="gr1" draw:text-style-name="P1" svg:width="0.581cm" svg:height="0.29cm" svg:x="12.128cm" svg:y="103.824cm">
            <draw:image xlink:href="http://upload.wikimedia.org/wikipedia/commons/thumb/d/d0/Flag_of_Tajikistan.svg/22px-Flag_of_Tajikistan.svg.png" xlink:type="simple" xlink:show="embed" xlink:actuate="onLoad">
              <text:p/>
            </draw:image>
          </draw:frame>
          <draw:frame draw:z-index="240" draw:name="http://upload.wikimedia.org/wikipedia/commons/thumb/3/38/Flag_of_Tanzania.svg/22px-Flag_of_Tanzania.svg.png" draw:style-name="gr1" draw:text-style-name="P1" svg:width="0.581cm" svg:height="0.396cm" svg:x="12.128cm" svg:y="104.251cm">
            <draw:image xlink:href="http://upload.wikimedia.org/wikipedia/commons/thumb/3/38/Flag_of_Tanzania.svg/22px-Flag_of_Tanzania.svg.png" xlink:type="simple" xlink:show="embed" xlink:actuate="onLoad">
              <text:p/>
            </draw:image>
          </draw:frame>
          <draw:frame draw:z-index="241" draw:name="http://upload.wikimedia.org/wikipedia/commons/thumb/a/a9/Flag_of_Thailand.svg/22px-Flag_of_Thailand.svg.png" draw:style-name="gr1" draw:text-style-name="P1" svg:width="0.581cm" svg:height="0.396cm" svg:x="12.128cm" svg:y="104.677cm">
            <draw:image xlink:href="http://upload.wikimedia.org/wikipedia/commons/thumb/a/a9/Flag_of_Thailand.svg/22px-Flag_of_Thailand.svg.png" xlink:type="simple" xlink:show="embed" xlink:actuate="onLoad">
              <text:p/>
            </draw:image>
          </draw:frame>
          <draw:frame draw:z-index="242" draw:name="http://upload.wikimedia.org/wikipedia/commons/thumb/6/68/Flag_of_Togo.svg/22px-Flag_of_Togo.svg.png" draw:style-name="gr1" draw:text-style-name="P1" svg:width="0.581cm" svg:height="0.369cm" svg:x="12.128cm" svg:y="105.104cm">
            <draw:image xlink:href="http://upload.wikimedia.org/wikipedia/commons/thumb/6/68/Flag_of_Togo.svg/22px-Flag_of_Togo.svg.png" xlink:type="simple" xlink:show="embed" xlink:actuate="onLoad">
              <text:p/>
            </draw:image>
          </draw:frame>
          <draw:frame draw:z-index="243" draw:name="http://upload.wikimedia.org/wikipedia/commons/thumb/9/9a/Flag_of_Tonga.svg/22px-Flag_of_Tonga.svg.png" draw:style-name="gr1" draw:text-style-name="P1" svg:width="0.581cm" svg:height="0.29cm" svg:x="12.128cm" svg:y="105.531cm">
            <draw:image xlink:href="http://upload.wikimedia.org/wikipedia/commons/thumb/9/9a/Flag_of_Tonga.svg/22px-Flag_of_Tonga.svg.png" xlink:type="simple" xlink:show="embed" xlink:actuate="onLoad">
              <text:p/>
            </draw:image>
          </draw:frame>
          <draw:frame draw:z-index="244" draw:name="http://upload.wikimedia.org/wikipedia/commons/thumb/5/58/Flag_of_Transnistria.svg/22px-Flag_of_Transnistria.svg.png" draw:style-name="gr1" draw:text-style-name="P1" svg:width="0.581cm" svg:height="0.29cm" svg:x="12.128cm" svg:y="105.958cm">
            <draw:image xlink:href="http://upload.wikimedia.org/wikipedia/commons/thumb/5/58/Flag_of_Transnistria.svg/22px-Flag_of_Transnistria.svg.png" xlink:type="simple" xlink:show="embed" xlink:actuate="onLoad">
              <text:p/>
            </draw:image>
          </draw:frame>
          <draw:frame draw:z-index="245" draw:name="http://upload.wikimedia.org/wikipedia/commons/thumb/6/64/Flag_of_Trinidad_and_Tobago.svg/22px-Flag_of_Trinidad_and_Tobago.svg.png" draw:style-name="gr1" draw:text-style-name="P1" svg:width="0.581cm" svg:height="0.343cm" svg:x="12.128cm" svg:y="106.385cm">
            <draw:image xlink:href="http://upload.wikimedia.org/wikipedia/commons/thumb/6/64/Flag_of_Trinidad_and_Tobago.svg/22px-Flag_of_Trinidad_and_Tobago.svg.png" xlink:type="simple" xlink:show="embed" xlink:actuate="onLoad">
              <text:p/>
            </draw:image>
          </draw:frame>
          <draw:frame draw:z-index="246" draw:name="http://upload.wikimedia.org/wikipedia/commons/thumb/8/89/Flag_of_Tristan_da_Cunha.svg/22px-Flag_of_Tristan_da_Cunha.svg.png" draw:style-name="gr1" draw:text-style-name="P1" svg:width="0.581cm" svg:height="0.29cm" svg:x="12.128cm" svg:y="106.812cm">
            <draw:image xlink:href="http://upload.wikimedia.org/wikipedia/commons/thumb/8/89/Flag_of_Tristan_da_Cunha.svg/22px-Flag_of_Tristan_da_Cunha.svg.png" xlink:type="simple" xlink:show="embed" xlink:actuate="onLoad">
              <text:p/>
            </draw:image>
          </draw:frame>
          <draw:frame draw:z-index="247" draw:name="http://upload.wikimedia.org/wikipedia/commons/thumb/8/89/Flag_of_Tristan_da_Cunha.svg/22px-Flag_of_Tristan_da_Cunha.svg.png" draw:style-name="gr1" draw:text-style-name="P1" svg:width="0.581cm" svg:height="0.29cm" svg:x="12.128cm" svg:y="107.239cm">
            <draw:image xlink:href="http://upload.wikimedia.org/wikipedia/commons/thumb/8/89/Flag_of_Tristan_da_Cunha.svg/22px-Flag_of_Tristan_da_Cunha.svg.png" xlink:type="simple" xlink:show="embed" xlink:actuate="onLoad">
              <text:p/>
            </draw:image>
          </draw:frame>
          <draw:frame draw:z-index="248" draw:name="http://upload.wikimedia.org/wikipedia/commons/thumb/c/ce/Flag_of_Tunisia.svg/22px-Flag_of_Tunisia.svg.png" draw:style-name="gr1" draw:text-style-name="P1" svg:width="0.581cm" svg:height="0.396cm" svg:x="12.128cm" svg:y="107.666cm">
            <draw:image xlink:href="http://upload.wikimedia.org/wikipedia/commons/thumb/c/ce/Flag_of_Tunisia.svg/22px-Flag_of_Tunisia.svg.png" xlink:type="simple" xlink:show="embed" xlink:actuate="onLoad">
              <text:p/>
            </draw:image>
          </draw:frame>
          <draw:frame draw:z-index="249" draw:name="http://upload.wikimedia.org/wikipedia/commons/thumb/b/b4/Flag_of_Turkey.svg/22px-Flag_of_Turkey.svg.png" draw:style-name="gr1" draw:text-style-name="P1" svg:width="0.581cm" svg:height="0.396cm" svg:x="12.128cm" svg:y="108.092cm">
            <draw:image xlink:href="http://upload.wikimedia.org/wikipedia/commons/thumb/b/b4/Flag_of_Turkey.svg/22px-Flag_of_Turkey.svg.png" xlink:type="simple" xlink:show="embed" xlink:actuate="onLoad">
              <text:p/>
            </draw:image>
          </draw:frame>
          <draw:frame draw:z-index="250" draw:name="http://upload.wikimedia.org/wikipedia/commons/thumb/a/af/Turkish_lira_symbol_black.svg/10px-Turkish_lira_symbol_black.svg.png" draw:style-name="gr1" draw:text-style-name="P1" svg:width="0.264cm" svg:height="0.343cm" svg:x="16.644cm" svg:y="108.092cm">
            <draw:image xlink:href="http://upload.wikimedia.org/wikipedia/commons/thumb/a/af/Turkish_lira_symbol_black.svg/10px-Turkish_lira_symbol_black.svg.png" xlink:type="simple" xlink:show="embed" xlink:actuate="onLoad">
              <text:p/>
            </draw:image>
          </draw:frame>
          <draw:frame draw:z-index="251" draw:name="http://upload.wikimedia.org/wikipedia/commons/thumb/1/1b/Flag_of_Turkmenistan.svg/22px-Flag_of_Turkmenistan.svg.png" draw:style-name="gr1" draw:text-style-name="P1" svg:width="0.581cm" svg:height="0.396cm" svg:x="12.128cm" svg:y="108.519cm">
            <draw:image xlink:href="http://upload.wikimedia.org/wikipedia/commons/thumb/1/1b/Flag_of_Turkmenistan.svg/22px-Flag_of_Turkmenistan.svg.png" xlink:type="simple" xlink:show="embed" xlink:actuate="onLoad">
              <text:p/>
            </draw:image>
          </draw:frame>
          <draw:frame draw:z-index="252" draw:name="http://upload.wikimedia.org/wikipedia/commons/thumb/a/a0/Flag_of_the_Turks_and_Caicos_Islands.svg/22px-Flag_of_the_Turks_and_Caicos_Islands.svg.png" draw:style-name="gr1" draw:text-style-name="P1" svg:width="0.581cm" svg:height="0.29cm" svg:x="12.128cm" svg:y="108.946cm">
            <draw:image xlink:href="http://upload.wikimedia.org/wikipedia/commons/thumb/a/a0/Flag_of_the_Turks_and_Caicos_Islands.svg/22px-Flag_of_the_Turks_and_Caicos_Islands.svg.png" xlink:type="simple" xlink:show="embed" xlink:actuate="onLoad">
              <text:p/>
            </draw:image>
          </draw:frame>
          <draw:frame draw:z-index="253" draw:name="http://upload.wikimedia.org/wikipedia/commons/thumb/3/38/Flag_of_Tuvalu.svg/22px-Flag_of_Tuvalu.svg.png" draw:style-name="gr1" draw:text-style-name="P1" svg:width="0.581cm" svg:height="0.29cm" svg:x="12.128cm" svg:y="109.373cm">
            <draw:image xlink:href="http://upload.wikimedia.org/wikipedia/commons/thumb/3/38/Flag_of_Tuvalu.svg/22px-Flag_of_Tuvalu.svg.png" xlink:type="simple" xlink:show="embed" xlink:actuate="onLoad">
              <text:p/>
            </draw:image>
          </draw:frame>
          <draw:frame draw:z-index="254" draw:name="http://upload.wikimedia.org/wikipedia/commons/thumb/3/38/Flag_of_Tuvalu.svg/22px-Flag_of_Tuvalu.svg.png" draw:style-name="gr1" draw:text-style-name="P1" svg:width="0.581cm" svg:height="0.29cm" svg:x="12.128cm" svg:y="109.8cm">
            <draw:image xlink:href="http://upload.wikimedia.org/wikipedia/commons/thumb/3/38/Flag_of_Tuvalu.svg/22px-Flag_of_Tuvalu.svg.png" xlink:type="simple" xlink:show="embed" xlink:actuate="onLoad">
              <text:p/>
            </draw:image>
          </draw:frame>
          <draw:frame draw:z-index="255" draw:name="http://upload.wikimedia.org/wikipedia/commons/thumb/4/4e/Flag_of_Uganda.svg/22px-Flag_of_Uganda.svg.png" draw:style-name="gr1" draw:text-style-name="P1" svg:width="0.581cm" svg:height="0.396cm" svg:x="12.128cm" svg:y="110.227cm">
            <draw:image xlink:href="http://upload.wikimedia.org/wikipedia/commons/thumb/4/4e/Flag_of_Uganda.svg/22px-Flag_of_Uganda.svg.png" xlink:type="simple" xlink:show="embed" xlink:actuate="onLoad">
              <text:p/>
            </draw:image>
          </draw:frame>
          <draw:frame draw:z-index="256" draw:name="http://upload.wikimedia.org/wikipedia/commons/thumb/4/49/Flag_of_Ukraine.svg/22px-Flag_of_Ukraine.svg.png" draw:style-name="gr1" draw:text-style-name="P1" svg:width="0.581cm" svg:height="0.396cm" svg:x="12.128cm" svg:y="110.654cm">
            <draw:image xlink:href="http://upload.wikimedia.org/wikipedia/commons/thumb/4/49/Flag_of_Ukraine.svg/22px-Flag_of_Ukraine.svg.png" xlink:type="simple" xlink:show="embed" xlink:actuate="onLoad">
              <text:p/>
            </draw:image>
          </draw:frame>
          <draw:frame draw:z-index="257" draw:name="http://upload.wikimedia.org/wikipedia/commons/thumb/c/cb/Flag_of_the_United_Arab_Emirates.svg/22px-Flag_of_the_United_Arab_Emirates.svg.png" draw:style-name="gr1" draw:text-style-name="P1" svg:width="0.581cm" svg:height="0.29cm" svg:x="12.128cm" svg:y="111.08cm">
            <draw:image xlink:href="http://upload.wikimedia.org/wikipedia/commons/thumb/c/cb/Flag_of_the_United_Arab_Emirates.svg/22px-Flag_of_the_United_Arab_Emirates.svg.png" xlink:type="simple" xlink:show="embed" xlink:actuate="onLoad">
              <text:p/>
            </draw:image>
          </draw:frame>
          <draw:frame draw:z-index="258" draw:name="http://upload.wikimedia.org/wikipedia/en/thumb/a/ae/Flag_of_the_United_Kingdom.svg/22px-Flag_of_the_United_Kingdom.svg.png" draw:style-name="gr1" draw:text-style-name="P1" svg:width="0.581cm" svg:height="0.29cm" svg:x="12.128cm" svg:y="111.507cm">
            <draw:image xlink:href="http://upload.wikimedia.org/wikipedia/en/thumb/a/ae/Flag_of_the_United_Kingdom.svg/22px-Flag_of_the_United_Kingdom.svg.png" xlink:type="simple" xlink:show="embed" xlink:actuate="onLoad">
              <text:p/>
            </draw:image>
          </draw:frame>
          <draw:frame draw:z-index="259" draw:name="http://upload.wikimedia.org/wikipedia/en/thumb/a/a4/Flag_of_the_United_States.svg/22px-Flag_of_the_United_States.svg.png" draw:style-name="gr1" draw:text-style-name="P1" svg:width="0.581cm" svg:height="0.317cm" svg:x="12.128cm" svg:y="111.934cm">
            <draw:image xlink:href="http://upload.wikimedia.org/wikipedia/en/thumb/a/a4/Flag_of_the_United_States.svg/22px-Flag_of_the_United_States.svg.png" xlink:type="simple" xlink:show="embed" xlink:actuate="onLoad">
              <text:p/>
            </draw:image>
          </draw:frame>
          <draw:frame draw:z-index="260" draw:name="http://upload.wikimedia.org/wikipedia/commons/thumb/f/fe/Flag_of_Uruguay.svg/22px-Flag_of_Uruguay.svg.png" draw:style-name="gr1" draw:text-style-name="P1" svg:width="0.581cm" svg:height="0.396cm" svg:x="12.128cm" svg:y="112.361cm">
            <draw:image xlink:href="http://upload.wikimedia.org/wikipedia/commons/thumb/f/fe/Flag_of_Uruguay.svg/22px-Flag_of_Uruguay.svg.png" xlink:type="simple" xlink:show="embed" xlink:actuate="onLoad">
              <text:p/>
            </draw:image>
          </draw:frame>
          <draw:frame draw:z-index="261" draw:name="http://upload.wikimedia.org/wikipedia/commons/thumb/8/84/Flag_of_Uzbekistan.svg/22px-Flag_of_Uzbekistan.svg.png" draw:style-name="gr1" draw:text-style-name="P1" svg:width="0.581cm" svg:height="0.29cm" svg:x="12.128cm" svg:y="112.788cm">
            <draw:image xlink:href="http://upload.wikimedia.org/wikipedia/commons/thumb/8/84/Flag_of_Uzbekistan.svg/22px-Flag_of_Uzbekistan.svg.png" xlink:type="simple" xlink:show="embed" xlink:actuate="onLoad">
              <text:p/>
            </draw:image>
          </draw:frame>
          <draw:frame draw:z-index="262" draw:name="http://upload.wikimedia.org/wikipedia/commons/thumb/b/bc/Flag_of_Vanuatu.svg/22px-Flag_of_Vanuatu.svg.png" draw:style-name="gr1" draw:text-style-name="P1" svg:width="0.581cm" svg:height="0.343cm" svg:x="12.128cm" svg:y="113.215cm">
            <draw:image xlink:href="http://upload.wikimedia.org/wikipedia/commons/thumb/b/bc/Flag_of_Vanuatu.svg/22px-Flag_of_Vanuatu.svg.png" xlink:type="simple" xlink:show="embed" xlink:actuate="onLoad">
              <text:p/>
            </draw:image>
          </draw:frame>
          <draw:frame draw:z-index="263" draw:name="http://upload.wikimedia.org/wikipedia/commons/thumb/0/00/Flag_of_the_Vatican_City.svg/20px-Flag_of_the_Vatican_City.svg.png" draw:style-name="gr1" draw:text-style-name="P1" svg:width="0.528cm" svg:height="0.528cm" svg:x="12.128cm" svg:y="113.642cm">
            <draw:image xlink:href="http://upload.wikimedia.org/wikipedia/commons/thumb/0/00/Flag_of_the_Vatican_City.svg/20px-Flag_of_the_Vatican_City.svg.png" xlink:type="simple" xlink:show="embed" xlink:actuate="onLoad">
              <text:p/>
            </draw:image>
          </draw:frame>
          <draw:frame draw:z-index="264" draw:name="http://upload.wikimedia.org/wikipedia/commons/thumb/0/06/Flag_of_Venezuela.svg/22px-Flag_of_Venezuela.svg.png" draw:style-name="gr1" draw:text-style-name="P1" svg:width="0.581cm" svg:height="0.396cm" svg:x="12.128cm" svg:y="114.068cm">
            <draw:image xlink:href="http://upload.wikimedia.org/wikipedia/commons/thumb/0/06/Flag_of_Venezuela.svg/22px-Flag_of_Venezuela.svg.png" xlink:type="simple" xlink:show="embed" xlink:actuate="onLoad">
              <text:p/>
            </draw:image>
          </draw:frame>
          <draw:frame draw:z-index="265" draw:name="http://upload.wikimedia.org/wikipedia/commons/thumb/2/21/Flag_of_Vietnam.svg/22px-Flag_of_Vietnam.svg.png" draw:style-name="gr1" draw:text-style-name="P1" svg:width="0.581cm" svg:height="0.396cm" svg:x="12.128cm" svg:y="114.495cm">
            <draw:image xlink:href="http://upload.wikimedia.org/wikipedia/commons/thumb/2/21/Flag_of_Vietnam.svg/22px-Flag_of_Vietnam.svg.png" xlink:type="simple" xlink:show="embed" xlink:actuate="onLoad">
              <text:p/>
            </draw:image>
          </draw:frame>
          <draw:frame draw:z-index="266" draw:name="http://upload.wikimedia.org/wikipedia/en/thumb/c/c3/Flag_of_France.svg/22px-Flag_of_France.svg.png" draw:style-name="gr1" draw:text-style-name="P1" svg:width="0.581cm" svg:height="0.396cm" svg:x="12.128cm" svg:y="114.922cm">
            <draw:image xlink:href="http://upload.wikimedia.org/wikipedia/en/thumb/c/c3/Flag_of_France.svg/22px-Flag_of_France.svg.png" xlink:type="simple" xlink:show="embed" xlink:actuate="onLoad">
              <text:p/>
            </draw:image>
          </draw:frame>
          <draw:frame draw:z-index="267" draw:name="http://upload.wikimedia.org/wikipedia/commons/thumb/8/89/Flag_of_Yemen.svg/22px-Flag_of_Yemen.svg.png" draw:style-name="gr1" draw:text-style-name="P1" svg:width="0.581cm" svg:height="0.396cm" svg:x="12.128cm" svg:y="115.349cm">
            <draw:image xlink:href="http://upload.wikimedia.org/wikipedia/commons/thumb/8/89/Flag_of_Yemen.svg/22px-Flag_of_Yemen.svg.png" xlink:type="simple" xlink:show="embed" xlink:actuate="onLoad">
              <text:p/>
            </draw:image>
          </draw:frame>
          <draw:frame draw:z-index="268" draw:name="http://upload.wikimedia.org/wikipedia/commons/thumb/0/06/Flag_of_Zambia.svg/22px-Flag_of_Zambia.svg.png" draw:style-name="gr1" draw:text-style-name="P1" svg:width="0.581cm" svg:height="0.396cm" svg:x="12.128cm" svg:y="115.776cm">
            <draw:image xlink:href="http://upload.wikimedia.org/wikipedia/commons/thumb/0/06/Flag_of_Zambia.svg/22px-Flag_of_Zambia.svg.png" xlink:type="simple" xlink:show="embed" xlink:actuate="onLoad">
              <text:p/>
            </draw:image>
          </draw:frame>
          <draw:frame draw:z-index="269" draw:name="http://upload.wikimedia.org/wikipedia/commons/thumb/6/6a/Flag_of_Zimbabwe.svg/22px-Flag_of_Zimbabwe.svg.png" draw:style-name="gr1" draw:text-style-name="P1" svg:width="0.581cm" svg:height="0.29cm" svg:x="12.128cm" svg:y="116.203cm">
            <draw:image xlink:href="http://upload.wikimedia.org/wikipedia/commons/thumb/6/6a/Flag_of_Zimbabwe.svg/22px-Flag_of_Zimbabwe.svg.png" xlink:type="simple" xlink:show="embed" xlink:actuate="onLoad">
              <text:p/>
            </draw:image>
          </draw:frame>
          <draw:frame draw:z-index="270" draw:name="http://upload.wikimedia.org/wikipedia/commons/thumb/6/6a/Flag_of_Zimbabwe.svg/22px-Flag_of_Zimbabwe.svg.png" draw:style-name="gr1" draw:text-style-name="P1" svg:width="0.581cm" svg:height="0.29cm" svg:x="12.128cm" svg:y="116.63cm">
            <draw:image xlink:href="http://upload.wikimedia.org/wikipedia/commons/thumb/6/6a/Flag_of_Zimbabwe.svg/22px-Flag_of_Zimbabwe.svg.png" xlink:type="simple" xlink:show="embed" xlink:actuate="onLoad">
              <text:p/>
            </draw:image>
          </draw:frame>
          <draw:frame draw:z-index="271" draw:name="http://upload.wikimedia.org/wikipedia/commons/thumb/6/6a/Flag_of_Zimbabwe.svg/22px-Flag_of_Zimbabwe.svg.png" draw:style-name="gr1" draw:text-style-name="P1" svg:width="0.581cm" svg:height="0.29cm" svg:x="12.128cm" svg:y="117.056cm">
            <draw:image xlink:href="http://upload.wikimedia.org/wikipedia/commons/thumb/6/6a/Flag_of_Zimbabwe.svg/22px-Flag_of_Zimbabwe.svg.png" xlink:type="simple" xlink:show="embed" xlink:actuate="onLoad">
              <text:p/>
            </draw:image>
          </draw:frame>
          <draw:frame draw:z-index="272" draw:name="http://upload.wikimedia.org/wikipedia/commons/thumb/6/6a/Flag_of_Zimbabwe.svg/22px-Flag_of_Zimbabwe.svg.png" draw:style-name="gr1" draw:text-style-name="P1" svg:width="0.581cm" svg:height="0.29cm" svg:x="12.128cm" svg:y="117.483cm">
            <draw:image xlink:href="http://upload.wikimedia.org/wikipedia/commons/thumb/6/6a/Flag_of_Zimbabwe.svg/22px-Flag_of_Zimbabwe.svg.png" xlink:type="simple" xlink:show="embed" xlink:actuate="onLoad">
              <text:p/>
            </draw:image>
          </draw:frame>
          <draw:frame draw:z-index="273" draw:name="http://upload.wikimedia.org/wikipedia/commons/thumb/6/6a/Flag_of_Zimbabwe.svg/22px-Flag_of_Zimbabwe.svg.png" draw:style-name="gr1" draw:text-style-name="P1" svg:width="0.581cm" svg:height="0.29cm" svg:x="12.128cm" svg:y="117.91cm">
            <draw:image xlink:href="http://upload.wikimedia.org/wikipedia/commons/thumb/6/6a/Flag_of_Zimbabwe.svg/22px-Flag_of_Zimbabwe.svg.png" xlink:type="simple" xlink:show="embed" xlink:actuate="onLoad">
              <text:p/>
            </draw:image>
          </draw:frame>
          <draw:frame draw:z-index="274" draw:name="http://upload.wikimedia.org/wikipedia/commons/thumb/6/6a/Flag_of_Zimbabwe.svg/22px-Flag_of_Zimbabwe.svg.png" draw:style-name="gr1" draw:text-style-name="P1" svg:width="0.581cm" svg:height="0.29cm" svg:x="12.128cm" svg:y="118.337cm">
            <draw:image xlink:href="http://upload.wikimedia.org/wikipedia/commons/thumb/6/6a/Flag_of_Zimbabwe.svg/22px-Flag_of_Zimbabwe.svg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AED</text:p>
          </table:table-cell>
          <table:table-cell table:formula="of:=VLOOKUP([.$A1];[.$D$2:.$E$278];2;0)" office:value-type="string" office:string-value="United Arab Emirates dirham">
            <text:p>United Arab Emirates dirham</text:p>
          </table:table-cell>
          <table:table-cell office:value-type="string">
            <text:p>Arab Emirates Dirham </text:p>
          </table:table-cell>
          <table:table-cell table:style-name="ce19" table:number-columns-repeated="2"/>
        </table:table-row>
        <table:table-row table:style-name="ro2">
          <table:table-cell office:value-type="string">
            <text:p>AFN</text:p>
          </table:table-cell>
          <table:table-cell table:formula="of:=VLOOKUP([.$A2];[.$D$2:.$E$278];2;0)" office:value-type="string" office:string-value="Afghan afghani">
            <text:p>Afghan afghani</text:p>
          </table:table-cell>
          <table:table-cell office:value-type="string">
            <text:p>Afghan Afghani</text:p>
          </table:table-cell>
          <table:table-cell table:style-name="ce19" office:value-type="string">
            <text:p>AFN</text:p>
          </table:table-cell>
          <table:table-cell table:style-name="ce19" office:value-type="string">
            <text:p><text:a xlink:href="http://en.wikipedia.org/wiki/Afghan_afghani">Afghan afghani</text:a></text:p>
          </table:table-cell>
        </table:table-row>
        <table:table-row table:style-name="ro2">
          <table:table-cell office:value-type="string">
            <text:p>ALL</text:p>
          </table:table-cell>
          <table:table-cell table:formula="of:=VLOOKUP([.$A3];[.$D$2:.$E$278];2;0)" office:value-type="string" office:string-value="Albanian lek">
            <text:p>Albanian lek</text:p>
          </table:table-cell>
          <table:table-cell table:style-name="ce19" office:value-type="string">
            <text:p><text:a xlink:href="http://en.wikipedia.org/wiki/Albanian_lek">Albanian lek</text:a></text:p>
          </table:table-cell>
          <table:table-cell table:style-name="ce19" office:value-type="string">
            <text:p>ALL</text:p>
          </table:table-cell>
          <table:table-cell table:style-name="ce19" office:value-type="string">
            <text:p><text:a xlink:href="http://en.wikipedia.org/wiki/Albanian_lek">Albanian lek</text:a></text:p>
          </table:table-cell>
        </table:table-row>
        <table:table-row table:style-name="ro2">
          <table:table-cell office:value-type="string">
            <text:p>AMD</text:p>
          </table:table-cell>
          <table:table-cell table:formula="of:=VLOOKUP([.$A4];[.$D$2:.$E$278];2;0)" office:value-type="string" office:string-value="Armenian dram">
            <text:p>Armenian dram</text:p>
          </table:table-cell>
          <table:table-cell table:style-name="ce19" office:value-type="string">
            <text:p><text:a xlink:href="http://en.wikipedia.org/wiki/Armenian_dram">Armenian dram</text:a>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Alderney_pound">Alderney pound</text:a><text:a xlink:href="http://en.wikipedia.org/wiki/List_of_circulating_currencies#endnote_commemorativeA">[A]</text:a></text:p>
          </table:table-cell>
        </table:table-row>
        <table:table-row table:style-name="ro2">
          <table:table-cell office:value-type="string">
            <text:p>ANG</text:p>
          </table:table-cell>
          <table:table-cell table:formula="of:=VLOOKUP([.$A5];[.$D$2:.$E$278];2;0)" office:value-type="string" office:string-value="Netherlands Antillean guilder">
            <text:p>Netherlands Antillean guilder</text:p>
          </table:table-cell>
          <table:table-cell table:style-name="ce19" office:value-type="string">
            <text:p><text:a xlink:href="http://en.wikipedia.org/wiki/Bangladeshi_taka">Bangladeshi taka</text:a></text:p>
          </table:table-cell>
          <table:table-cell table:style-name="ce19" office:value-type="string">
            <text:p>DZD</text:p>
          </table:table-cell>
          <table:table-cell table:style-name="ce19" office:value-type="string">
            <text:p><text:a xlink:href="http://en.wikipedia.org/wiki/Algerian_dinar">Algerian dinar</text:a></text:p>
          </table:table-cell>
        </table:table-row>
        <table:table-row table:style-name="ro2">
          <table:table-cell office:value-type="string">
            <text:p>AOA</text:p>
          </table:table-cell>
          <table:table-cell table:formula="of:=VLOOKUP([.$A6];[.$D$2:.$E$278];2;0)" office:value-type="string" office:string-value="Angolan kwanza">
            <text:p>Angolan kwanza</text:p>
          </table:table-cell>
          <table:table-cell table:style-name="ce19" office:value-type="string">
            <text:p><text:a xlink:href="http://en.wikipedia.org/wiki/Angolan_kwanza">Angolan kwanza</text:a></text:p>
          </table:table-cell>
          <table:table-cell table:style-name="ce19" office:value-type="string">
            <text:p>DZD</text:p>
          </table:table-cell>
          <table:table-cell table:style-name="ce19" office:value-type="string">
            <text:p><text:a xlink:href="http://en.wikipedia.org/wiki/Algerian_dinar">Algerian dinar</text:a></text:p>
          </table:table-cell>
        </table:table-row>
        <table:table-row table:style-name="ro2">
          <table:table-cell office:value-type="string">
            <text:p>ARS</text:p>
          </table:table-cell>
          <table:table-cell table:formula="of:=VLOOKUP([.$A7];[.$D$2:.$E$278];2;0)" office:value-type="string" office:string-value="Argentine peso">
            <text:p>Argentine peso</text:p>
          </table:table-cell>
          <table:table-cell office:value-type="string">
            <text:p>Argentine Peso </text:p>
          </table:table-cell>
          <table:table-cell table:style-name="ce19" office:value-type="string">
            <text:p>AOA</text:p>
          </table:table-cell>
          <table:table-cell table:style-name="ce19" office:value-type="string">
            <text:p><text:a xlink:href="http://en.wikipedia.org/wiki/Angolan_kwanza">Angolan kwanza</text:a></text:p>
          </table:table-cell>
        </table:table-row>
        <table:table-row table:style-name="ro2">
          <table:table-cell office:value-type="string">
            <text:p>AUD</text:p>
          </table:table-cell>
          <table:table-cell table:formula="of:=VLOOKUP([.$A8];[.$D$2:.$E$278];2;0)" office:value-type="string" office:string-value="Australian dollar">
            <text:p>Australian dollar</text:p>
          </table:table-cell>
          <table:table-cell office:value-type="string">
            <text:p>Australian Dollar </text:p>
          </table:table-cell>
          <table:table-cell table:style-name="ce19" office:value-type="string">
            <text:p>ARS</text:p>
          </table:table-cell>
          <table:table-cell table:style-name="ce19" office:value-type="string">
            <text:p><text:a xlink:href="http://en.wikipedia.org/wiki/Argentine_peso">Argentine peso</text:a></text:p>
          </table:table-cell>
        </table:table-row>
        <table:table-row table:style-name="ro2">
          <table:table-cell office:value-type="string">
            <text:p>AWG</text:p>
          </table:table-cell>
          <table:table-cell table:formula="of:=VLOOKUP([.$A9];[.$D$2:.$E$278];2;0)" office:value-type="string" office:string-value="Aruban florin">
            <text:p>Aruban florin</text:p>
          </table:table-cell>
          <table:table-cell office:value-type="string">
            <text:p>Aruban Florin </text:p>
          </table:table-cell>
          <table:table-cell table:style-name="ce19" office:value-type="string">
            <text:p>AMD</text:p>
          </table:table-cell>
          <table:table-cell table:style-name="ce19" office:value-type="string">
            <text:p><text:a xlink:href="http://en.wikipedia.org/wiki/Armenian_dram">Armenian dram</text:a></text:p>
          </table:table-cell>
        </table:table-row>
        <table:table-row table:style-name="ro2">
          <table:table-cell office:value-type="string">
            <text:p>AZN</text:p>
          </table:table-cell>
          <table:table-cell table:formula="of:=VLOOKUP([.$A10];[.$D$2:.$E$278];2;0)" office:value-type="string" office:string-value="Azerbaijani manat">
            <text:p>Azerbaijani manat</text:p>
          </table:table-cell>
          <table:table-cell table:style-name="ce19" office:value-type="string">
            <text:p><text:a xlink:href="http://en.wikipedia.org/wiki/Azerbaijani_manat">Azerbaijani manat</text:a></text:p>
          </table:table-cell>
          <table:table-cell table:style-name="ce19" office:value-type="string">
            <text:p>AMD</text:p>
          </table:table-cell>
          <table:table-cell table:style-name="ce19" office:value-type="string">
            <text:p><text:a xlink:href="http://en.wikipedia.org/wiki/Armenian_dram">Armenian dram</text:a></text:p>
          </table:table-cell>
        </table:table-row>
        <table:table-row table:style-name="ro2">
          <table:table-cell office:value-type="string">
            <text:p>BAM</text:p>
          </table:table-cell>
          <table:table-cell table:formula="of:=VLOOKUP([.$A11];[.$D$2:.$E$278];2;0)" office:value-type="string" office:string-value="Bosnia and Herzegovina convertible mark">
            <text:p>Bosnia and Herzegovina convertible mark</text:p>
          </table:table-cell>
          <table:table-cell office:value-type="string">
            <text:p>Convertible Mark </text:p>
          </table:table-cell>
          <table:table-cell table:style-name="ce19" office:value-type="string">
            <text:p>AWG</text:p>
          </table:table-cell>
          <table:table-cell table:style-name="ce19" office:value-type="string">
            <text:p><text:a xlink:href="http://en.wikipedia.org/wiki/Aruban_florin">Aruban florin</text:a></text:p>
          </table:table-cell>
        </table:table-row>
        <table:table-row table:style-name="ro2">
          <table:table-cell office:value-type="string">
            <text:p>BBD</text:p>
          </table:table-cell>
          <table:table-cell table:formula="of:=VLOOKUP([.$A12];[.$D$2:.$E$278];2;0)" office:value-type="string" office:string-value="Barbadian dollar">
            <text:p>Barbadian dollar</text:p>
          </table:table-cell>
          <table:table-cell office:value-type="string">
            <text:p>Barbadian Dollar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Ascension_pound&amp;action=edit&amp;redlink=1">Ascension pound</text:a><text:a xlink:href="http://en.wikipedia.org/wiki/List_of_circulating_currencies#endnote_commemorativeA">[A]</text:a></text:p>
          </table:table-cell>
        </table:table-row>
        <table:table-row table:style-name="ro2">
          <table:table-cell office:value-type="string">
            <text:p>BDT</text:p>
          </table:table-cell>
          <table:table-cell table:formula="of:=VLOOKUP([.$A13];[.$D$2:.$E$278];2;0)" office:value-type="string" office:string-value="Bangladeshi taka">
            <text:p>Bangladeshi taka</text:p>
          </table:table-cell>
          <table:table-cell office:value-type="string">
            <text:p>Bangladeshi Taka </text:p>
          </table:table-cell>
          <table:table-cell table:style-name="ce19" office:value-type="string">
            <text:p>AUD</text:p>
          </table:table-cell>
          <table:table-cell table:style-name="ce19" office:value-type="string">
            <text:p><text:a xlink:href="http://en.wikipedia.org/wiki/Australian_dollar">Australian dollar</text:a></text:p>
          </table:table-cell>
        </table:table-row>
        <table:table-row table:style-name="ro2">
          <table:table-cell office:value-type="string">
            <text:p>BGN</text:p>
          </table:table-cell>
          <table:table-cell table:formula="of:=VLOOKUP([.$A14];[.$D$2:.$E$278];2;0)" office:value-type="string" office:string-value="Bulgarian lev">
            <text:p>Bulgarian lev</text:p>
          </table:table-cell>
          <table:table-cell office:value-type="string">
            <text:p>Bulgarian Lev </text:p>
          </table:table-cell>
          <table:table-cell table:style-name="ce19" office:value-type="string">
            <text:p>AUD</text:p>
          </table:table-cell>
          <table:table-cell table:style-name="ce19" office:value-type="string">
            <text:p><text:a xlink:href="http://en.wikipedia.org/wiki/Australian_dollar">Australian dollar</text:a></text:p>
          </table:table-cell>
        </table:table-row>
        <table:table-row table:style-name="ro2">
          <table:table-cell office:value-type="string">
            <text:p>BHD</text:p>
          </table:table-cell>
          <table:table-cell table:formula="of:=VLOOKUP([.$A15];[.$D$2:.$E$278];2;0)" office:value-type="string" office:string-value="Bahraini dinar">
            <text:p>Bahraini dinar</text:p>
          </table:table-cell>
          <table:table-cell office:value-type="string">
            <text:p>Bahraini Dinar </text:p>
          </table:table-cell>
          <table:table-cell table:style-name="ce19" office:value-type="string">
            <text:p>AUD</text:p>
          </table:table-cell>
          <table:table-cell table:style-name="ce19" office:value-type="string">
            <text:p><text:a xlink:href="http://en.wikipedia.org/wiki/Australian_dollar">Australian dollar</text:a></text:p>
          </table:table-cell>
        </table:table-row>
        <table:table-row table:style-name="ro2">
          <table:table-cell office:value-type="string">
            <text:p>BIF</text:p>
          </table:table-cell>
          <table:table-cell table:formula="of:=VLOOKUP([.$A16];[.$D$2:.$E$278];2;0)" office:value-type="string" office:string-value="Burundian franc">
            <text:p>Burundian franc</text:p>
          </table:table-cell>
          <table:table-cell/>
          <table:table-cell table:style-name="ce19" office:value-type="string">
            <text:p>AUD</text:p>
          </table:table-cell>
          <table:table-cell table:style-name="ce19" office:value-type="string">
            <text:p><text:a xlink:href="http://en.wikipedia.org/wiki/Australian_dollar">Australian dollar</text:a></text:p>
          </table:table-cell>
        </table:table-row>
        <table:table-row table:style-name="ro2">
          <table:table-cell office:value-type="string">
            <text:p>BMD</text:p>
          </table:table-cell>
          <table:table-cell table:formula="of:=VLOOKUP([.$A17];[.$D$2:.$E$278];2;0)" office:value-type="string" office:string-value="Bermudian dollar">
            <text:p>Bermudian dollar</text:p>
          </table:table-cell>
          <table:table-cell office:value-type="string">
            <text:p>Bermudian Dollar </text:p>
          </table:table-cell>
          <table:table-cell table:style-name="ce19" office:value-type="string">
            <text:p>AUD</text:p>
          </table:table-cell>
          <table:table-cell table:style-name="ce19" office:value-type="string">
            <text:p><text:a xlink:href="http://en.wikipedia.org/wiki/Australian_dollar">Australian dollar</text:a></text:p>
          </table:table-cell>
        </table:table-row>
        <table:table-row table:style-name="ro2">
          <table:table-cell office:value-type="string">
            <text:p>BND</text:p>
          </table:table-cell>
          <table:table-cell table:formula="of:=VLOOKUP([.$A18];[.$D$2:.$E$278];2;0)" office:value-type="string" office:string-value="Brunei dollar">
            <text:p>Brunei dollar</text:p>
          </table:table-cell>
          <table:table-cell/>
          <table:table-cell table:style-name="ce19" office:value-type="string">
            <text:p>AZN</text:p>
          </table:table-cell>
          <table:table-cell table:style-name="ce19" office:value-type="string">
            <text:p><text:a xlink:href="http://en.wikipedia.org/wiki/Azerbaijani_manat">Azerbaijani manat</text:a></text:p>
          </table:table-cell>
        </table:table-row>
        <table:table-row table:style-name="ro2">
          <table:table-cell office:value-type="string">
            <text:p>BOB</text:p>
          </table:table-cell>
          <table:table-cell table:formula="of:=VLOOKUP([.$A19];[.$D$2:.$E$278];2;0)" office:value-type="string" office:string-value="Bolivian boliviano">
            <text:p>Bolivian boliviano</text:p>
          </table:table-cell>
          <table:table-cell office:value-type="string">
            <text:p>Bolivian Boliviano </text:p>
          </table:table-cell>
          <table:table-cell table:style-name="ce19" office:value-type="string">
            <text:p>BSD</text:p>
          </table:table-cell>
          <table:table-cell table:style-name="ce19" office:value-type="string">
            <text:p><text:a xlink:href="http://en.wikipedia.org/wiki/Bahamian_dollar">Bahamian dollar</text:a></text:p>
          </table:table-cell>
        </table:table-row>
        <table:table-row table:style-name="ro2">
          <table:table-cell office:value-type="string">
            <text:p>BRL</text:p>
          </table:table-cell>
          <table:table-cell table:formula="of:=VLOOKUP([.$A20];[.$D$2:.$E$278];2;0)" office:value-type="string" office:string-value="Brazilian real">
            <text:p>Brazilian real</text:p>
          </table:table-cell>
          <table:table-cell office:value-type="string">
            <text:p>Brazilian Real </text:p>
          </table:table-cell>
          <table:table-cell table:style-name="ce19" office:value-type="string">
            <text:p>BHD</text:p>
          </table:table-cell>
          <table:table-cell table:style-name="ce19" office:value-type="string">
            <text:p><text:a xlink:href="http://en.wikipedia.org/wiki/Bahraini_dinar">Bahraini dinar</text:a></text:p>
          </table:table-cell>
        </table:table-row>
        <table:table-row table:style-name="ro2">
          <table:table-cell office:value-type="string">
            <text:p>BSD</text:p>
          </table:table-cell>
          <table:table-cell table:formula="of:=VLOOKUP([.$A21];[.$D$2:.$E$278];2;0)" office:value-type="string" office:string-value="Bahamian dollar">
            <text:p>Bahamian dollar</text:p>
          </table:table-cell>
          <table:table-cell office:value-type="string">
            <text:p>Bahamian Dollar </text:p>
          </table:table-cell>
          <table:table-cell table:style-name="ce19" office:value-type="string">
            <text:p>BDT</text:p>
          </table:table-cell>
          <table:table-cell table:style-name="ce19" office:value-type="string">
            <text:p><text:a xlink:href="http://en.wikipedia.org/wiki/Bangladeshi_taka">Bangladeshi taka</text:a></text:p>
          </table:table-cell>
        </table:table-row>
        <table:table-row table:style-name="ro2">
          <table:table-cell office:value-type="string">
            <text:p>BTN</text:p>
          </table:table-cell>
          <table:table-cell table:formula="of:=VLOOKUP([.$A22];[.$D$2:.$E$278];2;0)" office:value-type="string" office:string-value="Bhutanese ngultrum">
            <text:p>Bhutanese ngultrum</text:p>
          </table:table-cell>
          <table:table-cell/>
          <table:table-cell table:style-name="ce19" office:value-type="string">
            <text:p>BBD</text:p>
          </table:table-cell>
          <table:table-cell table:style-name="ce19" office:value-type="string">
            <text:p><text:a xlink:href="http://en.wikipedia.org/wiki/Barbadian_dollar">Barbadian dollar</text:a></text:p>
          </table:table-cell>
        </table:table-row>
        <table:table-row table:style-name="ro2">
          <table:table-cell office:value-type="string">
            <text:p>BWP</text:p>
          </table:table-cell>
          <table:table-cell table:formula="of:=VLOOKUP([.$A23];[.$D$2:.$E$278];2;0)" office:value-type="string" office:string-value="Botswana pula">
            <text:p>Botswana pula</text:p>
          </table:table-cell>
          <table:table-cell/>
          <table:table-cell table:style-name="ce19" office:value-type="string">
            <text:p>BYR</text:p>
          </table:table-cell>
          <table:table-cell table:style-name="ce19" office:value-type="string">
            <text:p><text:a xlink:href="http://en.wikipedia.org/wiki/Belarusian_ruble">Belarusian ruble</text:a></text:p>
          </table:table-cell>
        </table:table-row>
        <table:table-row table:style-name="ro2">
          <table:table-cell office:value-type="string">
            <text:p>BYR</text:p>
          </table:table-cell>
          <table:table-cell table:formula="of:=VLOOKUP([.$A24];[.$D$2:.$E$278];2;0)" office:value-type="string" office:string-value="Belarusian ruble">
            <text:p>Belarusian ruble</text:p>
          </table:table-cell>
          <table:table-cell/>
          <table:table-cell table:style-name="ce19" office:value-type="string">
            <text:p>BZD</text:p>
          </table:table-cell>
          <table:table-cell table:style-name="ce19" office:value-type="string">
            <text:p><text:a xlink:href="http://en.wikipedia.org/wiki/Belize_dollar">Belize dollar</text:a></text:p>
          </table:table-cell>
        </table:table-row>
        <table:table-row table:style-name="ro2">
          <table:table-cell office:value-type="string">
            <text:p>BZD</text:p>
          </table:table-cell>
          <table:table-cell table:formula="of:=VLOOKUP([.$A25];[.$D$2:.$E$278];2;0)" office:value-type="string" office:string-value="Belize dollar">
            <text:p>Belize dollar</text:p>
          </table:table-cell>
          <table:table-cell/>
          <table:table-cell table:style-name="ce19" office:value-type="string">
            <text:p>BMD</text:p>
          </table:table-cell>
          <table:table-cell table:style-name="ce19" office:value-type="string">
            <text:p><text:a xlink:href="http://en.wikipedia.org/wiki/Bermudian_dollar">Bermudian dollar</text:a></text:p>
          </table:table-cell>
        </table:table-row>
        <table:table-row table:style-name="ro2">
          <table:table-cell office:value-type="string">
            <text:p>CAD</text:p>
          </table:table-cell>
          <table:table-cell table:formula="of:=VLOOKUP([.$A26];[.$D$2:.$E$278];2;0)" office:value-type="string" office:string-value="Canadian dollar">
            <text:p>Canadian dollar</text:p>
          </table:table-cell>
          <table:table-cell office:value-type="string">
            <text:p>Canadian Dollar </text:p>
          </table:table-cell>
          <table:table-cell table:style-name="ce19" office:value-type="string">
            <text:p>BTN</text:p>
          </table:table-cell>
          <table:table-cell table:style-name="ce19" office:value-type="string">
            <text:p><text:a xlink:href="http://en.wikipedia.org/wiki/Bhutanese_ngultrum">Bhutanese ngultrum</text:a></text:p>
          </table:table-cell>
        </table:table-row>
        <table:table-row table:style-name="ro2">
          <table:table-cell office:value-type="string">
            <text:p>CDF</text:p>
          </table:table-cell>
          <table:table-cell table:formula="of:=VLOOKUP([.$A27];[.$D$2:.$E$278];2;0)" office:value-type="string" office:string-value="Congolese franc">
            <text:p>Congolese franc</text:p>
          </table:table-cell>
          <table:table-cell/>
          <table:table-cell table:style-name="ce19" office:value-type="string">
            <text:p>BOB</text:p>
          </table:table-cell>
          <table:table-cell table:style-name="ce19" office:value-type="string">
            <text:p><text:a xlink:href="http://en.wikipedia.org/wiki/Bolivian_boliviano">Bolivian boliviano</text:a></text:p>
          </table:table-cell>
        </table:table-row>
        <table:table-row table:style-name="ro2">
          <table:table-cell office:value-type="string">
            <text:p>CHF</text:p>
          </table:table-cell>
          <table:table-cell table:formula="of:=VLOOKUP([.$A28];[.$D$2:.$E$278];2;0)" office:value-type="string" office:string-value="Swiss franc">
            <text:p>Swiss franc</text:p>
          </table:table-cell>
          <table:table-cell office:value-type="string">
            <text:p>Swiss Franc </text:p>
          </table:table-cell>
          <table:table-cell table:style-name="ce19" office:value-type="string">
            <text:p>BAM</text:p>
          </table:table-cell>
          <table:table-cell table:style-name="ce19" office:value-type="string">
            <text:p><text:a xlink:href="http://en.wikipedia.org/wiki/Bosnia_and_Herzegovina_convertible_mark">Bosnia and Herzegovina convertible mark</text:a></text:p>
          </table:table-cell>
        </table:table-row>
        <table:table-row table:style-name="ro2">
          <table:table-cell office:value-type="string">
            <text:p>CLF</text:p>
          </table:table-cell>
          <table:table-cell table:style-name="ce19" office:value-type="string">
            <text:p>Chilean Unidad de Fomento</text:p>
          </table:table-cell>
          <table:table-cell/>
          <table:table-cell table:style-name="ce19" office:value-type="string">
            <text:p>BWP</text:p>
          </table:table-cell>
          <table:table-cell table:style-name="ce19" office:value-type="string">
            <text:p><text:a xlink:href="http://en.wikipedia.org/wiki/Botswana_pula">Botswana pula</text:a></text:p>
          </table:table-cell>
        </table:table-row>
        <table:table-row table:style-name="ro2">
          <table:table-cell office:value-type="string">
            <text:p>CLP</text:p>
          </table:table-cell>
          <table:table-cell table:formula="of:=VLOOKUP([.$A30];[.$D$2:.$E$278];2;0)" office:value-type="string" office:string-value="Chilean peso">
            <text:p>Chilean peso</text:p>
          </table:table-cell>
          <table:table-cell office:value-type="string">
            <text:p>Chilean Peso </text:p>
          </table:table-cell>
          <table:table-cell table:style-name="ce19" office:value-type="string">
            <text:p>BWP</text:p>
          </table:table-cell>
          <table:table-cell table:style-name="ce19" office:value-type="string">
            <text:p><text:a xlink:href="http://en.wikipedia.org/wiki/Botswana_pula">Botswana pula</text:a></text:p>
          </table:table-cell>
        </table:table-row>
        <table:table-row table:style-name="ro2">
          <table:table-cell office:value-type="string">
            <text:p>CNH</text:p>
          </table:table-cell>
          <table:table-cell table:style-name="ce19" office:value-type="string">
            <text:p> Chinese Offshore Yuan</text:p>
          </table:table-cell>
          <table:table-cell/>
          <table:table-cell table:style-name="ce19" office:value-type="string">
            <text:p>BRL</text:p>
          </table:table-cell>
          <table:table-cell table:style-name="ce19" office:value-type="string">
            <text:p><text:a xlink:href="http://en.wikipedia.org/wiki/Brazilian_real">Brazilian real</text:a></text:p>
          </table:table-cell>
        </table:table-row>
        <table:table-row table:style-name="ro2">
          <table:table-cell office:value-type="string">
            <text:p>CNY</text:p>
          </table:table-cell>
          <table:table-cell table:formula="of:=VLOOKUP([.$A32];[.$D$2:.$E$278];2;0)" office:value-type="string" office:string-value="Chinese yuan">
            <text:p>Chinese yuan</text:p>
          </table:table-cell>
          <table:table-cell office:value-type="string">
            <text:p>Chinese Yuan </text:p>
          </table:table-cell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/text:p>
          </table:table-cell>
        </table:table-row>
        <table:table-row table:style-name="ro2">
          <table:table-cell office:value-type="string">
            <text:p>COP</text:p>
          </table:table-cell>
          <table:table-cell table:formula="of:=VLOOKUP([.$A33];[.$D$2:.$E$278];2;0)" office:value-type="string" office:string-value="Colombian peso">
            <text:p>Colombian peso</text:p>
          </table:table-cell>
          <table:table-cell office:value-type="string">
            <text:p>Colombian Peso </text:p>
          </table:table-cell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text:a xlink:href="http://en.wikipedia.org/wiki/List_of_circulating_currencies#endnote_BritBankC">[C]</text:a></text:p>
          </table:table-cell>
        </table:table-row>
        <table:table-row table:style-name="ro2">
          <table:table-cell table:number-columns-repeated="2" office:value-type="string">
            <text:p>COPPER HIGHGRADE</text:p>
          </table:table-cell>
          <table:table-cell/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text:a xlink:href="http://en.wikipedia.org/wiki/List_of_circulating_currencies#endnote_BritBankC">[C]</text:a></text:p>
          </table:table-cell>
        </table:table-row>
        <table:table-row table:style-name="ro2">
          <table:table-cell office:value-type="string">
            <text:p>CRC</text:p>
          </table:table-cell>
          <table:table-cell table:formula="of:=VLOOKUP([.$A35];[.$D$2:.$E$278];2;0)" office:value-type="string" office:string-value="Costa Rican colón">
            <text:p>Costa Rican colón</text:p>
          </table:table-cell>
          <table:table-cell/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text:a xlink:href="http://en.wikipedia.org/wiki/List_of_circulating_currencies#endnote_BritBankC">[C]</text:a></text:p>
          </table:table-cell>
        </table:table-row>
        <table:table-row table:style-name="ro2">
          <table:table-cell office:value-type="string">
            <text:p>CUP</text:p>
          </table:table-cell>
          <table:table-cell table:formula="of:=VLOOKUP([.$A36];[.$D$2:.$E$278];2;0)" office:value-type="string" office:string-value="Cuban peso">
            <text:p>Cuban peso</text:p>
          </table:table-cell>
          <table:table-cell/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text:a xlink:href="http://en.wikipedia.org/wiki/List_of_circulating_currencies#endnote_BritBankC">[C]</text:a></text:p>
          </table:table-cell>
        </table:table-row>
        <table:table-row table:style-name="ro2">
          <table:table-cell office:value-type="string">
            <text:p>CVE</text:p>
          </table:table-cell>
          <table:table-cell table:formula="of:=VLOOKUP([.$A37];[.$D$2:.$E$278];2;0)" office:value-type="string" office:string-value="Cape Verdean escudo">
            <text:p>Cape Verdean escudo</text:p>
          </table:table-cell>
          <table:table-cell/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text:a xlink:href="http://en.wikipedia.org/wiki/List_of_circulating_currencies#endnote_BritBankC">[C]</text:a></text:p>
          </table:table-cell>
        </table:table-row>
        <table:table-row table:style-name="ro2">
          <table:table-cell office:value-type="string">
            <text:p>CZK</text:p>
          </table:table-cell>
          <table:table-cell table:formula="of:=VLOOKUP([.$A38];[.$D$2:.$E$278];2;0)" office:value-type="string" office:string-value="Czech koruna">
            <text:p>Czech koruna</text:p>
          </table:table-cell>
          <table:table-cell office:value-type="string">
            <text:p>Czech Koruna </text:p>
          </table:table-cell>
          <table:table-cell table:style-name="ce19" office:value-type="string">
            <text:p>GBP</text:p>
          </table:table-cell>
          <table:table-cell table:style-name="ce19" office:value-type="string">
            <text:p><text:a xlink:href="http://en.wikipedia.org/wiki/Pound_sterling">British pound</text:a><text:a xlink:href="http://en.wikipedia.org/wiki/List_of_circulating_currencies#endnote_BritBankC">[C]</text:a></text:p>
          </table:table-cell>
        </table:table-row>
        <table:table-row table:style-name="ro2">
          <table:table-cell office:value-type="string">
            <text:p>DJF</text:p>
          </table:table-cell>
          <table:table-cell table:formula="of:=VLOOKUP([.$A39];[.$D$2:.$E$278];2;0)" office:value-type="string" office:string-value="Djiboutian franc">
            <text:p>Djiboutian franc</text:p>
          </table:table-cell>
          <table:table-cell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British_Virgin_Islands_dollar&amp;action=edit&amp;redlink=1">British Virgin Islands dollar</text:a><text:a xlink:href="http://en.wikipedia.org/wiki/List_of_circulating_currencies#endnote_commemorativeA">[A]</text:a></text:p>
          </table:table-cell>
        </table:table-row>
        <table:table-row table:style-name="ro2">
          <table:table-cell office:value-type="string">
            <text:p>DKK</text:p>
          </table:table-cell>
          <table:table-cell table:formula="of:=VLOOKUP([.$A40];[.$D$2:.$E$278];2;0)" office:value-type="string" office:string-value="Danish krone">
            <text:p>Danish krone</text:p>
          </table:table-cell>
          <table:table-cell office:value-type="string">
            <text:p>Danish Krone </text:p>
          </table:table-cell>
          <table:table-cell table:style-name="ce19" office:value-type="string">
            <text:p>BND</text:p>
          </table:table-cell>
          <table:table-cell table:style-name="ce19" office:value-type="string">
            <text:p><text:a xlink:href="http://en.wikipedia.org/wiki/Brunei_dollar">Brunei dollar</text:a></text:p>
          </table:table-cell>
        </table:table-row>
        <table:table-row table:style-name="ro2">
          <table:table-cell office:value-type="string">
            <text:p>DOP</text:p>
          </table:table-cell>
          <table:table-cell table:formula="of:=VLOOKUP([.$A41];[.$D$2:.$E$278];2;0)" office:value-type="string" office:string-value="Dominican peso">
            <text:p>Dominican peso</text:p>
          </table:table-cell>
          <table:table-cell/>
          <table:table-cell table:style-name="ce19" office:value-type="string">
            <text:p>BND</text:p>
          </table:table-cell>
          <table:table-cell table:style-name="ce19" office:value-type="string">
            <text:p><text:a xlink:href="http://en.wikipedia.org/wiki/Brunei_dollar">Brunei dollar</text:a></text:p>
          </table:table-cell>
        </table:table-row>
        <table:table-row table:style-name="ro2">
          <table:table-cell office:value-type="string">
            <text:p>DZD</text:p>
          </table:table-cell>
          <table:table-cell table:formula="of:=VLOOKUP([.$A42];[.$D$2:.$E$278];2;0)" office:value-type="string" office:string-value="Algerian dinar">
            <text:p>Algerian dinar</text:p>
          </table:table-cell>
          <table:table-cell/>
          <table:table-cell table:style-name="ce19" office:value-type="string">
            <text:p>BGN</text:p>
          </table:table-cell>
          <table:table-cell table:style-name="ce19" office:value-type="string">
            <text:p><text:a xlink:href="http://en.wikipedia.org/wiki/Bulgarian_lev">Bulgarian lev</text:a></text:p>
          </table:table-cell>
        </table:table-row>
        <table:table-row table:style-name="ro2">
          <table:table-cell office:value-type="string">
            <text:p>EGP</text:p>
          </table:table-cell>
          <table:table-cell table:formula="of:=VLOOKUP([.$A43];[.$D$2:.$E$278];2;0)" office:value-type="string" office:string-value="Egyptian pound">
            <text:p>Egyptian pound</text:p>
          </table:table-cell>
          <table:table-cell office:value-type="string">
            <text:p>Egyptian Pound </text:p>
          </table:table-cell>
          <table:table-cell table:style-name="ce19" office:value-type="string">
            <text:p>MMK</text:p>
          </table:table-cell>
          <table:table-cell table:style-name="ce19" office:value-type="string">
            <text:p><text:a xlink:href="http://en.wikipedia.org/wiki/Burmese_kyat">Burmese kyat</text:a></text:p>
          </table:table-cell>
        </table:table-row>
        <table:table-row table:style-name="ro2">
          <table:table-cell office:value-type="string">
            <text:p>ETB</text:p>
          </table:table-cell>
          <table:table-cell table:formula="of:=VLOOKUP([.$A44];[.$D$2:.$E$278];2;0)" office:value-type="string" office:string-value="Ethiopian birr">
            <text:p>Ethiopian birr</text:p>
          </table:table-cell>
          <table:table-cell/>
          <table:table-cell table:style-name="ce19" office:value-type="string">
            <text:p>BIF</text:p>
          </table:table-cell>
          <table:table-cell table:style-name="ce19" office:value-type="string">
            <text:p><text:a xlink:href="http://en.wikipedia.org/wiki/Burundian_franc">Burundian franc</text:a></text:p>
          </table:table-cell>
        </table:table-row>
        <table:table-row table:style-name="ro2">
          <table:table-cell office:value-type="string">
            <text:p>EUR</text:p>
          </table:table-cell>
          <table:table-cell table:formula="of:=VLOOKUP([.$A45];[.$D$2:.$E$278];2;0)" office:value-type="string" office:string-value="Euro">
            <text:p>Euro</text:p>
          </table:table-cell>
          <table:table-cell office:value-type="string">
            <text:p>Euro </text:p>
          </table:table-cell>
          <table:table-cell table:style-name="ce19" office:value-type="string">
            <text:p>KHR</text:p>
          </table:table-cell>
          <table:table-cell table:style-name="ce19" office:value-type="string">
            <text:p><text:a xlink:href="http://en.wikipedia.org/wiki/Cambodian_riel">Cambodian riel</text:a></text:p>
          </table:table-cell>
        </table:table-row>
        <table:table-row table:style-name="ro2">
          <table:table-cell office:value-type="string">
            <text:p>FJD</text:p>
          </table:table-cell>
          <table:table-cell table:formula="of:=VLOOKUP([.$A46];[.$D$2:.$E$278];2;0)" office:value-type="string" office:string-value="Fijian dollar">
            <text:p>Fijian dollar</text:p>
          </table:table-cell>
          <table:table-cell office:value-type="string">
            <text:p>Fijian Dollar </text:p>
          </table:table-cell>
          <table:table-cell table:style-name="ce19" office:value-type="string">
            <text:p>CAD</text:p>
          </table:table-cell>
          <table:table-cell table:style-name="ce19" office:value-type="string">
            <text:p><text:a xlink:href="http://en.wikipedia.org/wiki/Canadian_dollar">Canadian dollar</text:a></text:p>
          </table:table-cell>
        </table:table-row>
        <table:table-row table:style-name="ro2">
          <table:table-cell office:value-type="string">
            <text:p>FKP</text:p>
          </table:table-cell>
          <table:table-cell table:formula="of:=VLOOKUP([.$A47];[.$D$2:.$E$278];2;0)" office:value-type="string" office:string-value="Falkland Islands pound">
            <text:p>Falkland Islands pound</text:p>
          </table:table-cell>
          <table:table-cell/>
          <table:table-cell table:style-name="ce19" office:value-type="string">
            <text:p>CVE</text:p>
          </table:table-cell>
          <table:table-cell table:style-name="ce19" office:value-type="string">
            <text:p><text:a xlink:href="http://en.wikipedia.org/wiki/Cape_Verdean_escudo">Cape Verdean escudo</text:a></text:p>
          </table:table-cell>
        </table:table-row>
        <table:table-row table:style-name="ro2">
          <table:table-cell office:value-type="string">
            <text:p>GBP</text:p>
          </table:table-cell>
          <table:table-cell table:formula="of:=VLOOKUP([.$A48];[.$D$2:.$E$278];2;0)" office:value-type="string" office:string-value="British pound">
            <text:p>British pound</text:p>
          </table:table-cell>
          <table:table-cell office:value-type="string">
            <text:p>British Pound Sterling </text:p>
          </table:table-cell>
          <table:table-cell table:style-name="ce19" office:value-type="string">
            <text:p>KYD</text:p>
          </table:table-cell>
          <table:table-cell table:style-name="ce19" office:value-type="string">
            <text:p><text:a xlink:href="http://en.wikipedia.org/wiki/Cayman_Islands_dollar">Cayman Islands dollar</text:a></text:p>
          </table:table-cell>
        </table:table-row>
        <table:table-row table:style-name="ro2">
          <table:table-cell office:value-type="string">
            <text:p>GEL</text:p>
          </table:table-cell>
          <table:table-cell table:formula="of:=VLOOKUP([.$A49];[.$D$2:.$E$278];2;0)" office:value-type="string" office:string-value="Georgian lari">
            <text:p>Georgian lari</text:p>
          </table:table-cell>
          <table:table-cell/>
          <table:table-cell table:style-name="ce19" office:value-type="string">
            <text:p>XAF</text:p>
          </table:table-cell>
          <table:table-cell table:style-name="ce19" office:value-type="string">
            <text:p><text:a xlink:href="http://en.wikipedia.org/wiki/Central_African_CFA_franc">Central African CFA franc</text:a></text:p>
          </table:table-cell>
        </table:table-row>
        <table:table-row table:style-name="ro2">
          <table:table-cell office:value-type="string">
            <text:p>GHS</text:p>
          </table:table-cell>
          <table:table-cell table:formula="of:=VLOOKUP([.$A50];[.$D$2:.$E$278];2;0)" office:value-type="string" office:string-value="Ghana cedi">
            <text:p>Ghana cedi</text:p>
          </table:table-cell>
          <table:table-cell office:value-type="string">
            <text:p>Ghana Cedi </text:p>
          </table:table-cell>
          <table:table-cell table:style-name="ce19" office:value-type="string">
            <text:p>XAF</text:p>
          </table:table-cell>
          <table:table-cell table:style-name="ce19" office:value-type="string">
            <text:p><text:a xlink:href="http://en.wikipedia.org/wiki/Central_African_CFA_franc">Central African CFA franc</text:a></text:p>
          </table:table-cell>
        </table:table-row>
        <table:table-row table:style-name="ro2">
          <table:table-cell office:value-type="string">
            <text:p>GIP</text:p>
          </table:table-cell>
          <table:table-cell table:formula="of:=VLOOKUP([.$A51];[.$D$2:.$E$278];2;0)" office:value-type="string" office:string-value="Gibraltar pound">
            <text:p>Gibraltar pound</text:p>
          </table:table-cell>
          <table:table-cell/>
          <table:table-cell table:style-name="ce19" office:value-type="string">
            <text:p>XAF</text:p>
          </table:table-cell>
          <table:table-cell table:style-name="ce19" office:value-type="string">
            <text:p><text:a xlink:href="http://en.wikipedia.org/wiki/Central_African_CFA_franc">Central African CFA franc</text:a></text:p>
          </table:table-cell>
        </table:table-row>
        <table:table-row table:style-name="ro2">
          <table:table-cell office:value-type="string">
            <text:p>GMD</text:p>
          </table:table-cell>
          <table:table-cell table:formula="of:=VLOOKUP([.$A52];[.$D$2:.$E$278];2;0)" office:value-type="string" office:string-value="Gambian dalasi">
            <text:p>Gambian dalasi</text:p>
          </table:table-cell>
          <table:table-cell office:value-type="string">
            <text:p>Gambian Dalasi </text:p>
          </table:table-cell>
          <table:table-cell table:style-name="ce19" office:value-type="string">
            <text:p>XAF</text:p>
          </table:table-cell>
          <table:table-cell table:style-name="ce19" office:value-type="string">
            <text:p><text:a xlink:href="http://en.wikipedia.org/wiki/Central_African_CFA_franc">Central African CFA franc</text:a></text:p>
          </table:table-cell>
        </table:table-row>
        <table:table-row table:style-name="ro2">
          <table:table-cell office:value-type="string">
            <text:p>GNF</text:p>
          </table:table-cell>
          <table:table-cell table:formula="of:=VLOOKUP([.$A53];[.$D$2:.$E$278];2;0)" office:value-type="string" office:string-value="Guinean franc">
            <text:p>Guinean franc</text:p>
          </table:table-cell>
          <table:table-cell/>
          <table:table-cell table:style-name="ce19" office:value-type="string">
            <text:p>XAF</text:p>
          </table:table-cell>
          <table:table-cell table:style-name="ce19" office:value-type="string">
            <text:p><text:a xlink:href="http://en.wikipedia.org/wiki/Central_African_CFA_franc">Central African CFA franc</text:a></text:p>
          </table:table-cell>
        </table:table-row>
        <table:table-row table:style-name="ro2">
          <table:table-cell table:number-columns-repeated="2" office:value-type="string">
            <text:p>GOLD 1 UZ</text:p>
          </table:table-cell>
          <table:table-cell/>
          <table:table-cell table:style-name="ce19" office:value-type="string">
            <text:p>XAF</text:p>
          </table:table-cell>
          <table:table-cell table:style-name="ce19" office:value-type="string">
            <text:p><text:a xlink:href="http://en.wikipedia.org/wiki/Central_African_CFA_franc">Central African CFA franc</text:a></text:p>
          </table:table-cell>
        </table:table-row>
        <table:table-row table:style-name="ro2">
          <table:table-cell office:value-type="string">
            <text:p>GTQ</text:p>
          </table:table-cell>
          <table:table-cell table:formula="of:=VLOOKUP([.$A55];[.$D$2:.$E$278];2;0)" office:value-type="string" office:string-value="Guatemalan quetzal">
            <text:p>Guatemalan quetzal</text:p>
          </table:table-cell>
          <table:table-cell office:value-type="string">
            <text:p>Guatemalan Quetzal </text:p>
          </table:table-cell>
          <table:table-cell table:style-name="ce19" office:value-type="string">
            <text:p>XPF</text:p>
          </table:table-cell>
          <table:table-cell table:style-name="ce19" office:value-type="string">
            <text:p><text:a xlink:href="http://en.wikipedia.org/wiki/CFP_franc">CFP franc</text:a></text:p>
          </table:table-cell>
        </table:table-row>
        <table:table-row table:style-name="ro2">
          <table:table-cell office:value-type="string">
            <text:p>GYD</text:p>
          </table:table-cell>
          <table:table-cell table:formula="of:=VLOOKUP([.$A56];[.$D$2:.$E$278];2;0)" office:value-type="string" office:string-value="Guyanese dollar">
            <text:p>Guyanese dollar</text:p>
          </table:table-cell>
          <table:table-cell/>
          <table:table-cell table:style-name="ce19" office:value-type="string">
            <text:p>XPF</text:p>
          </table:table-cell>
          <table:table-cell table:style-name="ce19" office:value-type="string">
            <text:p><text:a xlink:href="http://en.wikipedia.org/wiki/CFP_franc">CFP franc</text:a></text:p>
          </table:table-cell>
        </table:table-row>
        <table:table-row table:style-name="ro2">
          <table:table-cell office:value-type="string">
            <text:p>HKD</text:p>
          </table:table-cell>
          <table:table-cell table:formula="of:=VLOOKUP([.$A57];[.$D$2:.$E$278];2;0)" office:value-type="string" office:string-value="Hong Kong dollar">
            <text:p>Hong Kong dollar</text:p>
          </table:table-cell>
          <table:table-cell office:value-type="string">
            <text:p>Hong Kong Dollar </text:p>
          </table:table-cell>
          <table:table-cell table:style-name="ce19" office:value-type="string">
            <text:p>XPF</text:p>
          </table:table-cell>
          <table:table-cell table:style-name="ce19" office:value-type="string">
            <text:p><text:a xlink:href="http://en.wikipedia.org/wiki/CFP_franc">CFP franc</text:a></text:p>
          </table:table-cell>
        </table:table-row>
        <table:table-row table:style-name="ro2">
          <table:table-cell office:value-type="string">
            <text:p>HNL</text:p>
          </table:table-cell>
          <table:table-cell table:formula="of:=VLOOKUP([.$A58];[.$D$2:.$E$278];2;0)" office:value-type="string" office:string-value="Honduran lempira">
            <text:p>Honduran lempira</text:p>
          </table:table-cell>
          <table:table-cell/>
          <table:table-cell table:style-name="ce19" office:value-type="string">
            <text:p>CLP</text:p>
          </table:table-cell>
          <table:table-cell table:style-name="ce19" office:value-type="string">
            <text:p><text:a xlink:href="http://en.wikipedia.org/wiki/Chilean_peso">Chilean peso</text:a></text:p>
          </table:table-cell>
        </table:table-row>
        <table:table-row table:style-name="ro2">
          <table:table-cell office:value-type="string">
            <text:p>HRK</text:p>
          </table:table-cell>
          <table:table-cell table:formula="of:=VLOOKUP([.$A59];[.$D$2:.$E$278];2;0)" office:value-type="string" office:string-value="Croatian kuna">
            <text:p>Croatian kuna</text:p>
          </table:table-cell>
          <table:table-cell office:value-type="string">
            <text:p>Croatian Kuna </text:p>
          </table:table-cell>
          <table:table-cell table:style-name="ce19" office:value-type="string">
            <text:p>CNY</text:p>
          </table:table-cell>
          <table:table-cell table:style-name="ce19" office:value-type="string">
            <text:p><text:a xlink:href="http://en.wikipedia.org/wiki/Renminbi">Chinese yuan</text:a></text:p>
          </table:table-cell>
        </table:table-row>
        <table:table-row table:style-name="ro2">
          <table:table-cell office:value-type="string">
            <text:p>HTG</text:p>
          </table:table-cell>
          <table:table-cell table:formula="of:=VLOOKUP([.$A60];[.$D$2:.$E$278];2;0)" office:value-type="string" office:string-value="Haitian gourde">
            <text:p>Haitian gourde</text:p>
          </table:table-cell>
          <table:table-cell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Cocos_(Keeling)_Islands_dollar&amp;action=edit&amp;redlink=1">Cocos (Keeling) Islands dollar</text:a><text:a xlink:href="http://en.wikipedia.org/wiki/List_of_circulating_currencies#endnote_commemorativeA">[A]</text:a></text:p>
          </table:table-cell>
        </table:table-row>
        <table:table-row table:style-name="ro2">
          <table:table-cell office:value-type="string">
            <text:p>HUF</text:p>
          </table:table-cell>
          <table:table-cell table:formula="of:=VLOOKUP([.$A61];[.$D$2:.$E$278];2;0)" office:value-type="string" office:string-value="Hungarian forint">
            <text:p>Hungarian forint</text:p>
          </table:table-cell>
          <table:table-cell office:value-type="string">
            <text:p>Hungarian Forint </text:p>
          </table:table-cell>
          <table:table-cell table:style-name="ce19" office:value-type="string">
            <text:p>COP</text:p>
          </table:table-cell>
          <table:table-cell table:style-name="ce19" office:value-type="string">
            <text:p><text:a xlink:href="http://en.wikipedia.org/wiki/Colombian_peso">Colombian peso</text:a></text:p>
          </table:table-cell>
        </table:table-row>
        <table:table-row table:style-name="ro2">
          <table:table-cell office:value-type="string">
            <text:p>IDR</text:p>
          </table:table-cell>
          <table:table-cell table:formula="of:=VLOOKUP([.$A62];[.$D$2:.$E$278];2;0)" office:value-type="string" office:string-value="Indonesian rupiah">
            <text:p>Indonesian rupiah</text:p>
          </table:table-cell>
          <table:table-cell office:value-type="string">
            <text:p>Indonesian Rupiah </text:p>
          </table:table-cell>
          <table:table-cell table:style-name="ce19" office:value-type="string">
            <text:p>KMF</text:p>
          </table:table-cell>
          <table:table-cell table:style-name="ce19" office:value-type="string">
            <text:p><text:a xlink:href="http://en.wikipedia.org/wiki/Comorian_franc">Comorian franc</text:a></text:p>
          </table:table-cell>
        </table:table-row>
        <table:table-row table:style-name="ro2">
          <table:table-cell office:value-type="string">
            <text:p>IEP</text:p>
          </table:table-cell>
          <table:table-cell table:style-name="ce19" office:value-type="string">
            <text:p>Irish Pound</text:p>
          </table:table-cell>
          <table:table-cell/>
          <table:table-cell table:style-name="ce19" office:value-type="string">
            <text:p>CDF</text:p>
          </table:table-cell>
          <table:table-cell table:style-name="ce19" office:value-type="string">
            <text:p><text:a xlink:href="http://en.wikipedia.org/wiki/Congolese_franc">Congolese franc</text:a></text:p>
          </table:table-cell>
        </table:table-row>
        <table:table-row table:style-name="ro2">
          <table:table-cell office:value-type="string">
            <text:p>ILS</text:p>
          </table:table-cell>
          <table:table-cell table:formula="of:=VLOOKUP([.$A64];[.$D$2:.$E$278];2;0)" office:value-type="string" office:string-value="Israeli new shekel">
            <text:p>Israeli new shekel</text:p>
          </table:table-cell>
          <table:table-cell office:value-type="string">
            <text:p>Israeli Sheqel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Cook_Islands_dollar">Cook Islands dollar</text:a></text:p>
          </table:table-cell>
        </table:table-row>
        <table:table-row table:style-name="ro2">
          <table:table-cell office:value-type="string">
            <text:p>INR</text:p>
          </table:table-cell>
          <table:table-cell table:formula="of:=VLOOKUP([.$A65];[.$D$2:.$E$278];2;0)" office:value-type="string" office:string-value="Indian rupee">
            <text:p>Indian rupee</text:p>
          </table:table-cell>
          <table:table-cell office:value-type="string">
            <text:p>Indian Rupee </text:p>
          </table:table-cell>
          <table:table-cell table:style-name="ce19" office:value-type="string">
            <text:p>CRC</text:p>
          </table:table-cell>
          <table:table-cell table:style-name="ce19" office:value-type="string">
            <text:p><text:a xlink:href="http://en.wikipedia.org/wiki/Costa_Rican_colón">Costa Rican colón</text:a></text:p>
          </table:table-cell>
        </table:table-row>
        <table:table-row table:style-name="ro2">
          <table:table-cell office:value-type="string">
            <text:p>IQD</text:p>
          </table:table-cell>
          <table:table-cell table:formula="of:=VLOOKUP([.$A66];[.$D$2:.$E$278];2;0)" office:value-type="string" office:string-value="Iraqi dinar">
            <text:p>Iraqi dinar</text:p>
          </table:table-cell>
          <table:table-cell/>
          <table:table-cell table:style-name="ce19" office:value-type="string">
            <text:p>HRK</text:p>
          </table:table-cell>
          <table:table-cell table:style-name="ce19" office:value-type="string">
            <text:p><text:a xlink:href="http://en.wikipedia.org/wiki/Croatian_kuna">Croatian kuna</text:a></text:p>
          </table:table-cell>
        </table:table-row>
        <table:table-row table:style-name="ro2">
          <table:table-cell office:value-type="string">
            <text:p>IRR</text:p>
          </table:table-cell>
          <table:table-cell table:formula="of:=VLOOKUP([.$A67];[.$D$2:.$E$278];2;0)" office:value-type="string" office:string-value="Iranian rial">
            <text:p>Iranian rial</text:p>
          </table:table-cell>
          <table:table-cell/>
          <table:table-cell table:style-name="ce19" office:value-type="string">
            <text:p>CUC</text:p>
          </table:table-cell>
          <table:table-cell table:style-name="ce19" office:value-type="string">
            <text:p><text:a xlink:href="http://en.wikipedia.org/wiki/Cuban_convertible_peso">Cuban convertible peso</text:a></text:p>
          </table:table-cell>
        </table:table-row>
        <table:table-row table:style-name="ro2">
          <table:table-cell office:value-type="string">
            <text:p>ISK</text:p>
          </table:table-cell>
          <table:table-cell table:formula="of:=VLOOKUP([.$A68];[.$D$2:.$E$278];2;0)" office:value-type="string" office:string-value="Icelandic króna">
            <text:p>Icelandic króna</text:p>
          </table:table-cell>
          <table:table-cell office:value-type="string">
            <text:p>Icelandic Krona </text:p>
          </table:table-cell>
          <table:table-cell table:style-name="ce19" office:value-type="string">
            <text:p>CUP</text:p>
          </table:table-cell>
          <table:table-cell table:style-name="ce19" office:value-type="string">
            <text:p><text:a xlink:href="http://en.wikipedia.org/wiki/Cuban_peso">Cuban peso</text:a></text:p>
          </table:table-cell>
        </table:table-row>
        <table:table-row table:style-name="ro2">
          <table:table-cell office:value-type="string">
            <text:p>JMD</text:p>
          </table:table-cell>
          <table:table-cell table:formula="of:=VLOOKUP([.$A69];[.$D$2:.$E$278];2;0)" office:value-type="string" office:string-value="Jamaican dollar">
            <text:p>Jamaican dollar</text:p>
          </table:table-cell>
          <table:table-cell office:value-type="string">
            <text:p>Jamaican Dollar </text:p>
          </table:table-cell>
          <table:table-cell table:style-name="ce19" office:value-type="string">
            <text:p>CZK</text:p>
          </table:table-cell>
          <table:table-cell table:style-name="ce19" office:value-type="string">
            <text:p><text:a xlink:href="http://en.wikipedia.org/wiki/Czech_koruna">Czech koruna</text:a></text:p>
          </table:table-cell>
        </table:table-row>
        <table:table-row table:style-name="ro2">
          <table:table-cell office:value-type="string">
            <text:p>JOD</text:p>
          </table:table-cell>
          <table:table-cell table:formula="of:=VLOOKUP([.$A70];[.$D$2:.$E$278];2;0)" office:value-type="string" office:string-value="Jordanian dinar">
            <text:p>Jordanian dinar</text:p>
          </table:table-cell>
          <table:table-cell office:value-type="string">
            <text:p>Jordanian Dinar </text:p>
          </table:table-cell>
          <table:table-cell table:style-name="ce19" office:value-type="string">
            <text:p>DKK</text:p>
          </table:table-cell>
          <table:table-cell table:style-name="ce19" office:value-type="string">
            <text:p><text:a xlink:href="http://en.wikipedia.org/wiki/Danish_krone">Danish krone</text:a></text:p>
          </table:table-cell>
        </table:table-row>
        <table:table-row table:style-name="ro2">
          <table:table-cell office:value-type="string">
            <text:p>JPY</text:p>
          </table:table-cell>
          <table:table-cell table:formula="of:=VLOOKUP([.$A71];[.$D$2:.$E$278];2;0)" office:value-type="string" office:string-value="Japanese yen">
            <text:p>Japanese yen</text:p>
          </table:table-cell>
          <table:table-cell office:value-type="string">
            <text:p>Japanese Yen </text:p>
          </table:table-cell>
          <table:table-cell table:style-name="ce19" office:value-type="string">
            <text:p>DKK</text:p>
          </table:table-cell>
          <table:table-cell table:style-name="ce19" office:value-type="string">
            <text:p><text:a xlink:href="http://en.wikipedia.org/wiki/Danish_krone">Danish krone</text:a></text:p>
          </table:table-cell>
        </table:table-row>
        <table:table-row table:style-name="ro2">
          <table:table-cell office:value-type="string">
            <text:p>KES</text:p>
          </table:table-cell>
          <table:table-cell table:formula="of:=VLOOKUP([.$A72];[.$D$2:.$E$278];2;0)" office:value-type="string" office:string-value="Kenyan shilling">
            <text:p>Kenyan shilling</text:p>
          </table:table-cell>
          <table:table-cell office:value-type="string">
            <text:p>Kenyan Shilling </text:p>
          </table:table-cell>
          <table:table-cell table:style-name="ce19" office:value-type="string">
            <text:p>DJF</text:p>
          </table:table-cell>
          <table:table-cell table:style-name="ce19" office:value-type="string">
            <text:p><text:a xlink:href="http://en.wikipedia.org/wiki/Djiboutian_franc">Djiboutian franc</text:a></text:p>
          </table:table-cell>
        </table:table-row>
        <table:table-row table:style-name="ro2">
          <table:table-cell office:value-type="string">
            <text:p>KGS</text:p>
          </table:table-cell>
          <table:table-cell table:formula="of:=VLOOKUP([.$A73];[.$D$2:.$E$278];2;0)" office:value-type="string" office:string-value="Kyrgyzstani som">
            <text:p>Kyrgyzstani som</text:p>
          </table:table-cell>
          <table:table-cell/>
          <table:table-cell table:style-name="ce19" office:value-type="string">
            <text:p>DOP</text:p>
          </table:table-cell>
          <table:table-cell table:style-name="ce19" office:value-type="string">
            <text:p><text:a xlink:href="http://en.wikipedia.org/wiki/Dominican_peso">Dominican peso</text:a></text:p>
          </table:table-cell>
        </table:table-row>
        <table:table-row table:style-name="ro2">
          <table:table-cell office:value-type="string">
            <text:p>KHR</text:p>
          </table:table-cell>
          <table:table-cell table:formula="of:=VLOOKUP([.$A74];[.$D$2:.$E$278];2;0)" office:value-type="string" office:string-value="Cambodian riel">
            <text:p>Cambodian riel</text:p>
          </table:table-cell>
          <table:table-cell office:value-type="string">
            <text:p>Cambodian Riel </text:p>
          </table:table-cell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KMF</text:p>
          </table:table-cell>
          <table:table-cell table:formula="of:=VLOOKUP([.$A75];[.$D$2:.$E$278];2;0)" office:value-type="string" office:string-value="Comorian franc">
            <text:p>Comorian franc</text:p>
          </table:table-cell>
          <table:table-cell/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KPW</text:p>
          </table:table-cell>
          <table:table-cell table:formula="of:=VLOOKUP([.$A76];[.$D$2:.$E$278];2;0)" office:value-type="string" office:string-value="North Korean won">
            <text:p>North Korean won</text:p>
          </table:table-cell>
          <table:table-cell/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KRW</text:p>
          </table:table-cell>
          <table:table-cell table:formula="of:=VLOOKUP([.$A77];[.$D$2:.$E$278];2;0)" office:value-type="string" office:string-value="South Korean won">
            <text:p>South Korean won</text:p>
          </table:table-cell>
          <table:table-cell office:value-type="string">
            <text:p>South Korean Won </text:p>
          </table:table-cell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KWD</text:p>
          </table:table-cell>
          <table:table-cell table:formula="of:=VLOOKUP([.$A78];[.$D$2:.$E$278];2;0)" office:value-type="string" office:string-value="Kuwaiti dinar">
            <text:p>Kuwaiti dinar</text:p>
          </table:table-cell>
          <table:table-cell office:value-type="string">
            <text:p>Kuwaiti Dinar </text:p>
          </table:table-cell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KZT</text:p>
          </table:table-cell>
          <table:table-cell table:formula="of:=VLOOKUP([.$A79];[.$D$2:.$E$278];2;0)" office:value-type="string" office:string-value="Kazakhstani tenge">
            <text:p>Kazakhstani tenge</text:p>
          </table:table-cell>
          <table:table-cell/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LAK</text:p>
          </table:table-cell>
          <table:table-cell table:formula="of:=VLOOKUP([.$A80];[.$D$2:.$E$278];2;0)" office:value-type="string" office:string-value="Lao kip">
            <text:p>Lao kip</text:p>
          </table:table-cell>
          <table:table-cell office:value-type="string">
            <text:p>Lao Kip </text:p>
          </table:table-cell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LBP</text:p>
          </table:table-cell>
          <table:table-cell table:formula="of:=VLOOKUP([.$A81];[.$D$2:.$E$278];2;0)" office:value-type="string" office:string-value="Lebanese pound">
            <text:p>Lebanese pound</text:p>
          </table:table-cell>
          <table:table-cell office:value-type="string">
            <text:p>Lebanese Pound </text:p>
          </table:table-cell>
          <table:table-cell table:style-name="ce19" office:value-type="string">
            <text:p>XCD</text:p>
          </table:table-cell>
          <table:table-cell table:style-name="ce19" office:value-type="string">
            <text:p><text:a xlink:href="http://en.wikipedia.org/wiki/East_Caribbean_dollar">East Caribbean dollar</text:a></text:p>
          </table:table-cell>
        </table:table-row>
        <table:table-row table:style-name="ro2">
          <table:table-cell office:value-type="string">
            <text:p>LKR</text:p>
          </table:table-cell>
          <table:table-cell table:formula="of:=VLOOKUP([.$A82];[.$D$2:.$E$278];2;0)" office:value-type="string" office:string-value="Sri Lankan rupee">
            <text:p>Sri Lankan rupee</text:p>
          </table:table-cell>
          <table:table-cell office:value-type="string">
            <text:p>Sri Lankan Rupee </text:p>
          </table:table-cell>
          <table:table-cell table:style-name="ce19" office:value-type="string">
            <text:p>EGP</text:p>
          </table:table-cell>
          <table:table-cell table:style-name="ce19" office:value-type="string">
            <text:p><text:a xlink:href="http://en.wikipedia.org/wiki/Egyptian_pound">Egyptian pound</text:a></text:p>
          </table:table-cell>
        </table:table-row>
        <table:table-row table:style-name="ro2">
          <table:table-cell office:value-type="string">
            <text:p>LRD</text:p>
          </table:table-cell>
          <table:table-cell table:formula="of:=VLOOKUP([.$A83];[.$D$2:.$E$278];2;0)" office:value-type="string" office:string-value="Liberian dollar">
            <text:p>Liberian dollar</text:p>
          </table:table-cell>
          <table:table-cell/>
          <table:table-cell table:style-name="ce19" office:value-type="string">
            <text:p>ERN</text:p>
          </table:table-cell>
          <table:table-cell table:style-name="ce19" office:value-type="string">
            <text:p><text:a xlink:href="http://en.wikipedia.org/wiki/Eritrean_nakfa">Eritrean nakfa</text:a></text:p>
          </table:table-cell>
        </table:table-row>
        <table:table-row table:style-name="ro2">
          <table:table-cell office:value-type="string">
            <text:p>LSL</text:p>
          </table:table-cell>
          <table:table-cell table:formula="of:=VLOOKUP([.$A84];[.$D$2:.$E$278];2;0)" office:value-type="string" office:string-value="Lesotho loti">
            <text:p>Lesotho loti</text:p>
          </table:table-cell>
          <table:table-cell/>
          <table:table-cell table:style-name="ce19" office:value-type="string">
            <text:p>ETB</text:p>
          </table:table-cell>
          <table:table-cell table:style-name="ce19" office:value-type="string">
            <text:p><text:a xlink:href="http://en.wikipedia.org/wiki/Ethiopian_birr">Ethiopian birr</text:a></text:p>
          </table:table-cell>
        </table:table-row>
        <table:table-row table:style-name="ro2">
          <table:table-cell office:value-type="string">
            <text:p>LTL</text:p>
          </table:table-cell>
          <table:table-cell table:formula="of:=VLOOKUP([.$A85];[.$D$2:.$E$278];2;0)" office:value-type="string" office:string-value="Lithuanian litas">
            <text:p>Lithuanian litas</text:p>
          </table:table-cell>
          <table:table-cell office:value-type="string">
            <text:p>Lithuanian Litas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LVL</text:p>
          </table:table-cell>
          <table:table-cell table:formula="of:=VLOOKUP([.$A86];[.$D$2:.$E$278];2;0)" office:value-type="string" office:string-value="Latvian lats">
            <text:p>Latvian lats</text:p>
          </table:table-cell>
          <table:table-cell office:value-type="string">
            <text:p>Latvian Lats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LYD</text:p>
          </table:table-cell>
          <table:table-cell table:formula="of:=VLOOKUP([.$A87];[.$D$2:.$E$278];2;0)" office:value-type="string" office:string-value="Libyan dinar">
            <text:p>Libyan dinar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AD</text:p>
          </table:table-cell>
          <table:table-cell table:formula="of:=VLOOKUP([.$A88];[.$D$2:.$E$278];2;0)" office:value-type="string" office:string-value="Moroccan dirham">
            <text:p>Moroccan dirham</text:p>
          </table:table-cell>
          <table:table-cell office:value-type="string">
            <text:p>Moroccan Dirham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DL</text:p>
          </table:table-cell>
          <table:table-cell table:formula="of:=VLOOKUP([.$A89];[.$D$2:.$E$278];2;0)" office:value-type="string" office:string-value="Moldovan leu">
            <text:p>Moldovan leu</text:p>
          </table:table-cell>
          <table:table-cell office:value-type="string">
            <text:p>Moldovan Leu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GA</text:p>
          </table:table-cell>
          <table:table-cell table:formula="of:=VLOOKUP([.$A90];[.$D$2:.$E$278];2;0)" office:value-type="string" office:string-value="Malagasy ariary">
            <text:p>Malagasy ariary</text:p>
          </table:table-cell>
          <table:table-cell office:value-type="string">
            <text:p>Malagasy Ariary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KD</text:p>
          </table:table-cell>
          <table:table-cell table:formula="of:=VLOOKUP([.$A91];[.$D$2:.$E$278];2;0)" office:value-type="string" office:string-value="Macedonian denar">
            <text:p>Macedonian denar</text:p>
          </table:table-cell>
          <table:table-cell office:value-type="string">
            <text:p>Macedonian Denar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MK</text:p>
          </table:table-cell>
          <table:table-cell table:formula="of:=VLOOKUP([.$A92];[.$D$2:.$E$278];2;0)" office:value-type="string" office:string-value="Burmese kyat">
            <text:p>Burmese kyat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NT</text:p>
          </table:table-cell>
          <table:table-cell table:formula="of:=VLOOKUP([.$A93];[.$D$2:.$E$278];2;0)" office:value-type="string" office:string-value="Mongolian tögrög">
            <text:p>Mongolian tögrög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OP</text:p>
          </table:table-cell>
          <table:table-cell table:formula="of:=VLOOKUP([.$A94];[.$D$2:.$E$278];2;0)" office:value-type="string" office:string-value="Macanese pataca">
            <text:p>Macanese pataca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RO</text:p>
          </table:table-cell>
          <table:table-cell table:formula="of:=VLOOKUP([.$A95];[.$D$2:.$E$278];2;0)" office:value-type="string" office:string-value="Mauritanian ouguiya">
            <text:p>Mauritanian ouguiya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UR</text:p>
          </table:table-cell>
          <table:table-cell table:formula="of:=VLOOKUP([.$A96];[.$D$2:.$E$278];2;0)" office:value-type="string" office:string-value="Mauritian rupee">
            <text:p>Mauritian rupee</text:p>
          </table:table-cell>
          <table:table-cell office:value-type="string">
            <text:p>Mauritian Rupee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VR</text:p>
          </table:table-cell>
          <table:table-cell table:formula="of:=VLOOKUP([.$A97];[.$D$2:.$E$278];2;0)" office:value-type="string" office:string-value="Maldivian rufiyaa">
            <text:p>Maldivian rufiyaa</text:p>
          </table:table-cell>
          <table:table-cell office:value-type="string">
            <text:p>Maldivian Rufiyaa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WK</text:p>
          </table:table-cell>
          <table:table-cell table:formula="of:=VLOOKUP([.$A98];[.$D$2:.$E$278];2;0)" office:value-type="string" office:string-value="Malawian kwacha">
            <text:p>Malawian kwacha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XN</text:p>
          </table:table-cell>
          <table:table-cell table:formula="of:=VLOOKUP([.$A99];[.$D$2:.$E$278];2;0)" office:value-type="string" office:string-value="Mexican peso">
            <text:p>Mexican peso</text:p>
          </table:table-cell>
          <table:table-cell office:value-type="string">
            <text:p>Mexican Peso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YR</text:p>
          </table:table-cell>
          <table:table-cell table:formula="of:=VLOOKUP([.$A100];[.$D$2:.$E$278];2;0)" office:value-type="string" office:string-value="Malaysian ringgit">
            <text:p>Malaysian ringgit</text:p>
          </table:table-cell>
          <table:table-cell office:value-type="string">
            <text:p>Malaysian Ringgit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MZN</text:p>
          </table:table-cell>
          <table:table-cell table:formula="of:=VLOOKUP([.$A101];[.$D$2:.$E$278];2;0)" office:value-type="string" office:string-value="Mozambican metical">
            <text:p>Mozambican metical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NAD</text:p>
          </table:table-cell>
          <table:table-cell table:formula="of:=VLOOKUP([.$A102];[.$D$2:.$E$278];2;0)" office:value-type="string" office:string-value="Namibian dollar">
            <text:p>Namibian dollar</text:p>
          </table:table-cell>
          <table:table-cell office:value-type="string">
            <text:p>Namibian Dollar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NGN</text:p>
          </table:table-cell>
          <table:table-cell table:formula="of:=VLOOKUP([.$A103];[.$D$2:.$E$278];2;0)" office:value-type="string" office:string-value="Nigerian naira">
            <text:p>Nigerian naira</text:p>
          </table:table-cell>
          <table:table-cell office:value-type="string">
            <text:p>Nigerian Naira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NIO</text:p>
          </table:table-cell>
          <table:table-cell table:formula="of:=VLOOKUP([.$A104];[.$D$2:.$E$278];2;0)" office:value-type="string" office:string-value="Nicaraguan córdoba">
            <text:p>Nicaraguan córdoba</text:p>
          </table:table-cell>
          <table:table-cell/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NOK</text:p>
          </table:table-cell>
          <table:table-cell table:formula="of:=VLOOKUP([.$A105];[.$D$2:.$E$278];2;0)" office:value-type="string" office:string-value="Norwegian krone">
            <text:p>Norwegian krone</text:p>
          </table:table-cell>
          <table:table-cell office:value-type="string">
            <text:p>Norwegian Krone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NPR</text:p>
          </table:table-cell>
          <table:table-cell table:formula="of:=VLOOKUP([.$A106];[.$D$2:.$E$278];2;0)" office:value-type="string" office:string-value="Nepalese rupee">
            <text:p>Nepalese rupee</text:p>
          </table:table-cell>
          <table:table-cell office:value-type="string">
            <text:p>Nepalese Rupee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NZD</text:p>
          </table:table-cell>
          <table:table-cell table:formula="of:=VLOOKUP([.$A107];[.$D$2:.$E$278];2;0)" office:value-type="string" office:string-value="New Zealand dollar">
            <text:p>New Zealand dollar</text:p>
          </table:table-cell>
          <table:table-cell office:value-type="string">
            <text:p>New Zealand Dollar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OMR</text:p>
          </table:table-cell>
          <table:table-cell table:formula="of:=VLOOKUP([.$A108];[.$D$2:.$E$278];2;0)" office:value-type="string" office:string-value="Omani rial">
            <text:p>Omani rial</text:p>
          </table:table-cell>
          <table:table-cell office:value-type="string">
            <text:p>Omani Rial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/text:p>
          </table:table-cell>
        </table:table-row>
        <table:table-row table:style-name="ro2">
          <table:table-cell office:value-type="string">
            <text:p>PAB</text:p>
          </table:table-cell>
          <table:table-cell table:formula="of:=VLOOKUP([.$A109];[.$D$2:.$E$278];2;0)" office:value-type="string" office:string-value="Panamanian balboa">
            <text:p>Panamanian balboa</text:p>
          </table:table-cell>
          <table:table-cell office:value-type="string">
            <text:p>Panamanian Balboa </text:p>
          </table:table-cell>
          <table:table-cell table:style-name="ce19" office:value-type="string">
            <text:p>EUR</text:p>
          </table:table-cell>
          <table:table-cell table:style-name="ce19" office:value-type="string">
            <text:p><text:a xlink:href="http://en.wikipedia.org/wiki/Euro">Euro</text:a><text:a xlink:href="http://en.wikipedia.org/wiki/List_of_circulating_currencies#endnote_NetherlandsI">[I]</text:a></text:p>
          </table:table-cell>
        </table:table-row>
        <table:table-row table:style-name="ro2">
          <table:table-cell table:number-columns-repeated="2" office:value-type="string">
            <text:p>PALLADIUM 1 UZ</text:p>
          </table:table-cell>
          <table:table-cell/>
          <table:table-cell table:style-name="ce19" office:value-type="string">
            <text:p>FKP</text:p>
          </table:table-cell>
          <table:table-cell table:style-name="ce19" office:value-type="string">
            <text:p><text:a xlink:href="http://en.wikipedia.org/wiki/Falkland_Islands_pound">Falkland Islands pound</text:a></text:p>
          </table:table-cell>
        </table:table-row>
        <table:table-row table:style-name="ro2">
          <table:table-cell office:value-type="string">
            <text:p>PEN</text:p>
          </table:table-cell>
          <table:table-cell table:formula="of:=VLOOKUP([.$A111];[.$D$2:.$E$278];2;0)" office:value-type="string" office:string-value="Peruvian nuevo sol">
            <text:p>Peruvian nuevo sol</text:p>
          </table:table-cell>
          <table:table-cell office:value-type="string">
            <text:p>Peruvian Sol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Faroese_króna">Faroese króna</text:a></text:p>
          </table:table-cell>
        </table:table-row>
        <table:table-row table:style-name="ro2">
          <table:table-cell office:value-type="string">
            <text:p>PGK</text:p>
          </table:table-cell>
          <table:table-cell table:formula="of:=VLOOKUP([.$A112];[.$D$2:.$E$278];2;0)" office:value-type="string" office:string-value="Papua New Guinean kina">
            <text:p>Papua New Guinean kina</text:p>
          </table:table-cell>
          <table:table-cell/>
          <table:table-cell table:style-name="ce19" office:value-type="string">
            <text:p>FJD</text:p>
          </table:table-cell>
          <table:table-cell table:style-name="ce19" office:value-type="string">
            <text:p><text:a xlink:href="http://en.wikipedia.org/wiki/Fijian_dollar">Fijian dollar</text:a></text:p>
          </table:table-cell>
        </table:table-row>
        <table:table-row table:style-name="ro2">
          <table:table-cell office:value-type="string">
            <text:p>PHP</text:p>
          </table:table-cell>
          <table:table-cell table:formula="of:=VLOOKUP([.$A113];[.$D$2:.$E$278];2;0)" office:value-type="string" office:string-value="Philippine peso">
            <text:p>Philippine peso</text:p>
          </table:table-cell>
          <table:table-cell office:value-type="string">
            <text:p>Philippine Peso </text:p>
          </table:table-cell>
          <table:table-cell table:style-name="ce19" office:value-type="string">
            <text:p>GMD</text:p>
          </table:table-cell>
          <table:table-cell table:style-name="ce19" office:value-type="string">
            <text:p><text:a xlink:href="http://en.wikipedia.org/wiki/Gambian_dalasi">Gambian dalasi</text:a></text:p>
          </table:table-cell>
        </table:table-row>
        <table:table-row table:style-name="ro2">
          <table:table-cell office:value-type="string">
            <text:p>PKR</text:p>
          </table:table-cell>
          <table:table-cell table:formula="of:=VLOOKUP([.$A114];[.$D$2:.$E$278];2;0)" office:value-type="string" office:string-value="Pakistani rupee">
            <text:p>Pakistani rupee</text:p>
          </table:table-cell>
          <table:table-cell office:value-type="string">
            <text:p>Pakistani Rupee </text:p>
          </table:table-cell>
          <table:table-cell table:style-name="ce19" office:value-type="string">
            <text:p>GEL</text:p>
          </table:table-cell>
          <table:table-cell table:style-name="ce19" office:value-type="string">
            <text:p><text:a xlink:href="http://en.wikipedia.org/wiki/Georgian_lari">Georgian lari</text:a></text:p>
          </table:table-cell>
        </table:table-row>
        <table:table-row table:style-name="ro2">
          <table:table-cell table:number-columns-repeated="2" office:value-type="string">
            <text:p>PLATIN 1 UZ 999</text:p>
          </table:table-cell>
          <table:table-cell/>
          <table:table-cell table:style-name="ce19" office:value-type="string">
            <text:p>GHS</text:p>
          </table:table-cell>
          <table:table-cell table:style-name="ce19" office:value-type="string">
            <text:p><text:a xlink:href="http://en.wikipedia.org/wiki/Ghana_cedi">Ghana cedi</text:a></text:p>
          </table:table-cell>
        </table:table-row>
        <table:table-row table:style-name="ro2">
          <table:table-cell office:value-type="string">
            <text:p>PLN</text:p>
          </table:table-cell>
          <table:table-cell table:formula="of:=VLOOKUP([.$A116];[.$D$2:.$E$278];2;0)" office:value-type="string" office:string-value="Polish złoty">
            <text:p>Polish złoty</text:p>
          </table:table-cell>
          <table:table-cell office:value-type="string">
            <text:p>Polish Zloty </text:p>
          </table:table-cell>
          <table:table-cell table:style-name="ce19" office:value-type="string">
            <text:p>GIP</text:p>
          </table:table-cell>
          <table:table-cell table:style-name="ce19" office:value-type="string">
            <text:p><text:a xlink:href="http://en.wikipedia.org/wiki/Gibraltar_pound">Gibraltar pound</text:a></text:p>
          </table:table-cell>
        </table:table-row>
        <table:table-row table:style-name="ro2">
          <table:table-cell office:value-type="string">
            <text:p>PYG</text:p>
          </table:table-cell>
          <table:table-cell table:formula="of:=VLOOKUP([.$A117];[.$D$2:.$E$278];2;0)" office:value-type="string" office:string-value="Paraguayan guaraní">
            <text:p>Paraguayan guaraní</text:p>
          </table:table-cell>
          <table:table-cell office:value-type="string">
            <text:p>Paraguayan Guaraní </text:p>
          </table:table-cell>
          <table:table-cell table:style-name="ce19" office:value-type="string">
            <text:p>GTQ</text:p>
          </table:table-cell>
          <table:table-cell table:style-name="ce19" office:value-type="string">
            <text:p><text:a xlink:href="http://en.wikipedia.org/wiki/Guatemalan_quetzal">Guatemalan quetzal</text:a></text:p>
          </table:table-cell>
        </table:table-row>
        <table:table-row table:style-name="ro2">
          <table:table-cell office:value-type="string">
            <text:p>QAR</text:p>
          </table:table-cell>
          <table:table-cell table:formula="of:=VLOOKUP([.$A118];[.$D$2:.$E$278];2;0)" office:value-type="string" office:string-value="Qatari riyal">
            <text:p>Qatari riyal</text:p>
          </table:table-cell>
          <table:table-cell office:value-type="string">
            <text:p>Qatari Riyal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Guernsey_pound">Guernsey pound</text:a></text:p>
          </table:table-cell>
        </table:table-row>
        <table:table-row table:style-name="ro2">
          <table:table-cell office:value-type="string">
            <text:p>RON</text:p>
          </table:table-cell>
          <table:table-cell table:formula="of:=VLOOKUP([.$A119];[.$D$2:.$E$278];2;0)" office:value-type="string" office:string-value="Romanian leu">
            <text:p>Romanian leu</text:p>
          </table:table-cell>
          <table:table-cell office:value-type="string">
            <text:p>Romanian Leu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Guernsey_pound">Guernsey pound</text:a></text:p>
          </table:table-cell>
        </table:table-row>
        <table:table-row table:style-name="ro2">
          <table:table-cell office:value-type="string">
            <text:p>RSD</text:p>
          </table:table-cell>
          <table:table-cell table:formula="of:=VLOOKUP([.$A120];[.$D$2:.$E$278];2;0)" office:value-type="string" office:string-value="Serbian dinar">
            <text:p>Serbian dinar</text:p>
          </table:table-cell>
          <table:table-cell office:value-type="string">
            <text:p>Serbian Dinar </text:p>
          </table:table-cell>
          <table:table-cell table:style-name="ce19" office:value-type="string">
            <text:p>GNF</text:p>
          </table:table-cell>
          <table:table-cell table:style-name="ce19" office:value-type="string">
            <text:p><text:a xlink:href="http://en.wikipedia.org/wiki/Guinean_franc">Guinean franc</text:a></text:p>
          </table:table-cell>
        </table:table-row>
        <table:table-row table:style-name="ro2">
          <table:table-cell office:value-type="string">
            <text:p>RUB</text:p>
          </table:table-cell>
          <table:table-cell table:formula="of:=VLOOKUP([.$A121];[.$D$2:.$E$278];2;0)" office:value-type="string" office:string-value="Russian ruble">
            <text:p>Russian ruble</text:p>
          </table:table-cell>
          <table:table-cell office:value-type="string">
            <text:p>Russian Rouble </text:p>
          </table:table-cell>
          <table:table-cell table:style-name="ce19" office:value-type="string">
            <text:p>GYD</text:p>
          </table:table-cell>
          <table:table-cell table:style-name="ce19" office:value-type="string">
            <text:p><text:a xlink:href="http://en.wikipedia.org/wiki/Guyanese_dollar">Guyanese dollar</text:a></text:p>
          </table:table-cell>
        </table:table-row>
        <table:table-row table:style-name="ro2">
          <table:table-cell office:value-type="string">
            <text:p>RWF</text:p>
          </table:table-cell>
          <table:table-cell table:formula="of:=VLOOKUP([.$A122];[.$D$2:.$E$278];2;0)" office:value-type="string" office:string-value="Rwandan franc">
            <text:p>Rwandan franc</text:p>
          </table:table-cell>
          <table:table-cell/>
          <table:table-cell table:style-name="ce19" office:value-type="string">
            <text:p>HTG</text:p>
          </table:table-cell>
          <table:table-cell table:style-name="ce19" office:value-type="string">
            <text:p><text:a xlink:href="http://en.wikipedia.org/wiki/Haitian_gourde">Haitian gourde</text:a></text:p>
          </table:table-cell>
        </table:table-row>
        <table:table-row table:style-name="ro2">
          <table:table-cell office:value-type="string">
            <text:p>SAR</text:p>
          </table:table-cell>
          <table:table-cell table:formula="of:=VLOOKUP([.$A123];[.$D$2:.$E$278];2;0)" office:value-type="string" office:string-value="Saudi riyal">
            <text:p>Saudi riyal</text:p>
          </table:table-cell>
          <table:table-cell office:value-type="string">
            <text:p>Saudi Riyal </text:p>
          </table:table-cell>
          <table:table-cell table:style-name="ce19" office:value-type="string">
            <text:p>HNL</text:p>
          </table:table-cell>
          <table:table-cell table:style-name="ce19" office:value-type="string">
            <text:p><text:a xlink:href="http://en.wikipedia.org/wiki/Honduran_lempira">Honduran lempira</text:a></text:p>
          </table:table-cell>
        </table:table-row>
        <table:table-row table:style-name="ro2">
          <table:table-cell office:value-type="string">
            <text:p>SBD</text:p>
          </table:table-cell>
          <table:table-cell table:formula="of:=VLOOKUP([.$A124];[.$D$2:.$E$278];2;0)" office:value-type="string" office:string-value="Solomon Islands dollar">
            <text:p>Solomon Islands dollar</text:p>
          </table:table-cell>
          <table:table-cell/>
          <table:table-cell table:style-name="ce19" office:value-type="string">
            <text:p>HKD</text:p>
          </table:table-cell>
          <table:table-cell table:style-name="ce19" office:value-type="string">
            <text:p><text:a xlink:href="http://en.wikipedia.org/wiki/Hong_Kong_dollar">Hong Kong dollar</text:a></text:p>
          </table:table-cell>
        </table:table-row>
        <table:table-row table:style-name="ro2">
          <table:table-cell office:value-type="string">
            <text:p>SCR</text:p>
          </table:table-cell>
          <table:table-cell table:formula="of:=VLOOKUP([.$A125];[.$D$2:.$E$278];2;0)" office:value-type="string" office:string-value="Seychellois rupee">
            <text:p>Seychellois rupee</text:p>
          </table:table-cell>
          <table:table-cell office:value-type="string">
            <text:p>Seychellois Rupee </text:p>
          </table:table-cell>
          <table:table-cell table:style-name="ce19" office:value-type="string">
            <text:p>HUF</text:p>
          </table:table-cell>
          <table:table-cell table:style-name="ce19" office:value-type="string">
            <text:p><text:a xlink:href="http://en.wikipedia.org/wiki/Hungarian_forint">Hungarian forint</text:a></text:p>
          </table:table-cell>
        </table:table-row>
        <table:table-row table:style-name="ro2">
          <table:table-cell office:value-type="string">
            <text:p>SDG</text:p>
          </table:table-cell>
          <table:table-cell table:formula="of:=VLOOKUP([.$A126];[.$D$2:.$E$278];2;0)" office:value-type="string" office:string-value="Sudanese pound">
            <text:p>Sudanese pound</text:p>
          </table:table-cell>
          <table:table-cell/>
          <table:table-cell table:style-name="ce19" office:value-type="string">
            <text:p>ISK</text:p>
          </table:table-cell>
          <table:table-cell table:style-name="ce19" office:value-type="string">
            <text:p><text:a xlink:href="http://en.wikipedia.org/wiki/Icelandic_króna">Icelandic króna</text:a></text:p>
          </table:table-cell>
        </table:table-row>
        <table:table-row table:style-name="ro2">
          <table:table-cell office:value-type="string">
            <text:p>SEK</text:p>
          </table:table-cell>
          <table:table-cell table:formula="of:=VLOOKUP([.$A127];[.$D$2:.$E$278];2;0)" office:value-type="string" office:string-value="Swedish krona">
            <text:p>Swedish krona</text:p>
          </table:table-cell>
          <table:table-cell office:value-type="string">
            <text:p>Swedish Krona </text:p>
          </table:table-cell>
          <table:table-cell table:style-name="ce19" office:value-type="string">
            <text:p>INR</text:p>
          </table:table-cell>
          <table:table-cell table:style-name="ce19" office:value-type="string">
            <text:p><text:a xlink:href="http://en.wikipedia.org/wiki/Indian_rupee">Indian rupee</text:a></text:p>
          </table:table-cell>
        </table:table-row>
        <table:table-row table:style-name="ro2">
          <table:table-cell office:value-type="string">
            <text:p>SGD</text:p>
          </table:table-cell>
          <table:table-cell table:formula="of:=VLOOKUP([.$A128];[.$D$2:.$E$278];2;0)" office:value-type="string" office:string-value="Singapore dollar">
            <text:p>Singapore dollar</text:p>
          </table:table-cell>
          <table:table-cell office:value-type="string">
            <text:p>Singapore Dollar </text:p>
          </table:table-cell>
          <table:table-cell table:style-name="ce19" office:value-type="string">
            <text:p>INR</text:p>
          </table:table-cell>
          <table:table-cell table:style-name="ce19" office:value-type="string">
            <text:p><text:a xlink:href="http://en.wikipedia.org/wiki/Indian_rupee">Indian rupee</text:a></text:p>
          </table:table-cell>
        </table:table-row>
        <table:table-row table:style-name="ro2">
          <table:table-cell office:value-type="string">
            <text:p>SHP</text:p>
          </table:table-cell>
          <table:table-cell table:formula="of:=VLOOKUP([.$A129];[.$D$2:.$E$278];2;0)" office:value-type="string" office:string-value="Saint Helena pound">
            <text:p>Saint Helena pound</text:p>
          </table:table-cell>
          <table:table-cell/>
          <table:table-cell table:style-name="ce19" office:value-type="string">
            <text:p>IDR</text:p>
          </table:table-cell>
          <table:table-cell table:style-name="ce19" office:value-type="string">
            <text:p><text:a xlink:href="http://en.wikipedia.org/wiki/Indonesian_rupiah">Indonesian rupiah</text:a></text:p>
          </table:table-cell>
        </table:table-row>
        <table:table-row table:style-name="ro2">
          <table:table-cell table:number-columns-repeated="2" office:value-type="string">
            <text:p>SILVER 1 OZ 999 NY</text:p>
          </table:table-cell>
          <table:table-cell/>
          <table:table-cell table:style-name="ce19" office:value-type="string">
            <text:p>IRR</text:p>
          </table:table-cell>
          <table:table-cell table:style-name="ce19" office:value-type="string">
            <text:p><text:a xlink:href="http://en.wikipedia.org/wiki/Iranian_rial">Iranian rial</text:a></text:p>
          </table:table-cell>
        </table:table-row>
        <table:table-row table:style-name="ro2">
          <table:table-cell office:value-type="string">
            <text:p>SLL</text:p>
          </table:table-cell>
          <table:table-cell table:formula="of:=VLOOKUP([.$A131];[.$D$2:.$E$278];2;0)" office:value-type="string" office:string-value="Sierra Leonean leone">
            <text:p>Sierra Leonean leone</text:p>
          </table:table-cell>
          <table:table-cell/>
          <table:table-cell table:style-name="ce19" office:value-type="string">
            <text:p>IQD</text:p>
          </table:table-cell>
          <table:table-cell table:style-name="ce19" office:value-type="string">
            <text:p><text:a xlink:href="http://en.wikipedia.org/wiki/Iraqi_dinar">Iraqi dinar</text:a></text:p>
          </table:table-cell>
        </table:table-row>
        <table:table-row table:style-name="ro2">
          <table:table-cell office:value-type="string">
            <text:p>SOS</text:p>
          </table:table-cell>
          <table:table-cell table:formula="of:=VLOOKUP([.$A132];[.$D$2:.$E$278];2;0)" office:value-type="string" office:string-value="Somali shilling">
            <text:p>Somali shilling</text:p>
          </table:table-cell>
          <table:table-cell/>
          <table:table-cell table:style-name="ce19" office:value-type="string">
            <text:p>ILS</text:p>
          </table:table-cell>
          <table:table-cell table:style-name="ce19" office:value-type="string">
            <text:p><text:a xlink:href="http://en.wikipedia.org/wiki/Israeli_new_shekel">Israeli new shekel</text:a></text:p>
          </table:table-cell>
        </table:table-row>
        <table:table-row table:style-name="ro2">
          <table:table-cell office:value-type="string">
            <text:p>SRD</text:p>
          </table:table-cell>
          <table:table-cell table:formula="of:=VLOOKUP([.$A133];[.$D$2:.$E$278];2;0)" office:value-type="string" office:string-value="Surinamese dollar">
            <text:p>Surinamese dollar</text:p>
          </table:table-cell>
          <table:table-cell/>
          <table:table-cell table:style-name="ce19" office:value-type="string">
            <text:p>ILS</text:p>
          </table:table-cell>
          <table:table-cell table:style-name="ce19" office:value-type="string">
            <text:p><text:a xlink:href="http://en.wikipedia.org/wiki/Israeli_new_shekel">Israeli new shekel</text:a></text:p>
          </table:table-cell>
        </table:table-row>
        <table:table-row table:style-name="ro2">
          <table:table-cell office:value-type="string">
            <text:p>STD</text:p>
          </table:table-cell>
          <table:table-cell table:formula="of:=VLOOKUP([.$A134];[.$D$2:.$E$278];2;0)" office:value-type="string" office:string-value="São Tomé and Príncipe dobra">
            <text:p>São Tomé and Príncipe dobra</text:p>
          </table:table-cell>
          <table:table-cell/>
          <table:table-cell table:style-name="ce19" office:value-type="string">
            <text:p>JMD</text:p>
          </table:table-cell>
          <table:table-cell table:style-name="ce19" office:value-type="string">
            <text:p><text:a xlink:href="http://en.wikipedia.org/wiki/Jamaican_dollar">Jamaican dollar</text:a></text:p>
          </table:table-cell>
        </table:table-row>
        <table:table-row table:style-name="ro2">
          <table:table-cell office:value-type="string">
            <text:p>SVC</text:p>
          </table:table-cell>
          <table:table-cell table:formula="of:=VLOOKUP([.$A135];[.$D$2:.$E$278];2;0)" office:value-type="string" office:string-value="Salvadoran colón">
            <text:p>Salvadoran colón</text:p>
          </table:table-cell>
          <table:table-cell/>
          <table:table-cell table:style-name="ce19" office:value-type="string">
            <text:p>JPY</text:p>
          </table:table-cell>
          <table:table-cell table:style-name="ce19" office:value-type="string">
            <text:p><text:a xlink:href="http://en.wikipedia.org/wiki/Japanese_yen">Japanese yen</text:a></text:p>
          </table:table-cell>
        </table:table-row>
        <table:table-row table:style-name="ro2">
          <table:table-cell office:value-type="string">
            <text:p>SYP</text:p>
          </table:table-cell>
          <table:table-cell table:formula="of:=VLOOKUP([.$A136];[.$D$2:.$E$278];2;0)" office:value-type="string" office:string-value="Syrian pound">
            <text:p>Syrian pound</text:p>
          </table:table-cell>
          <table:table-cell office:value-type="string">
            <text:p>Syrian Pound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Jersey_pound">Jersey pound</text:a></text:p>
          </table:table-cell>
        </table:table-row>
        <table:table-row table:style-name="ro2">
          <table:table-cell office:value-type="string">
            <text:p>SZL</text:p>
          </table:table-cell>
          <table:table-cell table:formula="of:=VLOOKUP([.$A137];[.$D$2:.$E$278];2;0)" office:value-type="string" office:string-value="Swazi lilangeni">
            <text:p>Swazi lilangeni</text:p>
          </table:table-cell>
          <table:table-cell/>
          <table:table-cell table:style-name="ce19" office:value-type="string">
            <text:p>JOD</text:p>
          </table:table-cell>
          <table:table-cell table:style-name="ce19" office:value-type="string">
            <text:p><text:a xlink:href="http://en.wikipedia.org/wiki/Jordanian_dinar">Jordanian dinar</text:a></text:p>
          </table:table-cell>
        </table:table-row>
        <table:table-row table:style-name="ro2">
          <table:table-cell office:value-type="string">
            <text:p>THB</text:p>
          </table:table-cell>
          <table:table-cell table:formula="of:=VLOOKUP([.$A138];[.$D$2:.$E$278];2;0)" office:value-type="string" office:string-value="Thai baht">
            <text:p>Thai baht</text:p>
          </table:table-cell>
          <table:table-cell office:value-type="string">
            <text:p>Thai Baht </text:p>
          </table:table-cell>
          <table:table-cell table:style-name="ce19" office:value-type="string">
            <text:p>JOD</text:p>
          </table:table-cell>
          <table:table-cell table:style-name="ce19" office:value-type="string">
            <text:p><text:a xlink:href="http://en.wikipedia.org/wiki/Jordanian_dinar">Jordanian dinar</text:a></text:p>
          </table:table-cell>
        </table:table-row>
        <table:table-row table:style-name="ro2">
          <table:table-cell office:value-type="string">
            <text:p>TJS</text:p>
          </table:table-cell>
          <table:table-cell table:formula="of:=VLOOKUP([.$A139];[.$D$2:.$E$278];2;0)" office:value-type="string" office:string-value="Tajikistani somoni">
            <text:p>Tajikistani somoni</text:p>
          </table:table-cell>
          <table:table-cell/>
          <table:table-cell table:style-name="ce19" office:value-type="string">
            <text:p>KZT</text:p>
          </table:table-cell>
          <table:table-cell table:style-name="ce19" office:value-type="string">
            <text:p><text:a xlink:href="http://en.wikipedia.org/wiki/Kazakhstani_tenge">Kazakhstani tenge</text:a></text:p>
          </table:table-cell>
        </table:table-row>
        <table:table-row table:style-name="ro2">
          <table:table-cell office:value-type="string">
            <text:p>TMT</text:p>
          </table:table-cell>
          <table:table-cell table:formula="of:=VLOOKUP([.$A140];[.$D$2:.$E$278];2;0)" office:value-type="string" office:string-value="Turkmenistan manat">
            <text:p>Turkmenistan manat</text:p>
          </table:table-cell>
          <table:table-cell/>
          <table:table-cell table:style-name="ce19" office:value-type="string">
            <text:p>KES</text:p>
          </table:table-cell>
          <table:table-cell table:style-name="ce19" office:value-type="string">
            <text:p><text:a xlink:href="http://en.wikipedia.org/wiki/Kenyan_shilling">Kenyan shilling</text:a></text:p>
          </table:table-cell>
        </table:table-row>
        <table:table-row table:style-name="ro2">
          <table:table-cell office:value-type="string">
            <text:p>TND</text:p>
          </table:table-cell>
          <table:table-cell table:formula="of:=VLOOKUP([.$A141];[.$D$2:.$E$278];2;0)" office:value-type="string" office:string-value="Tunisian dinar">
            <text:p>Tunisian dinar</text:p>
          </table:table-cell>
          <table:table-cell office:value-type="string">
            <text:p>Tunisian Dinar </text:p>
          </table:table-cell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Kiribati_dollar">Kiribati dollar</text:a><text:a xlink:href="http://en.wikipedia.org/wiki/List_of_circulating_currencies#endnote_commemorativeA">[A]</text:a></text:p>
          </table:table-cell>
        </table:table-row>
        <table:table-row table:style-name="ro2">
          <table:table-cell office:value-type="string">
            <text:p>TOP</text:p>
          </table:table-cell>
          <table:table-cell table:formula="of:=VLOOKUP([.$A142];[.$D$2:.$E$278];2;0)" office:value-type="string" office:string-value="Tongan paʻanga">
            <text:p>Tongan paʻanga</text:p>
          </table:table-cell>
          <table:table-cell/>
          <table:table-cell table:style-name="ce19" office:value-type="string">
            <text:p>KWD</text:p>
          </table:table-cell>
          <table:table-cell table:style-name="ce19" office:value-type="string">
            <text:p><text:a xlink:href="http://en.wikipedia.org/wiki/Kuwaiti_dinar">Kuwaiti dinar</text:a></text:p>
          </table:table-cell>
        </table:table-row>
        <table:table-row table:style-name="ro2">
          <table:table-cell office:value-type="string">
            <text:p>TRY</text:p>
          </table:table-cell>
          <table:table-cell table:formula="of:=VLOOKUP([.$A143];[.$D$2:.$E$278];2;0)" office:value-type="string" office:string-value="Turkish lira">
            <text:p>Turkish lira</text:p>
          </table:table-cell>
          <table:table-cell office:value-type="string">
            <text:p>Turkish Lira </text:p>
          </table:table-cell>
          <table:table-cell table:style-name="ce19" office:value-type="string">
            <text:p>KGS</text:p>
          </table:table-cell>
          <table:table-cell table:style-name="ce19" office:value-type="string">
            <text:p><text:a xlink:href="http://en.wikipedia.org/wiki/Kyrgyzstani_som">Kyrgyzstani som</text:a></text:p>
          </table:table-cell>
        </table:table-row>
        <table:table-row table:style-name="ro2">
          <table:table-cell office:value-type="string">
            <text:p>TTD</text:p>
          </table:table-cell>
          <table:table-cell table:formula="of:=VLOOKUP([.$A144];[.$D$2:.$E$278];2;0)" office:value-type="string" office:string-value="Trinidad and Tobago dollar">
            <text:p>Trinidad and Tobago dollar</text:p>
          </table:table-cell>
          <table:table-cell/>
          <table:table-cell table:style-name="ce19" office:value-type="string">
            <text:p>LAK</text:p>
          </table:table-cell>
          <table:table-cell table:style-name="ce19" office:value-type="string">
            <text:p><text:a xlink:href="http://en.wikipedia.org/wiki/Lao_kip">Lao kip</text:a></text:p>
          </table:table-cell>
        </table:table-row>
        <table:table-row table:style-name="ro2">
          <table:table-cell office:value-type="string">
            <text:p>TWD</text:p>
          </table:table-cell>
          <table:table-cell table:formula="of:=VLOOKUP([.$A145];[.$D$2:.$E$278];2;0)" office:value-type="string" office:string-value="New Taiwan dollar">
            <text:p>New Taiwan dollar</text:p>
          </table:table-cell>
          <table:table-cell office:value-type="string">
            <text:p>Taiwanese Dollar </text:p>
          </table:table-cell>
          <table:table-cell table:style-name="ce19" office:value-type="string">
            <text:p>LVL</text:p>
          </table:table-cell>
          <table:table-cell table:style-name="ce19" office:value-type="string">
            <text:p><text:a xlink:href="http://en.wikipedia.org/wiki/Latvian_lats">Latvian lats</text:a></text:p>
          </table:table-cell>
        </table:table-row>
        <table:table-row table:style-name="ro2">
          <table:table-cell office:value-type="string">
            <text:p>TZS</text:p>
          </table:table-cell>
          <table:table-cell table:formula="of:=VLOOKUP([.$A146];[.$D$2:.$E$278];2;0)" office:value-type="string" office:string-value="Tanzanian shilling">
            <text:p>Tanzanian shilling</text:p>
          </table:table-cell>
          <table:table-cell/>
          <table:table-cell table:style-name="ce19" office:value-type="string">
            <text:p>LBP</text:p>
          </table:table-cell>
          <table:table-cell table:style-name="ce19" office:value-type="string">
            <text:p><text:a xlink:href="http://en.wikipedia.org/wiki/Lebanese_pound">Lebanese pound</text:a></text:p>
          </table:table-cell>
        </table:table-row>
        <table:table-row table:style-name="ro2">
          <table:table-cell office:value-type="string">
            <text:p>UAH</text:p>
          </table:table-cell>
          <table:table-cell table:formula="of:=VLOOKUP([.$A147];[.$D$2:.$E$278];2;0)" office:value-type="string" office:string-value="Ukrainian hryvnia">
            <text:p>Ukrainian hryvnia</text:p>
          </table:table-cell>
          <table:table-cell office:value-type="string">
            <text:p>Ukraine Hryvnia </text:p>
          </table:table-cell>
          <table:table-cell table:style-name="ce19" office:value-type="string">
            <text:p>LSL</text:p>
          </table:table-cell>
          <table:table-cell table:style-name="ce19" office:value-type="string">
            <text:p><text:a xlink:href="http://en.wikipedia.org/wiki/Lesotho_loti">Lesotho loti</text:a></text:p>
          </table:table-cell>
        </table:table-row>
        <table:table-row table:style-name="ro2">
          <table:table-cell office:value-type="string">
            <text:p>UGX</text:p>
          </table:table-cell>
          <table:table-cell table:formula="of:=VLOOKUP([.$A148];[.$D$2:.$E$278];2;0)" office:value-type="string" office:string-value="Ugandan shilling">
            <text:p>Ugandan shilling</text:p>
          </table:table-cell>
          <table:table-cell office:value-type="string">
            <text:p>Ugandan Shilling </text:p>
          </table:table-cell>
          <table:table-cell table:style-name="ce19" office:value-type="string">
            <text:p>LRD</text:p>
          </table:table-cell>
          <table:table-cell table:style-name="ce19" office:value-type="string">
            <text:p><text:a xlink:href="http://en.wikipedia.org/wiki/Liberian_dollar">Liberian dollar</text:a></text:p>
          </table:table-cell>
        </table:table-row>
        <table:table-row table:style-name="ro2">
          <table:table-cell office:value-type="string">
            <text:p>UYU</text:p>
          </table:table-cell>
          <table:table-cell table:formula="of:=VLOOKUP([.$A149];[.$D$2:.$E$278];2;0)" office:value-type="string" office:string-value="Uruguayan peso">
            <text:p>Uruguayan peso</text:p>
          </table:table-cell>
          <table:table-cell office:value-type="string">
            <text:p>Uruguayan Peso </text:p>
          </table:table-cell>
          <table:table-cell table:style-name="ce19" office:value-type="string">
            <text:p>LYD</text:p>
          </table:table-cell>
          <table:table-cell table:style-name="ce19" office:value-type="string">
            <text:p><text:a xlink:href="http://en.wikipedia.org/wiki/Libyan_dinar">Libyan dinar</text:a></text:p>
          </table:table-cell>
        </table:table-row>
        <table:table-row table:style-name="ro2">
          <table:table-cell office:value-type="string">
            <text:p>UZS</text:p>
          </table:table-cell>
          <table:table-cell table:formula="of:=VLOOKUP([.$A150];[.$D$2:.$E$278];2;0)" office:value-type="string" office:string-value="Uzbekistani som">
            <text:p>Uzbekistani som</text:p>
          </table:table-cell>
          <table:table-cell/>
          <table:table-cell table:style-name="ce19" office:value-type="string">
            <text:p>LTL</text:p>
          </table:table-cell>
          <table:table-cell table:style-name="ce19" office:value-type="string">
            <text:p><text:a xlink:href="http://en.wikipedia.org/wiki/Lithuanian_litas">Lithuanian litas</text:a></text:p>
          </table:table-cell>
        </table:table-row>
        <table:table-row table:style-name="ro2">
          <table:table-cell office:value-type="string">
            <text:p>VEF</text:p>
          </table:table-cell>
          <table:table-cell table:formula="of:=VLOOKUP([.$A151];[.$D$2:.$E$278];2;0)" office:value-type="string" office:string-value="Venezuelan bolívar">
            <text:p>Venezuelan bolívar</text:p>
          </table:table-cell>
          <table:table-cell office:value-type="string">
            <text:p>Venezuelan Bolívar </text:p>
          </table:table-cell>
          <table:table-cell table:style-name="ce19" office:value-type="string">
            <text:p>MOP</text:p>
          </table:table-cell>
          <table:table-cell table:style-name="ce19" office:value-type="string">
            <text:p><text:a xlink:href="http://en.wikipedia.org/wiki/Macanese_pataca">Macanese pataca</text:a></text:p>
          </table:table-cell>
        </table:table-row>
        <table:table-row table:style-name="ro2">
          <table:table-cell office:value-type="string">
            <text:p>VND</text:p>
          </table:table-cell>
          <table:table-cell table:formula="of:=VLOOKUP([.$A152];[.$D$2:.$E$278];2;0)" office:value-type="string" office:string-value="Vietnamese đồng">
            <text:p>Vietnamese đồng</text:p>
          </table:table-cell>
          <table:table-cell office:value-type="string">
            <text:p>Vietnamese Dong </text:p>
          </table:table-cell>
          <table:table-cell table:style-name="ce19" office:value-type="string">
            <text:p>MKD</text:p>
          </table:table-cell>
          <table:table-cell table:style-name="ce19" office:value-type="string">
            <text:p><text:a xlink:href="http://en.wikipedia.org/wiki/Macedonian_denar">Macedonian denar</text:a></text:p>
          </table:table-cell>
        </table:table-row>
        <table:table-row table:style-name="ro2">
          <table:table-cell office:value-type="string">
            <text:p>VUV</text:p>
          </table:table-cell>
          <table:table-cell table:formula="of:=VLOOKUP([.$A153];[.$D$2:.$E$278];2;0)" office:value-type="string" office:string-value="Vanuatu vatu">
            <text:p>Vanuatu vatu</text:p>
          </table:table-cell>
          <table:table-cell/>
          <table:table-cell table:style-name="ce19" office:value-type="string">
            <text:p>MGA</text:p>
          </table:table-cell>
          <table:table-cell table:style-name="ce19" office:value-type="string">
            <text:p><text:a xlink:href="http://en.wikipedia.org/wiki/Malagasy_ariary">Malagasy ariary</text:a></text:p>
          </table:table-cell>
        </table:table-row>
        <table:table-row table:style-name="ro2">
          <table:table-cell office:value-type="string">
            <text:p>WST</text:p>
          </table:table-cell>
          <table:table-cell table:formula="of:=VLOOKUP([.$A154];[.$D$2:.$E$278];2;0)" office:value-type="string" office:string-value="Samoan tālā">
            <text:p>Samoan tālā</text:p>
          </table:table-cell>
          <table:table-cell/>
          <table:table-cell table:style-name="ce19" office:value-type="string">
            <text:p>MWK</text:p>
          </table:table-cell>
          <table:table-cell table:style-name="ce19" office:value-type="string">
            <text:p><text:a xlink:href="http://en.wikipedia.org/wiki/Malawian_kwacha">Malawian kwacha</text:a></text:p>
          </table:table-cell>
        </table:table-row>
        <table:table-row table:style-name="ro2">
          <table:table-cell office:value-type="string">
            <text:p>XAF</text:p>
          </table:table-cell>
          <table:table-cell table:formula="of:=VLOOKUP([.$A155];[.$D$2:.$E$278];2;0)" office:value-type="string" office:string-value="Central African CFA franc">
            <text:p>Central African CFA franc</text:p>
          </table:table-cell>
          <table:table-cell office:value-type="string">
            <text:p>Central African Franc </text:p>
          </table:table-cell>
          <table:table-cell table:style-name="ce19" office:value-type="string">
            <text:p>MYR</text:p>
          </table:table-cell>
          <table:table-cell table:style-name="ce19" office:value-type="string">
            <text:p><text:a xlink:href="http://en.wikipedia.org/wiki/Malaysian_ringgit">Malaysian ringgit</text:a></text:p>
          </table:table-cell>
        </table:table-row>
        <table:table-row table:style-name="ro2">
          <table:table-cell office:value-type="string">
            <text:p>XCD</text:p>
          </table:table-cell>
          <table:table-cell table:formula="of:=VLOOKUP([.$A156];[.$D$2:.$E$278];2;0)" office:value-type="string" office:string-value="East Caribbean dollar">
            <text:p>East Caribbean dollar</text:p>
          </table:table-cell>
          <table:table-cell office:value-type="string">
            <text:p>East Caribbean Dollar </text:p>
          </table:table-cell>
          <table:table-cell table:style-name="ce19" office:value-type="string">
            <text:p>MVR</text:p>
          </table:table-cell>
          <table:table-cell table:style-name="ce19" office:value-type="string">
            <text:p><text:a xlink:href="http://en.wikipedia.org/wiki/Maldivian_rufiyaa">Maldivian rufiyaa</text:a></text:p>
          </table:table-cell>
        </table:table-row>
        <table:table-row table:style-name="ro2">
          <table:table-cell office:value-type="string">
            <text:p>XDR</text:p>
          </table:table-cell>
          <table:table-cell table:style-name="ce19" office:value-type="string">
            <text:p> IMF Special Drawing</text:p>
          </table:table-cell>
          <table:table-cell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Manx_pound">Manx pound</text:a></text:p>
          </table:table-cell>
        </table:table-row>
        <table:table-row table:style-name="ro2">
          <table:table-cell office:value-type="string">
            <text:p>XOF</text:p>
          </table:table-cell>
          <table:table-cell table:formula="of:=VLOOKUP([.$A158];[.$D$2:.$E$278];2;0)" office:value-type="string" office:string-value="West African CFA franc">
            <text:p>West African CFA franc</text:p>
          </table:table-cell>
          <table:table-cell office:value-type="string">
            <text:p>West African Franc </text:p>
          </table:table-cell>
          <table:table-cell table:style-name="ce19" office:value-type="string">
            <text:p>MRO</text:p>
          </table:table-cell>
          <table:table-cell table:style-name="ce19" office:value-type="string">
            <text:p><text:a xlink:href="http://en.wikipedia.org/wiki/Mauritanian_ouguiya">Mauritanian ouguiya</text:a></text:p>
          </table:table-cell>
        </table:table-row>
        <table:table-row table:style-name="ro2">
          <table:table-cell office:value-type="string">
            <text:p>XPF</text:p>
          </table:table-cell>
          <table:table-cell table:formula="of:=VLOOKUP([.$A159];[.$D$2:.$E$278];2;0)" office:value-type="string" office:string-value="CFP franc">
            <text:p>CFP franc</text:p>
          </table:table-cell>
          <table:table-cell office:value-type="string">
            <text:p>CFP Franc </text:p>
          </table:table-cell>
          <table:table-cell table:style-name="ce19" office:value-type="string">
            <text:p>MRO</text:p>
          </table:table-cell>
          <table:table-cell table:style-name="ce19" office:value-type="string">
            <text:p><text:a xlink:href="http://en.wikipedia.org/wiki/Mauritanian_ouguiya">Mauritanian ouguiya</text:a></text:p>
          </table:table-cell>
        </table:table-row>
        <table:table-row table:style-name="ro2">
          <table:table-cell office:value-type="string">
            <text:p>YER</text:p>
          </table:table-cell>
          <table:table-cell table:formula="of:=VLOOKUP([.$A160];[.$D$2:.$E$278];2;0)" office:value-type="string" office:string-value="Yemeni rial">
            <text:p>Yemeni rial</text:p>
          </table:table-cell>
          <table:table-cell/>
          <table:table-cell table:style-name="ce19" office:value-type="string">
            <text:p>MUR</text:p>
          </table:table-cell>
          <table:table-cell table:style-name="ce19" office:value-type="string">
            <text:p><text:a xlink:href="http://en.wikipedia.org/wiki/Mauritian_rupee">Mauritian rupee</text:a></text:p>
          </table:table-cell>
        </table:table-row>
        <table:table-row table:style-name="ro2">
          <table:table-cell office:value-type="string">
            <text:p>ZAR</text:p>
          </table:table-cell>
          <table:table-cell table:formula="of:=VLOOKUP([.$A161];[.$D$2:.$E$278];2;0)" office:value-type="string" office:string-value="South African rand">
            <text:p>South African rand</text:p>
          </table:table-cell>
          <table:table-cell office:value-type="string">
            <text:p>South African Rand </text:p>
          </table:table-cell>
          <table:table-cell table:style-name="ce19" office:value-type="string">
            <text:p>MXN</text:p>
          </table:table-cell>
          <table:table-cell table:style-name="ce19" office:value-type="string">
            <text:p><text:a xlink:href="http://en.wikipedia.org/wiki/Mexican_peso">Mexican peso</text:a></text:p>
          </table:table-cell>
        </table:table-row>
        <table:table-row table:style-name="ro2">
          <table:table-cell office:value-type="string">
            <text:p>ZMK</text:p>
          </table:table-cell>
          <table:table-cell table:formula="of:=VLOOKUP([.$A162];[.$D$2:.$E$278];2;0)" office:value-type="string" office:string-value="Zambian kwacha">
            <text:p>Zambian kwacha</text:p>
          </table:table-cell>
          <table:table-cell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Micronesian_dollar&amp;action=edit&amp;redlink=1">Micronesian dollar</text:a><text:a xlink:href="http://en.wikipedia.org/wiki/List_of_circulating_currencies#endnote_commemorativeA">[A]</text:a></text:p>
          </table:table-cell>
        </table:table-row>
        <table:table-row table:style-name="ro2">
          <table:table-cell office:value-type="string">
            <text:p>ZMW</text:p>
          </table:table-cell>
          <table:table-cell table:style-name="ce19" office:value-type="string">
            <text:p>Zambian</text:p>
          </table:table-cell>
          <table:table-cell/>
          <table:table-cell table:style-name="ce19" office:value-type="string">
            <text:p>MDL</text:p>
          </table:table-cell>
          <table:table-cell table:style-name="ce19" office:value-type="string">
            <text:p><text:a xlink:href="http://en.wikipedia.org/wiki/Moldovan_leu">Moldovan leu</text:a></text:p>
          </table:table-cell>
        </table:table-row>
        <table:table-row table:style-name="ro2">
          <table:table-cell office:value-type="string">
            <text:p>ZWL</text:p>
          </table:table-cell>
          <table:table-cell table:formula="of:=VLOOKUP([.$A164];[.$D$2:.$E$278];2;0)" office:value-type="string" office:string-value="Zimbabwean dollar[N]">
            <text:p>Zimbabwean dollar[N]</text:p>
          </table:table-cell>
          <table:table-cell/>
          <table:table-cell table:style-name="ce19" office:value-type="string">
            <text:p>MNT</text:p>
          </table:table-cell>
          <table:table-cell table:style-name="ce19" office:value-type="string">
            <text:p><text:a xlink:href="http://en.wikipedia.org/wiki/Mongolian_tögrög">Mongolian tögrög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MAD</text:p>
          </table:table-cell>
          <table:table-cell table:style-name="ce19" office:value-type="string">
            <text:p><text:a xlink:href="http://en.wikipedia.org/wiki/Moroccan_dirham">Moroccan dirham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MAD</text:p>
          </table:table-cell>
          <table:table-cell table:style-name="ce19" office:value-type="string">
            <text:p><text:a xlink:href="http://en.wikipedia.org/wiki/Moroccan_dirham">Moroccan dirham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MZN</text:p>
          </table:table-cell>
          <table:table-cell table:style-name="ce19" office:value-type="string">
            <text:p><text:a xlink:href="http://en.wikipedia.org/wiki/Mozambican_metical">Mozambican metical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Nagorno-Karabakh_dram">Nagorno-Karabakh dram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AD</text:p>
          </table:table-cell>
          <table:table-cell table:style-name="ce19" office:value-type="string">
            <text:p><text:a xlink:href="http://en.wikipedia.org/wiki/Namibian_dollar">Namibian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Nauruan_dollar&amp;action=edit&amp;redlink=1">Nauruan dollar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PR</text:p>
          </table:table-cell>
          <table:table-cell table:style-name="ce19" office:value-type="string">
            <text:p><text:a xlink:href="http://en.wikipedia.org/wiki/Nepalese_rupee">Nepalese rupe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ANG</text:p>
          </table:table-cell>
          <table:table-cell table:style-name="ce19" office:value-type="string">
            <text:p><text:a xlink:href="http://en.wikipedia.org/wiki/Netherlands_Antillean_guilder">Netherlands Antillean guilde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ANG</text:p>
          </table:table-cell>
          <table:table-cell table:style-name="ce19" office:value-type="string">
            <text:p><text:a xlink:href="http://en.wikipedia.org/wiki/Netherlands_Antillean_guilder">Netherlands Antillean guilde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WD</text:p>
          </table:table-cell>
          <table:table-cell table:style-name="ce19" office:value-type="string">
            <text:p><text:a xlink:href="http://en.wikipedia.org/wiki/New_Taiwan_dollar">New Taiwan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ZD</text:p>
          </table:table-cell>
          <table:table-cell table:style-name="ce19" office:value-type="string">
            <text:p><text:a xlink:href="http://en.wikipedia.org/wiki/New_Zealand_dollar">New Zealand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ZD</text:p>
          </table:table-cell>
          <table:table-cell table:style-name="ce19" office:value-type="string">
            <text:p><text:a xlink:href="http://en.wikipedia.org/wiki/New_Zealand_dollar">New Zealand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ZD</text:p>
          </table:table-cell>
          <table:table-cell table:style-name="ce19" office:value-type="string">
            <text:p><text:a xlink:href="http://en.wikipedia.org/wiki/New_Zealand_dollar">New Zealand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ZD</text:p>
          </table:table-cell>
          <table:table-cell table:style-name="ce19" office:value-type="string">
            <text:p><text:a xlink:href="http://en.wikipedia.org/wiki/New_Zealand_dollar">New Zealand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IO</text:p>
          </table:table-cell>
          <table:table-cell table:style-name="ce19" office:value-type="string">
            <text:p><text:a xlink:href="http://en.wikipedia.org/wiki/Nicaraguan_córdoba">Nicaraguan córdob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GN</text:p>
          </table:table-cell>
          <table:table-cell table:style-name="ce19" office:value-type="string">
            <text:p><text:a xlink:href="http://en.wikipedia.org/wiki/Nigerian_naira">Nigerian nair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Niuean_dollar&amp;action=edit&amp;redlink=1">Niuean dollar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number-columns-repeated="2" table:style-name="ce19" office:value-type="string">
            <text:p>None</text:p>
          </table:table-cell>
        </table:table-row>
        <table:table-row table:style-name="ro2">
          <table:table-cell table:number-columns-repeated="3"/>
          <table:table-cell table:number-columns-repeated="2" table:style-name="ce19" office:value-type="string">
            <text:p>None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KPW</text:p>
          </table:table-cell>
          <table:table-cell table:style-name="ce19" office:value-type="string">
            <text:p><text:a xlink:href="http://en.wikipedia.org/wiki/North_Korean_won">North Korean won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K</text:p>
          </table:table-cell>
          <table:table-cell table:style-name="ce19" office:value-type="string">
            <text:p><text:a xlink:href="http://en.wikipedia.org/wiki/Norwegian_krone">Norwegian kron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OMR</text:p>
          </table:table-cell>
          <table:table-cell table:style-name="ce19" office:value-type="string">
            <text:p><text:a xlink:href="http://en.wikipedia.org/wiki/Omani_rial">Omani rial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KR</text:p>
          </table:table-cell>
          <table:table-cell table:style-name="ce19" office:value-type="string">
            <text:p><text:a xlink:href="http://en.wikipedia.org/wiki/Pakistani_rupee">Pakistani rupe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Palauan_dollar&amp;action=edit&amp;redlink=1">Palauan dollar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AB</text:p>
          </table:table-cell>
          <table:table-cell table:style-name="ce19" office:value-type="string">
            <text:p><text:a xlink:href="http://en.wikipedia.org/wiki/Panamanian_balboa">Panamanian balbo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GK</text:p>
          </table:table-cell>
          <table:table-cell table:style-name="ce19" office:value-type="string">
            <text:p><text:a xlink:href="http://en.wikipedia.org/wiki/Papua_New_Guinean_kina">Papua New Guinean kin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YG</text:p>
          </table:table-cell>
          <table:table-cell table:style-name="ce19" office:value-type="string">
            <text:p><text:a xlink:href="http://en.wikipedia.org/wiki/Paraguayan_guaraní">Paraguayan guaraní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EN</text:p>
          </table:table-cell>
          <table:table-cell table:style-name="ce19" office:value-type="string">
            <text:p><text:a xlink:href="http://en.wikipedia.org/wiki/Peruvian_nuevo_sol">Peruvian nuevo sol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HP</text:p>
          </table:table-cell>
          <table:table-cell table:style-name="ce19" office:value-type="string">
            <text:p><text:a xlink:href="http://en.wikipedia.org/wiki/Philippine_peso">Philippine peso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Pitcairn_Islands_dollar">Pitcairn Islands dollar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PLN</text:p>
          </table:table-cell>
          <table:table-cell table:style-name="ce19" office:value-type="string">
            <text:p><text:a xlink:href="http://en.wikipedia.org/wiki/Polish_złoty">Polish złoty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QAR</text:p>
          </table:table-cell>
          <table:table-cell table:style-name="ce19" office:value-type="string">
            <text:p><text:a xlink:href="http://en.wikipedia.org/wiki/Qatari_riyal">Qatari riyal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RON</text:p>
          </table:table-cell>
          <table:table-cell table:style-name="ce19" office:value-type="string">
            <text:p><text:a xlink:href="http://en.wikipedia.org/wiki/Romanian_leu">Romanian leu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RUB</text:p>
          </table:table-cell>
          <table:table-cell table:style-name="ce19" office:value-type="string">
            <text:p><text:a xlink:href="http://en.wikipedia.org/wiki/Russian_ruble">Russian rubl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RUB</text:p>
          </table:table-cell>
          <table:table-cell table:style-name="ce19" office:value-type="string">
            <text:p><text:a xlink:href="http://en.wikipedia.org/wiki/Russian_ruble">Russian rubl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RUB</text:p>
          </table:table-cell>
          <table:table-cell table:style-name="ce19" office:value-type="string">
            <text:p><text:a xlink:href="http://en.wikipedia.org/wiki/Russian_ruble">Russian rubl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RWF</text:p>
          </table:table-cell>
          <table:table-cell table:style-name="ce19" office:value-type="string">
            <text:p><text:a xlink:href="http://en.wikipedia.org/wiki/Rwandan_franc">Rwandan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Sahrawi_peseta">Sahrawi peseta</text:a><text:a xlink:href="http://en.wikipedia.org/wiki/List_of_circulating_currencies#endnote_Sahrawi_pesetaJ">[J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HP</text:p>
          </table:table-cell>
          <table:table-cell table:style-name="ce19" office:value-type="string">
            <text:p><text:a xlink:href="http://en.wikipedia.org/wiki/Saint_Helena_pound">Saint Helena pou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HP</text:p>
          </table:table-cell>
          <table:table-cell table:style-name="ce19" office:value-type="string">
            <text:p><text:a xlink:href="http://en.wikipedia.org/wiki/Saint_Helena_pound">Saint Helena pou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HP</text:p>
          </table:table-cell>
          <table:table-cell table:style-name="ce19" office:value-type="string">
            <text:p><text:a xlink:href="http://en.wikipedia.org/wiki/Saint_Helena_pound">Saint Helena pou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VC</text:p>
          </table:table-cell>
          <table:table-cell table:style-name="ce19" office:value-type="string">
            <text:p><text:a xlink:href="http://en.wikipedia.org/wiki/Salvadoran_colón">Salvadoran colón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WST</text:p>
          </table:table-cell>
          <table:table-cell table:style-name="ce19" office:value-type="string">
            <text:p><text:a xlink:href="http://en.wikipedia.org/wiki/Samoan_tālā">Samoan tālā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TD</text:p>
          </table:table-cell>
          <table:table-cell table:style-name="ce19" office:value-type="string">
            <text:p><text:a xlink:href="http://en.wikipedia.org/wiki/São_Tomé_and_Príncipe_dobra">São Tomé and Príncipe dobr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AR</text:p>
          </table:table-cell>
          <table:table-cell table:style-name="ce19" office:value-type="string">
            <text:p><text:a xlink:href="http://en.wikipedia.org/wiki/Saudi_riyal">Saudi riyal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RSD</text:p>
          </table:table-cell>
          <table:table-cell table:style-name="ce19" office:value-type="string">
            <text:p><text:a xlink:href="http://en.wikipedia.org/wiki/Serbian_dinar">Serbian din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CR</text:p>
          </table:table-cell>
          <table:table-cell table:style-name="ce19" office:value-type="string">
            <text:p><text:a xlink:href="http://en.wikipedia.org/wiki/Seychellois_rupee">Seychellois rupe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LL</text:p>
          </table:table-cell>
          <table:table-cell table:style-name="ce19" office:value-type="string">
            <text:p><text:a xlink:href="http://en.wikipedia.org/wiki/Sierra_Leonean_leone">Sierra Leonean leon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GD</text:p>
          </table:table-cell>
          <table:table-cell table:style-name="ce19" office:value-type="string">
            <text:p><text:a xlink:href="http://en.wikipedia.org/wiki/Singapore_dollar">Singapore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GD</text:p>
          </table:table-cell>
          <table:table-cell table:style-name="ce19" office:value-type="string">
            <text:p><text:a xlink:href="http://en.wikipedia.org/wiki/Singapore_dollar">Singapore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BD</text:p>
          </table:table-cell>
          <table:table-cell table:style-name="ce19" office:value-type="string">
            <text:p><text:a xlink:href="http://en.wikipedia.org/wiki/Solomon_Islands_dollar">Solomon Island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OS</text:p>
          </table:table-cell>
          <table:table-cell table:style-name="ce19" office:value-type="string">
            <text:p><text:a xlink:href="http://en.wikipedia.org/wiki/Somali_shilling">Somali shilling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Somaliland_shilling">Somaliland shilling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ZAR</text:p>
          </table:table-cell>
          <table:table-cell table:style-name="ce19" office:value-type="string">
            <text:p><text:a xlink:href="http://en.wikipedia.org/wiki/South_African_rand">South African ra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ZAR</text:p>
          </table:table-cell>
          <table:table-cell table:style-name="ce19" office:value-type="string">
            <text:p><text:a xlink:href="http://en.wikipedia.org/wiki/South_African_rand">South African ra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ZAR</text:p>
          </table:table-cell>
          <table:table-cell table:style-name="ce19" office:value-type="string">
            <text:p><text:a xlink:href="http://en.wikipedia.org/wiki/South_African_rand">South African ra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ZAR</text:p>
          </table:table-cell>
          <table:table-cell table:style-name="ce19" office:value-type="string">
            <text:p><text:a xlink:href="http://en.wikipedia.org/wiki/South_African_rand">South African rand</text:a></text:p>
          </table:table-cell>
        </table:table-row>
        <table:table-row table:style-name="ro3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South_Georgia_and_the_South_Sandwich_Islands_pound&amp;action=edit&amp;redlink=1">South Georgia and the South Sandwich Islands pound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KRW</text:p>
          </table:table-cell>
          <table:table-cell table:style-name="ce19" office:value-type="string">
            <text:p><text:a xlink:href="http://en.wikipedia.org/wiki/South_Korean_won">South Korean won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SP</text:p>
          </table:table-cell>
          <table:table-cell table:style-name="ce19" office:value-type="string">
            <text:p><text:a xlink:href="http://en.wikipedia.org/wiki/South_Sudanese_pound">South Sudanese pou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LKR</text:p>
          </table:table-cell>
          <table:table-cell table:style-name="ce19" office:value-type="string">
            <text:p><text:a xlink:href="http://en.wikipedia.org/wiki/Sri_Lankan_rupee">Sri Lankan rupe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DG</text:p>
          </table:table-cell>
          <table:table-cell table:style-name="ce19" office:value-type="string">
            <text:p><text:a xlink:href="http://en.wikipedia.org/wiki/Sudanese_pound">Sudanese pou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RD</text:p>
          </table:table-cell>
          <table:table-cell table:style-name="ce19" office:value-type="string">
            <text:p><text:a xlink:href="http://en.wikipedia.org/wiki/Surinamese_dollar">Surinamese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ZL</text:p>
          </table:table-cell>
          <table:table-cell table:style-name="ce19" office:value-type="string">
            <text:p><text:a xlink:href="http://en.wikipedia.org/wiki/Swazi_lilangeni">Swazi lilangeni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EK</text:p>
          </table:table-cell>
          <table:table-cell table:style-name="ce19" office:value-type="string">
            <text:p><text:a xlink:href="http://en.wikipedia.org/wiki/Swedish_krona">Swedish kron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CHF</text:p>
          </table:table-cell>
          <table:table-cell table:style-name="ce19" office:value-type="string">
            <text:p><text:a xlink:href="http://en.wikipedia.org/wiki/Swiss_franc">Swiss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CHF</text:p>
          </table:table-cell>
          <table:table-cell table:style-name="ce19" office:value-type="string">
            <text:p><text:a xlink:href="http://en.wikipedia.org/wiki/Swiss_franc">Swiss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SYP</text:p>
          </table:table-cell>
          <table:table-cell table:style-name="ce19" office:value-type="string">
            <text:p><text:a xlink:href="http://en.wikipedia.org/wiki/Syrian_pound">Syrian pound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JS</text:p>
          </table:table-cell>
          <table:table-cell table:style-name="ce19" office:value-type="string">
            <text:p><text:a xlink:href="http://en.wikipedia.org/wiki/Tajikistani_somoni">Tajikistani somoni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ZS</text:p>
          </table:table-cell>
          <table:table-cell table:style-name="ce19" office:value-type="string">
            <text:p><text:a xlink:href="http://en.wikipedia.org/wiki/Tanzanian_shilling">Tanzanian shilling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HB</text:p>
          </table:table-cell>
          <table:table-cell table:style-name="ce19" office:value-type="string">
            <text:p><text:a xlink:href="http://en.wikipedia.org/wiki/Thai_baht">Thai baht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OP</text:p>
          </table:table-cell>
          <table:table-cell table:style-name="ce19" office:value-type="string">
            <text:p><text:a xlink:href="http://en.wikipedia.org/wiki/Tongan_paʻanga">Tongan paʻang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Transnistrian_ruble">Transnistrian ruble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TD</text:p>
          </table:table-cell>
          <table:table-cell table:style-name="ce19" office:value-type="string">
            <text:p><text:a xlink:href="http://en.wikipedia.org/wiki/Trinidad_and_Tobago_dollar">Trinidad and Tobago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/index.php?title=Tristan_da_Cunha_pound&amp;action=edit&amp;redlink=1">Tristan da Cunha pound</text:a><text:a xlink:href="http://en.wikipedia.org/wiki/List_of_circulating_currencies#endnote_commemorativeA">[A]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ND</text:p>
          </table:table-cell>
          <table:table-cell table:style-name="ce19" office:value-type="string">
            <text:p><text:a xlink:href="http://en.wikipedia.org/wiki/Tunisian_dinar">Tunisian din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RY</text:p>
          </table:table-cell>
          <table:table-cell table:style-name="ce19" office:value-type="string">
            <text:p><text:a xlink:href="http://en.wikipedia.org/wiki/Turkish_lira">Turkish lir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RY</text:p>
          </table:table-cell>
          <table:table-cell table:style-name="ce19" office:value-type="string">
            <text:p><text:a xlink:href="http://en.wikipedia.org/wiki/Turkish_lira">Turkish lir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TMT</text:p>
          </table:table-cell>
          <table:table-cell table:style-name="ce19" office:value-type="string">
            <text:p><text:a xlink:href="http://en.wikipedia.org/wiki/Turkmenistan_manat">Turkmenistan manat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None</text:p>
          </table:table-cell>
          <table:table-cell table:style-name="ce19" office:value-type="string">
            <text:p><text:a xlink:href="http://en.wikipedia.org/wiki/Tuvaluan_dollar">Tuvaluan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GX</text:p>
          </table:table-cell>
          <table:table-cell table:style-name="ce19" office:value-type="string">
            <text:p><text:a xlink:href="http://en.wikipedia.org/wiki/Ugandan_shilling">Ugandan shilling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AH</text:p>
          </table:table-cell>
          <table:table-cell table:style-name="ce19" office:value-type="string">
            <text:p><text:a xlink:href="http://en.wikipedia.org/wiki/Ukrainian_hryvnia">Ukrainian hryvni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AED</text:p>
          </table:table-cell>
          <table:table-cell table:style-name="ce19" office:value-type="string">
            <text:p><text:a xlink:href="http://en.wikipedia.org/wiki/United_Arab_Emirates_dirham">United Arab Emirates dirham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SD</text:p>
          </table:table-cell>
          <table:table-cell table:style-name="ce19" office:value-type="string">
            <text:p><text:a xlink:href="http://en.wikipedia.org/wiki/United_States_dollar">United States doll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YU</text:p>
          </table:table-cell>
          <table:table-cell table:style-name="ce19" office:value-type="string">
            <text:p><text:a xlink:href="http://en.wikipedia.org/wiki/Uruguayan_peso">Uruguayan peso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UZS</text:p>
          </table:table-cell>
          <table:table-cell table:style-name="ce19" office:value-type="string">
            <text:p><text:a xlink:href="http://en.wikipedia.org/wiki/Uzbekistani_som">Uzbekistani som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VUV</text:p>
          </table:table-cell>
          <table:table-cell table:style-name="ce19" office:value-type="string">
            <text:p><text:a xlink:href="http://en.wikipedia.org/wiki/Vanuatu_vatu">Vanuatu vatu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VEF</text:p>
          </table:table-cell>
          <table:table-cell table:style-name="ce19" office:value-type="string">
            <text:p><text:a xlink:href="http://en.wikipedia.org/wiki/Venezuelan_bolívar">Venezuelan bolívar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VND</text:p>
          </table:table-cell>
          <table:table-cell table:style-name="ce19" office:value-type="string">
            <text:p><text:a xlink:href="http://en.wikipedia.org/wiki/Vietnamese_đồng">Vietnamese đồng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XOF</text:p>
          </table:table-cell>
          <table:table-cell table:style-name="ce19" office:value-type="string">
            <text:p><text:a xlink:href="http://en.wikipedia.org/wiki/West_African_CFA_franc">West African CFA franc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YER</text:p>
          </table:table-cell>
          <table:table-cell table:style-name="ce19" office:value-type="string">
            <text:p><text:a xlink:href="http://en.wikipedia.org/wiki/Yemeni_rial">Yemeni rial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ZMK</text:p>
          </table:table-cell>
          <table:table-cell table:style-name="ce19" office:value-type="string">
            <text:p><text:a xlink:href="http://en.wikipedia.org/wiki/Zambian_kwacha">Zambian kwacha</text:a></text:p>
          </table:table-cell>
        </table:table-row>
        <table:table-row table:style-name="ro2">
          <table:table-cell table:number-columns-repeated="3"/>
          <table:table-cell table:style-name="ce19" office:value-type="string">
            <text:p>ZWL</text:p>
          </table:table-cell>
          <table:table-cell table:style-name="ce19" office:value-type="string">
            <text:p><text:a xlink:href="http://en.wikipedia.org/wiki/Zimbabwean_dollar">Zimbabwean dollar</text:a><text:a xlink:href="http://en.wikipedia.org/wiki/List_of_circulating_currencies#endnote_ZimDolN">[N]</text:a></text:p>
          </table:table-cell>
        </table:table-row>
        <table:table-row table:style-name="ro1" table:number-rows-repeated="104829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unit.D1:unit.D1048564">
          <table:sort>
            <table:sort-by table:field-number="0" table:data-type="automatic"/>
          </table:sort>
        </table:database-range>
        <table:database-range table:name="__Anonymous_Sheet_DB__3" table:target-range-address="Sheet4.H1:Sheet4.I1048576">
          <table:sort>
            <table:sort-by table:field-number="1" table:data-type="automatic"/>
          </table:sort>
        </table:database-range>
        <table:database-range table:name="__Anonymous_Sheet_DB__4" table:target-range-address="Sheet5.E1:Sheet5.F16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6.D1:Sheet6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 DUONG</meta:initial-creator>
    <meta:creation-date>2012-09-22T19:55:39</meta:creation-date>
    <dc:date>2012-11-08T20:01:54</dc:date>
    <dc:creator>Phu DUONG</dc:creator>
    <meta:editing-duration>PT9H5M25S</meta:editing-duration>
    <meta:editing-cycles>142</meta:editing-cycles>
    <meta:generator>LibreOffice/3.5$Linux_x86 LibreOffice_project/350m1$Build-2</meta:generator>
    <meta:document-statistic meta:table-count="6" meta:cell-count="8265" meta:object-count="275"/>
  </office:meta>
</office:document-meta>
</file>